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1.0591in"/>
    </style:style>
    <style:style style:name="co9" style:family="table-column">
      <style:table-column-properties fo:break-before="auto" style:column-width="1.3366in"/>
    </style:style>
    <style:style style:name="co10" style:family="table-column">
      <style:table-column-properties fo:break-before="auto" style:column-width="1.1543in"/>
    </style:style>
    <style:style style:name="co11" style:family="table-column">
      <style:table-column-properties fo:break-before="auto" style:column-width="1.1602in"/>
    </style:style>
    <style:style style:name="co12" style:family="table-column">
      <style:table-column-properties fo:break-before="auto" style:column-width="1.3118in"/>
    </style:style>
    <style:style style:name="co13" style:family="table-column">
      <style:table-column-properties fo:break-before="auto" style:column-width="1.1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rty" table:style-name="ta1">
        <table:shapes>
          <draw:frame draw:z-index="0" draw:style-name="gr1" draw:text-style-name="P1" svg:width="6.3in" svg:height="3.5433in" svg:x="10.9449in" svg:y="0.7953in">
            <draw:object draw:notify-on-update-of-ranges="party.F3:party.F3 party.F4:party.F406 party.I3:party.I3 party.I4:party.I40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wikipedia_governments_party_List_of_British_governm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redicates</text:p>
          </table:table-cell>
          <table:table-cell table:style-name="ce1" office:value-type="string" calcext:value-type="string">
            <text:p>Score</text:p>
          </table:table-cell>
          <table:table-cell table:style-name="ce1" table:number-columns-repeated="2"/>
          <table:table-cell table:style-name="ce1" office:value-type="string" calcext:value-type="string">
            <text:p>Predicate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Number of values</text:p>
          </table:table-cell>
          <table:table-cell table:style-name="ce1" office:value-type="string" calcext:value-type="string">
            <text:p>Average score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Coalition</text:p>
          </table:table-cell>
          <table:table-cell office:value-type="string" calcext:value-type="string">
            <text:p>legislatureStatus</text:p>
          </table:table-cell>
          <table:table-cell office:value-type="float" office:value="2.56965398415923" calcext:value-type="float">
            <text:p>2.5696539842</text:p>
          </table:table-cell>
          <table:table-cell table:number-columns-repeated="2"/>
          <table:table-cell table:style-name="ce2" office:value-type="string" calcext:value-type="string">
            <text:p>party</text:p>
          </table:table-cell>
          <table:table-cell office:value-type="string" calcext:value-type="string">
            <text:p>Tory; Liberal; Labour; Whig; Coalition; Conservative and Unionist; National; Conservative; </text:p>
          </table:table-cell>
          <table:table-cell office:value-type="float" office:value="8" calcext:value-type="float">
            <text:p>8</text:p>
          </table:table-cell>
          <table:table-cell office:value-type="float" office:value="25.1796974277822" calcext:value-type="float">
            <text:p>25.17969742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alition</text:p>
          </table:table-cell>
          <table:table-cell office:value-type="string" calcext:value-type="string">
            <text:p>before</text:p>
          </table:table-cell>
          <table:table-cell office:value-type="float" office:value="1.90067739970982" calcext:value-type="float">
            <text:p>1.9006773997</text:p>
          </table:table-cell>
          <table:table-cell table:number-columns-repeated="2"/>
          <table:table-cell office:value-type="string" calcext:value-type="string">
            <text:p>eligibilit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8.28571431338787" calcext:value-type="float">
            <text:p>8.28571431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alition</text:p>
          </table:table-cell>
          <table:table-cell office:value-type="string" calcext:value-type="string">
            <text:p>party</text:p>
          </table:table-cell>
          <table:table-cell office:value-type="float" office:value="1.78032993525267" calcext:value-type="float">
            <text:p>1.7803299353</text:p>
          </table:table-cell>
          <table:table-cell table:number-columns-repeated="2"/>
          <table:table-cell office:value-type="string" calcext:value-type="string">
            <text:p>blank2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6.5966701740399" calcext:value-type="float">
            <text:p>6.59667017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caption</text:p>
          </table:table-cell>
          <table:table-cell office:value-type="float" office:value="1.00000002980232" calcext:value-type="float">
            <text:p>1.0000000298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6.40898024314083" calcext:value-type="float">
            <text:p>6.408980243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politicalPartyInLegislature</text:p>
          </table:table-cell>
          <table:table-cell office:value-type="float" office:value="0.426877722144127" calcext:value-type="float">
            <text:p>0.4268777221</text:p>
          </table:table-cell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Liberal; Labour; Coalition; National; Conservative; </text:p>
          </table:table-cell>
          <table:table-cell office:value-type="float" office:value="5" calcext:value-type="float">
            <text:p>5</text:p>
          </table:table-cell>
          <table:table-cell office:value-type="float" office:value="4.03544001989067" calcext:value-type="float">
            <text:p>4.035440019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politicalGroups</text:p>
          </table:table-cell>
          <table:table-cell office:value-type="float" office:value="0.39963892288506" calcext:value-type="float">
            <text:p>0.3996389229</text:p>
          </table:table-cell>
          <table:table-cell table:number-columns-repeated="2"/>
          <table:table-cell office:value-type="string" calcext:value-type="string">
            <text:p>almaMate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3.41290768329054" calcext:value-type="float">
            <text:p>3.412907683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reason</text:p>
          </table:table-cell>
          <table:table-cell office:value-type="float" office:value="0.200000002980232" calcext:value-type="float">
            <text:p>0.200000003</text:p>
          </table:table-cell>
          <table:table-cell table:number-columns-repeated="2"/>
          <table:table-cell office:value-type="string" calcext:value-type="string">
            <text:p>agencyName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3.39619008265436" calcext:value-type="float">
            <text:p>3.396190082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title</text:p>
          </table:table-cell>
          <table:table-cell office:value-type="float" office:value="0.200000002980232" calcext:value-type="float">
            <text:p>0.200000003</text:p>
          </table:table-cell>
          <table:table-cell table:number-columns-repeated="2"/>
          <table:table-cell office:value-type="string" calcext:value-type="string">
            <text:p>legislatureStatus</text:p>
          </table:table-cell>
          <table:table-cell office:value-type="string" calcext:value-type="string">
            <text:p>Coalition; </text:p>
          </table:table-cell>
          <table:table-cell office:value-type="float" office:value="1" calcext:value-type="float">
            <text:p>1</text:p>
          </table:table-cell>
          <table:table-cell office:value-type="float" office:value="2.56965398415923" calcext:value-type="float">
            <text:p>2.569653984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oppositionParty</text:p>
          </table:table-cell>
          <table:table-cell office:value-type="float" office:value="0.111111113801599" calcext:value-type="float">
            <text:p>0.1111111138</text:p>
          </table:table-cell>
          <table:table-cell table:number-columns-repeated="2"/>
          <table:table-cell office:value-type="string" calcext:value-type="string">
            <text:p>prefix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2.51183916069567" calcext:value-type="float">
            <text:p>2.511839160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mapCaption</text:p>
          </table:table-cell>
          <table:table-cell office:value-type="float" office:value="0.100000001490116" calcext:value-type="float">
            <text:p>0.1000000015</text:p>
          </table:table-cell>
          <table:table-cell table:number-columns-repeated="2"/>
          <table:table-cell office:value-type="string" calcext:value-type="string">
            <text:p>governingBody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2.51107057463378" calcext:value-type="float">
            <text:p>2.51107057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alition</text:p>
          </table:table-cell>
          <table:table-cell office:value-type="string" calcext:value-type="string">
            <text:p>opponents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2"/>
          <table:table-cell office:value-type="string" calcext:value-type="string">
            <text:p>col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affiliation</text:p>
          </table:table-cell>
          <table:table-cell office:value-type="float" office:value="0.0500000007450581" calcext:value-type="float">
            <text:p>0.0500000007</text:p>
          </table:table-cell>
          <table:table-cell table:number-columns-repeated="2"/>
          <table:table-cell office:value-type="string" calcext:value-type="string">
            <text:p>office</text:p>
          </table:table-cell>
          <table:table-cell office:value-type="string" calcext:value-type="string">
            <text:p>Liberal; Labour; Coalition; National; Conservative; </text:p>
          </table:table-cell>
          <table:table-cell office:value-type="float" office:value="5" calcext:value-type="float">
            <text:p>5</text:p>
          </table:table-cell>
          <table:table-cell office:value-type="float" office:value="2.4598343545571" calcext:value-type="float">
            <text:p>2.45983435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alition</text:p>
          </table:table-cell>
          <table:table-cell office:value-type="string" calcext:value-type="string">
            <text:p>predecessor</text:p>
          </table:table-cell>
          <table:table-cell office:value-type="float" office:value="0.0388204548507929" calcext:value-type="float">
            <text:p>0.0388204549</text:p>
          </table:table-cell>
          <table:table-cell table:number-columns-repeated="2"/>
          <table:table-cell office:value-type="string" calcext:value-type="string">
            <text:p>jurisdiction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2.32761227618903" calcext:value-type="float">
            <text:p>2.327612276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typ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appointe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2.10501256585121" calcext:value-type="float">
            <text:p>2.105012565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successor</text:p>
          </table:table-cell>
          <table:table-cell office:value-type="float" office:value="0.036363635212183" calcext:value-type="float">
            <text:p>0.0363636352</text:p>
          </table:table-cell>
          <table:table-cell table:number-columns-repeated="2"/>
          <table:table-cell office:value-type="string" calcext:value-type="string">
            <text:p>mpsub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1.94549111090601" calcext:value-type="float">
            <text:p>1.945491110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battle</text:p>
          </table:table-cell>
          <table:table-cell office:value-type="float" office:value="0.025000000372529" calcext:value-type="float">
            <text:p>0.0250000004</text:p>
          </table:table-cell>
          <table:table-cell table:number-columns-repeated="2"/>
          <table:table-cell office:value-type="string" calcext:value-type="string">
            <text:p>leaderName</text:p>
          </table:table-cell>
          <table:table-cell office:value-type="string" calcext:value-type="string">
            <text:p>Liberal; Labour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1.77246540008734" calcext:value-type="float">
            <text:p>1.7724654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alition</text:p>
          </table:table-cell>
          <table:table-cell office:value-type="string" calcext:value-type="string">
            <text:p>battles</text:p>
          </table:table-cell>
          <table:table-cell office:value-type="float" office:value="0.025000000372529" calcext:value-type="float">
            <text:p>0.0250000004</text:p>
          </table:table-cell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1.52083757147193" calcext:value-type="float">
            <text:p>1.52083757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alition</text:p>
          </table:table-cell>
          <table:table-cell office:value-type="string" calcext:value-type="string">
            <text:p>occupation</text:p>
          </table:table-cell>
          <table:table-cell office:value-type="float" office:value="0.0243902429938316" calcext:value-type="float">
            <text:p>0.024390243</text:p>
          </table:table-cell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1.46924088615924" calcext:value-type="float">
            <text:p>1.469240886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office</text:p>
          </table:table-cell>
          <table:table-cell office:value-type="float" office:value="0.0235294122248888" calcext:value-type="float">
            <text:p>0.0235294122</text:p>
          </table:table-cell>
          <table:table-cell table:number-columns-repeated="2"/>
          <table:table-cell office:value-type="string" calcext:value-type="string">
            <text:p>politicalPartyInLegislature</text:p>
          </table:table-cell>
          <table:table-cell office:value-type="string" calcext:value-type="string">
            <text:p>Liberal; Labour; Coalition; National; Conservative; </text:p>
          </table:table-cell>
          <table:table-cell office:value-type="float" office:value="5" calcext:value-type="float">
            <text:p>5</text:p>
          </table:table-cell>
          <table:table-cell office:value-type="float" office:value="1.23763079829514" calcext:value-type="float">
            <text:p>1.237630798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otherparty</text:p>
          </table:table-cell>
          <table:table-cell office:value-type="float" office:value="0.015625" calcext:value-type="float">
            <text:p>0.015625</text:p>
          </table:table-cell>
          <table:table-cell table:number-columns-repeated="2"/>
          <table:table-cell office:value-type="string" calcext:value-type="string">
            <text:p>minister1Party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1.21280744392425" calcext:value-type="float">
            <text:p>1.212807443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otherParty</text:p>
          </table:table-cell>
          <table:table-cell office:value-type="float" office:value="0.015625" calcext:value-type="float">
            <text:p>0.015625</text:p>
          </table:table-cell>
          <table:table-cell table:number-columns-repeated="2"/>
          <table:table-cell office:value-type="string" calcext:value-type="string">
            <text:p>insignia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1.17738097906113" calcext:value-type="float">
            <text:p>1.177380979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alition</text:p>
          </table:table-cell>
          <table:table-cell office:value-type="string" calcext:value-type="string">
            <text:p>quote</text:p>
          </table:table-cell>
          <table:table-cell office:value-type="float" office:value="0.0140845067799091" calcext:value-type="float">
            <text:p>0.0140845068</text:p>
          </table:table-cell>
          <table:table-cell table:number-columns-repeated="2"/>
          <table:table-cell office:value-type="string" calcext:value-type="string">
            <text:p>agency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1.00663595087826" calcext:value-type="float">
            <text:p>1.006635950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party</text:p>
          </table:table-cell>
          <table:table-cell office:value-type="float" office:value="55.1796632725745" calcext:value-type="float">
            <text:p>55.1796632726</text:p>
          </table:table-cell>
          <table:table-cell table:number-columns-repeated="2"/>
          <table:table-cell office:value-type="string" calcext:value-type="string">
            <text:p>caption</text:p>
          </table:table-cell>
          <table:table-cell office:value-type="string" calcext:value-type="string">
            <text:p>Liberal; Labour; Coalition; National; </text:p>
          </table:table-cell>
          <table:table-cell office:value-type="float" office:value="4" calcext:value-type="float">
            <text:p>4</text:p>
          </table:table-cell>
          <table:table-cell office:value-type="float" office:value="0.895397469168529" calcext:value-type="float">
            <text:p>0.895397469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leaderName</text:p>
          </table:table-cell>
          <table:table-cell office:value-type="float" office:value="1.61043365858495" calcext:value-type="float">
            <text:p>1.6104336586</text:p>
          </table:table-cell>
          <table:table-cell table:number-columns-repeated="2"/>
          <table:table-cell office:value-type="string" calcext:value-type="string">
            <text:p>shortDescription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87509719398804" calcext:value-type="float">
            <text:p>0.87509719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name</text:p>
          </table:table-cell>
          <table:table-cell office:value-type="float" office:value="1.01238269545138" calcext:value-type="float">
            <text:p>1.0123826955</text:p>
          </table:table-cell>
          <table:table-cell table:number-columns-repeated="2"/>
          <table:table-cell office:value-type="string" calcext:value-type="string">
            <text:p>politicalGroups</text:p>
          </table:table-cell>
          <table:table-cell office:value-type="string" calcext:value-type="string">
            <text:p>Liberal; Labour; Coalition; National; Conservative; </text:p>
          </table:table-cell>
          <table:table-cell office:value-type="float" office:value="5" calcext:value-type="float">
            <text:p>5</text:p>
          </table:table-cell>
          <table:table-cell office:value-type="float" office:value="0.825396355986595" calcext:value-type="float">
            <text:p>0.82539635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agencyName</text:p>
          </table:table-cell>
          <table:table-cell office:value-type="float" office:value="0.682933947071433" calcext:value-type="float">
            <text:p>0.6829339471</text:p>
          </table:table-cell>
          <table:table-cell table:number-columns-repeated="2"/>
          <table:table-cell office:value-type="string" calcext:value-type="string">
            <text:p>membership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765201576054096" calcext:value-type="float">
            <text:p>0.76520157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architect</text:p>
          </table:table-cell>
          <table:table-cell office:value-type="float" office:value="0.644699422642589" calcext:value-type="float">
            <text:p>0.6446994226</text:p>
          </table:table-cell>
          <table:table-cell table:number-columns-repeated="2"/>
          <table:table-cell office:value-type="string" calcext:value-type="string">
            <text:p>leader1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758374011144042" calcext:value-type="float">
            <text:p>0.7583740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minister1Party</text:p>
          </table:table-cell>
          <table:table-cell office:value-type="float" office:value="0.642857171595097" calcext:value-type="float">
            <text:p>0.6428571716</text:p>
          </table:table-cell>
          <table:table-cell table:number-columns-repeated="2"/>
          <table:table-cell office:value-type="string" calcext:value-type="string">
            <text:p>before</text:p>
          </table:table-cell>
          <table:table-cell office:value-type="string" calcext:value-type="string">
            <text:p>Liberal; Coalition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755317246541381" calcext:value-type="float">
            <text:p>0.755317246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politicalPartyInLegislature</text:p>
          </table:table-cell>
          <table:table-cell office:value-type="float" office:value="0.595205817371607" calcext:value-type="float">
            <text:p>0.5952058174</text:p>
          </table:table-cell>
          <table:table-cell table:number-columns-repeated="2"/>
          <table:table-cell office:value-type="string" calcext:value-type="string">
            <text:p>headquarters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754785789176822" calcext:value-type="float">
            <text:p>0.754785789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politicalPartyOfLeader</text:p>
          </table:table-cell>
          <table:table-cell office:value-type="float" office:value="0.523199064657092" calcext:value-type="float">
            <text:p>0.5231990647</text:p>
          </table:table-cell>
          <table:table-cell table:number-columns-repeated="2"/>
          <table:table-cell office:value-type="string" calcext:value-type="string">
            <text:p>preceding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737829592699806" calcext:value-type="float">
            <text:p>0.737829592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politicalGroups</text:p>
          </table:table-cell>
          <table:table-cell office:value-type="float" office:value="0.518767857924104" calcext:value-type="float">
            <text:p>0.5187678579</text:p>
          </table:table-cell>
          <table:table-cell table:number-columns-repeated="2"/>
          <table:table-cell office:value-type="string" calcext:value-type="string">
            <text:p>hous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718675550073385" calcext:value-type="float">
            <text:p>0.71867555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office</text:p>
          </table:table-cell>
          <table:table-cell office:value-type="float" office:value="0.386470785364509" calcext:value-type="float">
            <text:p>0.3864707854</text:p>
          </table:table-cell>
          <table:table-cell table:number-columns-repeated="2"/>
          <table:table-cell office:value-type="string" calcext:value-type="string">
            <text:p>architect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715932838618755" calcext:value-type="float">
            <text:p>0.715932838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politicalParty</text:p>
          </table:table-cell>
          <table:table-cell office:value-type="float" office:value="0.262500002980232" calcext:value-type="float">
            <text:p>0.262500003</text:p>
          </table:table-cell>
          <table:table-cell table:number-columns-repeated="2"/>
          <table:table-cell office:value-type="string" calcext:value-type="string">
            <text:p>architecturalSty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686817353591323" calcext:value-type="float">
            <text:p>0.6868173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title</text:p>
          </table:table-cell>
          <table:table-cell office:value-type="float" office:value="0.262490431778133" calcext:value-type="float">
            <text:p>0.2624904318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68581322254613" calcext:value-type="float">
            <text:p>0.68581322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motto</text:p>
          </table:table-cell>
          <table:table-cell office:value-type="float" office:value="0.251111112535" calcext:value-type="float">
            <text:p>0.2511111125</text:p>
          </table:table-cell>
          <table:table-cell table:number-columns-repeated="2"/>
          <table:table-cell office:value-type="string" calcext:value-type="string">
            <text:p>childOrganisation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681096700951457" calcext:value-type="float">
            <text:p>0.68109670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purpose</text:p>
          </table:table-cell>
          <table:table-cell office:value-type="float" office:value="0.223939396440983" calcext:value-type="float">
            <text:p>0.2239393964</text:p>
          </table:table-cell>
          <table:table-cell table:number-columns-repeated="2"/>
          <table:table-cell office:value-type="string" calcext:value-type="string">
            <text:p>parentOrganisation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679744734118382" calcext:value-type="float">
            <text:p>0.679744734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minister1name</text:p>
          </table:table-cell>
          <table:table-cell office:value-type="float" office:value="0.207792215049267" calcext:value-type="float">
            <text:p>0.207792215</text:p>
          </table:table-cell>
          <table:table-cell table:number-columns-repeated="2"/>
          <table:table-cell office:value-type="string" calcext:value-type="string">
            <text:p>parentAgency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654646977782249" calcext:value-type="float">
            <text:p>0.654646977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oppositionParty</text:p>
          </table:table-cell>
          <table:table-cell office:value-type="float" office:value="0.200000002980232" calcext:value-type="float">
            <text:p>0.200000003</text:p>
          </table:table-cell>
          <table:table-cell table:number-columns-repeated="2"/>
          <table:table-cell office:value-type="string" calcext:value-type="string">
            <text:p>politicalParty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647058383561671" calcext:value-type="float">
            <text:p>0.64705838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childOrganisation</text:p>
          </table:table-cell>
          <table:table-cell office:value-type="float" office:value="0.187179494649172" calcext:value-type="float">
            <text:p>0.1871794946</text:p>
          </table:table-cell>
          <table:table-cell table:number-columns-repeated="2"/>
          <table:table-cell office:value-type="string" calcext:value-type="string">
            <text:p>company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633086049929261" calcext:value-type="float">
            <text:p>0.63308604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child2Agency</text:p>
          </table:table-cell>
          <table:table-cell office:value-type="float" office:value="0.185970701277256" calcext:value-type="float">
            <text:p>0.1859707013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Coalition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624564141655962" calcext:value-type="float">
            <text:p>0.624564141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logo</text:p>
          </table:table-cell>
          <table:table-cell office:value-type="float" office:value="0.176236402243376" calcext:value-type="float">
            <text:p>0.1762364022</text:p>
          </table:table-cell>
          <table:table-cell table:number-columns-repeated="2"/>
          <table:table-cell office:value-type="string" calcext:value-type="string">
            <text:p>document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61904764175415" calcext:value-type="float">
            <text:p>0.61904764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preceding</text:p>
          </table:table-cell>
          <table:table-cell office:value-type="float" office:value="0.160822024568915" calcext:value-type="float">
            <text:p>0.1608220246</text:p>
          </table:table-cell>
          <table:table-cell table:number-columns-repeated="2"/>
          <table:table-cell office:value-type="string" calcext:value-type="string">
            <text:p>assembl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609271366149187" calcext:value-type="float">
            <text:p>0.609271366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parentOrganisation</text:p>
          </table:table-cell>
          <table:table-cell office:value-type="float" office:value="0.155384618788958" calcext:value-type="float">
            <text:p>0.1553846188</text:p>
          </table:table-cell>
          <table:table-cell table:number-columns-repeated="2"/>
          <table:table-cell office:value-type="string" calcext:value-type="string">
            <text:p>termlength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604458462446928" calcext:value-type="float">
            <text:p>0.604458462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parentAgency</text:p>
          </table:table-cell>
          <table:table-cell office:value-type="float" office:value="0.155384618788958" calcext:value-type="float">
            <text:p>0.1553846188</text:p>
          </table:table-cell>
          <table:table-cell table:number-columns-repeated="2"/>
          <table:table-cell office:value-type="string" calcext:value-type="string">
            <text:p>orderInOffice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578538147499785" calcext:value-type="float">
            <text:p>0.578538147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minister2Party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2"/>
          <table:table-cell office:value-type="string" calcext:value-type="string">
            <text:p>meetingPlac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569572573527694" calcext:value-type="float">
            <text:p>0.569572573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seats1Title</text:p>
          </table:table-cell>
          <table:table-cell office:value-type="float" office:value="0.142046425491571" calcext:value-type="float">
            <text:p>0.1420464255</text:p>
          </table:table-cell>
          <table:table-cell table:number-columns-repeated="2"/>
          <table:table-cell office:value-type="string" calcext:value-type="string">
            <text:p>purpose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546571467071772" calcext:value-type="float">
            <text:p>0.54657146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leader</text:p>
          </table:table-cell>
          <table:table-cell office:value-type="float" office:value="0.139492146670818" calcext:value-type="float">
            <text:p>0.1394921467</text:p>
          </table:table-cell>
          <table:table-cell table:number-columns-repeated="2"/>
          <table:table-cell office:value-type="string" calcext:value-type="string">
            <text:p>nationalit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539799752645195" calcext:value-type="float">
            <text:p>0.53979975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alliance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residenc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533333346247673" calcext:value-type="float">
            <text:p>0.53333334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winner</text:p>
          </table:table-cell>
          <table:table-cell office:value-type="float" office:value="0.123809525743127" calcext:value-type="float">
            <text:p>0.1238095257</text:p>
          </table:table-cell>
          <table:table-cell table:number-columns-repeated="2"/>
          <table:table-cell office:value-type="string" calcext:value-type="string">
            <text:p>presiden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522096466273069" calcext:value-type="float">
            <text:p>0.522096466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governingBody</text:p>
          </table:table-cell>
          <table:table-cell office:value-type="float" office:value="0.117647062987089" calcext:value-type="float">
            <text:p>0.117647063</text:p>
          </table:table-cell>
          <table:table-cell table:number-columns-repeated="2"/>
          <table:table-cell office:value-type="string" calcext:value-type="string">
            <text:p>nationalolympicco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515685714781284" calcext:value-type="float">
            <text:p>0.51568571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data</text:p>
          </table:table-cell>
          <table:table-cell office:value-type="float" office:value="0.117647059261799" calcext:value-type="float">
            <text:p>0.1176470593</text:p>
          </table:table-cell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512372339144349" calcext:value-type="float">
            <text:p>0.512372339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logoCaption</text:p>
          </table:table-cell>
          <table:table-cell office:value-type="float" office:value="0.111450612545013" calcext:value-type="float">
            <text:p>0.1114506125</text:p>
          </table:table-cell>
          <table:table-cell table:number-columns-repeated="2"/>
          <table:table-cell office:value-type="string" calcext:value-type="string">
            <text:p>insignia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500000007450581" calcext:value-type="float">
            <text:p>0.500000007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shortDescription</text:p>
          </table:table-cell>
          <table:table-cell office:value-type="float" office:value="0.108173079788685" calcext:value-type="float">
            <text:p>0.1081730798</text:p>
          </table:table-cell>
          <table:table-cell table:number-columns-repeated="2"/>
          <table:table-cell office:value-type="string" calcext:value-type="string">
            <text:p>motto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498945636674762" calcext:value-type="float">
            <text:p>0.498945636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chief1Position</text:p>
          </table:table-cell>
          <table:table-cell office:value-type="float" office:value="0.1060173176229" calcext:value-type="float">
            <text:p>0.1060173176</text:p>
          </table:table-cell>
          <table:table-cell table:number-columns-repeated="2"/>
          <table:table-cell office:value-type="string" calcext:value-type="string">
            <text:p>legaljuri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495988741517067" calcext:value-type="float">
            <text:p>0.495988741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minister1Pfo</text:p>
          </table:table-cell>
          <table:table-cell office:value-type="float" office:value="0.100230414420366" calcext:value-type="float">
            <text:p>0.1002304144</text:p>
          </table:table-cell>
          <table:table-cell table:number-columns-repeated="2"/>
          <table:table-cell office:value-type="string" calcext:value-type="string">
            <text:p>oppositionParty</text:p>
          </table:table-cell>
          <table:table-cell office:value-type="string" calcext:value-type="string">
            <text:p>Liberal; Labour; Coalition; National; Conservative; </text:p>
          </table:table-cell>
          <table:table-cell office:value-type="float" office:value="5" calcext:value-type="float">
            <text:p>5</text:p>
          </table:table-cell>
          <table:table-cell office:value-type="float" office:value="0.46361111626029" calcext:value-type="float">
            <text:p>0.463611116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mottotranslated</text:p>
          </table:table-cell>
          <table:table-cell office:value-type="float" office:value="0.100000001490116" calcext:value-type="float">
            <text:p>0.1000000015</text:p>
          </table:table-cell>
          <table:table-cell table:number-columns-repeated="2"/>
          <table:table-cell office:value-type="string" calcext:value-type="string">
            <text:p>logoCaption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461991915479302" calcext:value-type="float">
            <text:p>0.461991915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status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2"/>
          <table:table-cell office:value-type="string" calcext:value-type="string">
            <text:p>order</text:p>
          </table:table-cell>
          <table:table-cell office:value-type="string" calcext:value-type="string">
            <text:p>Liberal; Labour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443379083648324" calcext:value-type="float">
            <text:p>0.44337908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type</text:p>
          </table:table-cell>
          <table:table-cell office:value-type="float" office:value="0.0816666670143604" calcext:value-type="float">
            <text:p>0.081666667</text:p>
          </table:table-cell>
          <table:table-cell table:number-columns-repeated="2"/>
          <table:table-cell office:value-type="string" calcext:value-type="string">
            <text:p>honorificSuffix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441296201199293" calcext:value-type="float">
            <text:p>0.441296201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child4Agency</text:p>
          </table:table-cell>
          <table:table-cell office:value-type="float" office:value="0.0773809552192688" calcext:value-type="float">
            <text:p>0.0773809552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43809524923563" calcext:value-type="float">
            <text:p>0.438095249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sealCaption</text:p>
          </table:table-cell>
          <table:table-cell office:value-type="float" office:value="0.0750000029802322" calcext:value-type="float">
            <text:p>0.075000003</text:p>
          </table:table-cell>
          <table:table-cell table:number-columns-repeated="2"/>
          <table:table-cell office:value-type="string" calcext:value-type="string">
            <text:p>politicalPartyOfLeader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435408325400203" calcext:value-type="float">
            <text:p>0.43540832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chief2Position</text:p>
          </table:table-cell>
          <table:table-cell office:value-type="float" office:value="0.0719696991145611" calcext:value-type="float">
            <text:p>0.0719696991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430303037166595" calcext:value-type="float">
            <text:p>0.430303037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minister3Party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2"/>
          <table:table-cell office:value-type="string" calcext:value-type="string">
            <text:p>ideology</text:p>
          </table:table-cell>
          <table:table-cell office:value-type="string" calcext:value-type="string">
            <text:p>Liberal; Labour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412852584694823" calcext:value-type="float">
            <text:p>0.412852584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industry</text:p>
          </table:table-cell>
          <table:table-cell office:value-type="float" office:value="0.0666666701436043" calcext:value-type="float">
            <text:p>0.0666666701</text:p>
          </table:table-cell>
          <table:table-cell table:number-columns-repeated="2"/>
          <table:table-cell office:value-type="string" calcext:value-type="string">
            <text:p>chief1Position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410210955888033" calcext:value-type="float">
            <text:p>0.410210955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architectOrBuilder</text:p>
          </table:table-cell>
          <table:table-cell office:value-type="float" office:value="0.0663031153380871" calcext:value-type="float">
            <text:p>0.0663031153</text:p>
          </table:table-cell>
          <table:table-cell table:number-columns-repeated="2"/>
          <table:table-cell office:value-type="string" calcext:value-type="string">
            <text:p>coaPic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405882542952895" calcext:value-type="float">
            <text:p>0.4058825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builder</text:p>
          </table:table-cell>
          <table:table-cell office:value-type="float" office:value="0.065957872197032" calcext:value-type="float">
            <text:p>0.0659578722</text:p>
          </table:table-cell>
          <table:table-cell table:number-columns-repeated="2"/>
          <table:table-cell office:value-type="string" calcext:value-type="string">
            <text:p>bod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405555557459593" calcext:value-type="float">
            <text:p>0.405555557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beforeParty</text:p>
          </table:table-cell>
          <table:table-cell office:value-type="float" office:value="0.0625" calcext:value-type="float">
            <text:p>0.0625</text:p>
          </table:table-cell>
          <table:table-cell table:number-columns-repeated="2"/>
          <table:table-cell office:value-type="string" calcext:value-type="string">
            <text:p>desig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400000005960465" calcext:value-type="float">
            <text:p>0.40000000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afterParty</text:p>
          </table:table-cell>
          <table:table-cell office:value-type="float" office:value="0.0625" calcext:value-type="float">
            <text:p>0.0625</text:p>
          </table:table-cell>
          <table:table-cell table:number-columns-repeated="2"/>
          <table:table-cell office:value-type="string" calcext:value-type="string">
            <text:p>moo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95833343267441" calcext:value-type="float">
            <text:p>0.395833343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otherParty</text:p>
          </table:table-cell>
          <table:table-cell office:value-type="float" office:value="0.0612480882555246" calcext:value-type="float">
            <text:p>0.0612480883</text:p>
          </table:table-cell>
          <table:table-cell table:number-columns-repeated="2"/>
          <table:table-cell office:value-type="string" calcext:value-type="string">
            <text:p>comp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85714299976826" calcext:value-type="float">
            <text:p>0.385714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otherparty</text:p>
          </table:table-cell>
          <table:table-cell office:value-type="float" office:value="0.0612480882555246" calcext:value-type="float">
            <text:p>0.0612480883</text:p>
          </table:table-cell>
          <table:table-cell table:number-columns-repeated="2"/>
          <table:table-cell office:value-type="string" calcext:value-type="string">
            <text:p>minister2Party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3741883225739" calcext:value-type="float">
            <text:p>0.37418832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religion</text:p>
          </table:table-cell>
          <table:table-cell office:value-type="float" office:value="0.0517241377383471" calcext:value-type="float">
            <text:p>0.0517241377</text:p>
          </table:table-cell>
          <table:table-cell table:number-columns-repeated="2"/>
          <table:table-cell office:value-type="string" calcext:value-type="string">
            <text:p>organiz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66666674613953" calcext:value-type="float">
            <text:p>0.366666674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partyColour</text:p>
          </table:table-cell>
          <table:table-cell office:value-type="float" office:value="0.0455042719841003" calcext:value-type="float">
            <text:p>0.045504272</text:p>
          </table:table-cell>
          <table:table-cell table:number-columns-repeated="2"/>
          <table:table-cell office:value-type="string" calcext:value-type="string">
            <text:p>image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44114292412996" calcext:value-type="float">
            <text:p>0.34411429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focus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structur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43388604000211" calcext:value-type="float">
            <text:p>0.34338860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agencyType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41732900589705" calcext:value-type="float">
            <text:p>0.341732900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child8Agency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system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40909093618393" calcext:value-type="float">
            <text:p>0.34090909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child1Agency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child1Agency</text:p>
          </table:table-cell>
          <table:table-cell office:value-type="string" calcext:value-type="string">
            <text:p>Liberal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333528272186716" calcext:value-type="float">
            <text:p>0.33352827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label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33333343267441" calcext:value-type="float">
            <text:p>0.333333343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seats2Titl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submittedTo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3333333581686" calcext:value-type="float">
            <text:p>0.333333335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nativename</text:p>
          </table:table-cell>
          <table:table-cell office:value-type="float" office:value="0.0344827584922314" calcext:value-type="float">
            <text:p>0.0344827585</text:p>
          </table:table-cell>
          <table:table-cell table:number-columns-repeated="2"/>
          <table:table-cell office:value-type="string" calcext:value-type="string">
            <text:p>hous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33332993090153" calcext:value-type="float">
            <text:p>0.333332993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staticImageCaption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2"/>
          <table:table-cell office:value-type="string" calcext:value-type="string">
            <text:p>pictur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26269771903753" calcext:value-type="float">
            <text:p>0.326269771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seal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2"/>
          <table:table-cell office:value-type="string" calcext:value-type="string">
            <text:p>overviewbod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21794878691435" calcext:value-type="float">
            <text:p>0.321794878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products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2"/>
          <table:table-cell office:value-type="string" calcext:value-type="string">
            <text:p>picture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309935869649053" calcext:value-type="float">
            <text:p>0.309935869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location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2"/>
          <table:table-cell office:value-type="string" calcext:value-type="string">
            <text:p>successor</text:p>
          </table:table-cell>
          <table:table-cell office:value-type="string" calcext:value-type="string">
            <text:p>Labour; Coalition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301593213652571" calcext:value-type="float">
            <text:p>0.301593213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deputyminister1Pfo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2"/>
          <table:table-cell office:value-type="string" calcext:value-type="string">
            <text:p>affiliations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290015939623117" calcext:value-type="float">
            <text:p>0.29001593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headquarter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2"/>
          <table:table-cell office:value-type="string" calcext:value-type="string">
            <text:p>child3Agency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271249130368233" calcext:value-type="float">
            <text:p>0.271249130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headquarters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2"/>
          <table:table-cell office:value-type="string" calcext:value-type="string">
            <text:p>parent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66154194250703" calcext:value-type="float">
            <text:p>0.266154194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political</text:p>
          </table:table-cell>
          <table:table-cell office:value-type="float" office:value="0.03125" calcext:value-type="float">
            <text:p>0.03125</text:p>
          </table:table-cell>
          <table:table-cell table:number-columns-repeated="2"/>
          <table:table-cell office:value-type="string" calcext:value-type="string">
            <text:p>nearestCit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57456429302692" calcext:value-type="float">
            <text:p>0.257456429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keydocument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2"/>
          <table:table-cell office:value-type="string" calcext:value-type="string">
            <text:p>partof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57435869425535" calcext:value-type="float">
            <text:p>0.257435869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keyPerson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2"/>
          <table:table-cell office:value-type="string" calcext:value-type="string">
            <text:p>paren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56466211751103" calcext:value-type="float">
            <text:p>0.256466211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keyPeople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2"/>
          <table:table-cell office:value-type="string" calcext:value-type="string">
            <text:p>enactedB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mps</text:p>
          </table:table-cell>
          <table:table-cell office:value-type="float" office:value="0.0270270276814699" calcext:value-type="float">
            <text:p>0.0270270277</text:p>
          </table:table-cell>
          <table:table-cell table:number-columns-repeated="2"/>
          <table:table-cell office:value-type="string" calcext:value-type="string">
            <text:p>government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47354501858354" calcext:value-type="float">
            <text:p>0.247354501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landlord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2"/>
          <table:table-cell office:value-type="string" calcext:value-type="string">
            <text:p>superseding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244192616082728" calcext:value-type="float">
            <text:p>0.244192616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servative</text:p>
          </table:table-cell>
          <table:table-cell office:value-type="string" calcext:value-type="string">
            <text:p>orderInOffice</text:p>
          </table:table-cell>
          <table:table-cell office:value-type="float" office:value="0.0175438597798348" calcext:value-type="float">
            <text:p>0.0175438598</text:p>
          </table:table-cell>
          <table:table-cell table:number-columns-repeated="2"/>
          <table:table-cell office:value-type="string" calcext:value-type="string">
            <text:p>owne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43678070604801" calcext:value-type="float">
            <text:p>0.24367807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ervative and Unionist</text:p>
          </table:table-cell>
          <table:table-cell office:value-type="string" calcext:value-type="string">
            <text:p>party</text:p>
          </table:table-cell>
          <table:table-cell office:value-type="float" office:value="0.0126582281664014" calcext:value-type="float">
            <text:p>0.0126582282</text:p>
          </table:table-cell>
          <table:table-cell table:number-columns-repeated="2"/>
          <table:table-cell office:value-type="string" calcext:value-type="string">
            <text:p>replace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3989899456501" calcext:value-type="float">
            <text:p>0.239898994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party</text:p>
          </table:table-cell>
          <table:table-cell office:value-type="float" office:value="64.7056860029697" calcext:value-type="float">
            <text:p>64.705686003</text:p>
          </table:table-cell>
          <table:table-cell table:number-columns-repeated="2"/>
          <table:table-cell office:value-type="string" calcext:value-type="string">
            <text:p>legislativePeriod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36666668206453" calcext:value-type="float">
            <text:p>0.236666668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title</text:p>
          </table:table-cell>
          <table:table-cell office:value-type="float" office:value="5.21091982349753" calcext:value-type="float">
            <text:p>5.2109198235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30472355149686" calcext:value-type="float">
            <text:p>0.23047235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leaderName</text:p>
          </table:table-cell>
          <table:table-cell office:value-type="float" office:value="3.10651186015457" calcext:value-type="float">
            <text:p>3.1065118602</text:p>
          </table:table-cell>
          <table:table-cell table:number-columns-repeated="2"/>
          <table:table-cell office:value-type="string" calcext:value-type="string">
            <text:p>longTit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30332173407078" calcext:value-type="float">
            <text:p>0.230332173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office</text:p>
          </table:table-cell>
          <table:table-cell office:value-type="float" office:value="2.6812806725502" calcext:value-type="float">
            <text:p>2.6812806726</text:p>
          </table:table-cell>
          <table:table-cell table:number-columns-repeated="2"/>
          <table:table-cell office:value-type="string" calcext:value-type="string">
            <text:p>winner</text:p>
          </table:table-cell>
          <table:table-cell office:value-type="string" calcext:value-type="string">
            <text:p>Labour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223809527233243" calcext:value-type="float">
            <text:p>0.223809527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politicalPartyInLegislature</text:p>
          </table:table-cell>
          <table:table-cell office:value-type="float" office:value="1.18140791915357" calcext:value-type="float">
            <text:p>1.1814079192</text:p>
          </table:table-cell>
          <table:table-cell table:number-columns-repeated="2"/>
          <table:table-cell office:value-type="string" calcext:value-type="string">
            <text:p>child2Agency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21485111862421" calcext:value-type="float">
            <text:p>0.214851118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name</text:p>
          </table:table-cell>
          <table:table-cell office:value-type="float" office:value="0.875056447461247" calcext:value-type="float">
            <text:p>0.8750564475</text:p>
          </table:table-cell>
          <table:table-cell table:number-columns-repeated="2"/>
          <table:table-cell office:value-type="string" calcext:value-type="string">
            <text:p>assoc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14285723865032" calcext:value-type="float">
            <text:p>0.214285723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politicalGroups</text:p>
          </table:table-cell>
          <table:table-cell office:value-type="float" office:value="0.818078545853496" calcext:value-type="float">
            <text:p>0.8180785459</text:p>
          </table:table-cell>
          <table:table-cell table:number-columns-repeated="2"/>
          <table:table-cell office:value-type="string" calcext:value-type="string">
            <text:p>minister1Pfo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212862504646182" calcext:value-type="float">
            <text:p>0.212862504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agencyName</text:p>
          </table:table-cell>
          <table:table-cell office:value-type="float" office:value="0.750056447461247" calcext:value-type="float">
            <text:p>0.7500564475</text:p>
          </table:table-cell>
          <table:table-cell table:number-columns-repeated="2"/>
          <table:table-cell office:value-type="string" calcext:value-type="string">
            <text:p>otherParty</text:p>
          </table:table-cell>
          <table:table-cell office:value-type="string" calcext:value-type="string">
            <text:p>Liberal; Labour; Coalition; National; Conservative; </text:p>
          </table:table-cell>
          <table:table-cell office:value-type="float" office:value="5" calcext:value-type="float">
            <text:p>5</text:p>
          </table:table-cell>
          <table:table-cell office:value-type="float" office:value="0.208599000237882" calcext:value-type="float">
            <text:p>0.208599000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shortDescription</text:p>
          </table:table-cell>
          <table:table-cell office:value-type="float" office:value="0.696177143603563" calcext:value-type="float">
            <text:p>0.6961771436</text:p>
          </table:table-cell>
          <table:table-cell table:number-columns-repeated="2"/>
          <table:table-cell office:value-type="string" calcext:value-type="string">
            <text:p>otherparty</text:p>
          </table:table-cell>
          <table:table-cell office:value-type="string" calcext:value-type="string">
            <text:p>Liberal; Labour; Coalition; National; Conservative; </text:p>
          </table:table-cell>
          <table:table-cell office:value-type="float" office:value="5" calcext:value-type="float">
            <text:p>5</text:p>
          </table:table-cell>
          <table:table-cell office:value-type="float" office:value="0.207986780069768" calcext:value-type="float">
            <text:p>0.207986780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politicalPartyOfLeader</text:p>
          </table:table-cell>
          <table:table-cell office:value-type="float" office:value="0.508690100163221" calcext:value-type="float">
            <text:p>0.5086901002</text:p>
          </table:table-cell>
          <table:table-cell table:number-columns-repeated="2"/>
          <table:table-cell office:value-type="string" calcext:value-type="string">
            <text:p>conventionalLong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07653757184744" calcext:value-type="float">
            <text:p>0.207653757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orderInOffice</text:p>
          </table:table-cell>
          <table:table-cell office:value-type="float" office:value="0.508469839580357" calcext:value-type="float">
            <text:p>0.5084698396</text:p>
          </table:table-cell>
          <table:table-cell table:number-columns-repeated="2"/>
          <table:table-cell office:value-type="string" calcext:value-type="string">
            <text:p>branch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06666670739651" calcext:value-type="float">
            <text:p>0.206666670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politicalParty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ribb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06255401484668" calcext:value-type="float">
            <text:p>0.206255401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post</text:p>
          </table:table-cell>
          <table:table-cell office:value-type="float" office:value="0.476190492510796" calcext:value-type="float">
            <text:p>0.4761904925</text:p>
          </table:table-cell>
          <table:table-cell table:number-columns-repeated="2"/>
          <table:table-cell office:value-type="string" calcext:value-type="string">
            <text:p>citizenship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05847926437855" calcext:value-type="float">
            <text:p>0.205847926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minister1Party</text:p>
          </table:table-cell>
          <table:table-cell office:value-type="float" office:value="0.357142873108387" calcext:value-type="float">
            <text:p>0.3571428731</text:p>
          </table:table-cell>
          <table:table-cell table:number-columns-repeated="2"/>
          <table:table-cell office:value-type="string" calcext:value-type="string">
            <text:p>succeededB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05216933041811" calcext:value-type="float">
            <text:p>0.20521693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oppositionParty</text:p>
          </table:table-cell>
          <table:table-cell office:value-type="float" office:value="0.340277777984738" calcext:value-type="float">
            <text:p>0.340277778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201480394229293" calcext:value-type="float">
            <text:p>0.201480394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winner</text:p>
          </table:table-cell>
          <table:table-cell office:value-type="float" office:value="0.323809528723359" calcext:value-type="float">
            <text:p>0.3238095287</text:p>
          </table:table-cell>
          <table:table-cell table:number-columns-repeated="2"/>
          <table:table-cell office:value-type="string" calcext:value-type="string">
            <text:p>reason</text:p>
          </table:table-cell>
          <table:table-cell office:value-type="string" calcext:value-type="string">
            <text:p>Coalition; </text:p>
          </table:table-cell>
          <table:table-cell office:value-type="float" office:value="1" calcext:value-type="float">
            <text:p>1</text:p>
          </table:table-cell>
          <table:table-cell office:value-type="float" office:value="0.200000002980232" calcext:value-type="float">
            <text:p>0.20000000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minister1Pfo</text:p>
          </table:table-cell>
          <table:table-cell office:value-type="float" office:value="0.290159717202187" calcext:value-type="float">
            <text:p>0.2901597172</text:p>
          </table:table-cell>
          <table:table-cell table:number-columns-repeated="2"/>
          <table:table-cell office:value-type="string" calcext:value-type="string">
            <text:p>legislatur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90048469230533" calcext:value-type="float">
            <text:p>0.190048469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as</text:p>
          </table:table-cell>
          <table:table-cell office:value-type="float" office:value="0.247306477278471" calcext:value-type="float">
            <text:p>0.2473064773</text:p>
          </table:table-cell>
          <table:table-cell table:number-columns-repeated="2"/>
          <table:table-cell office:value-type="string" calcext:value-type="string">
            <text:p>command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88070428557694" calcext:value-type="float">
            <text:p>0.188070428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preceding</text:p>
          </table:table-cell>
          <table:table-cell office:value-type="float" office:value="0.221351787447929" calcext:value-type="float">
            <text:p>0.2213517874</text:p>
          </table:table-cell>
          <table:table-cell table:number-columns-repeated="2"/>
          <table:table-cell office:value-type="string" calcext:value-type="string">
            <text:p>companySloga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86386585235596" calcext:value-type="float">
            <text:p>0.186386585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chief1Position</text:p>
          </table:table-cell>
          <table:table-cell office:value-type="float" office:value="0.218919221311808" calcext:value-type="float">
            <text:p>0.2189192213</text:p>
          </table:table-cell>
          <table:table-cell table:number-columns-repeated="2"/>
          <table:table-cell office:value-type="string" calcext:value-type="string">
            <text:p>child5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85098633170128" calcext:value-type="float">
            <text:p>0.185098633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successor</text:p>
          </table:table-cell>
          <table:table-cell office:value-type="float" office:value="0.211951449513435" calcext:value-type="float">
            <text:p>0.2119514495</text:p>
          </table:table-cell>
          <table:table-cell table:number-columns-repeated="2"/>
          <table:table-cell office:value-type="string" calcext:value-type="string">
            <text:p>constituencyMp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84682070277631" calcext:value-type="float">
            <text:p>0.184682070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order</text:p>
          </table:table-cell>
          <table:table-cell office:value-type="float" office:value="0.207537667825818" calcext:value-type="float">
            <text:p>0.2075376678</text:p>
          </table:table-cell>
          <table:table-cell table:number-columns-repeated="2"/>
          <table:table-cell office:value-type="string" calcext:value-type="string">
            <text:p>minister1pfo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83823529630899" calcext:value-type="float">
            <text:p>0.183823529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leader</text:p>
          </table:table-cell>
          <table:table-cell office:value-type="float" office:value="0.193594771437347" calcext:value-type="float">
            <text:p>0.1935947714</text:p>
          </table:table-cell>
          <table:table-cell table:number-columns-repeated="2"/>
          <table:table-cell office:value-type="string" calcext:value-type="string">
            <text:p>affiliation</text:p>
          </table:table-cell>
          <table:table-cell office:value-type="string" calcext:value-type="string">
            <text:p>Liberal; Labour; Coalition; National; </text:p>
          </table:table-cell>
          <table:table-cell office:value-type="float" office:value="4" calcext:value-type="float">
            <text:p>4</text:p>
          </table:table-cell>
          <table:table-cell office:value-type="float" office:value="0.177656505722553" calcext:value-type="float">
            <text:p>0.177656505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motto</text:p>
          </table:table-cell>
          <table:table-cell office:value-type="float" office:value="0.188345868140459" calcext:value-type="float">
            <text:p>0.1883458681</text:p>
          </table:table-cell>
          <table:table-cell table:number-columns-repeated="2"/>
          <table:table-cell office:value-type="string" calcext:value-type="string">
            <text:p>header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77304969169199" calcext:value-type="float">
            <text:p>0.177304969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inaugural</text:p>
          </table:table-cell>
          <table:table-cell office:value-type="float" office:value="0.183333337306976" calcext:value-type="float">
            <text:p>0.1833333373</text:p>
          </table:table-cell>
          <table:table-cell table:number-columns-repeated="2"/>
          <table:table-cell office:value-type="string" calcext:value-type="string">
            <text:p>as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75266501028091" calcext:value-type="float">
            <text:p>0.17526650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purpose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availab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72345872968435" calcext:value-type="float">
            <text:p>0.1723458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superseding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2"/>
          <table:table-cell office:value-type="string" calcext:value-type="string">
            <text:p>knownFor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72211600467563" calcext:value-type="float">
            <text:p>0.172211600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minister1name</text:p>
          </table:table-cell>
          <table:table-cell office:value-type="float" office:value="0.100000001490116" calcext:value-type="float">
            <text:p>0.1000000015</text:p>
          </table:table-cell>
          <table:table-cell table:number-columns-repeated="2"/>
          <table:table-cell office:value-type="string" calcext:value-type="string">
            <text:p>occupation</text:p>
          </table:table-cell>
          <table:table-cell office:value-type="string" calcext:value-type="string">
            <text:p>Coalition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71814570669085" calcext:value-type="float">
            <text:p>0.171814570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otherParty</text:p>
          </table:table-cell>
          <table:table-cell office:value-type="float" office:value="0.0856831474229693" calcext:value-type="float">
            <text:p>0.0856831474</text:p>
          </table:table-cell>
          <table:table-cell table:number-columns-repeated="2"/>
          <table:table-cell office:value-type="string" calcext:value-type="string">
            <text:p>quote</text:p>
          </table:table-cell>
          <table:table-cell office:value-type="string" calcext:value-type="string">
            <text:p>Liberal; Coalition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167239541498323" calcext:value-type="float">
            <text:p>0.167239541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otherparty</text:p>
          </table:table-cell>
          <table:table-cell office:value-type="float" office:value="0.0856831474229693" calcext:value-type="float">
            <text:p>0.0856831474</text:p>
          </table:table-cell>
          <table:table-cell table:number-columns-repeated="2"/>
          <table:table-cell office:value-type="string" calcext:value-type="string">
            <text:p>document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6666667163372" calcext:value-type="float">
            <text:p>0.166666671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candidate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2"/>
          <table:table-cell office:value-type="string" calcext:value-type="string">
            <text:p>awards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6590127395466" calcext:value-type="float">
            <text:p>0.16590127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incumbent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2"/>
          <table:table-cell office:value-type="string" calcext:value-type="string">
            <text:p>leader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163686721585691" calcext:value-type="float">
            <text:p>0.163686721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minister2Party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2"/>
          <table:table-cell office:value-type="string" calcext:value-type="string">
            <text:p>inaugural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63095243275166" calcext:value-type="float">
            <text:p>0.163095243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minister3Party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2"/>
          <table:table-cell office:value-type="string" calcext:value-type="string">
            <text:p>eas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62464993074536" calcext:value-type="float">
            <text:p>0.162464993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seats3Title</text:p>
          </table:table-cell>
          <table:table-cell office:value-type="float" office:value="0.0679723508656025" calcext:value-type="float">
            <text:p>0.0679723509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162397058680654" calcext:value-type="float">
            <text:p>0.162397058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ideology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2"/>
          <table:table-cell office:value-type="string" calcext:value-type="string">
            <text:p>imageTit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5656565874815" calcext:value-type="float">
            <text:p>0.156565658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leaderTitle</text:p>
          </table:table-cell>
          <table:table-cell office:value-type="float" office:value="0.0526315793395042" calcext:value-type="float">
            <text:p>0.0526315793</text:p>
          </table:table-cell>
          <table:table-cell table:number-columns-repeated="2"/>
          <table:table-cell office:value-type="string" calcext:value-type="string">
            <text:p>minister1name</text:p>
          </table:table-cell>
          <table:table-cell office:value-type="string" calcext:value-type="string">
            <text:p>Labour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153896108269692" calcext:value-type="float">
            <text:p>0.153896108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knownFor</text:p>
          </table:table-cell>
          <table:table-cell office:value-type="float" office:value="0.0444444455206394" calcext:value-type="float">
            <text:p>0.0444444455</text:p>
          </table:table-cell>
          <table:table-cell table:number-columns-repeated="2"/>
          <table:table-cell office:value-type="string" calcext:value-type="string">
            <text:p>headquarter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153147885575891" calcext:value-type="float">
            <text:p>0.153147885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affiliation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pGroups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51268118992448" calcext:value-type="float">
            <text:p>0.15126811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affiliations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nationaltea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9787581525743" calcext:value-type="float">
            <text:p>0.149787581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childOrganisation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sloga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7459778934717" calcext:value-type="float">
            <text:p>0.147459778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child2Agenc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native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7234082221985" calcext:value-type="float">
            <text:p>0.147234082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parentOrganisation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2"/>
          <table:table-cell office:value-type="string" calcext:value-type="string">
            <text:p>leader2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5425826311111" calcext:value-type="float">
            <text:p>0.145425826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parentAgency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2"/>
          <table:table-cell office:value-type="string" calcext:value-type="string">
            <text:p>child6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4436463713646" calcext:value-type="float">
            <text:p>0.144436463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seal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2"/>
          <table:table-cell office:value-type="string" calcext:value-type="string">
            <text:p>former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4230769947171" calcext:value-type="float">
            <text:p>0.144230769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sealCaption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2"/>
          <table:table-cell office:value-type="string" calcext:value-type="string">
            <text:p>tea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3703417852521" calcext:value-type="float">
            <text:p>0.143703417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chief2Position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2"/>
          <table:table-cell office:value-type="string" calcext:value-type="string">
            <text:p>sponso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keydocument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las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label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with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3rdparty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workplac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41561858355999" calcext:value-type="float">
            <text:p>0.141561858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1stparty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award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38513521291316" calcext:value-type="float">
            <text:p>0.138513521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seats4Titl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36446891352534" calcext:value-type="float">
            <text:p>0.136446891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2ndparty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logo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8787882626057" calcext:value-type="float">
            <text:p>0.12878788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chief1Nam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ministerTit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6811597496271" calcext:value-type="float">
            <text:p>0.126811597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seats1Titl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laterwork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5555256381631" calcext:value-type="float">
            <text:p>0.125555256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logoCaption</text:p>
          </table:table-cell>
          <table:table-cell office:value-type="float" office:value="0.0344827584922314" calcext:value-type="float">
            <text:p>0.0344827585</text:p>
          </table:table-cell>
          <table:table-cell table:number-columns-repeated="2"/>
          <table:table-cell office:value-type="string" calcext:value-type="string">
            <text:p>ro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512218952179" calcext:value-type="float">
            <text:p>0.125122189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region</text:p>
          </table:table-cell>
          <table:table-cell office:value-type="float" office:value="0.0336158201098442" calcext:value-type="float">
            <text:p>0.0336158201</text:p>
          </table:table-cell>
          <table:table-cell table:number-columns-repeated="2"/>
          <table:table-cell office:value-type="string" calcext:value-type="string">
            <text:p>alliance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minister2Name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2"/>
          <table:table-cell office:value-type="string" calcext:value-type="string">
            <text:p>personquote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caption</text:p>
          </table:table-cell>
          <table:table-cell office:value-type="float" office:value="0.0307511743158102" calcext:value-type="float">
            <text:p>0.0307511743</text:p>
          </table:table-cell>
          <table:table-cell table:number-columns-repeated="2"/>
          <table:table-cell office:value-type="string" calcext:value-type="string">
            <text:p>issue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minister1Name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2"/>
          <table:table-cell office:value-type="string" calcext:value-type="string">
            <text:p>eligib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loser</text:p>
          </table:table-cell>
          <table:table-cell office:value-type="float" office:value="0.0238095242530108" calcext:value-type="float">
            <text:p>0.0238095243</text:p>
          </table:table-cell>
          <table:table-cell table:number-columns-repeated="2"/>
          <table:table-cell office:value-type="string" calcext:value-type="string">
            <text:p>union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predecessor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2"/>
          <table:table-cell office:value-type="string" calcext:value-type="string">
            <text:p>mapCaption</text:p>
          </table:table-cell>
          <table:table-cell office:value-type="string" calcext:value-type="string">
            <text:p>Coalition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24958325177431" calcext:value-type="float">
            <text:p>0.124958325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footnotes</text:p>
          </table:table-cell>
          <table:table-cell office:value-type="float" office:value="0.0185185186564922" calcext:value-type="float">
            <text:p>0.0185185187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23894135467708" calcext:value-type="float">
            <text:p>0.123894135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constituency</text:p>
          </table:table-cell>
          <table:table-cell office:value-type="float" office:value="0.0169491525739431" calcext:value-type="float">
            <text:p>0.0169491526</text:p>
          </table:table-cell>
          <table:table-cell table:number-columns-repeated="2"/>
          <table:table-cell office:value-type="string" calcext:value-type="string">
            <text:p>militaryBranch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23894135467708" calcext:value-type="float">
            <text:p>0.123894135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constituencyMp</text:p>
          </table:table-cell>
          <table:table-cell office:value-type="float" office:value="0.0166666675359011" calcext:value-type="float">
            <text:p>0.0166666675</text:p>
          </table:table-cell>
          <table:table-cell table:number-columns-repeated="2"/>
          <table:table-cell office:value-type="string" calcext:value-type="string">
            <text:p>parentCompan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20964854955673" calcext:value-type="float">
            <text:p>0.12096485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after</text:p>
          </table:table-cell>
          <table:table-cell office:value-type="float" office:value="0.0147058824077249" calcext:value-type="float">
            <text:p>0.0147058824</text:p>
          </table:table-cell>
          <table:table-cell table:number-columns-repeated="2"/>
          <table:table-cell office:value-type="string" calcext:value-type="string">
            <text:p>militaryCommand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20313730556518" calcext:value-type="float">
            <text:p>0.120313730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award</text:p>
          </table:table-cell>
          <table:table-cell office:value-type="float" office:value="0.013513513840735" calcext:value-type="float">
            <text:p>0.0135135138</text:p>
          </table:table-cell>
          <table:table-cell table:number-columns-repeated="2"/>
          <table:table-cell office:value-type="string" calcext:value-type="string">
            <text:p>child4Agency</text:p>
          </table:table-cell>
          <table:table-cell office:value-type="string" calcext:value-type="string">
            <text:p>Liberal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116799085711439" calcext:value-type="float">
            <text:p>0.116799085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our</text:p>
          </table:table-cell>
          <table:table-cell office:value-type="string" calcext:value-type="string">
            <text:p>awards</text:p>
          </table:table-cell>
          <table:table-cell office:value-type="float" office:value="0.013513513840735" calcext:value-type="float">
            <text:p>0.0135135138</text:p>
          </table:table-cell>
          <table:table-cell table:number-columns-repeated="2"/>
          <table:table-cell office:value-type="string" calcext:value-type="string">
            <text:p>library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16545571014285" calcext:value-type="float">
            <text:p>0.11654557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party</text:p>
          </table:table-cell>
          <table:table-cell office:value-type="float" office:value="51.3863314762712" calcext:value-type="float">
            <text:p>51.3863314763</text:p>
          </table:table-cell>
          <table:table-cell table:number-columns-repeated="2"/>
          <table:table-cell office:value-type="string" calcext:value-type="string">
            <text:p>sealCaption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116239195689559" calcext:value-type="float">
            <text:p>0.116239195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minister1Party</text:p>
          </table:table-cell>
          <table:table-cell office:value-type="float" office:value="2.88383842259645" calcext:value-type="float">
            <text:p>2.8838384226</text:p>
          </table:table-cell>
          <table:table-cell table:number-columns-repeated="2"/>
          <table:table-cell office:value-type="string" calcext:value-type="string">
            <text:p>region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12945694476366" calcext:value-type="float">
            <text:p>0.112945694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title</text:p>
          </table:table-cell>
          <table:table-cell office:value-type="float" office:value="1.47872850205749" calcext:value-type="float">
            <text:p>1.4787285021</text:p>
          </table:table-cell>
          <table:table-cell table:number-columns-repeated="2"/>
          <table:table-cell office:value-type="string" calcext:value-type="string">
            <text:p>constituencyA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1167623847723" calcext:value-type="float">
            <text:p>0.111676238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oppositionParty</text:p>
          </table:table-cell>
          <table:table-cell office:value-type="float" office:value="1.18333334475756" calcext:value-type="float">
            <text:p>1.1833333448</text:p>
          </table:table-cell>
          <table:table-cell table:number-columns-repeated="2"/>
          <table:table-cell office:value-type="string" calcext:value-type="string">
            <text:p>footnotes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111183576285839" calcext:value-type="float">
            <text:p>0.111183576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politicalPartyInLegislature</text:p>
          </table:table-cell>
          <table:table-cell office:value-type="float" office:value="1.14270076155663" calcext:value-type="float">
            <text:p>1.1427007616</text:p>
          </table:table-cell>
          <table:table-cell table:number-columns-repeated="2"/>
          <table:table-cell office:value-type="string" calcext:value-type="string">
            <text:p>homeStadiu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minister2Party</text:p>
          </table:table-cell>
          <table:table-cell office:value-type="float" office:value="1.06818184256554" calcext:value-type="float">
            <text:p>1.0681818426</text:p>
          </table:table-cell>
          <table:table-cell table:number-columns-repeated="2"/>
          <table:table-cell office:value-type="string" calcext:value-type="string">
            <text:p>coach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politicalParty</text:p>
          </table:table-cell>
          <table:table-cell office:value-type="float" office:value="1.00340910255909" calcext:value-type="float">
            <text:p>1.0034091026</text:p>
          </table:table-cell>
          <table:table-cell table:number-columns-repeated="2"/>
          <table:table-cell office:value-type="string" calcext:value-type="string">
            <text:p>bank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politicalGroups</text:p>
          </table:table-cell>
          <table:table-cell office:value-type="float" office:value="0.680466311052442" calcext:value-type="float">
            <text:p>0.6804663111</text:p>
          </table:table-cell>
          <table:table-cell table:number-columns-repeated="2"/>
          <table:table-cell office:value-type="string" calcext:value-type="string">
            <text:p>div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leaderName</text:p>
          </table:table-cell>
          <table:table-cell office:value-type="float" office:value="0.600450681522489" calcext:value-type="float">
            <text:p>0.6004506815</text:p>
          </table:table-cell>
          <table:table-cell table:number-columns-repeated="2"/>
          <table:table-cell office:value-type="string" calcext:value-type="string">
            <text:p>keydocument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106867354984085" calcext:value-type="float">
            <text:p>0.1068673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header</text:p>
          </table:table-cell>
          <table:table-cell office:value-type="float" office:value="0.333333343267441" calcext:value-type="float">
            <text:p>0.3333333433</text:p>
          </table:table-cell>
          <table:table-cell table:number-columns-repeated="2"/>
          <table:table-cell office:value-type="string" calcext:value-type="string">
            <text:p>structure1Al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03894522413611" calcext:value-type="float">
            <text:p>0.103894522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childOrganisation</text:p>
          </table:table-cell>
          <table:table-cell office:value-type="float" office:value="0.275862067937851" calcext:value-type="float">
            <text:p>0.2758620679</text:p>
          </table:table-cell>
          <table:table-cell table:number-columns-repeated="2"/>
          <table:table-cell office:value-type="string" calcext:value-type="string">
            <text:p>logoImag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100000001490116" calcext:value-type="float">
            <text:p>0.100000001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office</text:p>
          </table:table-cell>
          <table:table-cell office:value-type="float" office:value="0.250049322843552" calcext:value-type="float">
            <text:p>0.2500493228</text:p>
          </table:table-cell>
          <table:table-cell table:number-columns-repeated="2"/>
          <table:table-cell office:value-type="string" calcext:value-type="string">
            <text:p>mottotranslated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100000001490116" calcext:value-type="float">
            <text:p>0.10000000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jurisdiction</text:p>
          </table:table-cell>
          <table:table-cell office:value-type="float" office:value="0.171264369040728" calcext:value-type="float">
            <text:p>0.171264369</text:p>
          </table:table-cell>
          <table:table-cell table:number-columns-repeated="2"/>
          <table:table-cell office:value-type="string" calcext:value-type="string">
            <text:p>countr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994491521269083" calcext:value-type="float">
            <text:p>0.099449152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name</text:p>
          </table:table-cell>
          <table:table-cell office:value-type="float" office:value="0.167237296700478" calcext:value-type="float">
            <text:p>0.1672372967</text:p>
          </table:table-cell>
          <table:table-cell table:number-columns-repeated="2"/>
          <table:table-cell office:value-type="string" calcext:value-type="string">
            <text:p>chief2Position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0957557844618956" calcext:value-type="float">
            <text:p>0.095755784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otherparty</text:p>
          </table:table-cell>
          <table:table-cell office:value-type="float" office:value="0.154841421172023" calcext:value-type="float">
            <text:p>0.1548414212</text:p>
          </table:table-cell>
          <table:table-cell table:number-columns-repeated="2"/>
          <table:table-cell office:value-type="string" calcext:value-type="string">
            <text:p>blank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928400754928589" calcext:value-type="float">
            <text:p>0.092840075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membership</text:p>
          </table:table-cell>
          <table:table-cell office:value-type="float" office:value="0.148148149251938" calcext:value-type="float">
            <text:p>0.1481481493</text:p>
          </table:table-cell>
          <table:table-cell table:number-columns-repeated="2"/>
          <table:table-cell office:value-type="string" calcext:value-type="string">
            <text:p>agencyType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920833330601454" calcext:value-type="float">
            <text:p>0.092083333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seats2Title</text:p>
          </table:table-cell>
          <table:table-cell office:value-type="float" office:value="0.142046425491571" calcext:value-type="float">
            <text:p>0.1420464255</text:p>
          </table:table-cell>
          <table:table-cell table:number-columns-repeated="2"/>
          <table:table-cell office:value-type="string" calcext:value-type="string">
            <text:p>nonProfit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910973101854325" calcext:value-type="float">
            <text:p>0.091097310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otherParty</text:p>
          </table:table-cell>
          <table:table-cell office:value-type="float" office:value="0.137600041925907" calcext:value-type="float">
            <text:p>0.1376000419</text:p>
          </table:table-cell>
          <table:table-cell table:number-columns-repeated="2"/>
          <table:table-cell office:value-type="string" calcext:value-type="string">
            <text:p>autho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909090936183929" calcext:value-type="float">
            <text:p>0.09090909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battle</text:p>
          </table:table-cell>
          <table:table-cell office:value-type="float" office:value="0.135553209111095" calcext:value-type="float">
            <text:p>0.1355532091</text:p>
          </table:table-cell>
          <table:table-cell table:number-columns-repeated="2"/>
          <table:table-cell office:value-type="string" calcext:value-type="string">
            <text:p>formerl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909090936183929" calcext:value-type="float">
            <text:p>0.09090909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battles</text:p>
          </table:table-cell>
          <table:table-cell office:value-type="float" office:value="0.135553209111095" calcext:value-type="float">
            <text:p>0.1355532091</text:p>
          </table:table-cell>
          <table:table-cell table:number-columns-repeated="2"/>
          <table:table-cell office:value-type="string" calcext:value-type="string">
            <text:p>league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909090936183929" calcext:value-type="float">
            <text:p>0.09090909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before</text:p>
          </table:table-cell>
          <table:table-cell office:value-type="float" office:value="0.132795702666044" calcext:value-type="float">
            <text:p>0.1327957027</text:p>
          </table:table-cell>
          <table:table-cell table:number-columns-repeated="2"/>
          <table:table-cell office:value-type="string" calcext:value-type="string">
            <text:p>nameE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900844670832157" calcext:value-type="float">
            <text:p>0.090084467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politicalPartyOfLeader</text:p>
          </table:table-cell>
          <table:table-cell office:value-type="float" office:value="0.121794875711203" calcext:value-type="float">
            <text:p>0.1217948757</text:p>
          </table:table-cell>
          <table:table-cell table:number-columns-repeated="2"/>
          <table:table-cell office:value-type="string" calcext:value-type="string">
            <text:p>seats2Title</text:p>
          </table:table-cell>
          <table:table-cell office:value-type="string" calcext:value-type="string">
            <text:p>Liber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89541731402278" calcext:value-type="float">
            <text:p>0.089541731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pGroups</text:p>
          </table:table-cell>
          <table:table-cell office:value-type="float" office:value="0.085144929587841" calcext:value-type="float">
            <text:p>0.0851449296</text:p>
          </table:table-cell>
          <table:table-cell table:number-columns-repeated="2"/>
          <table:table-cell office:value-type="string" calcext:value-type="string">
            <text:p>leaderTitle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0881793657317758" calcext:value-type="float">
            <text:p>0.08817936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ideology</text:p>
          </table:table-cell>
          <table:table-cell office:value-type="float" office:value="0.0828282851725817" calcext:value-type="float">
            <text:p>0.0828282852</text:p>
          </table:table-cell>
          <table:table-cell table:number-columns-repeated="2"/>
          <table:table-cell office:value-type="string" calcext:value-type="string">
            <text:p>date1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81381407380104" calcext:value-type="float">
            <text:p>0.088138140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shortDescription</text:p>
          </table:table-cell>
          <table:table-cell office:value-type="float" office:value="0.076441103592515" calcext:value-type="float">
            <text:p>0.0764411036</text:p>
          </table:table-cell>
          <table:table-cell table:number-columns-repeated="2"/>
          <table:table-cell office:value-type="string" calcext:value-type="string">
            <text:p>child7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47573503851891" calcext:value-type="float">
            <text:p>0.084757350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child4Agency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2"/>
          <table:table-cell office:value-type="string" calcext:value-type="string">
            <text:p>subsi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8618762791157" calcext:value-type="float">
            <text:p>0.08386187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child1Agency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2"/>
          <table:table-cell office:value-type="string" calcext:value-type="string">
            <text:p>constitu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child2Agency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2"/>
          <table:table-cell office:value-type="string" calcext:value-type="string">
            <text:p>keystaff1posi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allies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2"/>
          <table:table-cell office:value-type="string" calcext:value-type="string">
            <text:p>linking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child3Agency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2"/>
          <table:table-cell office:value-type="string" calcext:value-type="string">
            <text:p>aff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orderInOffice</text:p>
          </table:table-cell>
          <table:table-cell office:value-type="float" office:value="0.068268190138042" calcext:value-type="float">
            <text:p>0.0682681901</text:p>
          </table:table-cell>
          <table:table-cell table:number-columns-repeated="2"/>
          <table:table-cell office:value-type="string" calcext:value-type="string">
            <text:p>freeTex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combatant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2"/>
          <table:table-cell office:value-type="string" calcext:value-type="string">
            <text:p>incumbent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affiliation</text:p>
          </table:table-cell>
          <table:table-cell office:value-type="float" office:value="0.0526315793395042" calcext:value-type="float">
            <text:p>0.0526315793</text:p>
          </table:table-cell>
          <table:table-cell table:number-columns-repeated="2"/>
          <table:table-cell office:value-type="string" calcext:value-type="string">
            <text:p>candidate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after</text:p>
          </table:table-cell>
          <table:table-cell office:value-type="float" office:value="0.0500000007450581" calcext:value-type="float">
            <text:p>0.0500000007</text:p>
          </table:table-cell>
          <table:table-cell table:number-columns-repeated="2"/>
          <table:table-cell office:value-type="string" calcext:value-type="string">
            <text:p>hea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perps</text:p>
          </table:table-cell>
          <table:table-cell office:value-type="float" office:value="0.0500000007450581" calcext:value-type="float">
            <text:p>0.0500000007</text:p>
          </table:table-cell>
          <table:table-cell table:number-columns-repeated="2"/>
          <table:table-cell office:value-type="string" calcext:value-type="string">
            <text:p>offic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partyName</text:p>
          </table:table-cell>
          <table:table-cell office:value-type="float" office:value="0.0470270272344351" calcext:value-type="float">
            <text:p>0.0470270272</text:p>
          </table:table-cell>
          <table:table-cell table:number-columns-repeated="2"/>
          <table:table-cell office:value-type="string" calcext:value-type="string">
            <text:p>symbol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15508030354977" calcext:value-type="float">
            <text:p>0.08155080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militaryBranch</text:p>
          </table:table-cell>
          <table:table-cell office:value-type="float" office:value="0.0470085479319096" calcext:value-type="float">
            <text:p>0.0470085479</text:p>
          </table:table-cell>
          <table:table-cell table:number-columns-repeated="2"/>
          <table:table-cell office:value-type="string" calcext:value-type="string">
            <text:p>ministe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13811253756285" calcext:value-type="float">
            <text:p>0.08138112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branch</text:p>
          </table:table-cell>
          <table:table-cell office:value-type="float" office:value="0.0470085479319096" calcext:value-type="float">
            <text:p>0.0470085479</text:p>
          </table:table-cell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80289039760828" calcext:value-type="float">
            <text:p>0.08028903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predecessor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2"/>
          <table:table-cell office:value-type="string" calcext:value-type="string">
            <text:p>institu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99999982118607" calcext:value-type="float">
            <text:p>0.079999998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leaderParty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2"/>
          <table:table-cell office:value-type="string" calcext:value-type="string">
            <text:p>managerclub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88018414750695" calcext:value-type="float">
            <text:p>0.078801841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nameEnglish</text:p>
          </table:table-cell>
          <table:table-cell office:value-type="float" office:value="0.0393939409404993" calcext:value-type="float">
            <text:p>0.0393939409</text:p>
          </table:table-cell>
          <table:table-cell table:number-columns-repeated="2"/>
          <table:table-cell office:value-type="string" calcext:value-type="string">
            <text:p>managerClub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88018414750695" calcext:value-type="float">
            <text:p>0.07880184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history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battles</text:p>
          </table:table-cell>
          <table:table-cell office:value-type="string" calcext:value-type="string">
            <text:p>Liberal; Coalition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0770909373338024" calcext:value-type="float">
            <text:p>0.07709093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label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official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70370364189148" calcext:value-type="float">
            <text:p>0.077037036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seats4Titl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nationalparalympicco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caption</text:p>
          </table:table-cell>
          <table:table-cell office:value-type="float" office:value="0.0344827584922314" calcext:value-type="float">
            <text:p>0.0344827585</text:p>
          </table:table-cell>
          <table:table-cell table:number-columns-repeated="2"/>
          <table:table-cell office:value-type="string" calcext:value-type="string">
            <text:p>amendment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religion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nonProfitSlogan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2"/>
          <table:table-cell office:value-type="string" calcext:value-type="string">
            <text:p>keypoint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era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2"/>
          <table:table-cell office:value-type="string" calcext:value-type="string">
            <text:p>allegianc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55555555224419" calcext:value-type="float">
            <text:p>0.075555555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nonProfitName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2"/>
          <table:table-cell office:value-type="string" calcext:value-type="string">
            <text:p>predecessor</text:p>
          </table:table-cell>
          <table:table-cell office:value-type="string" calcext:value-type="string">
            <text:p>Liberal; Labour; Coalition; National; </text:p>
          </table:table-cell>
          <table:table-cell office:value-type="float" office:value="4" calcext:value-type="float">
            <text:p>4</text:p>
          </table:table-cell>
          <table:table-cell office:value-type="float" office:value="0.0725207948125899" calcext:value-type="float">
            <text:p>0.072520794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order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2"/>
          <table:table-cell office:value-type="string" calcext:value-type="string">
            <text:p>broadcastArea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19826277345419" calcext:value-type="float">
            <text:p>0.071982627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militaryCommand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2"/>
          <table:table-cell office:value-type="string" calcext:value-type="string">
            <text:p>ownership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18568842858076" calcext:value-type="float">
            <text:p>0.071856884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partyColour</text:p>
          </table:table-cell>
          <table:table-cell office:value-type="float" office:value="0.0172413792461157" calcext:value-type="float">
            <text:p>0.0172413792</text:p>
          </table:table-cell>
          <table:table-cell table:number-columns-repeated="2"/>
          <table:table-cell office:value-type="string" calcext:value-type="string">
            <text:p>leader3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17948749661446" calcext:value-type="float">
            <text:p>0.07179487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opponents</text:p>
          </table:table-cell>
          <table:table-cell office:value-type="float" office:value="0.0172413792461157" calcext:value-type="float">
            <text:p>0.0172413792</text:p>
          </table:table-cell>
          <table:table-cell table:number-columns-repeated="2"/>
          <table:table-cell office:value-type="string" calcext:value-type="string">
            <text:p>minister3Party</text:p>
          </table:table-cell>
          <table:table-cell office:value-type="string" calcext:value-type="string">
            <text:p>Labour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eral</text:p>
          </table:table-cell>
          <table:table-cell office:value-type="string" calcext:value-type="string">
            <text:p>quote</text:p>
          </table:table-cell>
          <table:table-cell office:value-type="float" office:value="0.00793650839477778" calcext:value-type="float">
            <text:p>0.0079365084</text:p>
          </table:table-cell>
          <table:table-cell table:number-columns-repeated="2"/>
          <table:table-cell office:value-type="string" calcext:value-type="string">
            <text:p>specialit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beral</text:p>
          </table:table-cell>
          <table:table-cell office:value-type="string" calcext:value-type="string">
            <text:p>description</text:p>
          </table:table-cell>
          <table:table-cell office:value-type="float" office:value="0.00775193795561791" calcext:value-type="float">
            <text:p>0.007751938</text:p>
          </table:table-cell>
          <table:table-cell table:number-columns-repeated="2"/>
          <table:table-cell office:value-type="string" calcext:value-type="string">
            <text:p>child2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10784327238798" calcext:value-type="float">
            <text:p>0.07107843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party</text:p>
          </table:table-cell>
          <table:table-cell office:value-type="float" office:value="27.7971680900082" calcext:value-type="float">
            <text:p>27.79716809</text:p>
          </table:table-cell>
          <table:table-cell table:number-columns-repeated="2"/>
          <table:table-cell office:value-type="string" calcext:value-type="string">
            <text:p>child1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710784327238798" calcext:value-type="float">
            <text:p>0.071078432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ame</text:p>
          </table:table-cell>
          <table:table-cell office:value-type="float" office:value="23.5812445329502" calcext:value-type="float">
            <text:p>23.581244533</text:p>
          </table:table-cell>
          <table:table-cell table:number-columns-repeated="2"/>
          <table:table-cell office:value-type="string" calcext:value-type="string">
            <text:p>parentDepartmen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941176392138" calcext:value-type="float">
            <text:p>0.06941176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title</text:p>
          </table:table-cell>
          <table:table-cell office:value-type="float" office:value="13.0250613391399" calcext:value-type="float">
            <text:p>13.0250613391</text:p>
          </table:table-cell>
          <table:table-cell table:number-columns-repeated="2"/>
          <table:table-cell office:value-type="string" calcext:value-type="string">
            <text:p>allies</text:p>
          </table:table-cell>
          <table:table-cell office:value-type="string" calcext:value-type="string">
            <text:p>Liberal; </text:p>
          </table:table-cell>
          <table:table-cell office:value-type="float" office:value="1" calcext:value-type="float">
            <text:p>1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ffice</text:p>
          </table:table-cell>
          <table:table-cell office:value-type="float" office:value="8.95784157980233" calcext:value-type="float">
            <text:p>8.9578415798</text:p>
          </table:table-cell>
          <table:table-cell table:number-columns-repeated="2"/>
          <table:table-cell office:value-type="string" calcext:value-type="string">
            <text:p>abbrevi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gencyName</text:p>
          </table:table-cell>
          <table:table-cell office:value-type="float" office:value="8.75557985343039" calcext:value-type="float">
            <text:p>8.7555798534</text:p>
          </table:table-cell>
          <table:table-cell table:number-columns-repeated="2"/>
          <table:table-cell office:value-type="string" calcext:value-type="string">
            <text:p>sessionRoo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eligibility</text:p>
          </table:table-cell>
          <table:table-cell office:value-type="float" office:value="8.28571431338787" calcext:value-type="float">
            <text:p>8.2857143134</text:p>
          </table:table-cell>
          <table:table-cell table:number-columns-repeated="2"/>
          <table:table-cell office:value-type="string" calcext:value-type="string">
            <text:p>seats1Title</text:p>
          </table:table-cell>
          <table:table-cell office:value-type="string" calcext:value-type="string">
            <text:p>Labour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0689537469297648" calcext:value-type="float">
            <text:p>0.068953746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blank2Name</text:p>
          </table:table-cell>
          <table:table-cell office:value-type="float" office:value="6.5966701740399" calcext:value-type="float">
            <text:p>6.596670174</text:p>
          </table:table-cell>
          <table:table-cell table:number-columns-repeated="2"/>
          <table:table-cell office:value-type="string" calcext:value-type="string">
            <text:p>centr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79723508656025" calcext:value-type="float">
            <text:p>0.067972350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governingBody</text:p>
          </table:table-cell>
          <table:table-cell office:value-type="float" office:value="4.90449408628047" calcext:value-type="float">
            <text:p>4.9044940863</text:p>
          </table:table-cell>
          <table:table-cell table:number-columns-repeated="2"/>
          <table:table-cell office:value-type="string" calcext:value-type="string">
            <text:p>seats3Title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679723508656025" calcext:value-type="float">
            <text:p>0.06797235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jurisdiction</text:p>
          </table:table-cell>
          <table:table-cell office:value-type="float" office:value="4.48396018333733" calcext:value-type="float">
            <text:p>4.4839601833</text:p>
          </table:table-cell>
          <table:table-cell table:number-columns-repeated="2"/>
          <table:table-cell office:value-type="string" calcext:value-type="string">
            <text:p>chamber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69642873108387" calcext:value-type="float">
            <text:p>0.06696428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lmaMater</text:p>
          </table:table-cell>
          <table:table-cell office:value-type="float" office:value="3.41290768329054" calcext:value-type="float">
            <text:p>3.4129076833</text:p>
          </table:table-cell>
          <table:table-cell table:number-columns-repeated="2"/>
          <table:table-cell office:value-type="string" calcext:value-type="string">
            <text:p>industry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666666701436043" calcext:value-type="float">
            <text:p>0.06666667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location</text:p>
          </table:table-cell>
          <table:table-cell office:value-type="float" office:value="2.90622370876372" calcext:value-type="float">
            <text:p>2.9062237088</text:p>
          </table:table-cell>
          <table:table-cell table:number-columns-repeated="2"/>
          <table:table-cell office:value-type="string" calcext:value-type="string">
            <text:p>battle</text:p>
          </table:table-cell>
          <table:table-cell office:value-type="string" calcext:value-type="string">
            <text:p>Liberal; Coalition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0663382494822145" calcext:value-type="float">
            <text:p>0.066338249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ogo</text:p>
          </table:table-cell>
          <table:table-cell office:value-type="float" office:value="2.86543874070048" calcext:value-type="float">
            <text:p>2.8654387407</text:p>
          </table:table-cell>
          <table:table-cell table:number-columns-repeated="2"/>
          <table:table-cell office:value-type="string" calcext:value-type="string">
            <text:p>architectOrBuilder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663031153380871" calcext:value-type="float">
            <text:p>0.066303115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oliticalPartyInLegislature</text:p>
          </table:table-cell>
          <table:table-cell office:value-type="float" office:value="2.84196177124977" calcext:value-type="float">
            <text:p>2.8419617712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Liberal; Labour; National; Conservative; </text:p>
          </table:table-cell>
          <table:table-cell office:value-type="float" office:value="4" calcext:value-type="float">
            <text:p>4</text:p>
          </table:table-cell>
          <table:table-cell office:value-type="float" office:value="0.0661855442449451" calcext:value-type="float">
            <text:p>0.066185544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hortDescription</text:p>
          </table:table-cell>
          <table:table-cell office:value-type="float" office:value="2.6195974489674" calcext:value-type="float">
            <text:p>2.619597449</text:p>
          </table:table-cell>
          <table:table-cell table:number-columns-repeated="2"/>
          <table:table-cell office:value-type="string" calcext:value-type="string">
            <text:p>blank3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6025641746819" calcext:value-type="float">
            <text:p>0.06602564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aption</text:p>
          </table:table-cell>
          <table:table-cell office:value-type="float" office:value="2.51635591406375" calcext:value-type="float">
            <text:p>2.5163559141</text:p>
          </table:table-cell>
          <table:table-cell table:number-columns-repeated="2"/>
          <table:table-cell office:value-type="string" calcext:value-type="string">
            <text:p>design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55913986265659" calcext:value-type="float">
            <text:p>0.06559139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prefix</text:p>
          </table:table-cell>
          <table:table-cell office:value-type="float" office:value="2.51183916069567" calcext:value-type="float">
            <text:p>2.5118391607</text:p>
          </table:table-cell>
          <table:table-cell table:number-columns-repeated="2"/>
          <table:table-cell office:value-type="string" calcext:value-type="string">
            <text:p>leader1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ol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landlord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639868527650833" calcext:value-type="float">
            <text:p>0.06398685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hildOrganisation</text:p>
          </table:table-cell>
          <table:table-cell office:value-type="float" office:value="2.21786697953939" calcext:value-type="float">
            <text:p>2.2178669795</text:p>
          </table:table-cell>
          <table:table-cell table:number-columns-repeated="2"/>
          <table:table-cell office:value-type="string" calcext:value-type="string">
            <text:p>nominatedB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38888906687498" calcext:value-type="float">
            <text:p>0.063888890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ppointer</text:p>
          </table:table-cell>
          <table:table-cell office:value-type="float" office:value="2.10501256585121" calcext:value-type="float">
            <text:p>2.1050125659</text:p>
          </table:table-cell>
          <table:table-cell table:number-columns-repeated="2"/>
          <table:table-cell office:value-type="string" calcext:value-type="string">
            <text:p>long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psub</text:p>
          </table:table-cell>
          <table:table-cell office:value-type="float" office:value="1.94549111090601" calcext:value-type="float">
            <text:p>1.9454911109</text:p>
          </table:table-cell>
          <table:table-cell table:number-columns-repeated="2"/>
          <table:table-cell office:value-type="string" calcext:value-type="string">
            <text:p>nonProfitName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0614450136199594" calcext:value-type="float">
            <text:p>0.06144501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arentOrganisation</text:p>
          </table:table-cell>
          <table:table-cell office:value-type="float" office:value="1.84218291565776" calcext:value-type="float">
            <text:p>1.8421829157</text:p>
          </table:table-cell>
          <table:table-cell table:number-columns-repeated="2"/>
          <table:table-cell office:value-type="string" calcext:value-type="string">
            <text:p>long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07985481619835" calcext:value-type="float">
            <text:p>0.060798548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receding</text:p>
          </table:table-cell>
          <table:table-cell office:value-type="float" office:value="1.83131496608257" calcext:value-type="float">
            <text:p>1.8313149661</text:p>
          </table:table-cell>
          <table:table-cell table:number-columns-repeated="2"/>
          <table:table-cell office:value-type="string" calcext:value-type="string">
            <text:p>beforeParty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606617648154497" calcext:value-type="float">
            <text:p>0.060661764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arentAgency</text:p>
          </table:table-cell>
          <table:table-cell office:value-type="float" office:value="1.76688964664936" calcext:value-type="float">
            <text:p>1.7668896466</text:p>
          </table:table-cell>
          <table:table-cell table:number-columns-repeated="2"/>
          <table:table-cell office:value-type="string" calcext:value-type="string">
            <text:p>afterParty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606617648154497" calcext:value-type="float">
            <text:p>0.060661764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type</text:p>
          </table:table-cell>
          <table:table-cell office:value-type="float" office:value="1.75498872064054" calcext:value-type="float">
            <text:p>1.7549887206</text:p>
          </table:table-cell>
          <table:table-cell table:number-columns-repeated="2"/>
          <table:table-cell office:value-type="string" calcext:value-type="string">
            <text:p>imageSkylin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600358415395022" calcext:value-type="float">
            <text:p>0.060035841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orderInOffice</text:p>
          </table:table-cell>
          <table:table-cell office:value-type="float" office:value="1.71987070050091" calcext:value-type="float">
            <text:p>1.7198707005</text:p>
          </table:table-cell>
          <table:table-cell table:number-columns-repeated="2"/>
          <table:table-cell office:value-type="string" calcext:value-type="string">
            <text:p>zoo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oliticalGroups</text:p>
          </table:table-cell>
          <table:table-cell office:value-type="float" office:value="1.71003014221787" calcext:value-type="float">
            <text:p>1.7100301422</text:p>
          </table:table-cell>
          <table:table-cell table:number-columns-repeated="2"/>
          <table:table-cell office:value-type="string" calcext:value-type="string">
            <text:p>afterColou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headquarters</text:p>
          </table:table-cell>
          <table:table-cell office:value-type="float" office:value="1.47731351479888" calcext:value-type="float">
            <text:p>1.4773135148</text:p>
          </table:table-cell>
          <table:table-cell table:number-columns-repeated="2"/>
          <table:table-cell office:value-type="string" calcext:value-type="string">
            <text:p>beforeColou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embership</text:p>
          </table:table-cell>
          <table:table-cell office:value-type="float" office:value="1.38225500285625" calcext:value-type="float">
            <text:p>1.3822550029</text:p>
          </table:table-cell>
          <table:table-cell table:number-columns-repeated="2"/>
          <table:table-cell office:value-type="string" calcext:value-type="string">
            <text:p>after</text:p>
          </table:table-cell>
          <table:table-cell office:value-type="string" calcext:value-type="string">
            <text:p>Liberal; Labour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0581285922477643" calcext:value-type="float">
            <text:p>0.058128592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urpose</text:p>
          </table:table-cell>
          <table:table-cell office:value-type="float" office:value="1.29077500477433" calcext:value-type="float">
            <text:p>1.2907750048</text:p>
          </table:table-cell>
          <table:table-cell table:number-columns-repeated="2"/>
          <table:table-cell office:value-type="string" calcext:value-type="string">
            <text:p>formerBroadcastNetwork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66612100228667" calcext:value-type="float">
            <text:p>0.0566612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data</text:p>
          </table:table-cell>
          <table:table-cell office:value-type="float" office:value="1.25397938583046" calcext:value-type="float">
            <text:p>1.2539793858</text:p>
          </table:table-cell>
          <table:table-cell table:number-columns-repeated="2"/>
          <table:table-cell office:value-type="string" calcext:value-type="string">
            <text:p>symbol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55984564125538" calcext:value-type="float">
            <text:p>0.055598456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ogoCaption</text:p>
          </table:table-cell>
          <table:table-cell office:value-type="float" office:value="1.24004237540066" calcext:value-type="float">
            <text:p>1.2400423754</text:p>
          </table:table-cell>
          <table:table-cell table:number-columns-repeated="2"/>
          <table:table-cell office:value-type="string" calcext:value-type="string">
            <text:p>combatant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insigniacaption</text:p>
          </table:table-cell>
          <table:table-cell office:value-type="float" office:value="1.17738097906113" calcext:value-type="float">
            <text:p>1.1773809791</text:p>
          </table:table-cell>
          <table:table-cell table:number-columns-repeated="2"/>
          <table:table-cell office:value-type="string" calcext:value-type="string">
            <text:p>strength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rder</text:p>
          </table:table-cell>
          <table:table-cell office:value-type="float" office:value="1.0962837934494" calcext:value-type="float">
            <text:p>1.0962837934</text:p>
          </table:table-cell>
          <table:table-cell table:number-columns-repeated="2"/>
          <table:table-cell office:value-type="string" calcext:value-type="string">
            <text:p>visitor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47499349340797" calcext:value-type="float">
            <text:p>0.05474993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ideology</text:p>
          </table:table-cell>
          <table:table-cell office:value-type="float" office:value="1.09121334180236" calcext:value-type="float">
            <text:p>1.0912133418</text:p>
          </table:table-cell>
          <table:table-cell table:number-columns-repeated="2"/>
          <table:table-cell office:value-type="string" calcext:value-type="string">
            <text:p>garris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30303046107292" calcext:value-type="float">
            <text:p>0.05303030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motto</text:p>
          </table:table-cell>
          <table:table-cell office:value-type="float" office:value="1.05737992934883" calcext:value-type="float">
            <text:p>1.0573799293</text:p>
          </table:table-cell>
          <table:table-cell table:number-columns-repeated="2"/>
          <table:table-cell office:value-type="string" calcext:value-type="string">
            <text:p>group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26315793395042" calcext:value-type="float">
            <text:p>0.052631579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gencyname</text:p>
          </table:table-cell>
          <table:table-cell office:value-type="float" office:value="1.00663595087826" calcext:value-type="float">
            <text:p>1.0066359509</text:p>
          </table:table-cell>
          <table:table-cell table:number-columns-repeated="2"/>
          <table:table-cell office:value-type="string" calcext:value-type="string">
            <text:p>nameEnglish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0524926697835326" calcext:value-type="float">
            <text:p>0.05249266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minister1Party</text:p>
          </table:table-cell>
          <table:table-cell office:value-type="float" office:value="0.967391308397055" calcext:value-type="float">
            <text:p>0.9673913084</text:p>
          </table:table-cell>
          <table:table-cell table:number-columns-repeated="2"/>
          <table:table-cell office:value-type="string" calcext:value-type="string">
            <text:p>publishe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12820519506931" calcext:value-type="float">
            <text:p>0.0512820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ef1Position</text:p>
          </table:table-cell>
          <table:table-cell office:value-type="float" office:value="0.905696328729391" calcext:value-type="float">
            <text:p>0.9056963287</text:p>
          </table:table-cell>
          <table:table-cell table:number-columns-repeated="2"/>
          <table:table-cell office:value-type="string" calcext:value-type="string">
            <text:p>educ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508578438311815" calcext:value-type="float">
            <text:p>0.05085784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ld1Agency</text:p>
          </table:table-cell>
          <table:table-cell office:value-type="float" office:value="0.893157759681344" calcext:value-type="float">
            <text:p>0.8931577597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502873575314879" calcext:value-type="float">
            <text:p>0.050287357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oliticalParty</text:p>
          </table:table-cell>
          <table:table-cell office:value-type="float" office:value="0.822324428707361" calcext:value-type="float">
            <text:p>0.8223244287</text:p>
          </table:table-cell>
          <table:table-cell table:number-columns-repeated="2"/>
          <table:table-cell office:value-type="string" calcext:value-type="string">
            <text:p>products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501831518486142" calcext:value-type="float">
            <text:p>0.050183151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rchitect</text:p>
          </table:table-cell>
          <table:table-cell office:value-type="float" office:value="0.787166254594922" calcext:value-type="float">
            <text:p>0.7871662546</text:p>
          </table:table-cell>
          <table:table-cell table:number-columns-repeated="2"/>
          <table:table-cell office:value-type="string" calcext:value-type="string">
            <text:p>perps</text:p>
          </table:table-cell>
          <table:table-cell office:value-type="string" calcext:value-type="string">
            <text:p>Liberal; </text:p>
          </table:table-cell>
          <table:table-cell office:value-type="float" office:value="1" calcext:value-type="float">
            <text:p>1</text:p>
          </table:table-cell>
          <table:table-cell office:value-type="float" office:value="0.0500000007450581" calcext:value-type="float">
            <text:p>0.050000000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eader1Type</text:p>
          </table:table-cell>
          <table:table-cell office:value-type="float" office:value="0.758374011144042" calcext:value-type="float">
            <text:p>0.7583740111</text:p>
          </table:table-cell>
          <table:table-cell table:number-columns-repeated="2"/>
          <table:table-cell office:value-type="string" calcext:value-type="string">
            <text:p>restingPlac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9888608045876" calcext:value-type="float">
            <text:p>0.04988860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otherParty</text:p>
          </table:table-cell>
          <table:table-cell office:value-type="float" office:value="0.74283872358501" calcext:value-type="float">
            <text:p>0.7428387236</text:p>
          </table:table-cell>
          <table:table-cell table:number-columns-repeated="2"/>
          <table:table-cell office:value-type="string" calcext:value-type="string">
            <text:p>placeofburial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9888608045876" calcext:value-type="float">
            <text:p>0.04988860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otherparty</text:p>
          </table:table-cell>
          <table:table-cell office:value-type="float" office:value="0.722536243498325" calcext:value-type="float">
            <text:p>0.7225362435</text:p>
          </table:table-cell>
          <table:table-cell table:number-columns-repeated="2"/>
          <table:table-cell office:value-type="string" calcext:value-type="string">
            <text:p>blank1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98019233345985" calcext:value-type="float">
            <text:p>0.04980192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house</text:p>
          </table:table-cell>
          <table:table-cell office:value-type="float" office:value="0.718675550073385" calcext:value-type="float">
            <text:p>0.718675550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83682993799448" calcext:value-type="float">
            <text:p>0.048368299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rchitecturalStyle</text:p>
          </table:table-cell>
          <table:table-cell office:value-type="float" office:value="0.686817353591323" calcext:value-type="float">
            <text:p>0.6868173536</text:p>
          </table:table-cell>
          <table:table-cell table:number-columns-repeated="2"/>
          <table:table-cell office:value-type="string" calcext:value-type="string">
            <text:p>eventEn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83682993799448" calcext:value-type="float">
            <text:p>0.04836829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uccessor</text:p>
          </table:table-cell>
          <table:table-cell office:value-type="float" office:value="0.656464556232095" calcext:value-type="float">
            <text:p>0.6564645562</text:p>
          </table:table-cell>
          <table:table-cell table:number-columns-repeated="2"/>
          <table:table-cell office:value-type="string" calcext:value-type="string">
            <text:p>airlin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81997672468424" calcext:value-type="float">
            <text:p>0.048199767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ompanyName</text:p>
          </table:table-cell>
          <table:table-cell office:value-type="float" office:value="0.633086049929261" calcext:value-type="float">
            <text:p>0.6330860499</text:p>
          </table:table-cell>
          <table:table-cell table:number-columns-repeated="2"/>
          <table:table-cell office:value-type="string" calcext:value-type="string">
            <text:p>miss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documentName</text:p>
          </table:table-cell>
          <table:table-cell office:value-type="float" office:value="0.61904764175415" calcext:value-type="float">
            <text:p>0.6190476418</text:p>
          </table:table-cell>
          <table:table-cell table:number-columns-repeated="2"/>
          <table:table-cell office:value-type="string" calcext:value-type="string">
            <text:p>m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ssembly</text:p>
          </table:table-cell>
          <table:table-cell office:value-type="float" office:value="0.609271366149187" calcext:value-type="float">
            <text:p>0.6092713661</text:p>
          </table:table-cell>
          <table:table-cell table:number-columns-repeated="2"/>
          <table:table-cell office:value-type="string" calcext:value-type="string">
            <text:p>parentOrganiz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termlength</text:p>
          </table:table-cell>
          <table:table-cell office:value-type="float" office:value="0.604458462446928" calcext:value-type="float">
            <text:p>0.6044584624</text:p>
          </table:table-cell>
          <table:table-cell table:number-columns-repeated="2"/>
          <table:table-cell office:value-type="string" calcext:value-type="string">
            <text:p>partyName</text:p>
          </table:table-cell>
          <table:table-cell office:value-type="string" calcext:value-type="string">
            <text:p>Liberal; </text:p>
          </table:table-cell>
          <table:table-cell office:value-type="float" office:value="1" calcext:value-type="float">
            <text:p>1</text:p>
          </table:table-cell>
          <table:table-cell office:value-type="float" office:value="0.0470270272344351" calcext:value-type="float">
            <text:p>0.047027027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oliticalPartyOfLeader</text:p>
          </table:table-cell>
          <table:table-cell office:value-type="float" office:value="0.587949261069298" calcext:value-type="float">
            <text:p>0.5879492611</text:p>
          </table:table-cell>
          <table:table-cell table:number-columns-repeated="2"/>
          <table:table-cell office:value-type="string" calcext:value-type="string">
            <text:p>success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66124657541513" calcext:value-type="float">
            <text:p>0.046612465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eetingPlace</text:p>
          </table:table-cell>
          <table:table-cell office:value-type="float" office:value="0.569572573527694" calcext:value-type="float">
            <text:p>0.5695725735</text:p>
          </table:table-cell>
          <table:table-cell table:number-columns-repeated="2"/>
          <table:table-cell office:value-type="string" calcext:value-type="string">
            <text:p>1blank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65116277337074" calcext:value-type="float">
            <text:p>0.04651162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affiliation</text:p>
          </table:table-cell>
          <table:table-cell office:value-type="float" office:value="0.564516181126237" calcext:value-type="float">
            <text:p>0.5645161811</text:p>
          </table:table-cell>
          <table:table-cell table:number-columns-repeated="2"/>
          <table:table-cell office:value-type="string" calcext:value-type="string">
            <text:p>charg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56882733851671" calcext:value-type="float">
            <text:p>0.04568827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ld2Agency</text:p>
          </table:table-cell>
          <table:table-cell office:value-type="float" office:value="0.560989994555712" calcext:value-type="float">
            <text:p>0.5609899946</text:p>
          </table:table-cell>
          <table:table-cell table:number-columns-repeated="2"/>
          <table:table-cell office:value-type="string" calcext:value-type="string">
            <text:p>resul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nationality</text:p>
          </table:table-cell>
          <table:table-cell office:value-type="float" office:value="0.539799752645195" calcext:value-type="float">
            <text:p>0.5397997526</text:p>
          </table:table-cell>
          <table:table-cell table:number-columns-repeated="2"/>
          <table:table-cell office:value-type="string" calcext:value-type="string">
            <text:p>tenan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39613536000252" calcext:value-type="float">
            <text:p>0.04396135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ffiliations</text:p>
          </table:table-cell>
          <table:table-cell office:value-type="float" office:value="0.536553617566824" calcext:value-type="float">
            <text:p>0.5365536176</text:p>
          </table:table-cell>
          <table:table-cell table:number-columns-repeated="2"/>
          <table:table-cell office:value-type="string" calcext:value-type="string">
            <text:p>currentTenant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39613536000252" calcext:value-type="float">
            <text:p>0.04396135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residence</text:p>
          </table:table-cell>
          <table:table-cell office:value-type="float" office:value="0.533333346247673" calcext:value-type="float">
            <text:p>0.5333333462</text:p>
          </table:table-cell>
          <table:table-cell table:number-columns-repeated="2"/>
          <table:table-cell office:value-type="string" calcext:value-type="string">
            <text:p>minister4Part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president</text:p>
          </table:table-cell>
          <table:table-cell office:value-type="float" office:value="0.522096466273069" calcext:value-type="float">
            <text:p>0.5220964663</text:p>
          </table:table-cell>
          <table:table-cell table:number-columns-repeated="2"/>
          <table:table-cell office:value-type="string" calcext:value-type="string">
            <text:p>child9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ationalolympiccom</text:p>
          </table:table-cell>
          <table:table-cell office:value-type="float" office:value="0.515685714781284" calcext:value-type="float">
            <text:p>0.5156857148</text:p>
          </table:table-cell>
          <table:table-cell table:number-columns-repeated="2"/>
          <table:table-cell office:value-type="string" calcext:value-type="string">
            <text:p>child10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architecture</text:p>
          </table:table-cell>
          <table:table-cell office:value-type="float" office:value="0.512372339144349" calcext:value-type="float">
            <text:p>0.5123723391</text:p>
          </table:table-cell>
          <table:table-cell table:number-columns-repeated="2"/>
          <table:table-cell office:value-type="string" calcext:value-type="string">
            <text:p>child11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insignia</text:p>
          </table:table-cell>
          <table:table-cell office:value-type="float" office:value="0.500000007450581" calcext:value-type="float">
            <text:p>0.5000000075</text:p>
          </table:table-cell>
          <table:table-cell table:number-columns-repeated="2"/>
          <table:table-cell office:value-type="string" calcext:value-type="string">
            <text:p>focus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egaljuris</text:p>
          </table:table-cell>
          <table:table-cell office:value-type="float" office:value="0.495988741517067" calcext:value-type="float">
            <text:p>0.4959887415</text:p>
          </table:table-cell>
          <table:table-cell table:number-columns-repeated="2"/>
          <table:table-cell office:value-type="string" calcext:value-type="string">
            <text:p>builder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429789358749986" calcext:value-type="float">
            <text:p>0.042978935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oppositionParty</text:p>
          </table:table-cell>
          <table:table-cell office:value-type="float" office:value="0.483333341777325" calcext:value-type="float">
            <text:p>0.4833333418</text:p>
          </table:table-cell>
          <table:table-cell table:number-columns-repeated="2"/>
          <table:table-cell office:value-type="string" calcext:value-type="string">
            <text:p>chief1posi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quote</text:p>
          </table:table-cell>
          <table:table-cell office:value-type="float" office:value="0.479697609320283" calcext:value-type="float">
            <text:p>0.4796976093</text:p>
          </table:table-cell>
          <table:table-cell table:number-columns-repeated="2"/>
          <table:table-cell office:value-type="string" calcext:value-type="string">
            <text:p>formerAffiliation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412765946239233" calcext:value-type="float">
            <text:p>0.04127659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ld3Agency</text:p>
          </table:table-cell>
          <table:table-cell office:value-type="float" office:value="0.473532743752003" calcext:value-type="float">
            <text:p>0.4735327438</text:p>
          </table:table-cell>
          <table:table-cell table:number-columns-repeated="2"/>
          <table:table-cell office:value-type="string" calcext:value-type="string">
            <text:p>religion</text:p>
          </table:table-cell>
          <table:table-cell office:value-type="string" calcext:value-type="string">
            <text:p>Liber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41013584472239" calcext:value-type="float">
            <text:p>0.041013584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honorificSuffix</text:p>
          </table:table-cell>
          <table:table-cell office:value-type="float" office:value="0.441296201199293" calcext:value-type="float">
            <text:p>0.4412962012</text:p>
          </table:table-cell>
          <table:table-cell table:number-columns-repeated="2"/>
          <table:table-cell office:value-type="string" calcext:value-type="string">
            <text:p>child8Agency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409699007868767" calcext:value-type="float">
            <text:p>0.040969900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</text:p>
          </table:table-cell>
          <table:table-cell office:value-type="float" office:value="0.430303037166595" calcext:value-type="float">
            <text:p>0.4303030372</text:p>
          </table:table-cell>
          <table:table-cell table:number-columns-repeated="2"/>
          <table:table-cell office:value-type="string" calcext:value-type="string">
            <text:p>leaderParty</text:p>
          </table:table-cell>
          <table:table-cell office:value-type="string" calcext:value-type="string">
            <text:p>Liberal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0400641039013863" calcext:value-type="float">
            <text:p>0.04006410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eal</text:p>
          </table:table-cell>
          <table:table-cell office:value-type="float" office:value="0.412191173061729" calcext:value-type="float">
            <text:p>0.4121911731</text:p>
          </table:table-cell>
          <table:table-cell table:number-columns-repeated="2"/>
          <table:table-cell office:value-type="string" calcext:value-type="string">
            <text:p>house1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oaPic</text:p>
          </table:table-cell>
          <table:table-cell office:value-type="float" office:value="0.405882542952895" calcext:value-type="float">
            <text:p>0.405882543</text:p>
          </table:table-cell>
          <table:table-cell table:number-columns-repeated="2"/>
          <table:table-cell office:value-type="string" calcext:value-type="string">
            <text:p>sessionAl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body</text:p>
          </table:table-cell>
          <table:table-cell office:value-type="float" office:value="0.405555557459593" calcext:value-type="float">
            <text:p>0.4055555575</text:p>
          </table:table-cell>
          <table:table-cell table:number-columns-repeated="2"/>
          <table:table-cell office:value-type="string" calcext:value-type="string">
            <text:p>stateOfOrigi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97571492940187" calcext:value-type="float">
            <text:p>0.03975714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post</text:p>
          </table:table-cell>
          <table:table-cell office:value-type="float" office:value="0.400000005960465" calcext:value-type="float">
            <text:p>0.400000006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design</text:p>
          </table:table-cell>
          <table:table-cell office:value-type="float" office:value="0.400000005960465" calcext:value-type="float">
            <text:p>0.400000006</text:p>
          </table:table-cell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Liberal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oo</text:p>
          </table:table-cell>
          <table:table-cell office:value-type="float" office:value="0.395833343267441" calcext:value-type="float">
            <text:p>0.3958333433</text:p>
          </table:table-cell>
          <table:table-cell table:number-columns-repeated="2"/>
          <table:table-cell office:value-type="string" calcext:value-type="string">
            <text:p>pushpinMap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omps</text:p>
          </table:table-cell>
          <table:table-cell office:value-type="float" office:value="0.385714299976826" calcext:value-type="float">
            <text:p>0.3857143</text:p>
          </table:table-cell>
          <table:table-cell table:number-columns-repeated="2"/>
          <table:table-cell office:value-type="string" calcext:value-type="string">
            <text:p>seats4Title</text:p>
          </table:table-cell>
          <table:table-cell office:value-type="string" calcext:value-type="string">
            <text:p>Liberal; Labour; </text:p>
          </table:table-cell>
          <table:table-cell office:value-type="float" office:value="2" calcext:value-type="float">
            <text:p>2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uperseding</text:p>
          </table:table-cell>
          <table:table-cell office:value-type="float" office:value="0.377274120226502" calcext:value-type="float">
            <text:p>0.3772741202</text:p>
          </table:table-cell>
          <table:table-cell table:number-columns-repeated="2"/>
          <table:table-cell office:value-type="string" calcext:value-type="string">
            <text:p>chief1Name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organization</text:p>
          </table:table-cell>
          <table:table-cell office:value-type="float" office:value="0.366666674613953" calcext:value-type="float">
            <text:p>0.3666666746</text:p>
          </table:table-cell>
          <table:table-cell table:number-columns-repeated="2"/>
          <table:table-cell office:value-type="string" calcext:value-type="string">
            <text:p>1stparty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onstituencyMp</text:p>
          </table:table-cell>
          <table:table-cell office:value-type="float" office:value="0.352697473019361" calcext:value-type="float">
            <text:p>0.352697473</text:p>
          </table:table-cell>
          <table:table-cell table:number-columns-repeated="2"/>
          <table:table-cell office:value-type="string" calcext:value-type="string">
            <text:p>2ndparty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imageCaption</text:p>
          </table:table-cell>
          <table:table-cell office:value-type="float" office:value="0.344114292412996" calcext:value-type="float">
            <text:p>0.3441142924</text:p>
          </table:table-cell>
          <table:table-cell table:number-columns-repeated="2"/>
          <table:table-cell office:value-type="string" calcext:value-type="string">
            <text:p>child15Agenc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tructure</text:p>
          </table:table-cell>
          <table:table-cell office:value-type="float" office:value="0.343388604000211" calcext:value-type="float">
            <text:p>0.343388604</text:p>
          </table:table-cell>
          <table:table-cell table:number-columns-repeated="2"/>
          <table:table-cell office:value-type="string" calcext:value-type="string">
            <text:p>subdivision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ource</text:p>
          </table:table-cell>
          <table:table-cell office:value-type="float" office:value="0.341732900589705" calcext:value-type="float">
            <text:p>0.3417329006</text:p>
          </table:table-cell>
          <table:table-cell table:number-columns-repeated="2"/>
          <table:table-cell office:value-type="string" calcext:value-type="string">
            <text:p>responsibiliti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ystemType</text:p>
          </table:table-cell>
          <table:table-cell office:value-type="float" office:value="0.340909093618393" calcext:value-type="float">
            <text:p>0.3409090936</text:p>
          </table:table-cell>
          <table:table-cell table:number-columns-repeated="2"/>
          <table:table-cell office:value-type="string" calcext:value-type="string">
            <text:p>3rdparty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</text:p>
          </table:table-cell>
          <table:table-cell office:value-type="float" office:value="0.333333343267441" calcext:value-type="float">
            <text:p>0.3333333433</text:p>
          </table:table-cell>
          <table:table-cell table:number-columns-repeated="2"/>
          <table:table-cell office:value-type="string" calcext:value-type="string">
            <text:p>company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ubmittedTo</text:p>
          </table:table-cell>
          <table:table-cell office:value-type="float" office:value="0.33333333581686" calcext:value-type="float">
            <text:p>0.3333333358</text:p>
          </table:table-cell>
          <table:table-cell table:number-columns-repeated="2"/>
          <table:table-cell office:value-type="string" calcext:value-type="string">
            <text:p>junc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6363635212183" calcext:value-type="float">
            <text:p>0.036363635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houses</text:p>
          </table:table-cell>
          <table:table-cell office:value-type="float" office:value="0.333332993090153" calcext:value-type="float">
            <text:p>0.3333329931</text:p>
          </table:table-cell>
          <table:table-cell table:number-columns-repeated="2"/>
          <table:table-cell office:value-type="string" calcext:value-type="string">
            <text:p>routeJunc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6363635212183" calcext:value-type="float">
            <text:p>0.03636363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picture</text:p>
          </table:table-cell>
          <table:table-cell office:value-type="float" office:value="0.326269771903753" calcext:value-type="float">
            <text:p>0.3262697719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overviewbody</text:p>
          </table:table-cell>
          <table:table-cell office:value-type="float" office:value="0.321794878691435" calcext:value-type="float">
            <text:p>0.3217948787</text:p>
          </table:table-cell>
          <table:table-cell table:number-columns-repeated="2"/>
          <table:table-cell office:value-type="string" calcext:value-type="string">
            <text:p>areaServe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ccupation</text:p>
          </table:table-cell>
          <table:table-cell office:value-type="float" office:value="0.319238898344338" calcext:value-type="float">
            <text:p>0.3192388983</text:p>
          </table:table-cell>
          <table:table-cell table:number-columns-repeated="2"/>
          <table:table-cell office:value-type="string" calcext:value-type="string">
            <text:p>releg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wards</text:p>
          </table:table-cell>
          <table:table-cell office:value-type="float" office:value="0.318289034068584" calcext:value-type="float">
            <text:p>0.3182890341</text:p>
          </table:table-cell>
          <table:table-cell table:number-columns-repeated="2"/>
          <table:table-cell office:value-type="string" calcext:value-type="string">
            <text:p>logoWidth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ictureCaption</text:p>
          </table:table-cell>
          <table:table-cell office:value-type="float" office:value="0.309935869649053" calcext:value-type="float">
            <text:p>0.3099358696</text:p>
          </table:table-cell>
          <table:table-cell table:number-columns-repeated="2"/>
          <table:table-cell office:value-type="string" calcext:value-type="string">
            <text:p>attachedAgenci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knownFor</text:p>
          </table:table-cell>
          <table:table-cell office:value-type="float" office:value="0.299978755414486" calcext:value-type="float">
            <text:p>0.2999787554</text:p>
          </table:table-cell>
          <table:table-cell table:number-columns-repeated="2"/>
          <table:table-cell office:value-type="string" calcext:value-type="string">
            <text:p>staticImage2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headquarter</text:p>
          </table:table-cell>
          <table:table-cell office:value-type="float" office:value="0.274037707597017" calcext:value-type="float">
            <text:p>0.2740377076</text:p>
          </table:table-cell>
          <table:table-cell table:number-columns-repeated="2"/>
          <table:table-cell office:value-type="string" calcext:value-type="string">
            <text:p>regionServe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arentagency</text:p>
          </table:table-cell>
          <table:table-cell office:value-type="float" office:value="0.266154194250703" calcext:value-type="float">
            <text:p>0.2661541943</text:p>
          </table:table-cell>
          <table:table-cell table:number-columns-repeated="2"/>
          <table:table-cell office:value-type="string" calcext:value-type="string">
            <text:p>isPartOf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49924592301249" calcext:value-type="float">
            <text:p>0.034992459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ward</text:p>
          </table:table-cell>
          <table:table-cell office:value-type="float" office:value="0.263513528741896" calcext:value-type="float">
            <text:p>0.2635135287</text:p>
          </table:table-cell>
          <table:table-cell table:number-columns-repeated="2"/>
          <table:table-cell office:value-type="string" calcext:value-type="string">
            <text:p>refLegalMandat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48722683265805" calcext:value-type="float">
            <text:p>0.034872268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earestCity</text:p>
          </table:table-cell>
          <table:table-cell office:value-type="float" office:value="0.257456429302692" calcext:value-type="float">
            <text:p>0.2574564293</text:p>
          </table:table-cell>
          <table:table-cell table:number-columns-repeated="2"/>
          <table:table-cell office:value-type="string" calcext:value-type="string">
            <text:p>railroad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44173442572355" calcext:value-type="float">
            <text:p>0.034417344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artof</text:p>
          </table:table-cell>
          <table:table-cell office:value-type="float" office:value="0.257435869425535" calcext:value-type="float">
            <text:p>0.2574358694</text:p>
          </table:table-cell>
          <table:table-cell table:number-columns-repeated="2"/>
          <table:table-cell office:value-type="string" calcext:value-type="string">
            <text:p>servic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arent</text:p>
          </table:table-cell>
          <table:table-cell office:value-type="float" office:value="0.256466211751103" calcext:value-type="float">
            <text:p>0.2564662118</text:p>
          </table:table-cell>
          <table:table-cell table:number-columns-repeated="2"/>
          <table:table-cell office:value-type="string" calcext:value-type="string">
            <text:p>internationalAffili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keydocument</text:p>
          </table:table-cell>
          <table:table-cell office:value-type="float" office:value="0.253261996433139" calcext:value-type="float">
            <text:p>0.2532619964</text:p>
          </table:table-cell>
          <table:table-cell table:number-columns-repeated="2"/>
          <table:table-cell office:value-type="string" calcext:value-type="string">
            <text:p>staticImageCaption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enactedBy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international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inister1Pfo</text:p>
          </table:table-cell>
          <table:table-cell office:value-type="float" office:value="0.248197382315993" calcext:value-type="float">
            <text:p>0.2481973823</text:p>
          </table:table-cell>
          <table:table-cell table:number-columns-repeated="2"/>
          <table:table-cell office:value-type="string" calcext:value-type="string">
            <text:p>minister2Name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governmentType</text:p>
          </table:table-cell>
          <table:table-cell office:value-type="float" office:value="0.247354501858354" calcext:value-type="float">
            <text:p>0.2473545019</text:p>
          </table:table-cell>
          <table:table-cell table:number-columns-repeated="2"/>
          <table:table-cell office:value-type="string" calcext:value-type="string">
            <text:p>quotetex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wner</text:p>
          </table:table-cell>
          <table:table-cell office:value-type="float" office:value="0.243678070604801" calcext:value-type="float">
            <text:p>0.2436780706</text:p>
          </table:table-cell>
          <table:table-cell table:number-columns-repeated="2"/>
          <table:table-cell office:value-type="string" calcext:value-type="string">
            <text:p>budge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replaced</text:p>
          </table:table-cell>
          <table:table-cell office:value-type="float" office:value="0.23989899456501" calcext:value-type="float">
            <text:p>0.2398989946</text:p>
          </table:table-cell>
          <table:table-cell table:number-columns-repeated="2"/>
          <table:table-cell office:value-type="string" calcext:value-type="string">
            <text:p>domestCup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egislativePeriodName</text:p>
          </table:table-cell>
          <table:table-cell office:value-type="float" office:value="0.236666668206453" calcext:value-type="float">
            <text:p>0.2366666682</text:p>
          </table:table-cell>
          <table:table-cell table:number-columns-repeated="2"/>
          <table:table-cell office:value-type="string" calcext:value-type="string">
            <text:p>opponents</text:p>
          </table:table-cell>
          <table:table-cell office:value-type="string" calcext:value-type="string">
            <text:p>Liberal; Coalition; National; </text:p>
          </table:table-cell>
          <table:table-cell office:value-type="float" office:value="3" calcext:value-type="float">
            <text:p>3</text:p>
          </table:table-cell>
          <table:table-cell office:value-type="float" office:value="0.0329307274272045" calcext:value-type="float">
            <text:p>0.03293072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before</text:p>
          </table:table-cell>
          <table:table-cell office:value-type="float" office:value="0.232478637248278" calcext:value-type="float">
            <text:p>0.2324786372</text:p>
          </table:table-cell>
          <table:table-cell table:number-columns-repeated="2"/>
          <table:table-cell office:value-type="string" calcext:value-type="string">
            <text:p>remark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ealCaption</text:p>
          </table:table-cell>
          <table:table-cell office:value-type="float" office:value="0.232050916180015" calcext:value-type="float">
            <text:p>0.2320509162</text:p>
          </table:table-cell>
          <table:table-cell table:number-columns-repeated="2"/>
          <table:table-cell office:value-type="string" calcext:value-type="string">
            <text:p>forme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text</text:p>
          </table:table-cell>
          <table:table-cell office:value-type="float" office:value="0.230472355149686" calcext:value-type="float">
            <text:p>0.2304723551</text:p>
          </table:table-cell>
          <table:table-cell table:number-columns-repeated="2"/>
          <table:table-cell office:value-type="string" calcext:value-type="string">
            <text:p>designation1Off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ongTitle</text:p>
          </table:table-cell>
          <table:table-cell office:value-type="float" office:value="0.230332173407078" calcext:value-type="float">
            <text:p>0.2303321734</text:p>
          </table:table-cell>
          <table:table-cell table:number-columns-repeated="2"/>
          <table:table-cell office:value-type="string" calcext:value-type="string">
            <text:p>deputyminister1Pfo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ilitaryCommand</text:p>
          </table:table-cell>
          <table:table-cell office:value-type="float" office:value="0.22175953630358" calcext:value-type="float">
            <text:p>0.2217595363</text:p>
          </table:table-cell>
          <table:table-cell table:number-columns-repeated="2"/>
          <table:table-cell office:value-type="string" calcext:value-type="string">
            <text:p>south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Groups</text:p>
          </table:table-cell>
          <table:table-cell office:value-type="float" office:value="0.217391308397055" calcext:value-type="float">
            <text:p>0.2173913084</text:p>
          </table:table-cell>
          <table:table-cell table:number-columns-repeated="2"/>
          <table:table-cell office:value-type="string" calcext:value-type="string">
            <text:p>pushpinLabel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minister2Party</text:p>
          </table:table-cell>
          <table:table-cell office:value-type="float" office:value="0.214285723865032" calcext:value-type="float">
            <text:p>0.2142857239</text:p>
          </table:table-cell>
          <table:table-cell table:number-columns-repeated="2"/>
          <table:table-cell office:value-type="string" calcext:value-type="string">
            <text:p>wes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ssocname</text:p>
          </table:table-cell>
          <table:table-cell office:value-type="float" office:value="0.214285723865032" calcext:value-type="float">
            <text:p>0.2142857239</text:p>
          </table:table-cell>
          <table:table-cell table:number-columns-repeated="2"/>
          <table:table-cell office:value-type="string" calcext:value-type="string">
            <text:p>nativename</text:p>
          </table:table-cell>
          <table:table-cell office:value-type="string" calcext:value-type="string">
            <text:p>National; Conservative; </text:p>
          </table:table-cell>
          <table:table-cell office:value-type="float" office:value="2" calcext:value-type="float">
            <text:p>2</text:p>
          </table:table-cell>
          <table:table-cell office:value-type="float" office:value="0.0319472616538405" calcext:value-type="float">
            <text:p>0.031947261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onventionalLongName</text:p>
          </table:table-cell>
          <table:table-cell office:value-type="float" office:value="0.207653757184744" calcext:value-type="float">
            <text:p>0.2076537572</text:p>
          </table:table-cell>
          <table:table-cell table:number-columns-repeated="2"/>
          <table:table-cell office:value-type="string" calcext:value-type="string">
            <text:p>blank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18518523126841" calcext:value-type="float">
            <text:p>0.031851852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branches</text:p>
          </table:table-cell>
          <table:table-cell office:value-type="float" office:value="0.206666670739651" calcext:value-type="float">
            <text:p>0.2066666707</text:p>
          </table:table-cell>
          <table:table-cell table:number-columns-repeated="2"/>
          <table:table-cell office:value-type="string" calcext:value-type="string">
            <text:p>nationalAnthe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ribbon</text:p>
          </table:table-cell>
          <table:table-cell office:value-type="float" office:value="0.206255401484668" calcext:value-type="float">
            <text:p>0.2062554015</text:p>
          </table:table-cell>
          <table:table-cell table:number-columns-repeated="2"/>
          <table:table-cell office:value-type="string" calcext:value-type="string">
            <text:p>anthe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itizenship</text:p>
          </table:table-cell>
          <table:table-cell office:value-type="float" office:value="0.205847926437855" calcext:value-type="float">
            <text:p>0.2058479264</text:p>
          </table:table-cell>
          <table:table-cell table:number-columns-repeated="2"/>
          <table:table-cell office:value-type="string" calcext:value-type="string">
            <text:p>political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ucceededBy</text:p>
          </table:table-cell>
          <table:table-cell office:value-type="float" office:value="0.205216933041811" calcext:value-type="float">
            <text:p>0.205216933</text:p>
          </table:table-cell>
          <table:table-cell table:number-columns-repeated="2"/>
          <table:table-cell office:value-type="string" calcext:value-type="string">
            <text:p>eventStar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ld4Agency</text:p>
          </table:table-cell>
          <table:table-cell office:value-type="float" office:value="0.204050784930587" calcext:value-type="float">
            <text:p>0.2040507849</text:p>
          </table:table-cell>
          <table:table-cell table:number-columns-repeated="2"/>
          <table:table-cell office:value-type="string" calcext:value-type="string">
            <text:p>chief3Posi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footnotes</text:p>
          </table:table-cell>
          <table:table-cell office:value-type="float" office:value="0.203848633915186" calcext:value-type="float">
            <text:p>0.2038486339</text:p>
          </table:table-cell>
          <table:table-cell table:number-columns-repeated="2"/>
          <table:table-cell office:value-type="string" calcext:value-type="string">
            <text:p>unit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image</text:p>
          </table:table-cell>
          <table:table-cell office:value-type="float" office:value="0.201480394229293" calcext:value-type="float">
            <text:p>0.2014803942</text:p>
          </table:table-cell>
          <table:table-cell table:number-columns-repeated="2"/>
          <table:table-cell office:value-type="string" calcext:value-type="string">
            <text:p>minister1Name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0305555565282702" calcext:value-type="float">
            <text:p>0.030555556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branch</text:p>
          </table:table-cell>
          <table:table-cell office:value-type="float" office:value="0.200779723003507" calcext:value-type="float">
            <text:p>0.200779723</text:p>
          </table:table-cell>
          <table:table-cell table:number-columns-repeated="2"/>
          <table:table-cell office:value-type="string" calcext:value-type="string">
            <text:p>badge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ilitaryBranch</text:p>
          </table:table-cell>
          <table:table-cell office:value-type="float" office:value="0.200779723003507" calcext:value-type="float">
            <text:p>0.200779723</text:p>
          </table:table-cell>
          <table:table-cell table:number-columns-repeated="2"/>
          <table:table-cell office:value-type="string" calcext:value-type="string">
            <text:p>club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region</text:p>
          </table:table-cell>
          <table:table-cell office:value-type="float" office:value="0.192275568842888" calcext:value-type="float">
            <text:p>0.1922755688</text:p>
          </table:table-cell>
          <table:table-cell table:number-columns-repeated="2"/>
          <table:table-cell office:value-type="string" calcext:value-type="string">
            <text:p>chief5Posi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legislature</text:p>
          </table:table-cell>
          <table:table-cell office:value-type="float" office:value="0.190048469230533" calcext:value-type="float">
            <text:p>0.1900484692</text:p>
          </table:table-cell>
          <table:table-cell table:number-columns-repeated="2"/>
          <table:table-cell office:value-type="string" calcext:value-type="string">
            <text:p>era</text:p>
          </table:table-cell>
          <table:table-cell office:value-type="string" calcext:value-type="string">
            <text:p>Liberal; </text:p>
          </table:table-cell>
          <table:table-cell office:value-type="float" office:value="1" calcext:value-type="float">
            <text:p>1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ommands</text:p>
          </table:table-cell>
          <table:table-cell office:value-type="float" office:value="0.188070428557694" calcext:value-type="float">
            <text:p>0.1880704286</text:p>
          </table:table-cell>
          <table:table-cell table:number-columns-repeated="2"/>
          <table:table-cell office:value-type="string" calcext:value-type="string">
            <text:p>nonProfitSlogan</text:p>
          </table:table-cell>
          <table:table-cell office:value-type="string" calcext:value-type="string">
            <text:p>Liberal; </text:p>
          </table:table-cell>
          <table:table-cell office:value-type="float" office:value="1" calcext:value-type="float">
            <text:p>1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ompanySlogan</text:p>
          </table:table-cell>
          <table:table-cell office:value-type="float" office:value="0.186386585235596" calcext:value-type="float">
            <text:p>0.1863865852</text:p>
          </table:table-cell>
          <table:table-cell table:number-columns-repeated="2"/>
          <table:table-cell office:value-type="string" calcext:value-type="string">
            <text:p>flag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hild5Agency</text:p>
          </table:table-cell>
          <table:table-cell office:value-type="float" office:value="0.185098633170128" calcext:value-type="float">
            <text:p>0.1850986332</text:p>
          </table:table-cell>
          <table:table-cell table:number-columns-repeated="2"/>
          <table:table-cell office:value-type="string" calcext:value-type="string">
            <text:p>precededB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inister1pfo</text:p>
          </table:table-cell>
          <table:table-cell office:value-type="float" office:value="0.183823529630899" calcext:value-type="float">
            <text:p>0.1838235296</text:p>
          </table:table-cell>
          <table:table-cell table:number-columns-repeated="2"/>
          <table:table-cell office:value-type="string" calcext:value-type="string">
            <text:p>coaCap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redecessor</text:p>
          </table:table-cell>
          <table:table-cell office:value-type="float" office:value="0.183080904185772" calcext:value-type="float">
            <text:p>0.1830809042</text:p>
          </table:table-cell>
          <table:table-cell table:number-columns-repeated="2"/>
          <table:table-cell office:value-type="string" calcext:value-type="string">
            <text:p>keyPerson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ef2Position</text:p>
          </table:table-cell>
          <table:table-cell office:value-type="float" office:value="0.175297655165195" calcext:value-type="float">
            <text:p>0.1752976552</text:p>
          </table:table-cell>
          <table:table-cell table:number-columns-repeated="2"/>
          <table:table-cell office:value-type="string" calcext:value-type="string">
            <text:p>abb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vailable</text:p>
          </table:table-cell>
          <table:table-cell office:value-type="float" office:value="0.172345872968435" calcext:value-type="float">
            <text:p>0.172345873</text:p>
          </table:table-cell>
          <table:table-cell table:number-columns-repeated="2"/>
          <table:table-cell office:value-type="string" calcext:value-type="string">
            <text:p>keyPeople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documentType</text:p>
          </table:table-cell>
          <table:table-cell office:value-type="float" office:value="0.16666667163372" calcext:value-type="float">
            <text:p>0.1666666716</text:p>
          </table:table-cell>
          <table:table-cell table:number-columns-repeated="2"/>
          <table:table-cell office:value-type="string" calcext:value-type="string">
            <text:p>lowerHous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70270276814699" calcext:value-type="float">
            <text:p>0.027027027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east</text:p>
          </table:table-cell>
          <table:table-cell office:value-type="float" office:value="0.162464993074536" calcext:value-type="float">
            <text:p>0.1624649931</text:p>
          </table:table-cell>
          <table:table-cell table:number-columns-repeated="2"/>
          <table:table-cell office:value-type="string" calcext:value-type="string">
            <text:p>mps</text:p>
          </table:table-cell>
          <table:table-cell office:value-type="string" calcext:value-type="string">
            <text:p>Conservative; </text:p>
          </table:table-cell>
          <table:table-cell office:value-type="float" office:value="1" calcext:value-type="float">
            <text:p>1</text:p>
          </table:table-cell>
          <table:table-cell office:value-type="float" office:value="0.0270270276814699" calcext:value-type="float">
            <text:p>0.027027027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eader</text:p>
          </table:table-cell>
          <table:table-cell office:value-type="float" office:value="0.157973246648908" calcext:value-type="float">
            <text:p>0.1579732466</text:p>
          </table:table-cell>
          <table:table-cell table:number-columns-repeated="2"/>
          <table:table-cell office:value-type="string" calcext:value-type="string">
            <text:p>succeding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70270276814699" calcext:value-type="float">
            <text:p>0.027027027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imageTitle</text:p>
          </table:table-cell>
          <table:table-cell office:value-type="float" office:value="0.15656565874815" calcext:value-type="float">
            <text:p>0.1565656587</text:p>
          </table:table-cell>
          <table:table-cell table:number-columns-repeated="2"/>
          <table:table-cell office:value-type="string" calcext:value-type="string">
            <text:p>partyColour</text:p>
          </table:table-cell>
          <table:table-cell office:value-type="string" calcext:value-type="string">
            <text:p>Liberal; National; Conservative; </text:p>
          </table:table-cell>
          <table:table-cell office:value-type="float" office:value="3" calcext:value-type="float">
            <text:p>3</text:p>
          </table:table-cell>
          <table:table-cell office:value-type="float" office:value="0.0267631703366836" calcext:value-type="float">
            <text:p>0.026763170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abel</text:p>
          </table:table-cell>
          <table:table-cell office:value-type="float" office:value="0.153631065040827" calcext:value-type="float">
            <text:p>0.153631065</text:p>
          </table:table-cell>
          <table:table-cell table:number-columns-repeated="2"/>
          <table:table-cell office:value-type="string" calcext:value-type="string">
            <text:p>militaryData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apCaption</text:p>
          </table:table-cell>
          <table:table-cell office:value-type="float" office:value="0.149916648864746" calcext:value-type="float">
            <text:p>0.1499166489</text:p>
          </table:table-cell>
          <table:table-cell table:number-columns-repeated="2"/>
          <table:table-cell office:value-type="string" calcext:value-type="string">
            <text:p>imageCoa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ationalteam</text:p>
          </table:table-cell>
          <table:table-cell office:value-type="float" office:value="0.149787581525743" calcext:value-type="float">
            <text:p>0.1497875815</text:p>
          </table:table-cell>
          <table:table-cell table:number-columns-repeated="2"/>
          <table:table-cell office:value-type="string" calcext:value-type="string">
            <text:p>edito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logan</text:p>
          </table:table-cell>
          <table:table-cell office:value-type="float" office:value="0.147459778934717" calcext:value-type="float">
            <text:p>0.1474597789</text:p>
          </table:table-cell>
          <table:table-cell table:number-columns-repeated="2"/>
          <table:table-cell office:value-type="string" calcext:value-type="string">
            <text:p>credit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ativeName</text:p>
          </table:table-cell>
          <table:table-cell office:value-type="float" office:value="0.147234082221985" calcext:value-type="float">
            <text:p>0.1472340822</text:p>
          </table:table-cell>
          <table:table-cell table:number-columns-repeated="2"/>
          <table:table-cell office:value-type="string" calcext:value-type="string">
            <text:p>caus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leader2Type</text:p>
          </table:table-cell>
          <table:table-cell office:value-type="float" office:value="0.145425826311111" calcext:value-type="float">
            <text:p>0.1454258263</text:p>
          </table:table-cell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hild6Agency</text:p>
          </table:table-cell>
          <table:table-cell office:value-type="float" office:value="0.144436463713646" calcext:value-type="float">
            <text:p>0.1444364637</text:p>
          </table:table-cell>
          <table:table-cell table:number-columns-repeated="2"/>
          <table:table-cell office:value-type="string" calcext:value-type="string">
            <text:p>owningOrganisatio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5000000372529" calcext:value-type="float">
            <text:p>0.025000000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formerName</text:p>
          </table:table-cell>
          <table:table-cell office:value-type="float" office:value="0.144230769947171" calcext:value-type="float">
            <text:p>0.1442307699</text:p>
          </table:table-cell>
          <table:table-cell table:number-columns-repeated="2"/>
          <table:table-cell office:value-type="string" calcext:value-type="string">
            <text:p>cabine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43902429938316" calcext:value-type="float">
            <text:p>0.02439024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team</text:p>
          </table:table-cell>
          <table:table-cell office:value-type="float" office:value="0.143703417852521" calcext:value-type="float">
            <text:p>0.1437034179</text:p>
          </table:table-cell>
          <table:table-cell table:number-columns-repeated="2"/>
          <table:table-cell office:value-type="string" calcext:value-type="string">
            <text:p>callsig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38095242530108" calcext:value-type="float">
            <text:p>0.023809524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inaugural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2"/>
          <table:table-cell office:value-type="string" calcext:value-type="string">
            <text:p>loser</text:p>
          </table:table-cell>
          <table:table-cell office:value-type="string" calcext:value-type="string">
            <text:p>Labour; </text:p>
          </table:table-cell>
          <table:table-cell office:value-type="float" office:value="1" calcext:value-type="float">
            <text:p>1</text:p>
          </table:table-cell>
          <table:table-cell office:value-type="float" office:value="0.0238095242530108" calcext:value-type="float">
            <text:p>0.02380952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ponsor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last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2"/>
          <table:table-cell office:value-type="string" calcext:value-type="string">
            <text:p>subsidiar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with</text:p>
          </table:table-cell>
          <table:table-cell office:value-type="float" office:value="0.142857149243355" calcext:value-type="float">
            <text:p>0.1428571492</text:p>
          </table:table-cell>
          <table:table-cell table:number-columns-repeated="2"/>
          <table:table-cell office:value-type="string" calcext:value-type="string">
            <text:p>designation2Off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gencyType</text:p>
          </table:table-cell>
          <table:table-cell office:value-type="float" office:value="0.142499998211861" calcext:value-type="float">
            <text:p>0.1424999982</text:p>
          </table:table-cell>
          <table:table-cell table:number-columns-repeated="2"/>
          <table:table-cell office:value-type="string" calcext:value-type="string">
            <text:p>designation3Off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workplaces</text:p>
          </table:table-cell>
          <table:table-cell office:value-type="float" office:value="0.141561858355999" calcext:value-type="float">
            <text:p>0.1415618584</text:p>
          </table:table-cell>
          <table:table-cell table:number-columns-repeated="2"/>
          <table:table-cell office:value-type="string" calcext:value-type="string">
            <text:p>successorLin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gency</text:p>
          </table:table-cell>
          <table:table-cell office:value-type="float" office:value="0.136446891352534" calcext:value-type="float">
            <text:p>0.1364468914</text:p>
          </table:table-cell>
          <table:table-cell table:number-columns-repeated="2"/>
          <table:table-cell office:value-type="string" calcext:value-type="string">
            <text:p>casu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ogocaption</text:p>
          </table:table-cell>
          <table:table-cell office:value-type="float" office:value="0.128787882626057" calcext:value-type="float">
            <text:p>0.1287878826</text:p>
          </table:table-cell>
          <table:table-cell table:number-columns-repeated="2"/>
          <table:table-cell office:value-type="string" calcext:value-type="string">
            <text:p>logoFilenam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inisterTitle</text:p>
          </table:table-cell>
          <table:table-cell office:value-type="float" office:value="0.126811597496271" calcext:value-type="float">
            <text:p>0.1268115975</text:p>
          </table:table-cell>
          <table:table-cell table:number-columns-repeated="2"/>
          <table:table-cell office:value-type="string" calcext:value-type="string">
            <text:p>managedB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aterwork</text:p>
          </table:table-cell>
          <table:table-cell office:value-type="float" office:value="0.125555256381631" calcext:value-type="float">
            <text:p>0.1255552564</text:p>
          </table:table-cell>
          <table:table-cell table:number-columns-repeated="2"/>
          <table:table-cell office:value-type="string" calcext:value-type="string">
            <text:p>officialSchoolColou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role</text:p>
          </table:table-cell>
          <table:table-cell office:value-type="float" office:value="0.12512218952179" calcext:value-type="float">
            <text:p>0.1251221895</text:p>
          </table:table-cell>
          <table:table-cell table:number-columns-repeated="2"/>
          <table:table-cell office:value-type="string" calcext:value-type="string">
            <text:p>militaryBlank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eligible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colour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ersonquoted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hos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17391308397055" calcext:value-type="float">
            <text:p>0.02173913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issuer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leagu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15053763240576" calcext:value-type="float">
            <text:p>0.021505376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unionname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sty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eaderTitle</text:p>
          </table:table-cell>
          <table:table-cell office:value-type="float" office:value="0.123727152124047" calcext:value-type="float">
            <text:p>0.1237271521</text:p>
          </table:table-cell>
          <table:table-cell table:number-columns-repeated="2"/>
          <table:table-cell office:value-type="string" calcext:value-type="string">
            <text:p>hubAirpor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arentCompany</text:p>
          </table:table-cell>
          <table:table-cell office:value-type="float" office:value="0.120964854955673" calcext:value-type="float">
            <text:p>0.120964855</text:p>
          </table:table-cell>
          <table:table-cell table:number-columns-repeated="2"/>
          <table:table-cell office:value-type="string" calcext:value-type="string">
            <text:p>hub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ibraryName</text:p>
          </table:table-cell>
          <table:table-cell office:value-type="float" office:value="0.116545571014285" calcext:value-type="float">
            <text:p>0.116545571</text:p>
          </table:table-cell>
          <table:table-cell table:number-columns-repeated="2"/>
          <table:table-cell office:value-type="string" calcext:value-type="string">
            <text:p>alternateNam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onstituencyAm</text:p>
          </table:table-cell>
          <table:table-cell office:value-type="float" office:value="0.11167623847723" calcext:value-type="float">
            <text:p>0.1116762385</text:p>
          </table:table-cell>
          <table:table-cell table:number-columns-repeated="2"/>
          <table:table-cell office:value-type="string" calcext:value-type="string">
            <text:p>designation2Partof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bankName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2"/>
          <table:table-cell office:value-type="string" calcext:value-type="string">
            <text:p>nationalMotto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08333339542151" calcext:value-type="float">
            <text:p>0.02083333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divtype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2"/>
          <table:table-cell office:value-type="string" calcext:value-type="string">
            <text:p>pastNam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204081628471613" calcext:value-type="float">
            <text:p>0.02040816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homeStadium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2"/>
          <table:table-cell office:value-type="string" calcext:value-type="string">
            <text:p>ruNationaltea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99999995529652" calcext:value-type="float">
            <text:p>0.01999999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oach</text:p>
          </table:table-cell>
          <table:table-cell office:value-type="float" office:value="0.111111111938953" calcext:value-type="float">
            <text:p>0.1111111119</text:p>
          </table:table-cell>
          <table:table-cell table:number-columns-repeated="2"/>
          <table:table-cell office:value-type="string" calcext:value-type="string">
            <text:p>healthcar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99999995529652" calcext:value-type="float">
            <text:p>0.019999999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fter</text:p>
          </table:table-cell>
          <table:table-cell office:value-type="float" office:value="0.10967989359051" calcext:value-type="float">
            <text:p>0.1096798936</text:p>
          </table:table-cell>
          <table:table-cell table:number-columns-repeated="2"/>
          <table:table-cell office:value-type="string" calcext:value-type="string">
            <text:p>buildingTyp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landlord</text:p>
          </table:table-cell>
          <table:table-cell office:value-type="float" office:value="0.105751482769847" calcext:value-type="float">
            <text:p>0.1057514828</text:p>
          </table:table-cell>
          <table:table-cell table:number-columns-repeated="2"/>
          <table:table-cell office:value-type="string" calcext:value-type="string">
            <text:p>employe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tructure1Alt</text:p>
          </table:table-cell>
          <table:table-cell office:value-type="float" office:value="0.103894522413611" calcext:value-type="float">
            <text:p>0.1038945224</text:p>
          </table:table-cell>
          <table:table-cell table:number-columns-repeated="2"/>
          <table:table-cell office:value-type="string" calcext:value-type="string">
            <text:p>controlledb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s</text:p>
          </table:table-cell>
          <table:table-cell office:value-type="float" office:value="0.10322652477771" calcext:value-type="float">
            <text:p>0.1032265248</text:p>
          </table:table-cell>
          <table:table-cell table:number-columns-repeated="2"/>
          <table:table-cell office:value-type="string" calcext:value-type="string">
            <text:p>formerName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92307699471712" calcext:value-type="float">
            <text:p>0.019230769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ogoImage</text:p>
          </table:table-cell>
          <table:table-cell office:value-type="float" office:value="0.100000001490116" calcext:value-type="float">
            <text:p>0.1000000015</text:p>
          </table:table-cell>
          <table:table-cell table:number-columns-repeated="2"/>
          <table:table-cell office:value-type="string" calcext:value-type="string">
            <text:p>leader3Tit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92307699471712" calcext:value-type="float">
            <text:p>0.019230769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ountry</text:p>
          </table:table-cell>
          <table:table-cell office:value-type="float" office:value="0.0994491521269083" calcext:value-type="float">
            <text:p>0.0994491521</text:p>
          </table:table-cell>
          <table:table-cell table:number-columns-repeated="2"/>
          <table:table-cell office:value-type="string" calcext:value-type="string">
            <text:p>cityServed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85185186564922" calcext:value-type="float">
            <text:p>0.018518518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onProfitName</text:p>
          </table:table-cell>
          <table:table-cell office:value-type="float" office:value="0.093478262424469" calcext:value-type="float">
            <text:p>0.0934782624</text:p>
          </table:table-cell>
          <table:table-cell table:number-columns-repeated="2"/>
          <table:table-cell office:value-type="string" calcext:value-type="string">
            <text:p>city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85185186564922" calcext:value-type="float">
            <text:p>0.018518518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blankName</text:p>
          </table:table-cell>
          <table:table-cell office:value-type="float" office:value="0.0928400754928589" calcext:value-type="float">
            <text:p>0.0928400755</text:p>
          </table:table-cell>
          <table:table-cell table:number-columns-repeated="2"/>
          <table:table-cell office:value-type="string" calcext:value-type="string">
            <text:p>ahn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onProfitType</text:p>
          </table:table-cell>
          <table:table-cell office:value-type="float" office:value="0.0910973101854325" calcext:value-type="float">
            <text:p>0.0910973102</text:p>
          </table:table-cell>
          <table:table-cell table:number-columns-repeated="2"/>
          <table:table-cell office:value-type="string" calcext:value-type="string">
            <text:p>main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formerly</text:p>
          </table:table-cell>
          <table:table-cell office:value-type="float" office:value="0.0909090936183929" calcext:value-type="float">
            <text:p>0.0909090936</text:p>
          </table:table-cell>
          <table:table-cell table:number-columns-repeated="2"/>
          <table:table-cell office:value-type="string" calcext:value-type="string">
            <text:p>placeOfDeath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78571436554194" calcext:value-type="float">
            <text:p>0.017857143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uthor</text:p>
          </table:table-cell>
          <table:table-cell office:value-type="float" office:value="0.0909090936183929" calcext:value-type="float">
            <text:p>0.0909090936</text:p>
          </table:table-cell>
          <table:table-cell table:number-columns-repeated="2"/>
          <table:table-cell office:value-type="string" calcext:value-type="string">
            <text:p>constituency</text:p>
          </table:table-cell>
          <table:table-cell office:value-type="string" calcext:value-type="string">
            <text:p>Labour; National; </text:p>
          </table:table-cell>
          <table:table-cell office:value-type="float" office:value="2" calcext:value-type="float">
            <text:p>2</text:p>
          </table:table-cell>
          <table:table-cell office:value-type="float" office:value="0.0166712971404195" calcext:value-type="float">
            <text:p>0.016671297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eaguename</text:p>
          </table:table-cell>
          <table:table-cell office:value-type="float" office:value="0.0909090936183929" calcext:value-type="float">
            <text:p>0.0909090936</text:p>
          </table:table-cell>
          <table:table-cell table:number-columns-repeated="2"/>
          <table:table-cell office:value-type="string" calcext:value-type="string">
            <text:p>notableIdeas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ameEn</text:p>
          </table:table-cell>
          <table:table-cell office:value-type="float" office:value="0.0900844670832157" calcext:value-type="float">
            <text:p>0.0900844671</text:p>
          </table:table-cell>
          <table:table-cell table:number-columns-repeated="2"/>
          <table:table-cell office:value-type="string" calcext:value-type="string">
            <text:p>notableIdea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date1Name</text:p>
          </table:table-cell>
          <table:table-cell office:value-type="float" office:value="0.0881381407380104" calcext:value-type="float">
            <text:p>0.0881381407</text:p>
          </table:table-cell>
          <table:table-cell table:number-columns-repeated="2"/>
          <table:table-cell office:value-type="string" calcext:value-type="string">
            <text:p>dipsty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4492753893137" calcext:value-type="float">
            <text:p>0.014492753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hild7Agency</text:p>
          </table:table-cell>
          <table:table-cell office:value-type="float" office:value="0.0847573503851891" calcext:value-type="float">
            <text:p>0.0847573504</text:p>
          </table:table-cell>
          <table:table-cell table:number-columns-repeated="2"/>
          <table:table-cell office:value-type="string" calcext:value-type="string">
            <text:p>offstyle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4492753893137" calcext:value-type="float">
            <text:p>0.014492753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ubsid</text:p>
          </table:table-cell>
          <table:table-cell office:value-type="float" office:value="0.0838618762791157" calcext:value-type="float">
            <text:p>0.0838618763</text:p>
          </table:table-cell>
          <table:table-cell table:number-columns-repeated="2"/>
          <table:table-cell office:value-type="string" calcext:value-type="string">
            <text:p>militaryUni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42857143655419" calcext:value-type="float">
            <text:p>0.014285714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onstitution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2"/>
          <table:table-cell office:value-type="string" calcext:value-type="string">
            <text:p>formerTeam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38888889923692" calcext:value-type="float">
            <text:p>0.01388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keystaff1position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2"/>
          <table:table-cell office:value-type="string" calcext:value-type="string">
            <text:p>list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23456791043282" calcext:value-type="float">
            <text:p>0.012345679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inkingName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2"/>
          <table:table-cell office:value-type="string" calcext:value-type="string">
            <text:p>director</text:p>
          </table:table-cell>
          <table:table-cell office:value-type="string" calcext:value-type="string">
            <text:p>National; </text:p>
          </table:table-cell>
          <table:table-cell office:value-type="float" office:value="1" calcext:value-type="float">
            <text:p>1</text:p>
          </table:table-cell>
          <table:table-cell office:value-type="float" office:value="0.0103092780336738" calcext:value-type="float">
            <text:p>0.01030927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ff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Liberal; </text:p>
          </table:table-cell>
          <table:table-cell office:value-type="float" office:value="1" calcext:value-type="float">
            <text:p>1</text:p>
          </table:table-cell>
          <table:table-cell office:value-type="float" office:value="0.00775193795561791" calcext:value-type="float">
            <text:p>0.00775193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freeText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head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ffices</text:p>
          </table:table-cell>
          <table:table-cell office:value-type="float" office:value="0.0833333358168602" calcext:value-type="float">
            <text:p>0.08333333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ymbol</text:p>
          </table:table-cell>
          <table:table-cell office:value-type="float" office:value="0.0815508030354977" calcext:value-type="float">
            <text:p>0.0815508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minister</text:p>
          </table:table-cell>
          <table:table-cell office:value-type="float" office:value="0.0813811253756285" calcext:value-type="float">
            <text:p>0.08138112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address</text:p>
          </table:table-cell>
          <table:table-cell office:value-type="float" office:value="0.080289039760828" calcext:value-type="float">
            <text:p>0.08028903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institution</text:p>
          </table:table-cell>
          <table:table-cell office:value-type="float" office:value="0.0799999982118607" calcext:value-type="float">
            <text:p>0.07999999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anagerclubs</text:p>
          </table:table-cell>
          <table:table-cell office:value-type="float" office:value="0.0788018414750695" calcext:value-type="float">
            <text:p>0.0788018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anagerClub</text:p>
          </table:table-cell>
          <table:table-cell office:value-type="float" office:value="0.0788018414750695" calcext:value-type="float">
            <text:p>0.0788018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officialName</text:p>
          </table:table-cell>
          <table:table-cell office:value-type="float" office:value="0.0770370364189148" calcext:value-type="float">
            <text:p>0.077037036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ationalparalympiccom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amendments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note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keypoints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allegiance</text:p>
          </table:table-cell>
          <table:table-cell office:value-type="float" office:value="0.0755555555224419" calcext:value-type="float">
            <text:p>0.07555555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broadcastArea</text:p>
          </table:table-cell>
          <table:table-cell office:value-type="float" office:value="0.0719826277345419" calcext:value-type="float">
            <text:p>0.07198262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wnership</text:p>
          </table:table-cell>
          <table:table-cell office:value-type="float" office:value="0.0718568842858076" calcext:value-type="float">
            <text:p>0.07185688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leader3Type</text:p>
          </table:table-cell>
          <table:table-cell office:value-type="float" office:value="0.0717948749661446" calcext:value-type="float">
            <text:p>0.0717948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peciality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ld2agency</text:p>
          </table:table-cell>
          <table:table-cell office:value-type="float" office:value="0.0710784327238798" calcext:value-type="float">
            <text:p>0.07107843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ld1agency</text:p>
          </table:table-cell>
          <table:table-cell office:value-type="float" office:value="0.0710784327238798" calcext:value-type="float">
            <text:p>0.07107843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battles</text:p>
          </table:table-cell>
          <table:table-cell office:value-type="float" office:value="0.0707196025177836" calcext:value-type="float">
            <text:p>0.07071960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arentDepartment</text:p>
          </table:table-cell>
          <table:table-cell office:value-type="float" office:value="0.06941176392138" calcext:value-type="float">
            <text:p>0.06941176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abbreviation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essionRoom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entre</text:p>
          </table:table-cell>
          <table:table-cell office:value-type="float" office:value="0.0679723508656025" calcext:value-type="float">
            <text:p>0.06797235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products</text:p>
          </table:table-cell>
          <table:table-cell office:value-type="float" office:value="0.0670329686254263" calcext:value-type="float">
            <text:p>0.06703296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ambers</text:p>
          </table:table-cell>
          <table:table-cell office:value-type="float" office:value="0.0669642873108387" calcext:value-type="float">
            <text:p>0.06696428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blank3Name</text:p>
          </table:table-cell>
          <table:table-cell office:value-type="float" office:value="0.066025641746819" calcext:value-type="float">
            <text:p>0.06602564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designation</text:p>
          </table:table-cell>
          <table:table-cell office:value-type="float" office:value="0.0655913986265659" calcext:value-type="float">
            <text:p>0.065591398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ameEnglish</text:p>
          </table:table-cell>
          <table:table-cell office:value-type="float" office:value="0.0655913986265659" calcext:value-type="float">
            <text:p>0.06559139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leader1Name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ominatedBy</text:p>
          </table:table-cell>
          <table:table-cell office:value-type="float" office:value="0.0638888906687498" calcext:value-type="float">
            <text:p>0.06388889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ongtype</text:p>
          </table:table-cell>
          <table:table-cell office:value-type="float" office:value="0.0625" calcext:value-type="float">
            <text:p>0.06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ongName</text:p>
          </table:table-cell>
          <table:table-cell office:value-type="float" office:value="0.0607985481619835" calcext:value-type="float">
            <text:p>0.06079854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imageSkyline</text:p>
          </table:table-cell>
          <table:table-cell office:value-type="float" office:value="0.0600358415395022" calcext:value-type="float">
            <text:p>0.0600358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fterColour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beforeParty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zooName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fterParty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beforeColour</text:p>
          </table:table-cell>
          <table:table-cell office:value-type="float" office:value="0.0588235296308994" calcext:value-type="float">
            <text:p>0.05882352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formerBroadcastNetwork</text:p>
          </table:table-cell>
          <table:table-cell office:value-type="float" office:value="0.0566612100228667" calcext:value-type="float">
            <text:p>0.056661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ymbolType</text:p>
          </table:table-cell>
          <table:table-cell office:value-type="float" office:value="0.0555984564125538" calcext:value-type="float">
            <text:p>0.05559845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trength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ombatant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visitors</text:p>
          </table:table-cell>
          <table:table-cell office:value-type="float" office:value="0.0547499349340797" calcext:value-type="float">
            <text:p>0.05474993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garrison</text:p>
          </table:table-cell>
          <table:table-cell office:value-type="float" office:value="0.0530303046107292" calcext:value-type="float">
            <text:p>0.05303030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group</text:p>
          </table:table-cell>
          <table:table-cell office:value-type="float" office:value="0.0526315793395042" calcext:value-type="float">
            <text:p>0.05263157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publisher</text:p>
          </table:table-cell>
          <table:table-cell office:value-type="float" office:value="0.0512820519506931" calcext:value-type="float">
            <text:p>0.0512820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education</text:p>
          </table:table-cell>
          <table:table-cell office:value-type="float" office:value="0.0508578438311815" calcext:value-type="float">
            <text:p>0.05085784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restingPlace</text:p>
          </table:table-cell>
          <table:table-cell office:value-type="float" office:value="0.049888608045876" calcext:value-type="float">
            <text:p>0.04988860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laceofburial</text:p>
          </table:table-cell>
          <table:table-cell office:value-type="float" office:value="0.049888608045876" calcext:value-type="float">
            <text:p>0.0498886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blank1Name</text:p>
          </table:table-cell>
          <table:table-cell office:value-type="float" office:value="0.0498019233345985" calcext:value-type="float">
            <text:p>0.0498019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eventEnd</text:p>
          </table:table-cell>
          <table:table-cell office:value-type="float" office:value="0.0483682993799448" calcext:value-type="float">
            <text:p>0.04836829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</text:p>
          </table:table-cell>
          <table:table-cell office:value-type="float" office:value="0.0483682993799448" calcext:value-type="float">
            <text:p>0.04836829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airline</text:p>
          </table:table-cell>
          <table:table-cell office:value-type="float" office:value="0.0481997672468424" calcext:value-type="float">
            <text:p>0.048199767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arentOrganization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mission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caption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uccession</text:p>
          </table:table-cell>
          <table:table-cell office:value-type="float" office:value="0.0466124657541513" calcext:value-type="float">
            <text:p>0.04661246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1blankname</text:p>
          </table:table-cell>
          <table:table-cell office:value-type="float" office:value="0.0465116277337074" calcext:value-type="float">
            <text:p>0.04651162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arge</text:p>
          </table:table-cell>
          <table:table-cell office:value-type="float" office:value="0.0456882733851671" calcext:value-type="float">
            <text:p>0.04568827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result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tenant</text:p>
          </table:table-cell>
          <table:table-cell office:value-type="float" office:value="0.0439613536000252" calcext:value-type="float">
            <text:p>0.04396135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urrentTenants</text:p>
          </table:table-cell>
          <table:table-cell office:value-type="float" office:value="0.0439613536000252" calcext:value-type="float">
            <text:p>0.04396135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minister4Part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ld9Agenc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ld8Agenc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ld11Agenc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ld10Agenc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ef1position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formerAffiliations</text:p>
          </table:table-cell>
          <table:table-cell office:value-type="float" office:value="0.0412765946239233" calcext:value-type="float">
            <text:p>0.04127659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house1Type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essionAlt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tateOfOrigin</text:p>
          </table:table-cell>
          <table:table-cell office:value-type="float" office:value="0.0397571492940187" calcext:value-type="float">
            <text:p>0.03975714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map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ushpinMapCapti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eaderParty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battle</text:p>
          </table:table-cell>
          <table:table-cell office:value-type="float" office:value="0.0384615389630199" calcext:value-type="float">
            <text:p>0.0384615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ld15Agency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ubdivisionTyp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responsibilities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ompanyTyp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junction</text:p>
          </table:table-cell>
          <table:table-cell office:value-type="float" office:value="0.036363635212183" calcext:value-type="float">
            <text:p>0.03636363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routeJunction</text:p>
          </table:table-cell>
          <table:table-cell office:value-type="float" office:value="0.036363635212183" calcext:value-type="float">
            <text:p>0.03636363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government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ogoWidth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reaServed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relegation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ttachedAgencies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taticImage2Caption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regionServed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isPartOf</text:p>
          </table:table-cell>
          <table:table-cell office:value-type="float" office:value="0.0349924592301249" calcext:value-type="float">
            <text:p>0.034992459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refLegalMandate</text:p>
          </table:table-cell>
          <table:table-cell office:value-type="float" office:value="0.0348722683265805" calcext:value-type="float">
            <text:p>0.034872268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railroadName</text:p>
          </table:table-cell>
          <table:table-cell office:value-type="float" office:value="0.0344173442572355" calcext:value-type="float">
            <text:p>0.03441734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international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minister1Name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ervices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quotetext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budget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domestCup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internationalAffiliation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outh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remarks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formed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ushpinLabel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designation1Offname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west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blank</text:p>
          </table:table-cell>
          <table:table-cell office:value-type="float" office:value="0.0318518523126841" calcext:value-type="float">
            <text:p>0.03185185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ationalAnthem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anthem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ef3Position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unitName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eventStart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badgecaption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lub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hief5Position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ativename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flagType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recededBy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oaCaption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abbr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eats1Title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ucceding</text:p>
          </table:table-cell>
          <table:table-cell office:value-type="float" office:value="0.0270270276814699" calcext:value-type="float">
            <text:p>0.027027027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owerHouse</text:p>
          </table:table-cell>
          <table:table-cell office:value-type="float" office:value="0.0270270276814699" calcext:value-type="float">
            <text:p>0.027027027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imageCoat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ilitaryData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editor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redits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ause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function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owningOrganisation</text:p>
          </table:table-cell>
          <table:table-cell office:value-type="float" office:value="0.025000000372529" calcext:value-type="float">
            <text:p>0.0250000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abinet</text:p>
          </table:table-cell>
          <table:table-cell office:value-type="float" office:value="0.0243902429938316" calcext:value-type="float">
            <text:p>0.0243902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allsign</text:p>
          </table:table-cell>
          <table:table-cell office:value-type="float" office:value="0.0238095242530108" calcext:value-type="float">
            <text:p>0.02380952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free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ubsidiary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designation2Offname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designation3Offname</text:p>
          </table:table-cell>
          <table:table-cell office:value-type="float" office:value="0.0232558138668537" calcext:value-type="float">
            <text:p>0.023255813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successorLine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opponents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asus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logoFilename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anagedBy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ilitaryBlank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officialSchoolColour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olours</text:p>
          </table:table-cell>
          <table:table-cell office:value-type="float" office:value="0.0222222227603197" calcext:value-type="float">
            <text:p>0.02222222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host</text:p>
          </table:table-cell>
          <table:table-cell office:value-type="float" office:value="0.0217391308397055" calcext:value-type="float">
            <text:p>0.02173913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league</text:p>
          </table:table-cell>
          <table:table-cell office:value-type="float" office:value="0.0215053763240576" calcext:value-type="float">
            <text:p>0.02150537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header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hubAirport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tyle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hubs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lternateNames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designation2Partof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ationalMotto</text:p>
          </table:table-cell>
          <table:table-cell office:value-type="float" office:value="0.0208333339542151" calcext:value-type="float">
            <text:p>0.02083333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astNames</text:p>
          </table:table-cell>
          <table:table-cell office:value-type="float" office:value="0.0204081628471613" calcext:value-type="float">
            <text:p>0.02040816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builder</text:p>
          </table:table-cell>
          <table:table-cell office:value-type="float" office:value="0.0199999995529652" calcext:value-type="float">
            <text:p>0.01999999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ruNationalteam</text:p>
          </table:table-cell>
          <table:table-cell office:value-type="float" office:value="0.0199999995529652" calcext:value-type="float">
            <text:p>0.01999999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healthcare</text:p>
          </table:table-cell>
          <table:table-cell office:value-type="float" office:value="0.0199999995529652" calcext:value-type="float">
            <text:p>0.01999999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buildingType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employer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ontrolledby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formerNames</text:p>
          </table:table-cell>
          <table:table-cell office:value-type="float" office:value="0.0192307699471712" calcext:value-type="float">
            <text:p>0.01923076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leader3Title</text:p>
          </table:table-cell>
          <table:table-cell office:value-type="float" office:value="0.0192307699471712" calcext:value-type="float">
            <text:p>0.01923076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cityServed</text:p>
          </table:table-cell>
          <table:table-cell office:value-type="float" office:value="0.0185185186564922" calcext:value-type="float">
            <text:p>0.01851851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ity</text:p>
          </table:table-cell>
          <table:table-cell office:value-type="float" office:value="0.0185185186564922" calcext:value-type="float">
            <text:p>0.018518518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ahn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aint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laceOfDeath</text:p>
          </table:table-cell>
          <table:table-cell office:value-type="float" office:value="0.0178571436554194" calcext:value-type="float">
            <text:p>0.01785714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partyColour</text:p>
          </table:table-cell>
          <table:table-cell office:value-type="float" office:value="0.0175438597798348" calcext:value-type="float">
            <text:p>0.01754385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status</text:p>
          </table:table-cell>
          <table:table-cell office:value-type="float" office:value="0.0172413792461157" calcext:value-type="float">
            <text:p>0.01724137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constituency</text:p>
          </table:table-cell>
          <table:table-cell office:value-type="float" office:value="0.0163934417068958" calcext:value-type="float">
            <text:p>0.01639344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otableIdeas</text:p>
          </table:table-cell>
          <table:table-cell office:value-type="float" office:value="0.015625" calcext:value-type="float">
            <text:p>0.0156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notableIdea</text:p>
          </table:table-cell>
          <table:table-cell office:value-type="float" office:value="0.015625" calcext:value-type="float">
            <text:p>0.0156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offstyle</text:p>
          </table:table-cell>
          <table:table-cell office:value-type="float" office:value="0.014492753893137" calcext:value-type="float">
            <text:p>0.014492753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dipstyle</text:p>
          </table:table-cell>
          <table:table-cell office:value-type="float" office:value="0.014492753893137" calcext:value-type="float">
            <text:p>0.014492753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militaryUnit</text:p>
          </table:table-cell>
          <table:table-cell office:value-type="float" office:value="0.0142857143655419" calcext:value-type="float">
            <text:p>0.01428571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tional</text:p>
          </table:table-cell>
          <table:table-cell office:value-type="string" calcext:value-type="string">
            <text:p>formerTeam</text:p>
          </table:table-cell>
          <table:table-cell office:value-type="float" office:value="0.0138888889923692" calcext:value-type="float">
            <text:p>0.0138888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list</text:p>
          </table:table-cell>
          <table:table-cell office:value-type="float" office:value="0.0123456791043282" calcext:value-type="float">
            <text:p>0.01234567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director</text:p>
          </table:table-cell>
          <table:table-cell office:value-type="float" office:value="0.0103092780336738" calcext:value-type="float">
            <text:p>0.0103092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y</text:p>
          </table:table-cell>
          <table:table-cell office:value-type="string" calcext:value-type="string">
            <text:p>party</text:p>
          </table:table-cell>
          <table:table-cell office:value-type="float" office:value="0.219568347558379" calcext:value-type="float">
            <text:p>0.21956834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g</text:p>
          </table:table-cell>
          <table:table-cell office:value-type="string" calcext:value-type="string">
            <text:p>party</text:p>
          </table:table-cell>
          <table:table-cell office:value-type="float" office:value="0.356174069456756" calcext:value-type="float">
            <text:p>0.3561740695</text:p>
          </table:table-cell>
          <table:table-cell table:number-columns-repeated="1021"/>
        </table:table-row>
        <table:table-row table:style-name="ro1" table:number-rows-repeated="10479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tributor" table:style-name="ta1">
        <table:shapes>
          <draw:frame draw:z-index="0" draw:style-name="gr1" draw:text-style-name="P1" svg:width="6.3008in" svg:height="3.5453in" svg:x="10.5732in" svg:y="0.7677in">
            <draw:object draw:notify-on-update-of-ranges="distributor.F3:distributor.F3 distributor.F4:distributor.F93 distributor.I3:distributor.I3 distributor.I4:distributor.I9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style-name="ce3" office:value-type="string" calcext:value-type="string">
            <text:p>wikipedia_movies_producer_AFI's_100_Years...100_Movies_(10th_Anniversary_Edition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redicates</text:p>
          </table:table-cell>
          <table:table-cell table:style-name="ce1" office:value-type="string" calcext:value-type="string">
            <text:p>Score</text:p>
          </table:table-cell>
          <table:table-cell table:style-name="ce1" table:number-columns-repeated="2"/>
          <table:table-cell table:style-name="ce1" office:value-type="string" calcext:value-type="string">
            <text:p>Predicate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Number of values</text:p>
          </table:table-cell>
          <table:table-cell table:style-name="ce1" office:value-type="string" calcext:value-type="string">
            <text:p>Average score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DreamWorks</text:p>
          </table:table-cell>
          <table:table-cell office:value-type="string" calcext:value-type="string">
            <text:p>studio</text:p>
          </table:table-cell>
          <table:table-cell office:value-type="float" office:value="2.57478183787316" calcext:value-type="float">
            <text:p>2.5747818379</text:p>
          </table:table-cell>
          <table:table-cell table:number-columns-repeated="2"/>
          <table:table-cell table:style-name="ce2" office:value-type="string" calcext:value-type="string">
            <text:p>distributor</text:p>
          </table:table-cell>
          <table:table-cell office:value-type="string" calcext:value-type="string">
            <text:p>DreamWorks; Paramount; Columbia; Universal; Horizon; New Line Cinema; Warner Brothers; Disney; United Artists; RKO; Metro-Goldwyn-Mayer; Triangle; ITC Entertainment; 20th Century Fox; Orion Pictures; Allied Artists; Columbia Pictures; Miramax; </text:p>
          </table:table-cell>
          <table:table-cell office:value-type="float" office:value="18" calcext:value-type="float">
            <text:p>18</text:p>
          </table:table-cell>
          <table:table-cell office:value-type="float" office:value="54.9266607069617" calcext:value-type="float">
            <text:p>54.92666070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reamWorks</text:p>
          </table:table-cell>
          <table:table-cell office:value-type="string" calcext:value-type="string">
            <text:p>quote</text:p>
          </table:table-cell>
          <table:table-cell office:value-type="float" office:value="0.0217391308397055" calcext:value-type="float">
            <text:p>0.0217391308</text:p>
          </table:table-cell>
          <table:table-cell table:number-columns-repeated="2"/>
          <table:table-cell office:value-type="string" calcext:value-type="string">
            <text:p>studio</text:p>
          </table:table-cell>
          <table:table-cell office:value-type="string" calcext:value-type="string">
            <text:p>DreamWorks; Paramount; Columbia; Universal; Horizon; New Line Cinema; Warner Brothers; Disney; United Artists; RKO; Metro-Goldwyn-Mayer; Triangle; ITC Entertainment; 20th Century Fox; Orion Pictures; Allied Artists; Columbia Pictures; Miramax; </text:p>
          </table:table-cell>
          <table:table-cell office:value-type="float" office:value="18" calcext:value-type="float">
            <text:p>18</text:p>
          </table:table-cell>
          <table:table-cell office:value-type="float" office:value="3.531132285121" calcext:value-type="float">
            <text:p>3.53113228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reamWorks</text:p>
          </table:table-cell>
          <table:table-cell office:value-type="string" calcext:value-type="string">
            <text:p>label</text:p>
          </table:table-cell>
          <table:table-cell office:value-type="float" office:value="0.0912611670792103" calcext:value-type="float">
            <text:p>0.0912611671</text:p>
          </table:table-cell>
          <table:table-cell table:number-columns-repeated="2"/>
          <table:table-cell office:value-type="string" calcext:value-type="string">
            <text:p>producer</text:p>
          </table:table-cell>
          <table:table-cell office:value-type="string" calcext:value-type="string">
            <text:p>Paramount; Columbia; Universal; Horizon; Disney; United Artists; RKO; Metro-Goldwyn-Mayer; Triangle; 20th Century Fox; Columbia Pictures; Miramax; </text:p>
          </table:table-cell>
          <table:table-cell office:value-type="float" office:value="12" calcext:value-type="float">
            <text:p>12</text:p>
          </table:table-cell>
          <table:table-cell office:value-type="float" office:value="1.98407991013179" calcext:value-type="float">
            <text:p>1.984079910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reamWorks</text:p>
          </table:table-cell>
          <table:table-cell office:value-type="string" calcext:value-type="string">
            <text:p>distributor</text:p>
          </table:table-cell>
          <table:table-cell office:value-type="float" office:value="6.17553002294153" calcext:value-type="float">
            <text:p>6.1755300229</text:p>
          </table:table-cell>
          <table:table-cell table:number-columns-repeated="2"/>
          <table:table-cell office:value-type="string" calcext:value-type="string">
            <text:p>writer</text:p>
          </table:table-cell>
          <table:table-cell office:value-type="string" calcext:value-type="string">
            <text:p>Universal; Disney; Metro-Goldwyn-Mayer; </text:p>
          </table:table-cell>
          <table:table-cell office:value-type="float" office:value="3" calcext:value-type="float">
            <text:p>3</text:p>
          </table:table-cell>
          <table:table-cell office:value-type="float" office:value="1.30280160469313" calcext:value-type="float">
            <text:p>1.302801604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reamWorks</text:p>
          </table:table-cell>
          <table:table-cell office:value-type="string" calcext:value-type="string">
            <text:p>creator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2"/>
          <table:table-cell office:value-type="string" calcext:value-type="string">
            <text:p>network</text:p>
          </table:table-cell>
          <table:table-cell office:value-type="string" calcext:value-type="string">
            <text:p>Universal; Disney; 20th Century Fox; </text:p>
          </table:table-cell>
          <table:table-cell office:value-type="float" office:value="3" calcext:value-type="float">
            <text:p>3</text:p>
          </table:table-cell>
          <table:table-cell office:value-type="float" office:value="0.950843747705221" calcext:value-type="float">
            <text:p>0.950843747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amount</text:p>
          </table:table-cell>
          <table:table-cell office:value-type="string" calcext:value-type="string">
            <text:p>music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Paramount; Columbia; Universal; Horizon; Disney; United Artists; RKO; Metro-Goldwyn-Mayer; Triangle; Miramax; </text:p>
          </table:table-cell>
          <table:table-cell office:value-type="float" office:value="10" calcext:value-type="float">
            <text:p>10</text:p>
          </table:table-cell>
          <table:table-cell office:value-type="float" office:value="0.78517828406766" calcext:value-type="float">
            <text:p>0.78517828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ount</text:p>
          </table:table-cell>
          <table:table-cell office:value-type="string" calcext:value-type="string">
            <text:p>studio</text:p>
          </table:table-cell>
          <table:table-cell office:value-type="float" office:value="7.16931701544672" calcext:value-type="float">
            <text:p>7.1693170154</text:p>
          </table:table-cell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Paramount; Columbia; Universal; Horizon; Disney; RKO; Metro-Goldwyn-Mayer; Triangle; Columbia Pictures; </text:p>
          </table:table-cell>
          <table:table-cell office:value-type="float" office:value="9" calcext:value-type="float">
            <text:p>9</text:p>
          </table:table-cell>
          <table:table-cell office:value-type="float" office:value="0.651541707623336" calcext:value-type="float">
            <text:p>0.651541707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amount</text:p>
          </table:table-cell>
          <table:table-cell office:value-type="string" calcext:value-type="string">
            <text:p>formerNames</text:p>
          </table:table-cell>
          <table:table-cell office:value-type="float" office:value="0.0161290317773819" calcext:value-type="float">
            <text:p>0.0161290318</text:p>
          </table:table-cell>
          <table:table-cell table:number-columns-repeated="2"/>
          <table:table-cell office:value-type="string" calcext:value-type="string">
            <text:p>viewfinder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amount</text:p>
          </table:table-cell>
          <table:table-cell office:value-type="string" calcext:value-type="string">
            <text:p>parentCompany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2"/>
          <table:table-cell office:value-type="string" calcext:value-type="string">
            <text:p>starring</text:p>
          </table:table-cell>
          <table:table-cell office:value-type="string" calcext:value-type="string">
            <text:p>Paramount; Universal; Disney; RKO; Metro-Goldwyn-Mayer; </text:p>
          </table:table-cell>
          <table:table-cell office:value-type="float" office:value="5" calcext:value-type="float">
            <text:p>5</text:p>
          </table:table-cell>
          <table:table-cell office:value-type="float" office:value="0.493626042455435" calcext:value-type="float">
            <text:p>0.49362604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ount</text:p>
          </table:table-cell>
          <table:table-cell office:value-type="string" calcext:value-type="string">
            <text:p>songs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director</text:p>
          </table:table-cell>
          <table:table-cell office:value-type="string" calcext:value-type="string">
            <text:p>Universal; Disney; Metro-Goldwyn-Mayer; </text:p>
          </table:table-cell>
          <table:table-cell office:value-type="float" office:value="3" calcext:value-type="float">
            <text:p>3</text:p>
          </table:table-cell>
          <table:table-cell office:value-type="float" office:value="0.446443527316054" calcext:value-type="float">
            <text:p>0.44644352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amount</text:p>
          </table:table-cell>
          <table:table-cell office:value-type="string" calcext:value-type="string">
            <text:p>parent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DreamWorks; Paramount; Columbia; Universal; New Line Cinema; Disney; United Artists; Metro-Goldwyn-Mayer; 20th Century Fox; Columbia Pictures; Miramax; </text:p>
          </table:table-cell>
          <table:table-cell office:value-type="float" office:value="11" calcext:value-type="float">
            <text:p>11</text:p>
          </table:table-cell>
          <table:table-cell office:value-type="float" office:value="0.401665061966262" calcext:value-type="float">
            <text:p>0.4016650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ount</text:p>
          </table:table-cell>
          <table:table-cell office:value-type="string" calcext:value-type="string">
            <text:p>caption</text:p>
          </table:table-cell>
          <table:table-cell office:value-type="float" office:value="0.0958511121571064" calcext:value-type="float">
            <text:p>0.0958511122</text:p>
          </table:table-cell>
          <table:table-cell table:number-columns-repeated="2"/>
          <table:table-cell office:value-type="string" calcext:value-type="string">
            <text:p>chronology</text:p>
          </table:table-cell>
          <table:table-cell office:value-type="string" calcext:value-type="string">
            <text:p>Disney; </text:p>
          </table:table-cell>
          <table:table-cell office:value-type="float" office:value="1" calcext:value-type="float">
            <text:p>1</text:p>
          </table:table-cell>
          <table:table-cell office:value-type="float" office:value="0.287038499489427" calcext:value-type="float">
            <text:p>0.287038499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amount</text:p>
          </table:table-cell>
          <table:table-cell office:value-type="string" calcext:value-type="string">
            <text:p>label</text:p>
          </table:table-cell>
          <table:table-cell office:value-type="float" office:value="0.0178571436554194" calcext:value-type="float">
            <text:p>0.0178571437</text:p>
          </table:table-cell>
          <table:table-cell table:number-columns-repeated="2"/>
          <table:table-cell office:value-type="string" calcext:value-type="string">
            <text:p>almaMater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223345845937729" calcext:value-type="float">
            <text:p>0.22334584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ount</text:p>
          </table:table-cell>
          <table:table-cell office:value-type="string" calcext:value-type="string">
            <text:p>l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company</text:p>
          </table:table-cell>
          <table:table-cell office:value-type="string" calcext:value-type="string">
            <text:p>Paramount; Universal; </text:p>
          </table:table-cell>
          <table:table-cell office:value-type="float" office:value="2" calcext:value-type="float">
            <text:p>2</text:p>
          </table:table-cell>
          <table:table-cell office:value-type="float" office:value="0.206915379501879" calcext:value-type="float">
            <text:p>0.20691537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ount</text:p>
          </table:table-cell>
          <table:table-cell office:value-type="string" calcext:value-type="string">
            <text:p>aux</text:p>
          </table:table-cell>
          <table:table-cell office:value-type="float" office:value="0.0243902429938316" calcext:value-type="float">
            <text:p>0.024390243</text:p>
          </table:table-cell>
          <table:table-cell table:number-columns-repeated="2"/>
          <table:table-cell office:value-type="string" calcext:value-type="string">
            <text:p>funding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200000010430813" calcext:value-type="float">
            <text:p>0.200000010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amount</text:p>
          </table:table-cell>
          <table:table-cell office:value-type="string" calcext:value-type="string">
            <text:p>distributedBy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2"/>
          <table:table-cell office:value-type="string" calcext:value-type="string">
            <text:p>aka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192156869918108" calcext:value-type="float">
            <text:p>0.19215686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ount</text:p>
          </table:table-cell>
          <table:table-cell office:value-type="string" calcext:value-type="string">
            <text:p>distributors</text:p>
          </table:table-cell>
          <table:table-cell office:value-type="float" office:value="0.0212765950709581" calcext:value-type="float">
            <text:p>0.0212765951</text:p>
          </table:table-cell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Columbia; Universal; Disney; </text:p>
          </table:table-cell>
          <table:table-cell office:value-type="float" office:value="3" calcext:value-type="float">
            <text:p>3</text:p>
          </table:table-cell>
          <table:table-cell office:value-type="float" office:value="0.192047111069163" calcext:value-type="float">
            <text:p>0.192047111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amount</text:p>
          </table:table-cell>
          <table:table-cell office:value-type="string" calcext:value-type="string">
            <text:p>title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2"/>
          <table:table-cell office:value-type="string" calcext:value-type="string">
            <text:p>basedOn</text:p>
          </table:table-cell>
          <table:table-cell office:value-type="string" calcext:value-type="string">
            <text:p>Horizon; Disney; </text:p>
          </table:table-cell>
          <table:table-cell office:value-type="float" office:value="2" calcext:value-type="float">
            <text:p>2</text:p>
          </table:table-cell>
          <table:table-cell office:value-type="float" office:value="0.155290983617306" calcext:value-type="float">
            <text:p>0.15529098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amount</text:p>
          </table:table-cell>
          <table:table-cell office:value-type="string" calcext:value-type="string">
            <text:p>distriburtor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2"/>
          <table:table-cell office:value-type="string" calcext:value-type="string">
            <text:p>shortsummary</text:p>
          </table:table-cell>
          <table:table-cell office:value-type="string" calcext:value-type="string">
            <text:p>Universal; Disney; </text:p>
          </table:table-cell>
          <table:table-cell office:value-type="float" office:value="2" calcext:value-type="float">
            <text:p>2</text:p>
          </table:table-cell>
          <table:table-cell office:value-type="float" office:value="0.153035989031196" calcext:value-type="float">
            <text:p>0.1530359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ount</text:p>
          </table:table-cell>
          <table:table-cell office:value-type="string" calcext:value-type="string">
            <text:p>quote</text:p>
          </table:table-cell>
          <table:table-cell office:value-type="float" office:value="0.0863027907907963" calcext:value-type="float">
            <text:p>0.0863027908</text:p>
          </table:table-cell>
          <table:table-cell table:number-columns-repeated="2"/>
          <table:table-cell office:value-type="string" calcext:value-type="string">
            <text:p>cinematography</text:p>
          </table:table-cell>
          <table:table-cell office:value-type="string" calcext:value-type="string">
            <text:p>Metro-Goldwyn-Mayer; </text:p>
          </table:table-cell>
          <table:table-cell office:value-type="float" office:value="1" calcext:value-type="float">
            <text:p>1</text:p>
          </table:table-cell>
          <table:table-cell office:value-type="float" office:value="0.141897082328796" calcext:value-type="float">
            <text:p>0.141897082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amount</text:p>
          </table:table-cell>
          <table:table-cell office:value-type="string" calcext:value-type="string">
            <text:p>company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2"/>
          <table:table-cell office:value-type="string" calcext:value-type="string">
            <text:p>movieSeries</text:p>
          </table:table-cell>
          <table:table-cell office:value-type="string" calcext:value-type="string">
            <text:p>Disney; </text:p>
          </table:table-cell>
          <table:table-cell office:value-type="float" office:value="1" calcext:value-type="float">
            <text:p>1</text:p>
          </table:table-cell>
          <table:table-cell office:value-type="float" office:value="0.135431241244078" calcext:value-type="float">
            <text:p>0.13543124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ount</text:p>
          </table:table-cell>
          <table:table-cell office:value-type="string" calcext:value-type="string">
            <text:p>name</text:p>
          </table:table-cell>
          <table:table-cell office:value-type="float" office:value="0.525985214859247" calcext:value-type="float">
            <text:p>0.5259852149</text:p>
          </table:table-cell>
          <table:table-cell table:number-columns-repeated="2"/>
          <table:table-cell office:value-type="string" calcext:value-type="string">
            <text:p>cast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133333340287209" calcext:value-type="float">
            <text:p>0.13333334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ount</text:p>
          </table:table-cell>
          <table:table-cell office:value-type="string" calcext:value-type="string">
            <text:p>producer</text:p>
          </table:table-cell>
          <table:table-cell office:value-type="float" office:value="0.18588125705719" calcext:value-type="float">
            <text:p>0.1858812571</text:p>
          </table:table-cell>
          <table:table-cell table:number-columns-repeated="2"/>
          <table:table-cell office:value-type="string" calcext:value-type="string">
            <text:p>publisher</text:p>
          </table:table-cell>
          <table:table-cell office:value-type="string" calcext:value-type="string">
            <text:p>Disney; </text:p>
          </table:table-cell>
          <table:table-cell office:value-type="float" office:value="1" calcext:value-type="float">
            <text:p>1</text:p>
          </table:table-cell>
          <table:table-cell office:value-type="float" office:value="0.128017723560333" calcext:value-type="float">
            <text:p>0.12801772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ount</text:p>
          </table:table-cell>
          <table:table-cell office:value-type="string" calcext:value-type="string">
            <text:p>owner</text:p>
          </table:table-cell>
          <table:table-cell office:value-type="float" office:value="0.060606062412262" calcext:value-type="float">
            <text:p>0.0606060624</text:p>
          </table:table-cell>
          <table:table-cell table:number-columns-repeated="2"/>
          <table:table-cell office:value-type="string" calcext:value-type="string">
            <text:p>editing</text:p>
          </table:table-cell>
          <table:table-cell office:value-type="string" calcext:value-type="string">
            <text:p>Universal; United Artists; Metro-Goldwyn-Mayer; </text:p>
          </table:table-cell>
          <table:table-cell office:value-type="float" office:value="3" calcext:value-type="float">
            <text:p>3</text:p>
          </table:table-cell>
          <table:table-cell office:value-type="float" office:value="0.120818169166644" calcext:value-type="float">
            <text:p>0.120818169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amount</text:p>
          </table:table-cell>
          <table:table-cell office:value-type="string" calcext:value-type="string">
            <text:p>governingBody</text:p>
          </table:table-cell>
          <table:table-cell office:value-type="float" office:value="0.0489795915782452" calcext:value-type="float">
            <text:p>0.0489795916</text:p>
          </table:table-cell>
          <table:table-cell table:number-columns-repeated="2"/>
          <table:table-cell office:value-type="string" calcext:value-type="string">
            <text:p>caption</text:p>
          </table:table-cell>
          <table:table-cell office:value-type="string" calcext:value-type="string">
            <text:p>Paramount; Columbia; Universal; Horizon; Disney; RKO; Metro-Goldwyn-Mayer; Triangle; Miramax; </text:p>
          </table:table-cell>
          <table:table-cell office:value-type="float" office:value="9" calcext:value-type="float">
            <text:p>9</text:p>
          </table:table-cell>
          <table:table-cell office:value-type="float" office:value="0.110844557587471" calcext:value-type="float">
            <text:p>0.110844557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amount</text:p>
          </table:table-cell>
          <table:table-cell office:value-type="string" calcext:value-type="string">
            <text:p>distributor</text:p>
          </table:table-cell>
          <table:table-cell office:value-type="float" office:value="148.78987155389" calcext:value-type="float">
            <text:p>148.7898715539</text:p>
          </table:table-cell>
          <table:table-cell table:number-columns-repeated="2"/>
          <table:table-cell office:value-type="string" calcext:value-type="string">
            <text:p>sttudio</text:p>
          </table:table-cell>
          <table:table-cell office:value-type="string" calcext:value-type="string">
            <text:p>RKO; </text:p>
          </table:table-cell>
          <table:table-cell office:value-type="float" office:value="1" calcext:value-type="float">
            <text:p>1</text:p>
          </table:table-cell>
          <table:table-cell office:value-type="float" office:value="0.108823530375958" calcext:value-type="float">
            <text:p>0.10882353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ount</text:p>
          </table:table-cell>
          <table:table-cell office:value-type="string" calcext:value-type="string">
            <text:p>starring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2"/>
          <table:table-cell office:value-type="string" calcext:value-type="string">
            <text:p>school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967741906642914" calcext:value-type="float">
            <text:p>0.096774190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ramount</text:p>
          </table:table-cell>
          <table:table-cell office:value-type="string" calcext:value-type="string">
            <text:p>owningCompany</text:p>
          </table:table-cell>
          <table:table-cell office:value-type="float" office:value="0.0475444104522467" calcext:value-type="float">
            <text:p>0.0475444105</text:p>
          </table:table-cell>
          <table:table-cell table:number-columns-repeated="2"/>
          <table:table-cell office:value-type="string" calcext:value-type="string">
            <text:p>lastAlbum</text:p>
          </table:table-cell>
          <table:table-cell office:value-type="string" calcext:value-type="string">
            <text:p>Metro-Goldwyn-Mayer; </text:p>
          </table:table-cell>
          <table:table-cell office:value-type="float" office:value="1" calcext:value-type="float">
            <text:p>1</text:p>
          </table:table-cell>
          <table:table-cell office:value-type="float" office:value="0.0876190476119518" calcext:value-type="float">
            <text:p>0.08761904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bia</text:p>
          </table:table-cell>
          <table:table-cell office:value-type="string" calcext:value-type="string">
            <text:p>studio</text:p>
          </table:table-cell>
          <table:table-cell office:value-type="float" office:value="4.90302911028266" calcext:value-type="float">
            <text:p>4.9030291103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office:value-type="string" calcext:value-type="string">
            <text:p>Universal; Warner Brothers; Disney; </text:p>
          </table:table-cell>
          <table:table-cell office:value-type="float" office:value="3" calcext:value-type="float">
            <text:p>3</text:p>
          </table:table-cell>
          <table:table-cell office:value-type="float" office:value="0.0873955208808184" calcext:value-type="float">
            <text:p>0.08739552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bia</text:p>
          </table:table-cell>
          <table:table-cell office:value-type="string" calcext:value-type="string">
            <text:p>budget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2"/>
          <table:table-cell office:value-type="string" calcext:value-type="string">
            <text:p>narrator</text:p>
          </table:table-cell>
          <table:table-cell office:value-type="string" calcext:value-type="string">
            <text:p>Universal; Disney; </text:p>
          </table:table-cell>
          <table:table-cell office:value-type="float" office:value="2" calcext:value-type="float">
            <text:p>2</text:p>
          </table:table-cell>
          <table:table-cell office:value-type="float" office:value="0.0821018069982529" calcext:value-type="float">
            <text:p>0.08210180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lumbia</text:p>
          </table:table-cell>
          <table:table-cell office:value-type="string" calcext:value-type="string">
            <text:p>productionCompany</text:p>
          </table:table-cell>
          <table:table-cell office:value-type="float" office:value="0.0954545475542545" calcext:value-type="float">
            <text:p>0.0954545476</text:p>
          </table:table-cell>
          <table:table-cell table:number-columns-repeated="2"/>
          <table:table-cell office:value-type="string" calcext:value-type="string">
            <text:p>musicComposer</text:p>
          </table:table-cell>
          <table:table-cell office:value-type="string" calcext:value-type="string">
            <text:p>Universal; Disney; Metro-Goldwyn-Mayer; </text:p>
          </table:table-cell>
          <table:table-cell office:value-type="float" office:value="3" calcext:value-type="float">
            <text:p>3</text:p>
          </table:table-cell>
          <table:table-cell office:value-type="float" office:value="0.0814413440724214" calcext:value-type="float">
            <text:p>0.08144134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bia</text:p>
          </table:table-cell>
          <table:table-cell office:value-type="string" calcext:value-type="string">
            <text:p>location</text:p>
          </table:table-cell>
          <table:table-cell office:value-type="float" office:value="0.108518620952964" calcext:value-type="float">
            <text:p>0.108518621</text:p>
          </table:table-cell>
          <table:table-cell table:number-columns-repeated="2"/>
          <table:table-cell office:value-type="string" calcext:value-type="string">
            <text:p>music</text:p>
          </table:table-cell>
          <table:table-cell office:value-type="string" calcext:value-type="string">
            <text:p>Paramount; Universal; Disney; Metro-Goldwyn-Mayer; </text:p>
          </table:table-cell>
          <table:table-cell office:value-type="float" office:value="4" calcext:value-type="float">
            <text:p>4</text:p>
          </table:table-cell>
          <table:table-cell office:value-type="float" office:value="0.0706963930279017" calcext:value-type="float">
            <text:p>0.07069639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lumbia</text:p>
          </table:table-cell>
          <table:table-cell office:value-type="string" calcext:value-type="string">
            <text:p>recordLabel</text:p>
          </table:table-cell>
          <table:table-cell office:value-type="float" office:value="0.0119047621265054" calcext:value-type="float">
            <text:p>0.0119047621</text:p>
          </table:table-cell>
          <table:table-cell table:number-columns-repeated="2"/>
          <table:table-cell office:value-type="string" calcext:value-type="string">
            <text:p>alt</text:p>
          </table:table-cell>
          <table:table-cell office:value-type="string" calcext:value-type="string">
            <text:p>Universal; Horizon; Disney; Metro-Goldwyn-Mayer; Triangle; </text:p>
          </table:table-cell>
          <table:table-cell office:value-type="float" office:value="5" calcext:value-type="float">
            <text:p>5</text:p>
          </table:table-cell>
          <table:table-cell office:value-type="float" office:value="0.0616043604910374" calcext:value-type="float">
            <text:p>0.061604360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lumbia</text:p>
          </table:table-cell>
          <table:table-cell office:value-type="string" calcext:value-type="string">
            <text:p>caption</text:p>
          </table:table-cell>
          <table:table-cell office:value-type="float" office:value="0.03125" calcext:value-type="float">
            <text:p>0.03125</text:p>
          </table:table-cell>
          <table:table-cell table:number-columns-repeated="2"/>
          <table:table-cell office:value-type="string" calcext:value-type="string">
            <text:p>productionCompany</text:p>
          </table:table-cell>
          <table:table-cell office:value-type="string" calcext:value-type="string">
            <text:p>Columbia; Universal; Disney; RKO; Metro-Goldwyn-Mayer; 20th Century Fox; Columbia Pictures; </text:p>
          </table:table-cell>
          <table:table-cell office:value-type="float" office:value="7" calcext:value-type="float">
            <text:p>7</text:p>
          </table:table-cell>
          <table:table-cell office:value-type="float" office:value="0.0605097854776042" calcext:value-type="float">
            <text:p>0.06050978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bia</text:p>
          </table:table-cell>
          <table:table-cell office:value-type="string" calcext:value-type="string">
            <text:p>label</text:p>
          </table:table-cell>
          <table:table-cell office:value-type="float" office:value="0.87414953764528" calcext:value-type="float">
            <text:p>0.8741495376</text:p>
          </table:table-cell>
          <table:table-cell table:number-columns-repeated="2"/>
          <table:table-cell office:value-type="string" calcext:value-type="string">
            <text:p>education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556194875389338" calcext:value-type="float">
            <text:p>0.055619487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lumbia</text:p>
          </table:table-cell>
          <table:table-cell office:value-type="string" calcext:value-type="string">
            <text:p>distributors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distributedBy</text:p>
          </table:table-cell>
          <table:table-cell office:value-type="string" calcext:value-type="string">
            <text:p>Paramount; Universal; New Line Cinema; United Artists; Metro-Goldwyn-Mayer; </text:p>
          </table:table-cell>
          <table:table-cell office:value-type="float" office:value="5" calcext:value-type="float">
            <text:p>5</text:p>
          </table:table-cell>
          <table:table-cell office:value-type="float" office:value="0.0517502799630165" calcext:value-type="float">
            <text:p>0.051750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lumbia</text:p>
          </table:table-cell>
          <table:table-cell office:value-type="string" calcext:value-type="string">
            <text:p>headquarters</text:p>
          </table:table-cell>
          <table:table-cell office:value-type="float" office:value="0.0208333339542151" calcext:value-type="float">
            <text:p>0.020833334</text:p>
          </table:table-cell>
          <table:table-cell table:number-columns-repeated="2"/>
          <table:table-cell office:value-type="string" calcext:value-type="string">
            <text:p>thisAlbum</text:p>
          </table:table-cell>
          <table:table-cell office:value-type="string" calcext:value-type="string">
            <text:p>Universal; Metro-Goldwyn-Mayer; </text:p>
          </table:table-cell>
          <table:table-cell office:value-type="float" office:value="2" calcext:value-type="float">
            <text:p>2</text:p>
          </table:table-cell>
          <table:table-cell office:value-type="float" office:value="0.0501253139227629" calcext:value-type="float">
            <text:p>0.0501253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bia</text:p>
          </table:table-cell>
          <table:table-cell office:value-type="string" calcext:value-type="string">
            <text:p>title</text:p>
          </table:table-cell>
          <table:table-cell office:value-type="float" office:value="1.09910849481821" calcext:value-type="float">
            <text:p>1.0991084948</text:p>
          </table:table-cell>
          <table:table-cell table:number-columns-repeated="2"/>
          <table:table-cell office:value-type="string" calcext:value-type="string">
            <text:p>owner</text:p>
          </table:table-cell>
          <table:table-cell office:value-type="string" calcext:value-type="string">
            <text:p>Paramount; Universal; Metro-Goldwyn-Mayer; </text:p>
          </table:table-cell>
          <table:table-cell office:value-type="float" office:value="3" calcext:value-type="float">
            <text:p>3</text:p>
          </table:table-cell>
          <table:table-cell office:value-type="float" office:value="0.0493901794155439" calcext:value-type="float">
            <text:p>0.04939017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bia</text:p>
          </table:table-cell>
          <table:table-cell office:value-type="string" calcext:value-type="string">
            <text:p>quote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2"/>
          <table:table-cell office:value-type="string" calcext:value-type="string">
            <text:p>country</text:p>
          </table:table-cell>
          <table:table-cell office:value-type="string" calcext:value-type="string">
            <text:p>Disney; Metro-Goldwyn-Mayer; </text:p>
          </table:table-cell>
          <table:table-cell office:value-type="float" office:value="2" calcext:value-type="float">
            <text:p>2</text:p>
          </table:table-cell>
          <table:table-cell office:value-type="float" office:value="0.0476190494373441" calcext:value-type="float">
            <text:p>0.04761904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bia</text:p>
          </table:table-cell>
          <table:table-cell office:value-type="string" calcext:value-type="string">
            <text:p>name</text:p>
          </table:table-cell>
          <table:table-cell office:value-type="float" office:value="0.150000005960464" calcext:value-type="float">
            <text:p>0.150000006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bia</text:p>
          </table:table-cell>
          <table:table-cell office:value-type="string" calcext:value-type="string">
            <text:p>producer</text:p>
          </table:table-cell>
          <table:table-cell office:value-type="float" office:value="0.134387355297804" calcext:value-type="float">
            <text:p>0.1343873553</text:p>
          </table:table-cell>
          <table:table-cell table:number-columns-repeated="2"/>
          <table:table-cell office:value-type="string" calcext:value-type="string">
            <text:p>series</text:p>
          </table:table-cell>
          <table:table-cell office:value-type="string" calcext:value-type="string">
            <text:p>Horizon; </text:p>
          </table:table-cell>
          <table:table-cell office:value-type="float" office:value="1" calcext:value-type="float">
            <text:p>1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lumbia</text:p>
          </table:table-cell>
          <table:table-cell office:value-type="string" calcext:value-type="string">
            <text:p>distributor</text:p>
          </table:table-cell>
          <table:table-cell office:value-type="float" office:value="112.366380965337" calcext:value-type="float">
            <text:p>112.3663809653</text:p>
          </table:table-cell>
          <table:table-cell table:number-columns-repeated="2"/>
          <table:table-cell office:value-type="string" calcext:value-type="string">
            <text:p>episodeList</text:p>
          </table:table-cell>
          <table:table-cell office:value-type="string" calcext:value-type="string">
            <text:p>Horizon; </text:p>
          </table:table-cell>
          <table:table-cell office:value-type="float" office:value="1" calcext:value-type="float">
            <text:p>1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umbia</text:p>
          </table:table-cell>
          <table:table-cell office:value-type="string" calcext:value-type="string">
            <text:p>label(s)_</text:p>
          </table:table-cell>
          <table:table-cell office:value-type="float" office:value="0.0119047621265054" calcext:value-type="float">
            <text:p>0.0119047621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Paramount; </text:p>
          </table:table-cell>
          <table:table-cell office:value-type="float" office:value="1" calcext:value-type="float">
            <text:p>1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lumbia</text:p>
          </table:table-cell>
          <table:table-cell office:value-type="string" calcext:value-type="string">
            <text:p>headquarter</text:p>
          </table:table-cell>
          <table:table-cell office:value-type="float" office:value="0.0208333339542151" calcext:value-type="float">
            <text:p>0.020833334</text:p>
          </table:table-cell>
          <table:table-cell table:number-columns-repeated="2"/>
          <table:table-cell office:value-type="string" calcext:value-type="string">
            <text:p>distributionCompany</text:p>
          </table:table-cell>
          <table:table-cell office:value-type="string" calcext:value-type="string">
            <text:p>20th Century Fox; </text:p>
          </table:table-cell>
          <table:table-cell office:value-type="float" office:value="1" calcext:value-type="float">
            <text:p>1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studio</text:p>
          </table:table-cell>
          <table:table-cell office:value-type="float" office:value="9.71445215307176" calcext:value-type="float">
            <text:p>9.7144521531</text:p>
          </table:table-cell>
          <table:table-cell table:number-columns-repeated="2"/>
          <table:table-cell office:value-type="string" calcext:value-type="string">
            <text:p>quote</text:p>
          </table:table-cell>
          <table:table-cell office:value-type="string" calcext:value-type="string">
            <text:p>DreamWorks; Paramount; Columbia; Universal; Horizon; Warner Brothers; United Artists; </text:p>
          </table:table-cell>
          <table:table-cell office:value-type="float" office:value="7" calcext:value-type="float">
            <text:p>7</text:p>
          </table:table-cell>
          <table:table-cell office:value-type="float" office:value="0.0431303874190365" calcext:value-type="float">
            <text:p>0.043130387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virtualQueueImage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2"/>
          <table:table-cell office:value-type="string" calcext:value-type="string">
            <text:p>creator</text:p>
          </table:table-cell>
          <table:table-cell office:value-type="string" calcext:value-type="string">
            <text:p>DreamWorks; Disney; </text:p>
          </table:table-cell>
          <table:table-cell office:value-type="float" office:value="2" calcext:value-type="float">
            <text:p>2</text:p>
          </table:table-cell>
          <table:table-cell office:value-type="float" office:value="0.0429292935878038" calcext:value-type="float">
            <text:p>0.04292929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aka</text:p>
          </table:table-cell>
          <table:table-cell office:value-type="float" office:value="0.192156869918108" calcext:value-type="float">
            <text:p>0.1921568699</text:p>
          </table:table-cell>
          <table:table-cell table:number-columns-repeated="2"/>
          <table:table-cell office:value-type="string" calcext:value-type="string">
            <text:p>owningCompany</text:p>
          </table:table-cell>
          <table:table-cell office:value-type="string" calcext:value-type="string">
            <text:p>Paramount; Universal; Disney; Metro-Goldwyn-Mayer; </text:p>
          </table:table-cell>
          <table:table-cell office:value-type="float" office:value="4" calcext:value-type="float">
            <text:p>4</text:p>
          </table:table-cell>
          <table:table-cell office:value-type="float" office:value="0.042804547585547" calcext:value-type="float">
            <text:p>0.042804547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location</text:p>
          </table:table-cell>
          <table:table-cell office:value-type="float" office:value="0.339210798963904" calcext:value-type="float">
            <text:p>0.339210799</text:p>
          </table:table-cell>
          <table:table-cell table:number-columns-repeated="2"/>
          <table:table-cell office:value-type="string" calcext:value-type="string">
            <text:p>reissueDistributor</text:p>
          </table:table-cell>
          <table:table-cell office:value-type="string" calcext:value-type="string">
            <text:p>RKO; </text:p>
          </table:table-cell>
          <table:table-cell office:value-type="float" office:value="1" calcext:value-type="float">
            <text:p>1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before</text:p>
          </table:table-cell>
          <table:table-cell office:value-type="float" office:value="0.0627450998872519" calcext:value-type="float">
            <text:p>0.0627450999</text:p>
          </table:table-cell>
          <table:table-cell table:number-columns-repeated="2"/>
          <table:table-cell office:value-type="string" calcext:value-type="string">
            <text:p>before</text:p>
          </table:table-cell>
          <table:table-cell office:value-type="string" calcext:value-type="string">
            <text:p>Universal; Metro-Goldwyn-Mayer; </text:p>
          </table:table-cell>
          <table:table-cell office:value-type="float" office:value="2" calcext:value-type="float">
            <text:p>2</text:p>
          </table:table-cell>
          <table:table-cell office:value-type="float" office:value="0.0413725497201085" calcext:value-type="float">
            <text:p>0.04137254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viewfinder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cover</text:p>
          </table:table-cell>
          <table:table-cell office:value-type="string" calcext:value-type="string">
            <text:p>Metro-Goldwyn-Mayer; </text:p>
          </table:table-cell>
          <table:table-cell office:value-type="float" office:value="1" calcext:value-type="float">
            <text:p>1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aux</text:p>
          </table:table-cell>
          <table:table-cell office:value-type="float" office:value="0.0243902429938316" calcext:value-type="float">
            <text:p>0.024390243</text:p>
          </table:table-cell>
          <table:table-cell table:number-columns-repeated="2"/>
          <table:table-cell office:value-type="string" calcext:value-type="string">
            <text:p>releasedBy</text:p>
          </table:table-cell>
          <table:table-cell office:value-type="string" calcext:value-type="string">
            <text:p>Metro-Goldwyn-Mayer; </text:p>
          </table:table-cell>
          <table:table-cell office:value-type="float" office:value="1" calcext:value-type="float">
            <text:p>1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education</text:p>
          </table:table-cell>
          <table:table-cell office:value-type="float" office:value="0.0556194875389338" calcext:value-type="float">
            <text:p>0.0556194875</text:p>
          </table:table-cell>
          <table:table-cell table:number-columns-repeated="2"/>
          <table:table-cell office:value-type="string" calcext:value-type="string">
            <text:p>screenplay</text:p>
          </table:table-cell>
          <table:table-cell office:value-type="string" calcext:value-type="string">
            <text:p>Disney; Metro-Goldwyn-Mayer; </text:p>
          </table:table-cell>
          <table:table-cell office:value-type="float" office:value="2" calcext:value-type="float">
            <text:p>2</text:p>
          </table:table-cell>
          <table:table-cell office:value-type="float" office:value="0.0395566243678331" calcext:value-type="float">
            <text:p>0.039556624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atudio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2"/>
          <table:table-cell office:value-type="string" calcext:value-type="string">
            <text:p>songs</text:p>
          </table:table-cell>
          <table:table-cell office:value-type="string" calcext:value-type="string">
            <text:p>Paramount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network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2"/>
          <table:table-cell office:value-type="string" calcext:value-type="string">
            <text:p>governingBody</text:p>
          </table:table-cell>
          <table:table-cell office:value-type="string" calcext:value-type="string">
            <text:p>Paramount; Universal; Disney; </text:p>
          </table:table-cell>
          <table:table-cell office:value-type="float" office:value="3" calcext:value-type="float">
            <text:p>3</text:p>
          </table:table-cell>
          <table:table-cell office:value-type="float" office:value="0.037971551840504" calcext:value-type="float">
            <text:p>0.03797155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released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RKO; </text:p>
          </table:table-cell>
          <table:table-cell office:value-type="float" office:value="1" calcext:value-type="float">
            <text:p>1</text:p>
          </table:table-cell>
          <table:table-cell office:value-type="float" office:value="0.0377358496189117" calcext:value-type="float">
            <text:p>0.03773584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title</text:p>
          </table:table-cell>
          <table:table-cell office:value-type="float" office:value="2.19922997429967" calcext:value-type="float">
            <text:p>2.1992299743</text:p>
          </table:table-cell>
          <table:table-cell table:number-columns-repeated="2"/>
          <table:table-cell office:value-type="string" calcext:value-type="string">
            <text:p>col</text:p>
          </table:table-cell>
          <table:table-cell office:value-type="string" calcext:value-type="string">
            <text:p>Disney; </text:p>
          </table:table-cell>
          <table:table-cell office:value-type="float" office:value="1" calcext:value-type="float">
            <text:p>1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shortsummary</text:p>
          </table:table-cell>
          <table:table-cell office:value-type="float" office:value="0.28168173506856" calcext:value-type="float">
            <text:p>0.2816817351</text:p>
          </table:table-cell>
          <table:table-cell table:number-columns-repeated="2"/>
          <table:table-cell office:value-type="string" calcext:value-type="string">
            <text:p>editor</text:p>
          </table:table-cell>
          <table:table-cell office:value-type="string" calcext:value-type="string">
            <text:p>United Artists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almaMater</text:p>
          </table:table-cell>
          <table:table-cell office:value-type="float" office:value="0.223345845937729" calcext:value-type="float">
            <text:p>0.2233458459</text:p>
          </table:table-cell>
          <table:table-cell table:number-columns-repeated="2"/>
          <table:table-cell office:value-type="string" calcext:value-type="string">
            <text:p>released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alt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2"/>
          <table:table-cell office:value-type="string" calcext:value-type="string">
            <text:p>officialName</text:p>
          </table:table-cell>
          <table:table-cell office:value-type="string" calcext:value-type="string">
            <text:p>RKO; </text:p>
          </table:table-cell>
          <table:table-cell office:value-type="float" office:value="1" calcext:value-type="float">
            <text:p>1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quote</text:p>
          </table:table-cell>
          <table:table-cell office:value-type="float" office:value="0.0585738532245159" calcext:value-type="float">
            <text:p>0.0585738532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Universal; United Artists; </text:p>
          </table:table-cell>
          <table:table-cell office:value-type="float" office:value="2" calcext:value-type="float">
            <text:p>2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name</text:p>
          </table:table-cell>
          <table:table-cell office:value-type="float" office:value="3.60113470256329" calcext:value-type="float">
            <text:p>3.6011347026</text:p>
          </table:table-cell>
          <table:table-cell table:number-columns-repeated="2"/>
          <table:table-cell office:value-type="string" calcext:value-type="string">
            <text:p>distributors</text:p>
          </table:table-cell>
          <table:table-cell office:value-type="string" calcext:value-type="string">
            <text:p>Paramount; Columbia; Columbia Pictures; </text:p>
          </table:table-cell>
          <table:table-cell office:value-type="float" office:value="3" calcext:value-type="float">
            <text:p>3</text:p>
          </table:table-cell>
          <table:table-cell office:value-type="float" office:value="0.0327332249532143" calcext:value-type="float">
            <text:p>0.0327332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distributor</text:p>
          </table:table-cell>
          <table:table-cell office:value-type="float" office:value="139.318464059383" calcext:value-type="float">
            <text:p>139.3184640594</text:p>
          </table:table-cell>
          <table:table-cell table:number-columns-repeated="2"/>
          <table:table-cell office:value-type="string" calcext:value-type="string">
            <text:p>budget</text:p>
          </table:table-cell>
          <table:table-cell office:value-type="string" calcext:value-type="string">
            <text:p>Columbia; Disney; </text:p>
          </table:table-cell>
          <table:table-cell office:value-type="float" office:value="2" calcext:value-type="float">
            <text:p>2</text:p>
          </table:table-cell>
          <table:table-cell office:value-type="float" office:value="0.0324999997392297" calcext:value-type="float">
            <text:p>0.032499999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artist</text:p>
          </table:table-cell>
          <table:table-cell office:value-type="float" office:value="0.013513513840735" calcext:value-type="float">
            <text:p>0.0135135138</text:p>
          </table:table-cell>
          <table:table-cell table:number-columns-repeated="2"/>
          <table:table-cell office:value-type="string" calcext:value-type="string">
            <text:p>distriburtor</text:p>
          </table:table-cell>
          <table:table-cell office:value-type="string" calcext:value-type="string">
            <text:p>Paramount; </text:p>
          </table:table-cell>
          <table:table-cell office:value-type="float" office:value="1" calcext:value-type="float">
            <text:p>1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writer</text:p>
          </table:table-cell>
          <table:table-cell office:value-type="float" office:value="0.126080587506294" calcext:value-type="float">
            <text:p>0.1260805875</text:p>
          </table:table-cell>
          <table:table-cell table:number-columns-repeated="2"/>
          <table:table-cell office:value-type="string" calcext:value-type="string">
            <text:p>after</text:p>
          </table:table-cell>
          <table:table-cell office:value-type="string" calcext:value-type="string">
            <text:p>Horizon; 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musicComposer</text:p>
          </table:table-cell>
          <table:table-cell office:value-type="float" office:value="0.154285717755556" calcext:value-type="float">
            <text:p>0.1542857178</text:p>
          </table:table-cell>
          <table:table-cell table:number-columns-repeated="2"/>
          <table:table-cell office:value-type="string" calcext:value-type="string">
            <text:p>parentCompany</text:p>
          </table:table-cell>
          <table:table-cell office:value-type="string" calcext:value-type="string">
            <text:p>Paramount; </text:p>
          </table:table-cell>
          <table:table-cell office:value-type="float" office:value="1" calcext:value-type="float">
            <text:p>1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music</text:p>
          </table:table-cell>
          <table:table-cell office:value-type="float" office:value="0.154285717755556" calcext:value-type="float">
            <text:p>0.1542857178</text:p>
          </table:table-cell>
          <table:table-cell table:number-columns-repeated="2"/>
          <table:table-cell office:value-type="string" calcext:value-type="string">
            <text:p>parent</text:p>
          </table:table-cell>
          <table:table-cell office:value-type="string" calcext:value-type="string">
            <text:p>Paramount; </text:p>
          </table:table-cell>
          <table:table-cell office:value-type="float" office:value="1" calcext:value-type="float">
            <text:p>1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text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2"/>
          <table:table-cell office:value-type="string" calcext:value-type="string">
            <text:p>nextAlbum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productionCompany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2"/>
          <table:table-cell office:value-type="string" calcext:value-type="string">
            <text:p>headline</text:p>
          </table:table-cell>
          <table:table-cell office:value-type="string" calcext:value-type="string">
            <text:p>Disney; United Artists; </text:p>
          </table:table-cell>
          <table:table-cell office:value-type="float" office:value="2" calcext:value-type="float">
            <text:p>2</text:p>
          </table:table-cell>
          <table:table-cell office:value-type="float" office:value="0.0298436051234603" calcext:value-type="float">
            <text:p>0.0298436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funding</text:p>
          </table:table-cell>
          <table:table-cell office:value-type="float" office:value="0.200000010430813" calcext:value-type="float">
            <text:p>0.2000000104</text:p>
          </table:table-cell>
          <table:table-cell table:number-columns-repeated="2"/>
          <table:table-cell office:value-type="string" calcext:value-type="string">
            <text:p>recorded</text:p>
          </table:table-cell>
          <table:table-cell office:value-type="string" calcext:value-type="string">
            <text:p>Disney; </text:p>
          </table:table-cell>
          <table:table-cell office:value-type="float" office:value="1" calcext:value-type="float">
            <text:p>1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thisAlbum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2"/>
          <table:table-cell office:value-type="string" calcext:value-type="string">
            <text:p>executiveProducer</text:p>
          </table:table-cell>
          <table:table-cell office:value-type="string" calcext:value-type="string">
            <text:p>Disney; </text:p>
          </table:table-cell>
          <table:table-cell office:value-type="float" office:value="1" calcext:value-type="float">
            <text:p>1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audio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2"/>
          <table:table-cell office:value-type="string" calcext:value-type="string">
            <text:p>extra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editing</text:p>
          </table:table-cell>
          <table:table-cell office:value-type="float" office:value="0.210720654577017" calcext:value-type="float">
            <text:p>0.2107206546</text:p>
          </table:table-cell>
          <table:table-cell table:number-columns-repeated="2"/>
          <table:table-cell office:value-type="string" calcext:value-type="string">
            <text:p>section</text:p>
          </table:table-cell>
          <table:table-cell office:value-type="string" calcext:value-type="string">
            <text:p>Universal; Disney; </text:p>
          </table:table-cell>
          <table:table-cell office:value-type="float" office:value="2" calcext:value-type="float">
            <text:p>2</text:p>
          </table:table-cell>
          <table:table-cell office:value-type="float" office:value="0.027492668479681" calcext:value-type="float">
            <text:p>0.02749266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narrator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2"/>
          <table:table-cell office:value-type="string" calcext:value-type="string">
            <text:p>years</text:p>
          </table:table-cell>
          <table:table-cell office:value-type="string" calcext:value-type="string">
            <text:p>Horizon; </text:p>
          </table:table-cell>
          <table:table-cell office:value-type="float" office:value="1" calcext:value-type="float">
            <text:p>1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extra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2"/>
          <table:table-cell office:value-type="string" calcext:value-type="string">
            <text:p>atudio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designer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2"/>
          <table:table-cell office:value-type="string" calcext:value-type="string">
            <text:p>distribution</text:p>
          </table:table-cell>
          <table:table-cell office:value-type="string" calcext:value-type="string">
            <text:p>United Artists; </text:p>
          </table:table-cell>
          <table:table-cell office:value-type="float" office:value="1" calcext:value-type="float">
            <text:p>1</text:p>
          </table:table-cell>
          <table:table-cell office:value-type="float" office:value="0.025000000372529" calcext:value-type="float">
            <text:p>0.02500000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caption</text:p>
          </table:table-cell>
          <table:table-cell office:value-type="float" office:value="0.1267857151106" calcext:value-type="float">
            <text:p>0.1267857151</text:p>
          </table:table-cell>
          <table:table-cell table:number-columns-repeated="2"/>
          <table:table-cell office:value-type="string" calcext:value-type="string">
            <text:p>aux</text:p>
          </table:table-cell>
          <table:table-cell office:value-type="string" calcext:value-type="string">
            <text:p>Paramount; Universal; </text:p>
          </table:table-cell>
          <table:table-cell office:value-type="float" office:value="2" calcext:value-type="float">
            <text:p>2</text:p>
          </table:table-cell>
          <table:table-cell office:value-type="float" office:value="0.0243902429938316" calcext:value-type="float">
            <text:p>0.02439024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label</text:p>
          </table:table-cell>
          <table:table-cell office:value-type="float" office:value="1.6062241550535" calcext:value-type="float">
            <text:p>1.6062241551</text:p>
          </table:table-cell>
          <table:table-cell table:number-columns-repeated="2"/>
          <table:table-cell office:value-type="string" calcext:value-type="string">
            <text:p>virtualQueueImage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director</text:p>
          </table:table-cell>
          <table:table-cell office:value-type="float" office:value="0.095238097012043" calcext:value-type="float">
            <text:p>0.095238097</text:p>
          </table:table-cell>
          <table:table-cell table:number-columns-repeated="2"/>
          <table:table-cell office:value-type="string" calcext:value-type="string">
            <text:p>designer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distributedBy</text:p>
          </table:table-cell>
          <table:table-cell office:value-type="float" office:value="0.0476190485060215" calcext:value-type="float">
            <text:p>0.0476190485</text:p>
          </table:table-cell>
          <table:table-cell table:number-columns-repeated="2"/>
          <table:table-cell office:value-type="string" calcext:value-type="string">
            <text:p>virtualQueueName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section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2"/>
          <table:table-cell office:value-type="string" calcext:value-type="string">
            <text:p>headquarter</text:p>
          </table:table-cell>
          <table:table-cell office:value-type="string" calcext:value-type="string">
            <text:p>Columbia; </text:p>
          </table:table-cell>
          <table:table-cell office:value-type="float" office:value="1" calcext:value-type="float">
            <text:p>1</text:p>
          </table:table-cell>
          <table:table-cell office:value-type="float" office:value="0.0208333339542151" calcext:value-type="float">
            <text:p>0.020833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school</text:p>
          </table:table-cell>
          <table:table-cell office:value-type="float" office:value="0.0967741906642914" calcext:value-type="float">
            <text:p>0.0967741907</text:p>
          </table:table-cell>
          <table:table-cell table:number-columns-repeated="2"/>
          <table:table-cell office:value-type="string" calcext:value-type="string">
            <text:p>headquarters</text:p>
          </table:table-cell>
          <table:table-cell office:value-type="string" calcext:value-type="string">
            <text:p>Columbia; </text:p>
          </table:table-cell>
          <table:table-cell office:value-type="float" office:value="1" calcext:value-type="float">
            <text:p>1</text:p>
          </table:table-cell>
          <table:table-cell office:value-type="float" office:value="0.0208333339542151" calcext:value-type="float">
            <text:p>0.02083333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source</text:p>
          </table:table-cell>
          <table:table-cell office:value-type="float" office:value="0.0951837152242661" calcext:value-type="float">
            <text:p>0.0951837152</text:p>
          </table:table-cell>
          <table:table-cell table:number-columns-repeated="2"/>
          <table:table-cell office:value-type="string" calcext:value-type="string">
            <text:p>onlineServ</text:p>
          </table:table-cell>
          <table:table-cell office:value-type="string" calcext:value-type="string">
            <text:p>Horizon; </text:p>
          </table:table-cell>
          <table:table-cell office:value-type="float" office:value="1" calcext:value-type="float">
            <text:p>1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cast</text:p>
          </table:table-cell>
          <table:table-cell office:value-type="float" office:value="0.133333340287209" calcext:value-type="float">
            <text:p>0.1333333403</text:p>
          </table:table-cell>
          <table:table-cell table:number-columns-repeated="2"/>
          <table:table-cell office:value-type="string" calcext:value-type="string">
            <text:p>cableChan</text:p>
          </table:table-cell>
          <table:table-cell office:value-type="string" calcext:value-type="string">
            <text:p>Horizon; </text:p>
          </table:table-cell>
          <table:table-cell office:value-type="float" office:value="1" calcext:value-type="float">
            <text:p>1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address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2"/>
          <table:table-cell office:value-type="string" calcext:value-type="string">
            <text:p>formerName</text:p>
          </table:table-cell>
          <table:table-cell office:value-type="string" calcext:value-type="string">
            <text:p>RKO; </text:p>
          </table:table-cell>
          <table:table-cell office:value-type="float" office:value="1" calcext:value-type="float">
            <text:p>1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company</text:p>
          </table:table-cell>
          <table:table-cell office:value-type="float" office:value="0.381572695448995" calcext:value-type="float">
            <text:p>0.3815726954</text:p>
          </table:table-cell>
          <table:table-cell table:number-columns-repeated="2"/>
          <table:table-cell office:value-type="string" calcext:value-type="string">
            <text:p>othernames</text:p>
          </table:table-cell>
          <table:table-cell office:value-type="string" calcext:value-type="string">
            <text:p>RKO; </text:p>
          </table:table-cell>
          <table:table-cell office:value-type="float" office:value="1" calcext:value-type="float">
            <text:p>1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owner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producer</text:p>
          </table:table-cell>
          <table:table-cell office:value-type="float" office:value="1.4642430767417" calcext:value-type="float">
            <text:p>1.4642430767</text:p>
          </table:table-cell>
          <table:table-cell table:number-columns-repeated="2"/>
          <table:table-cell office:value-type="string" calcext:value-type="string">
            <text:p>formerNames</text:p>
          </table:table-cell>
          <table:table-cell office:value-type="string" calcext:value-type="string">
            <text:p>Paramount; RKO; </text:p>
          </table:table-cell>
          <table:table-cell office:value-type="float" office:value="2" calcext:value-type="float">
            <text:p>2</text:p>
          </table:table-cell>
          <table:table-cell office:value-type="float" office:value="0.0178684378042817" calcext:value-type="float">
            <text:p>0.01786843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virtualQueueName</text:p>
          </table:table-cell>
          <table:table-cell office:value-type="float" office:value="0.0227272734045982" calcext:value-type="float">
            <text:p>0.0227272734</text:p>
          </table:table-cell>
          <table:table-cell table:number-columns-repeated="2"/>
          <table:table-cell office:value-type="string" calcext:value-type="string">
            <text:p>artist</text:p>
          </table:table-cell>
          <table:table-cell office:value-type="string" calcext:value-type="string">
            <text:p>Universal; </text:p>
          </table:table-cell>
          <table:table-cell office:value-type="float" office:value="1" calcext:value-type="float">
            <text:p>1</text:p>
          </table:table-cell>
          <table:table-cell office:value-type="float" office:value="0.013513513840735" calcext:value-type="float">
            <text:p>0.01351351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nextAlbum</text:p>
          </table:table-cell>
          <table:table-cell office:value-type="float" office:value="0.030303031206131" calcext:value-type="float">
            <text:p>0.0303030312</text:p>
          </table:table-cell>
          <table:table-cell table:number-columns-repeated="2"/>
          <table:table-cell office:value-type="string" calcext:value-type="string">
            <text:p>label(s)_</text:p>
          </table:table-cell>
          <table:table-cell office:value-type="string" calcext:value-type="string">
            <text:p>Columbia; </text:p>
          </table:table-cell>
          <table:table-cell office:value-type="float" office:value="1" calcext:value-type="float">
            <text:p>1</text:p>
          </table:table-cell>
          <table:table-cell office:value-type="float" office:value="0.0119047621265054" calcext:value-type="float">
            <text:p>0.011904762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niversal</text:p>
          </table:table-cell>
          <table:table-cell office:value-type="string" calcext:value-type="string">
            <text:p>governingBody</text:p>
          </table:table-cell>
          <table:table-cell office:value-type="float" office:value="0.036363635212183" calcext:value-type="float">
            <text:p>0.0363636352</text:p>
          </table:table-cell>
          <table:table-cell table:number-columns-repeated="2"/>
          <table:table-cell office:value-type="string" calcext:value-type="string">
            <text:p>recordLabel</text:p>
          </table:table-cell>
          <table:table-cell office:value-type="string" calcext:value-type="string">
            <text:p>Columbia; Disney; </text:p>
          </table:table-cell>
          <table:table-cell office:value-type="float" office:value="2" calcext:value-type="float">
            <text:p>2</text:p>
          </table:table-cell>
          <table:table-cell office:value-type="float" office:value="0.0101896692067385" calcext:value-type="float">
            <text:p>0.01018966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owningCompany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starring</text:p>
          </table:table-cell>
          <table:table-cell office:value-type="float" office:value="0.230769239366055" calcext:value-type="float">
            <text:p>0.23076923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studio</text:p>
          </table:table-cell>
          <table:table-cell office:value-type="float" office:value="0.652380850166082" calcext:value-type="float">
            <text:p>0.65238085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series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caption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episodeList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onlineServ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after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orizon</text:p>
          </table:table-cell>
          <table:table-cell office:value-type="string" calcext:value-type="string">
            <text:p>cableChan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title</text:p>
          </table:table-cell>
          <table:table-cell office:value-type="float" office:value="0.392268085852265" calcext:value-type="float">
            <text:p>0.39226808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orizon</text:p>
          </table:table-cell>
          <table:table-cell office:value-type="string" calcext:value-type="string">
            <text:p>basedOn</text:p>
          </table:table-cell>
          <table:table-cell office:value-type="float" office:value="0.0465116277337074" calcext:value-type="float">
            <text:p>0.04651162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alt</text:p>
          </table:table-cell>
          <table:table-cell office:value-type="float" office:value="0.0662055350840092" calcext:value-type="float">
            <text:p>0.0662055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quote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name</text:p>
          </table:table-cell>
          <table:table-cell office:value-type="float" office:value="0.874846253544092" calcext:value-type="float">
            <text:p>0.87484625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producer</text:p>
          </table:table-cell>
          <table:table-cell office:value-type="float" office:value="0.196045752614737" calcext:value-type="float">
            <text:p>0.19604575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distributor</text:p>
          </table:table-cell>
          <table:table-cell office:value-type="float" office:value="0.976534254848957" calcext:value-type="float">
            <text:p>0.97653425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years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Line Cinema</text:p>
          </table:table-cell>
          <table:table-cell office:value-type="string" calcext:value-type="string">
            <text:p>studio</text:p>
          </table:table-cell>
          <table:table-cell office:value-type="float" office:value="1.38880478963256" calcext:value-type="float">
            <text:p>1.38880478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Line Cinema</text:p>
          </table:table-cell>
          <table:table-cell office:value-type="string" calcext:value-type="string">
            <text:p>label</text:p>
          </table:table-cell>
          <table:table-cell office:value-type="float" office:value="0.0169491525739431" calcext:value-type="float">
            <text:p>0.01694915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Line Cinema</text:p>
          </table:table-cell>
          <table:table-cell office:value-type="string" calcext:value-type="string">
            <text:p>distributor</text:p>
          </table:table-cell>
          <table:table-cell office:value-type="float" office:value="21.451904674992" calcext:value-type="float">
            <text:p>21.4519046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w Line Cinema</text:p>
          </table:table-cell>
          <table:table-cell office:value-type="string" calcext:value-type="string">
            <text:p>distributedBy</text:p>
          </table:table-cell>
          <table:table-cell office:value-type="float" office:value="0.0500000007450581" calcext:value-type="float">
            <text:p>0.0500000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ner Brothers</text:p>
          </table:table-cell>
          <table:table-cell office:value-type="string" calcext:value-type="string">
            <text:p>studio</text:p>
          </table:table-cell>
          <table:table-cell office:value-type="float" office:value="0.0787878818809986" calcext:value-type="float">
            <text:p>0.07878788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ner Brothers</text:p>
          </table:table-cell>
          <table:table-cell office:value-type="string" calcext:value-type="string">
            <text:p>source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ner Brothers</text:p>
          </table:table-cell>
          <table:table-cell office:value-type="string" calcext:value-type="string">
            <text:p>quote</text:p>
          </table:table-cell>
          <table:table-cell office:value-type="float" office:value="0.0172413792461157" calcext:value-type="float">
            <text:p>0.01724137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ner Brothers</text:p>
          </table:table-cell>
          <table:table-cell office:value-type="string" calcext:value-type="string">
            <text:p>distributor</text:p>
          </table:table-cell>
          <table:table-cell office:value-type="float" office:value="1.13357688486576" calcext:value-type="float">
            <text:p>1.13357688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headline</text:p>
          </table:table-cell>
          <table:table-cell office:value-type="float" office:value="0.0400793664157391" calcext:value-type="float">
            <text:p>0.04007936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studio</text:p>
          </table:table-cell>
          <table:table-cell office:value-type="float" office:value="9.01341230049729" calcext:value-type="float">
            <text:p>9.0134123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budget</text:p>
          </table:table-cell>
          <table:table-cell office:value-type="float" office:value="0.025000000372529" calcext:value-type="float">
            <text:p>0.0250000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col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location</text:p>
          </table:table-cell>
          <table:table-cell office:value-type="float" office:value="0.12841191329062" calcext:value-type="float">
            <text:p>0.12841191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ney</text:p>
          </table:table-cell>
          <table:table-cell office:value-type="string" calcext:value-type="string">
            <text:p>recordLabel</text:p>
          </table:table-cell>
          <table:table-cell office:value-type="float" office:value="0.00847457628697157" calcext:value-type="float">
            <text:p>0.008474576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ney</text:p>
          </table:table-cell>
          <table:table-cell office:value-type="string" calcext:value-type="string">
            <text:p>executiveProducer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network</text:p>
          </table:table-cell>
          <table:table-cell office:value-type="float" office:value="2.78216087073088" calcext:value-type="float">
            <text:p>2.78216087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creator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publisher</text:p>
          </table:table-cell>
          <table:table-cell office:value-type="float" office:value="0.128017723560333" calcext:value-type="float">
            <text:p>0.12801772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screenplay</text:p>
          </table:table-cell>
          <table:table-cell office:value-type="float" office:value="0.0256410259753466" calcext:value-type="float">
            <text:p>0.0256410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title</text:p>
          </table:table-cell>
          <table:table-cell office:value-type="float" office:value="0.452759241685271" calcext:value-type="float">
            <text:p>0.45275924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chronology</text:p>
          </table:table-cell>
          <table:table-cell office:value-type="float" office:value="0.287038499489427" calcext:value-type="float">
            <text:p>0.28703849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ney</text:p>
          </table:table-cell>
          <table:table-cell office:value-type="string" calcext:value-type="string">
            <text:p>shortsummary</text:p>
          </table:table-cell>
          <table:table-cell office:value-type="float" office:value="0.0243902429938316" calcext:value-type="float">
            <text:p>0.0243902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ney</text:p>
          </table:table-cell>
          <table:table-cell office:value-type="string" calcext:value-type="string">
            <text:p>basedOn</text:p>
          </table:table-cell>
          <table:table-cell office:value-type="float" office:value="0.264070339500904" calcext:value-type="float">
            <text:p>0.26407033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alt</text:p>
          </table:table-cell>
          <table:table-cell office:value-type="float" office:value="0.110863883048296" calcext:value-type="float">
            <text:p>0.1108638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name</text:p>
          </table:table-cell>
          <table:table-cell office:value-type="float" office:value="0.655929122120142" calcext:value-type="float">
            <text:p>0.65592912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distributor</text:p>
          </table:table-cell>
          <table:table-cell office:value-type="float" office:value="50.8063620021567" calcext:value-type="float">
            <text:p>50.80636200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writer</text:p>
          </table:table-cell>
          <table:table-cell office:value-type="float" office:value="0.344216838479042" calcext:value-type="float">
            <text:p>0.344216838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ney</text:p>
          </table:table-cell>
          <table:table-cell office:value-type="string" calcext:value-type="string">
            <text:p>musicComposer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music</text:p>
          </table:table-cell>
          <table:table-cell office:value-type="float" office:value="0.0555555559694767" calcext:value-type="float">
            <text:p>0.0555555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ney</text:p>
          </table:table-cell>
          <table:table-cell office:value-type="string" calcext:value-type="string">
            <text:p>productionCompany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narrator</text:p>
          </table:table-cell>
          <table:table-cell office:value-type="float" office:value="0.095238097012043" calcext:value-type="float">
            <text:p>0.0952380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label</text:p>
          </table:table-cell>
          <table:table-cell office:value-type="float" office:value="1.54558916948736" calcext:value-type="float">
            <text:p>1.54558916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caption</text:p>
          </table:table-cell>
          <table:table-cell office:value-type="float" office:value="0.190264550969005" calcext:value-type="float">
            <text:p>0.1902645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director</text:p>
          </table:table-cell>
          <table:table-cell office:value-type="float" office:value="0.331049490720034" calcext:value-type="float">
            <text:p>0.33104949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section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country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source</text:p>
          </table:table-cell>
          <table:table-cell office:value-type="float" office:value="0.13128856010735" calcext:value-type="float">
            <text:p>0.131288560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ney</text:p>
          </table:table-cell>
          <table:table-cell office:value-type="string" calcext:value-type="string">
            <text:p>movieSeries</text:p>
          </table:table-cell>
          <table:table-cell office:value-type="float" office:value="0.135431241244078" calcext:value-type="float">
            <text:p>0.13543124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recorded</text:p>
          </table:table-cell>
          <table:table-cell office:value-type="float" office:value="0.0294117648154497" calcext:value-type="float">
            <text:p>0.02941176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producer</text:p>
          </table:table-cell>
          <table:table-cell office:value-type="float" office:value="6.08388116396964" calcext:value-type="float">
            <text:p>6.08388116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ney</text:p>
          </table:table-cell>
          <table:table-cell office:value-type="string" calcext:value-type="string">
            <text:p>governingBody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ney</text:p>
          </table:table-cell>
          <table:table-cell office:value-type="string" calcext:value-type="string">
            <text:p>owningCompany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starring</text:p>
          </table:table-cell>
          <table:table-cell office:value-type="float" office:value="0.601155702024698" calcext:value-type="float">
            <text:p>0.6011557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Artists</text:p>
          </table:table-cell>
          <table:table-cell office:value-type="string" calcext:value-type="string">
            <text:p>headline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Artists</text:p>
          </table:table-cell>
          <table:table-cell office:value-type="string" calcext:value-type="string">
            <text:p>studio</text:p>
          </table:table-cell>
          <table:table-cell office:value-type="float" office:value="1.67313913628459" calcext:value-type="float">
            <text:p>1.67313913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Artists</text:p>
          </table:table-cell>
          <table:table-cell office:value-type="string" calcext:value-type="string">
            <text:p>text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Artists</text:p>
          </table:table-cell>
          <table:table-cell office:value-type="string" calcext:value-type="string">
            <text:p>editor</text:p>
          </table:table-cell>
          <table:table-cell office:value-type="float" office:value="0.0357142873108387" calcext:value-type="float">
            <text:p>0.03571428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Artists</text:p>
          </table:table-cell>
          <table:table-cell office:value-type="string" calcext:value-type="string">
            <text:p>editing</text:p>
          </table:table-cell>
          <table:table-cell office:value-type="float" office:value="0.0263157896697521" calcext:value-type="float">
            <text:p>0.02631578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Artists</text:p>
          </table:table-cell>
          <table:table-cell office:value-type="string" calcext:value-type="string">
            <text:p>quote</text:p>
          </table:table-cell>
          <table:table-cell office:value-type="float" office:value="0.0486111119389534" calcext:value-type="float">
            <text:p>0.04861111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Artists</text:p>
          </table:table-cell>
          <table:table-cell office:value-type="string" calcext:value-type="string">
            <text:p>name</text:p>
          </table:table-cell>
          <table:table-cell office:value-type="float" office:value="0.0808823555707932" calcext:value-type="float">
            <text:p>0.08088235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Artists</text:p>
          </table:table-cell>
          <table:table-cell office:value-type="string" calcext:value-type="string">
            <text:p>producer</text:p>
          </table:table-cell>
          <table:table-cell office:value-type="float" office:value="0.102631580084562" calcext:value-type="float">
            <text:p>0.10263158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Artists</text:p>
          </table:table-cell>
          <table:table-cell office:value-type="string" calcext:value-type="string">
            <text:p>label</text:p>
          </table:table-cell>
          <table:table-cell office:value-type="float" office:value="0.138476451858878" calcext:value-type="float">
            <text:p>0.13847645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Artists</text:p>
          </table:table-cell>
          <table:table-cell office:value-type="string" calcext:value-type="string">
            <text:p>distributor</text:p>
          </table:table-cell>
          <table:table-cell office:value-type="float" office:value="74.5591441430152" calcext:value-type="float">
            <text:p>74.5591441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Artists</text:p>
          </table:table-cell>
          <table:table-cell office:value-type="string" calcext:value-type="string">
            <text:p>distribution</text:p>
          </table:table-cell>
          <table:table-cell office:value-type="float" office:value="0.025000000372529" calcext:value-type="float">
            <text:p>0.0250000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ed Artists</text:p>
          </table:table-cell>
          <table:table-cell office:value-type="string" calcext:value-type="string">
            <text:p>distributedB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KO</text:p>
          </table:table-cell>
          <table:table-cell office:value-type="string" calcext:value-type="string">
            <text:p>studio</text:p>
          </table:table-cell>
          <table:table-cell office:value-type="float" office:value="5.19113426562399" calcext:value-type="float">
            <text:p>5.19113426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KO</text:p>
          </table:table-cell>
          <table:table-cell office:value-type="string" calcext:value-type="string">
            <text:p>reissueDistributor</text:p>
          </table:table-cell>
          <table:table-cell office:value-type="float" office:value="0.0416666679084301" calcext:value-type="float">
            <text:p>0.04166666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KO</text:p>
          </table:table-cell>
          <table:table-cell office:value-type="string" calcext:value-type="string">
            <text:p>productionCompany</text:p>
          </table:table-cell>
          <table:table-cell office:value-type="float" office:value="0.0722580626606941" calcext:value-type="float">
            <text:p>0.07225806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KO</text:p>
          </table:table-cell>
          <table:table-cell office:value-type="string" calcext:value-type="string">
            <text:p>formerNames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KO</text:p>
          </table:table-cell>
          <table:table-cell office:value-type="string" calcext:value-type="string">
            <text:p>sttudio</text:p>
          </table:table-cell>
          <table:table-cell office:value-type="float" office:value="0.108823530375958" calcext:value-type="float">
            <text:p>0.10882353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KO</text:p>
          </table:table-cell>
          <table:table-cell office:value-type="string" calcext:value-type="string">
            <text:p>caption</text:p>
          </table:table-cell>
          <table:table-cell office:value-type="float" office:value="0.0192307699471712" calcext:value-type="float">
            <text:p>0.01923076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KO</text:p>
          </table:table-cell>
          <table:table-cell office:value-type="string" calcext:value-type="string">
            <text:p>type</text:p>
          </table:table-cell>
          <table:table-cell office:value-type="float" office:value="0.0377358496189117" calcext:value-type="float">
            <text:p>0.03773584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KO</text:p>
          </table:table-cell>
          <table:table-cell office:value-type="string" calcext:value-type="string">
            <text:p>title</text:p>
          </table:table-cell>
          <table:table-cell office:value-type="float" office:value="0.0747282616794109" calcext:value-type="float">
            <text:p>0.0747282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KO</text:p>
          </table:table-cell>
          <table:table-cell office:value-type="string" calcext:value-type="string">
            <text:p>formerName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KO</text:p>
          </table:table-cell>
          <table:table-cell office:value-type="string" calcext:value-type="string">
            <text:p>name</text:p>
          </table:table-cell>
          <table:table-cell office:value-type="float" office:value="0.228727893903851" calcext:value-type="float">
            <text:p>0.22872789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KO</text:p>
          </table:table-cell>
          <table:table-cell office:value-type="string" calcext:value-type="string">
            <text:p>producer</text:p>
          </table:table-cell>
          <table:table-cell office:value-type="float" office:value="0.257692316547036" calcext:value-type="float">
            <text:p>0.25769231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KO</text:p>
          </table:table-cell>
          <table:table-cell office:value-type="string" calcext:value-type="string">
            <text:p>distributor</text:p>
          </table:table-cell>
          <table:table-cell office:value-type="float" office:value="47.8676637718454" calcext:value-type="float">
            <text:p>47.867663771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KO</text:p>
          </table:table-cell>
          <table:table-cell office:value-type="string" calcext:value-type="string">
            <text:p>othernames</text:p>
          </table:table-cell>
          <table:table-cell office:value-type="float" office:value="0.0181818176060915" calcext:value-type="float">
            <text:p>0.01818181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KO</text:p>
          </table:table-cell>
          <table:table-cell office:value-type="string" calcext:value-type="string">
            <text:p>officialName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KO</text:p>
          </table:table-cell>
          <table:table-cell office:value-type="string" calcext:value-type="string">
            <text:p>starring</text:p>
          </table:table-cell>
          <table:table-cell office:value-type="float" office:value="0.0869565233588219" calcext:value-type="float">
            <text:p>0.08695652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studio</text:p>
          </table:table-cell>
          <table:table-cell office:value-type="float" office:value="11.059303865768" calcext:value-type="float">
            <text:p>11.05930386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before</text:p>
          </table:table-cell>
          <table:table-cell office:value-type="float" office:value="0.0199999995529652" calcext:value-type="float">
            <text:p>0.01999999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cover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title</text:p>
          </table:table-cell>
          <table:table-cell office:value-type="float" office:value="0.434907516464591" calcext:value-type="float">
            <text:p>0.43490751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screenplay</text:p>
          </table:table-cell>
          <table:table-cell office:value-type="float" office:value="0.0534722227603197" calcext:value-type="float">
            <text:p>0.05347222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alt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name</text:p>
          </table:table-cell>
          <table:table-cell office:value-type="float" office:value="0.880504209548235" calcext:value-type="float">
            <text:p>0.88050420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distributor</text:p>
          </table:table-cell>
          <table:table-cell office:value-type="float" office:value="148.550336226821" calcext:value-type="float">
            <text:p>148.55033622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cinematography</text:p>
          </table:table-cell>
          <table:table-cell office:value-type="float" office:value="0.141897082328796" calcext:value-type="float">
            <text:p>0.14189708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writer</text:p>
          </table:table-cell>
          <table:table-cell office:value-type="float" office:value="3.43810738809407" calcext:value-type="float">
            <text:p>3.43810738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ro-Goldwyn-Mayer</text:p>
          </table:table-cell>
          <table:table-cell office:value-type="string" calcext:value-type="string">
            <text:p>musicComposer</text:p>
          </table:table-cell>
          <table:table-cell office:value-type="float" office:value="0.0344827584922314" calcext:value-type="float">
            <text:p>0.034482758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ro-Goldwyn-Mayer</text:p>
          </table:table-cell>
          <table:table-cell office:value-type="string" calcext:value-type="string">
            <text:p>lastAlbum</text:p>
          </table:table-cell>
          <table:table-cell office:value-type="float" office:value="0.0876190476119518" calcext:value-type="float">
            <text:p>0.08761904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music</text:p>
          </table:table-cell>
          <table:table-cell office:value-type="float" office:value="0.0344827584922314" calcext:value-type="float">
            <text:p>0.034482758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ro-Goldwyn-Mayer</text:p>
          </table:table-cell>
          <table:table-cell office:value-type="string" calcext:value-type="string">
            <text:p>productionCompany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ro-Goldwyn-Mayer</text:p>
          </table:table-cell>
          <table:table-cell office:value-type="string" calcext:value-type="string">
            <text:p>thisAlbum</text:p>
          </table:table-cell>
          <table:table-cell office:value-type="float" office:value="0.0526315793395042" calcext:value-type="float">
            <text:p>0.05263157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editing</text:p>
          </table:table-cell>
          <table:table-cell office:value-type="float" office:value="0.125418063253164" calcext:value-type="float">
            <text:p>0.12541806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label</text:p>
          </table:table-cell>
          <table:table-cell office:value-type="float" office:value="0.0185185186564922" calcext:value-type="float">
            <text:p>0.01851851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caption</text:p>
          </table:table-cell>
          <table:table-cell office:value-type="float" office:value="0.429001478478313" calcext:value-type="float">
            <text:p>0.42900147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director</text:p>
          </table:table-cell>
          <table:table-cell office:value-type="float" office:value="0.913042994216084" calcext:value-type="float">
            <text:p>0.913042994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ro-Goldwyn-Mayer</text:p>
          </table:table-cell>
          <table:table-cell office:value-type="string" calcext:value-type="string">
            <text:p>distributedBy</text:p>
          </table:table-cell>
          <table:table-cell office:value-type="float" office:value="0.0819398015737534" calcext:value-type="float">
            <text:p>0.0819398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country</text:p>
          </table:table-cell>
          <table:table-cell office:value-type="float" office:value="0.0666666701436043" calcext:value-type="float">
            <text:p>0.06666667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owner</text:p>
          </table:table-cell>
          <table:table-cell office:value-type="float" office:value="0.0421099290251732" calcext:value-type="float">
            <text:p>0.0421099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producer</text:p>
          </table:table-cell>
          <table:table-cell office:value-type="float" office:value="14.5634494554251" calcext:value-type="float">
            <text:p>14.56344945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-Goldwyn-Mayer</text:p>
          </table:table-cell>
          <table:table-cell office:value-type="string" calcext:value-type="string">
            <text:p>starring</text:p>
          </table:table-cell>
          <table:table-cell office:value-type="float" office:value="1.51353446021676" calcext:value-type="float">
            <text:p>1.51353446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ro-Goldwyn-Mayer</text:p>
          </table:table-cell>
          <table:table-cell office:value-type="string" calcext:value-type="string">
            <text:p>owningCompany</text:p>
          </table:table-cell>
          <table:table-cell office:value-type="float" office:value="0.0593513082712889" calcext:value-type="float">
            <text:p>0.059351308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ro-Goldwyn-Mayer</text:p>
          </table:table-cell>
          <table:table-cell office:value-type="string" calcext:value-type="string">
            <text:p>releasedBy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studio</text:p>
          </table:table-cell>
          <table:table-cell office:value-type="float" office:value="0.115842495113611" calcext:value-type="float">
            <text:p>0.11584249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title</text:p>
          </table:table-cell>
          <table:table-cell office:value-type="float" office:value="0.111765298992395" calcext:value-type="float">
            <text:p>0.1117652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alt</text:p>
          </table:table-cell>
          <table:table-cell office:value-type="float" office:value="0.0500000007450581" calcext:value-type="float">
            <text:p>0.0500000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name</text:p>
          </table:table-cell>
          <table:table-cell office:value-type="float" office:value="0.705340031534433" calcext:value-type="float">
            <text:p>0.705340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producer</text:p>
          </table:table-cell>
          <table:table-cell office:value-type="float" office:value="0.306428667157888" calcext:value-type="float">
            <text:p>0.30642866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caption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distributor</text:p>
          </table:table-cell>
          <table:table-cell office:value-type="float" office:value="4.90940301120281" calcext:value-type="float">
            <text:p>4.90940301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C Entertainment</text:p>
          </table:table-cell>
          <table:table-cell office:value-type="string" calcext:value-type="string">
            <text:p>studio</text:p>
          </table:table-cell>
          <table:table-cell office:value-type="float" office:value="0.861823294311762" calcext:value-type="float">
            <text:p>0.86182329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C Entertainment</text:p>
          </table:table-cell>
          <table:table-cell office:value-type="string" calcext:value-type="string">
            <text:p>distributor</text:p>
          </table:table-cell>
          <table:table-cell office:value-type="float" office:value="1.8949955496937" calcext:value-type="float">
            <text:p>1.89499554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th Century Fox</text:p>
          </table:table-cell>
          <table:table-cell office:value-type="string" calcext:value-type="string">
            <text:p>studio</text:p>
          </table:table-cell>
          <table:table-cell office:value-type="float" office:value="3.00479217339307" calcext:value-type="float">
            <text:p>3.004792173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th Century Fox</text:p>
          </table:table-cell>
          <table:table-cell office:value-type="string" calcext:value-type="string">
            <text:p>productionCompan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th Century Fox</text:p>
          </table:table-cell>
          <table:table-cell office:value-type="string" calcext:value-type="string">
            <text:p>producer</text:p>
          </table:table-cell>
          <table:table-cell office:value-type="float" office:value="0.366266345605254" calcext:value-type="float">
            <text:p>0.36626634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th Century Fox</text:p>
          </table:table-cell>
          <table:table-cell office:value-type="string" calcext:value-type="string">
            <text:p>label</text:p>
          </table:table-cell>
          <table:table-cell office:value-type="float" office:value="0.0277777779847384" calcext:value-type="float">
            <text:p>0.0277777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th Century Fox</text:p>
          </table:table-cell>
          <table:table-cell office:value-type="string" calcext:value-type="string">
            <text:p>distributor</text:p>
          </table:table-cell>
          <table:table-cell office:value-type="float" office:value="83.3125317851082" calcext:value-type="float">
            <text:p>83.31253178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th Century Fox</text:p>
          </table:table-cell>
          <table:table-cell office:value-type="string" calcext:value-type="string">
            <text:p>network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th Century Fox</text:p>
          </table:table-cell>
          <table:table-cell office:value-type="string" calcext:value-type="string">
            <text:p>distributionCompany</text:p>
          </table:table-cell>
          <table:table-cell office:value-type="float" office:value="0.0434782616794109" calcext:value-type="float">
            <text:p>0.0434782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on Pictures</text:p>
          </table:table-cell>
          <table:table-cell office:value-type="string" calcext:value-type="string">
            <text:p>studio</text:p>
          </table:table-cell>
          <table:table-cell office:value-type="float" office:value="0.767371626570821" calcext:value-type="float">
            <text:p>0.76737162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on Pictures</text:p>
          </table:table-cell>
          <table:table-cell office:value-type="string" calcext:value-type="string">
            <text:p>distributor</text:p>
          </table:table-cell>
          <table:table-cell office:value-type="float" office:value="10.9121580254287" calcext:value-type="float">
            <text:p>10.91215802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ied Artists</text:p>
          </table:table-cell>
          <table:table-cell office:value-type="string" calcext:value-type="string">
            <text:p>studio</text:p>
          </table:table-cell>
          <table:table-cell office:value-type="float" office:value="0.0454545468091965" calcext:value-type="float">
            <text:p>0.04545454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ied Artists</text:p>
          </table:table-cell>
          <table:table-cell office:value-type="string" calcext:value-type="string">
            <text:p>distributor</text:p>
          </table:table-cell>
          <table:table-cell office:value-type="float" office:value="1.22229055687785" calcext:value-type="float">
            <text:p>1.22229055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ia Pictures</text:p>
          </table:table-cell>
          <table:table-cell office:value-type="string" calcext:value-type="string">
            <text:p>studio</text:p>
          </table:table-cell>
          <table:table-cell office:value-type="float" office:value="4.65053459629416" calcext:value-type="float">
            <text:p>4.65053459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ia Pictures</text:p>
          </table:table-cell>
          <table:table-cell office:value-type="string" calcext:value-type="string">
            <text:p>title</text:p>
          </table:table-cell>
          <table:table-cell office:value-type="float" office:value="1.0556302331388" calcext:value-type="float">
            <text:p>1.0556302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umbia Pictures</text:p>
          </table:table-cell>
          <table:table-cell office:value-type="string" calcext:value-type="string">
            <text:p>productionCompany</text:p>
          </table:table-cell>
          <table:table-cell office:value-type="float" office:value="0.0954545475542545" calcext:value-type="float">
            <text:p>0.09545454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ia Pictures</text:p>
          </table:table-cell>
          <table:table-cell office:value-type="string" calcext:value-type="string">
            <text:p>producer</text:p>
          </table:table-cell>
          <table:table-cell office:value-type="float" office:value="0.0909090936183929" calcext:value-type="float">
            <text:p>0.09090909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ia Pictures</text:p>
          </table:table-cell>
          <table:table-cell office:value-type="string" calcext:value-type="string">
            <text:p>label</text:p>
          </table:table-cell>
          <table:table-cell office:value-type="float" office:value="0.0196078438311815" calcext:value-type="float">
            <text:p>0.01960784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ia Pictures</text:p>
          </table:table-cell>
          <table:table-cell office:value-type="string" calcext:value-type="string">
            <text:p>distributor</text:p>
          </table:table-cell>
          <table:table-cell office:value-type="float" office:value="109.700576458126" calcext:value-type="float">
            <text:p>109.70057645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bia Pictures</text:p>
          </table:table-cell>
          <table:table-cell office:value-type="string" calcext:value-type="string">
            <text:p>distributors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ramax</text:p>
          </table:table-cell>
          <table:table-cell office:value-type="string" calcext:value-type="string">
            <text:p>studio</text:p>
          </table:table-cell>
          <table:table-cell office:value-type="float" office:value="0.696019193157554" calcext:value-type="float">
            <text:p>0.69601919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ramax</text:p>
          </table:table-cell>
          <table:table-cell office:value-type="string" calcext:value-type="string">
            <text:p>name</text:p>
          </table:table-cell>
          <table:table-cell office:value-type="float" office:value="0.148433051072061" calcext:value-type="float">
            <text:p>0.14843305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ramax</text:p>
          </table:table-cell>
          <table:table-cell office:value-type="string" calcext:value-type="string">
            <text:p>producer</text:p>
          </table:table-cell>
          <table:table-cell office:value-type="float" office:value="0.0571428574621678" calcext:value-type="float">
            <text:p>0.05714285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ramax</text:p>
          </table:table-cell>
          <table:table-cell office:value-type="string" calcext:value-type="string">
            <text:p>caption</text:p>
          </table:table-cell>
          <table:table-cell office:value-type="float" office:value="0.0217391308397055" calcext:value-type="float">
            <text:p>0.021739130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ramax</text:p>
          </table:table-cell>
          <table:table-cell office:value-type="string" calcext:value-type="string">
            <text:p>label</text:p>
          </table:table-cell>
          <table:table-cell office:value-type="float" office:value="0.061904763802886" calcext:value-type="float">
            <text:p>0.06190476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ramax</text:p>
          </table:table-cell>
          <table:table-cell office:value-type="string" calcext:value-type="string">
            <text:p>distributor</text:p>
          </table:table-cell>
          <table:table-cell office:value-type="float" office:value="24.7321687787771" calcext:value-type="float">
            <text:p>24.7321687788</text:p>
          </table:table-cell>
          <table:table-cell table:number-columns-repeated="1021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lum" table:style-name="ta1">
        <table:table-column table:style-name="co1" table:number-columns-repeated="5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 table:style-name="ce4" office:value-type="string" calcext:value-type="string">
            <text:p>wikipedia_animals_phylum_List_of_animal_phyla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redicates</text:p>
          </table:table-cell>
          <table:table-cell table:style-name="ce1" office:value-type="string" calcext:value-type="string">
            <text:p>Score</text:p>
          </table:table-cell>
          <table:table-cell table:style-name="ce1" table:number-columns-repeated="2"/>
          <table:table-cell table:style-name="ce1" office:value-type="string" calcext:value-type="string">
            <text:p>Predicate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Number of values</text:p>
          </table:table-cell>
          <table:table-cell table:style-name="ce1" office:value-type="string" calcext:value-type="string">
            <text:p>Average score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Porifera</text:p>
          </table:table-cell>
          <table:table-cell office:value-type="string" calcext:value-type="string">
            <text:p>subdivision</text:p>
          </table:table-cell>
          <table:table-cell office:value-type="float" office:value="0.0784615390002728" calcext:value-type="float">
            <text:p>0.078461539</text:p>
          </table:table-cell>
          <table:table-cell table:number-columns-repeated="2"/>
          <table:table-cell table:style-name="ce2" office:value-type="string" calcext:value-type="string">
            <text:p>phylum</text:p>
          </table:table-cell>
          <table:table-cell office:value-type="string" calcext:value-type="string">
            <text:p>Porifera; Bryozoa; Hemichordata; Nematomorpha; Onychophora; Platyhelminthes; Annelida; Echinodermata; Brachiopoda; Sipuncula; Mollusca; Rotifera; Nematoda; Chaetognatha; Chordata; Loricifera; Nemertea; Acoelomorpha; Acanthocephala; Arthropoda; Ctenophora; Placozoa; Cnidaria; </text:p>
          </table:table-cell>
          <table:table-cell office:value-type="float" office:value="23" calcext:value-type="float">
            <text:p>23</text:p>
          </table:table-cell>
          <table:table-cell office:value-type="float" office:value="186.827708662447" calcext:value-type="float">
            <text:p>186.827708662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orifera</text:p>
          </table:table-cell>
          <table:table-cell office:value-type="string" calcext:value-type="string">
            <text:p>phylum</text:p>
          </table:table-cell>
          <table:table-cell office:value-type="float" office:value="0.0638945233076811" calcext:value-type="float">
            <text:p>0.0638945233</text:p>
          </table:table-cell>
          <table:table-cell table:number-columns-repeated="2"/>
          <table:table-cell office:value-type="string" calcext:value-type="string">
            <text:p>divisio</text:p>
          </table:table-cell>
          <table:table-cell office:value-type="string" calcext:value-type="string">
            <text:p>Kinorhyncha; Hemichordata; Echinodermata; Mollusca; Arthropoda; Cnidaria; </text:p>
          </table:table-cell>
          <table:table-cell office:value-type="float" office:value="6" calcext:value-type="float">
            <text:p>6</text:p>
          </table:table-cell>
          <table:table-cell office:value-type="float" office:value="0.167103114227454" calcext:value-type="float">
            <text:p>0.167103114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orifera</text:p>
          </table:table-cell>
          <table:table-cell office:value-type="string" calcext:value-type="string">
            <text:p>binomial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2"/>
          <table:table-cell office:value-type="string" calcext:value-type="string">
            <text:p>subdivision</text:p>
          </table:table-cell>
          <table:table-cell office:value-type="string" calcext:value-type="string">
            <text:p>Porifera; Bryozoa; Kinorhyncha; Hemichordata; Nematomorpha; Onychophora; Xenoturbellida; Platyhelminthes; Annelida; Echinodermata; Rhombozoa; Brachiopoda; Gastrotricha; Entoprocta; Sipuncula; Priapulida; Mollusca; Tardigrada; Rotifera; Nematoda; Chaetognatha; Orthonectida; Chordata; Loricifera; Micrognathozoa; Nemertea; Phoronida; Acoelomorpha; Acanthocephala; Cycliophora; Arthropoda; Ctenophora; Gnathostomulida; Placozoa; Cnidaria; </text:p>
          </table:table-cell>
          <table:table-cell office:value-type="float" office:value="35" calcext:value-type="float">
            <text:p>35</text:p>
          </table:table-cell>
          <table:table-cell office:value-type="float" office:value="0.158612529401268" calcext:value-type="float">
            <text:p>0.158612529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orifera</text:p>
          </table:table-cell>
          <table:table-cell office:value-type="string" calcext:value-type="string">
            <text:p>species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2"/>
          <table:table-cell office:value-type="string" calcext:value-type="string">
            <text:p>order</text:p>
          </table:table-cell>
          <table:table-cell office:value-type="string" calcext:value-type="string">
            <text:p>Kinorhyncha; Onychophora; </text:p>
          </table:table-cell>
          <table:table-cell office:value-type="float" office:value="2" calcext:value-type="float">
            <text:p>2</text:p>
          </table:table-cell>
          <table:table-cell office:value-type="float" office:value="0.145313885062933" calcext:value-type="float">
            <text:p>0.14531388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orifera</text:p>
          </table:table-cell>
          <table:table-cell office:value-type="string" calcext:value-type="string">
            <text:p>synonym</text:p>
          </table:table-cell>
          <table:table-cell office:value-type="float" office:value="0.126069158315659" calcext:value-type="float">
            <text:p>0.1260691583</text:p>
          </table:table-cell>
          <table:table-cell table:number-columns-repeated="2"/>
          <table:table-cell office:value-type="string" calcext:value-type="string">
            <text:p>ordo</text:p>
          </table:table-cell>
          <table:table-cell office:value-type="string" calcext:value-type="string">
            <text:p>Kinorhyncha; Onychophora; </text:p>
          </table:table-cell>
          <table:table-cell office:value-type="float" office:value="2" calcext:value-type="float">
            <text:p>2</text:p>
          </table:table-cell>
          <table:table-cell office:value-type="float" office:value="0.145313885062933" calcext:value-type="float">
            <text:p>0.14531388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orifera</text:p>
          </table:table-cell>
          <table:table-cell office:value-type="string" calcext:value-type="string">
            <text:p>name</text:p>
          </table:table-cell>
          <table:table-cell office:value-type="float" office:value="0.129032254219055" calcext:value-type="float">
            <text:p>0.1290322542</text:p>
          </table:table-cell>
          <table:table-cell table:number-columns-repeated="2"/>
          <table:table-cell office:value-type="string" calcext:value-type="string">
            <text:p>division</text:p>
          </table:table-cell>
          <table:table-cell office:value-type="string" calcext:value-type="string">
            <text:p>Kinorhyncha; Hemichordata; Mollusca; Cnidaria; </text:p>
          </table:table-cell>
          <table:table-cell office:value-type="float" office:value="4" calcext:value-type="float">
            <text:p>4</text:p>
          </table:table-cell>
          <table:table-cell office:value-type="float" office:value="0.140950153581798" calcext:value-type="float">
            <text:p>0.14095015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orifera</text:p>
          </table:table-cell>
          <table:table-cell office:value-type="string" calcext:value-type="string">
            <text:p>synonyms</text:p>
          </table:table-cell>
          <table:table-cell office:value-type="float" office:value="0.0625610947608948" calcext:value-type="float">
            <text:p>0.0625610948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Porifera; Platyhelminthes; Rhombozoa; Brachiopoda; Entoprocta; Rotifera; Chordata; Acanthocephala; Ctenophora; Cnidaria; </text:p>
          </table:table-cell>
          <table:table-cell office:value-type="float" office:value="10" calcext:value-type="float">
            <text:p>10</text:p>
          </table:table-cell>
          <table:table-cell office:value-type="float" office:value="0.0973225753754377" calcext:value-type="float">
            <text:p>0.097322575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orifera</text:p>
          </table:table-cell>
          <table:table-cell office:value-type="string" calcext:value-type="string">
            <text:p>taxon</text:p>
          </table:table-cell>
          <table:table-cell office:value-type="float" office:value="0.0238095242530108" calcext:value-type="float">
            <text:p>0.0238095243</text:p>
          </table:table-cell>
          <table:table-cell table:number-columns-repeated="2"/>
          <table:table-cell office:value-type="string" calcext:value-type="string">
            <text:p>genus</text:p>
          </table:table-cell>
          <table:table-cell office:value-type="string" calcext:value-type="string">
            <text:p>Acanthocephala; Ctenophora; </text:p>
          </table:table-cell>
          <table:table-cell office:value-type="float" office:value="2" calcext:value-type="float">
            <text:p>2</text:p>
          </table:table-cell>
          <table:table-cell office:value-type="float" office:value="0.0916396118700505" calcext:value-type="float">
            <text:p>0.091639611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ryozo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2"/>
          <table:table-cell office:value-type="string" calcext:value-type="string">
            <text:p>class</text:p>
          </table:table-cell>
          <table:table-cell office:value-type="string" calcext:value-type="string">
            <text:p>Onychophora; Brachiopoda; </text:p>
          </table:table-cell>
          <table:table-cell office:value-type="float" office:value="2" calcext:value-type="float">
            <text:p>2</text:p>
          </table:table-cell>
          <table:table-cell office:value-type="float" office:value="0.0826765196397901" calcext:value-type="float">
            <text:p>0.082676519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ryozoa</text:p>
          </table:table-cell>
          <table:table-cell office:value-type="string" calcext:value-type="string">
            <text:p>phylum</text:p>
          </table:table-cell>
          <table:table-cell office:value-type="float" office:value="4.36870878562331" calcext:value-type="float">
            <text:p>4.3687087856</text:p>
          </table:table-cell>
          <table:table-cell table:number-columns-repeated="2"/>
          <table:table-cell office:value-type="string" calcext:value-type="string">
            <text:p>classis</text:p>
          </table:table-cell>
          <table:table-cell office:value-type="string" calcext:value-type="string">
            <text:p>Onychophora; Brachiopoda; </text:p>
          </table:table-cell>
          <table:table-cell office:value-type="float" office:value="2" calcext:value-type="float">
            <text:p>2</text:p>
          </table:table-cell>
          <table:table-cell office:value-type="float" office:value="0.0826765196397901" calcext:value-type="float">
            <text:p>0.082676519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ryozoa</text:p>
          </table:table-cell>
          <table:table-cell office:value-type="string" calcext:value-type="string">
            <text:p>imageCapti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rangeMapCaption</text:p>
          </table:table-cell>
          <table:table-cell office:value-type="string" calcext:value-type="string">
            <text:p>Onychophora; </text:p>
          </table:table-cell>
          <table:table-cell office:value-type="float" office:value="1" calcext:value-type="float">
            <text:p>1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ryozoa</text:p>
          </table:table-cell>
          <table:table-cell office:value-type="string" calcext:value-type="string">
            <text:p>tax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synonym</text:p>
          </table:table-cell>
          <table:table-cell office:value-type="string" calcext:value-type="string">
            <text:p>Porifera; Annelida; Echinodermata; Entoprocta; Chordata; Cnidaria; </text:p>
          </table:table-cell>
          <table:table-cell office:value-type="float" office:value="6" calcext:value-type="float">
            <text:p>6</text:p>
          </table:table-cell>
          <table:table-cell office:value-type="float" office:value="0.0695778336375952" calcext:value-type="float">
            <text:p>0.06957783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inorhynch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2"/>
          <table:table-cell office:value-type="string" calcext:value-type="string">
            <text:p>imageCaption</text:p>
          </table:table-cell>
          <table:table-cell office:value-type="string" calcext:value-type="string">
            <text:p>Bryozoa; Onychophora; Mollusca; Tardigrada; Acanthocephala; Ctenophora; </text:p>
          </table:table-cell>
          <table:table-cell office:value-type="float" office:value="6" calcext:value-type="float">
            <text:p>6</text:p>
          </table:table-cell>
          <table:table-cell office:value-type="float" office:value="0.0529299030701319" calcext:value-type="float">
            <text:p>0.052929903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inorhyncha</text:p>
          </table:table-cell>
          <table:table-cell office:value-type="string" calcext:value-type="string">
            <text:p>division</text:p>
          </table:table-cell>
          <table:table-cell office:value-type="float" office:value="0.15384615957737" calcext:value-type="float">
            <text:p>0.1538461596</text:p>
          </table:table-cell>
          <table:table-cell table:number-columns-repeated="2"/>
          <table:table-cell office:value-type="string" calcext:value-type="string">
            <text:p>binomial</text:p>
          </table:table-cell>
          <table:table-cell office:value-type="string" calcext:value-type="string">
            <text:p>Porifera; Entoprocta; Chordata; Acanthocephala; Ctenophora; </text:p>
          </table:table-cell>
          <table:table-cell office:value-type="float" office:value="5" calcext:value-type="float">
            <text:p>5</text:p>
          </table:table-cell>
          <table:table-cell office:value-type="float" office:value="0.0506874036043882" calcext:value-type="float">
            <text:p>0.050687403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inorhyncha</text:p>
          </table:table-cell>
          <table:table-cell office:value-type="string" calcext:value-type="string">
            <text:p>order</text:p>
          </table:table-cell>
          <table:table-cell office:value-type="float" office:value="0.15384615957737" calcext:value-type="float">
            <text:p>0.1538461596</text:p>
          </table:table-cell>
          <table:table-cell table:number-columns-repeated="2"/>
          <table:table-cell office:value-type="string" calcext:value-type="string">
            <text:p>species</text:p>
          </table:table-cell>
          <table:table-cell office:value-type="string" calcext:value-type="string">
            <text:p>Porifera; Entoprocta; Chordata; Ctenophora; </text:p>
          </table:table-cell>
          <table:table-cell office:value-type="float" office:value="4" calcext:value-type="float">
            <text:p>4</text:p>
          </table:table-cell>
          <table:table-cell office:value-type="float" office:value="0.0484038973227143" calcext:value-type="float">
            <text:p>0.04840389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inorhyncha</text:p>
          </table:table-cell>
          <table:table-cell office:value-type="string" calcext:value-type="string">
            <text:p>divisio</text:p>
          </table:table-cell>
          <table:table-cell office:value-type="float" office:value="0.15384615957737" calcext:value-type="float">
            <text:p>0.1538461596</text:p>
          </table:table-cell>
          <table:table-cell table:number-columns-repeated="2"/>
          <table:table-cell office:value-type="string" calcext:value-type="string">
            <text:p>synonyms</text:p>
          </table:table-cell>
          <table:table-cell office:value-type="string" calcext:value-type="string">
            <text:p>Porifera; Entoprocta; Chordata; </text:p>
          </table:table-cell>
          <table:table-cell office:value-type="float" office:value="3" calcext:value-type="float">
            <text:p>3</text:p>
          </table:table-cell>
          <table:table-cell office:value-type="float" office:value="0.0427174977958202" calcext:value-type="float">
            <text:p>0.042717497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inorhyncha</text:p>
          </table:table-cell>
          <table:table-cell office:value-type="string" calcext:value-type="string">
            <text:p>ordo</text:p>
          </table:table-cell>
          <table:table-cell office:value-type="float" office:value="0.15384615957737" calcext:value-type="float">
            <text:p>0.1538461596</text:p>
          </table:table-cell>
          <table:table-cell table:number-columns-repeated="2"/>
          <table:table-cell office:value-type="string" calcext:value-type="string">
            <text:p>stemGroup</text:p>
          </table:table-cell>
          <table:table-cell office:value-type="string" calcext:value-type="string">
            <text:p>Arthropoda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emichordata</text:p>
          </table:table-cell>
          <table:table-cell office:value-type="string" calcext:value-type="string">
            <text:p>subdivision</text:p>
          </table:table-cell>
          <table:table-cell office:value-type="float" office:value="0.196923077106476" calcext:value-type="float">
            <text:p>0.1969230771</text:p>
          </table:table-cell>
          <table:table-cell table:number-columns-repeated="2"/>
          <table:table-cell office:value-type="string" calcext:value-type="string">
            <text:p>subphylum</text:p>
          </table:table-cell>
          <table:table-cell office:value-type="string" calcext:value-type="string">
            <text:p>Xenoturbellida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emichordata</text:p>
          </table:table-cell>
          <table:table-cell office:value-type="string" calcext:value-type="string">
            <text:p>phylum</text:p>
          </table:table-cell>
          <table:table-cell office:value-type="float" office:value="0.976400569081306" calcext:value-type="float">
            <text:p>0.9764005691</text:p>
          </table:table-cell>
          <table:table-cell table:number-columns-repeated="2"/>
          <table:table-cell office:value-type="string" calcext:value-type="string">
            <text:p>familia</text:p>
          </table:table-cell>
          <table:table-cell office:value-type="string" calcext:value-type="string">
            <text:p>Xenoturbellida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emichordata</text:p>
          </table:table-cell>
          <table:table-cell office:value-type="string" calcext:value-type="string">
            <text:p>divisi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includes</text:p>
          </table:table-cell>
          <table:table-cell office:value-type="string" calcext:value-type="string">
            <text:p>Onychophora; Tardigrada; </text:p>
          </table:table-cell>
          <table:table-cell office:value-type="float" office:value="2" calcext:value-type="float">
            <text:p>2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emichordata</text:p>
          </table:table-cell>
          <table:table-cell office:value-type="string" calcext:value-type="string">
            <text:p>divisio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fossilRange</text:p>
          </table:table-cell>
          <table:table-cell office:value-type="string" calcext:value-type="string">
            <text:p>Onychophora; Tardigrada; </text:p>
          </table:table-cell>
          <table:table-cell office:value-type="float" office:value="2" calcext:value-type="float">
            <text:p>2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ematomorph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2"/>
          <table:table-cell office:value-type="string" calcext:value-type="string">
            <text:p>taxon</text:p>
          </table:table-cell>
          <table:table-cell office:value-type="string" calcext:value-type="string">
            <text:p>Porifera; Bryozoa; Platyhelminthes; Annelida; Rhombozoa; Brachiopoda; Rotifera; Nematoda; Chordata; </text:p>
          </table:table-cell>
          <table:table-cell office:value-type="float" office:value="9" calcext:value-type="float">
            <text:p>9</text:p>
          </table:table-cell>
          <table:table-cell office:value-type="float" office:value="0.0358739778813389" calcext:value-type="float">
            <text:p>0.035873977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ematomorpha</text:p>
          </table:table-cell>
          <table:table-cell office:value-type="string" calcext:value-type="string">
            <text:p>phylum</text:p>
          </table:table-cell>
          <table:table-cell office:value-type="float" office:value="0.195698924362659" calcext:value-type="float">
            <text:p>0.1956989244</text:p>
          </table:table-cell>
          <table:table-cell table:number-columns-repeated="2"/>
          <table:table-cell office:value-type="string" calcext:value-type="string">
            <text:p>diversityLink</text:p>
          </table:table-cell>
          <table:table-cell office:value-type="string" calcext:value-type="string">
            <text:p>Mollusca; </text:p>
          </table:table-cell>
          <table:table-cell office:value-type="float" office:value="1" calcext:value-type="float">
            <text:p>1</text:p>
          </table:table-cell>
          <table:table-cell office:value-type="float" office:value="0.0344827584922314" calcext:value-type="float">
            <text:p>0.034482758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nychophora</text:p>
          </table:table-cell>
          <table:table-cell office:value-type="string" calcext:value-type="string">
            <text:p>subdivision</text:p>
          </table:table-cell>
          <table:table-cell office:value-type="float" office:value="0.231794871389866" calcext:value-type="float">
            <text:p>0.2317948714</text:p>
          </table:table-cell>
          <table:table-cell table:number-columns-repeated="2"/>
          <table:table-cell office:value-type="string" calcext:value-type="string">
            <text:p>typeSpecies</text:p>
          </table:table-cell>
          <table:table-cell office:value-type="string" calcext:value-type="string">
            <text:p>Ctenophora; </text:p>
          </table:table-cell>
          <table:table-cell office:value-type="float" office:value="1" calcext:value-type="float">
            <text:p>1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nychophora</text:p>
          </table:table-cell>
          <table:table-cell office:value-type="string" calcext:value-type="string">
            <text:p>phylum</text:p>
          </table:table-cell>
          <table:table-cell office:value-type="float" office:value="0.673859849572182" calcext:value-type="float">
            <text:p>0.67385984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ychophora</text:p>
          </table:table-cell>
          <table:table-cell office:value-type="string" calcext:value-type="string">
            <text:p>order</text:p>
          </table:table-cell>
          <table:table-cell office:value-type="float" office:value="0.136781610548496" calcext:value-type="float">
            <text:p>0.13678161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ychophora</text:p>
          </table:table-cell>
          <table:table-cell office:value-type="string" calcext:value-type="string">
            <text:p>rangeMapCaption</text:p>
          </table:table-cell>
          <table:table-cell office:value-type="float" office:value="0.0714285746216774" calcext:value-type="float">
            <text:p>0.07142857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ychophora</text:p>
          </table:table-cell>
          <table:table-cell office:value-type="string" calcext:value-type="string">
            <text:p>fossilRang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ychophora</text:p>
          </table:table-cell>
          <table:table-cell office:value-type="string" calcext:value-type="string">
            <text:p>imageCaption</text:p>
          </table:table-cell>
          <table:table-cell office:value-type="float" office:value="0.0399999991059303" calcext:value-type="float">
            <text:p>0.0399999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ychophora</text:p>
          </table:table-cell>
          <table:table-cell office:value-type="string" calcext:value-type="string">
            <text:p>class</text:p>
          </table:table-cell>
          <table:table-cell office:value-type="float" office:value="0.136781610548496" calcext:value-type="float">
            <text:p>0.13678161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ychophora</text:p>
          </table:table-cell>
          <table:table-cell office:value-type="string" calcext:value-type="string">
            <text:p>includes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ychophora</text:p>
          </table:table-cell>
          <table:table-cell office:value-type="string" calcext:value-type="string">
            <text:p>ordo</text:p>
          </table:table-cell>
          <table:table-cell office:value-type="float" office:value="0.136781610548496" calcext:value-type="float">
            <text:p>0.13678161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ychophora</text:p>
          </table:table-cell>
          <table:table-cell office:value-type="string" calcext:value-type="string">
            <text:p>classis</text:p>
          </table:table-cell>
          <table:table-cell office:value-type="float" office:value="0.136781610548496" calcext:value-type="float">
            <text:p>0.13678161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enoturbellida</text:p>
          </table:table-cell>
          <table:table-cell office:value-type="string" calcext:value-type="string">
            <text:p>subdivision</text:p>
          </table:table-cell>
          <table:table-cell office:value-type="float" office:value="0.196923077106476" calcext:value-type="float">
            <text:p>0.19692307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enoturbellida</text:p>
          </table:table-cell>
          <table:table-cell office:value-type="string" calcext:value-type="string">
            <text:p>familia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enoturbellida</text:p>
          </table:table-cell>
          <table:table-cell office:value-type="string" calcext:value-type="string">
            <text:p>subphylum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yhelminthes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yhelminthes</text:p>
          </table:table-cell>
          <table:table-cell office:value-type="string" calcext:value-type="string">
            <text:p>phylum</text:p>
          </table:table-cell>
          <table:table-cell office:value-type="float" office:value="0.654217626899481" calcext:value-type="float">
            <text:p>0.65421762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yhelminthes</text:p>
          </table:table-cell>
          <table:table-cell office:value-type="string" calcext:value-type="string">
            <text:p>name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yhelminthes</text:p>
          </table:table-cell>
          <table:table-cell office:value-type="string" calcext:value-type="string">
            <text:p>tax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nelida</text:p>
          </table:table-cell>
          <table:table-cell office:value-type="string" calcext:value-type="string">
            <text:p>subdivision</text:p>
          </table:table-cell>
          <table:table-cell office:value-type="float" office:value="0.196923077106476" calcext:value-type="float">
            <text:p>0.19692307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nelida</text:p>
          </table:table-cell>
          <table:table-cell office:value-type="string" calcext:value-type="string">
            <text:p>phylum</text:p>
          </table:table-cell>
          <table:table-cell office:value-type="float" office:value="2.27349186502397" calcext:value-type="float">
            <text:p>2.2734918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nelida</text:p>
          </table:table-cell>
          <table:table-cell office:value-type="string" calcext:value-type="string">
            <text:p>synonym</text:p>
          </table:table-cell>
          <table:table-cell office:value-type="float" office:value="0.0967741906642914" calcext:value-type="float">
            <text:p>0.09677419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nelida</text:p>
          </table:table-cell>
          <table:table-cell office:value-type="string" calcext:value-type="string">
            <text:p>tax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hinodermata</text:p>
          </table:table-cell>
          <table:table-cell office:value-type="string" calcext:value-type="string">
            <text:p>subdivision</text:p>
          </table:table-cell>
          <table:table-cell office:value-type="float" office:value="0.196923077106476" calcext:value-type="float">
            <text:p>0.19692307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hinodermata</text:p>
          </table:table-cell>
          <table:table-cell office:value-type="string" calcext:value-type="string">
            <text:p>phylum</text:p>
          </table:table-cell>
          <table:table-cell office:value-type="float" office:value="3.86602609418333" calcext:value-type="float">
            <text:p>3.86602609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hinodermata</text:p>
          </table:table-cell>
          <table:table-cell office:value-type="string" calcext:value-type="string">
            <text:p>synonym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hinodermata</text:p>
          </table:table-cell>
          <table:table-cell office:value-type="string" calcext:value-type="string">
            <text:p>divisio</text:p>
          </table:table-cell>
          <table:table-cell office:value-type="float" office:value="0.320719614624977" calcext:value-type="float">
            <text:p>0.32071961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ombozoa</text:p>
          </table:table-cell>
          <table:table-cell office:value-type="string" calcext:value-type="string">
            <text:p>subdivision</text:p>
          </table:table-cell>
          <table:table-cell office:value-type="float" office:value="0.15571428462863" calcext:value-type="float">
            <text:p>0.15571428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ombozoa</text:p>
          </table:table-cell>
          <table:table-cell office:value-type="string" calcext:value-type="string">
            <text:p>nam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hombozoa</text:p>
          </table:table-cell>
          <table:table-cell office:value-type="string" calcext:value-type="string">
            <text:p>taxon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chiopod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chiopoda</text:p>
          </table:table-cell>
          <table:table-cell office:value-type="string" calcext:value-type="string">
            <text:p>phylum</text:p>
          </table:table-cell>
          <table:table-cell office:value-type="float" office:value="1.1834323387593" calcext:value-type="float">
            <text:p>1.18343233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chiopoda</text:p>
          </table:table-cell>
          <table:table-cell office:value-type="string" calcext:value-type="string">
            <text:p>name</text:p>
          </table:table-cell>
          <table:table-cell office:value-type="float" office:value="0.139423079788685" calcext:value-type="float">
            <text:p>0.13942307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chiopoda</text:p>
          </table:table-cell>
          <table:table-cell office:value-type="string" calcext:value-type="string">
            <text:p>class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chiopoda</text:p>
          </table:table-cell>
          <table:table-cell office:value-type="string" calcext:value-type="string">
            <text:p>classis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chiopoda</text:p>
          </table:table-cell>
          <table:table-cell office:value-type="string" calcext:value-type="string">
            <text:p>tax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trotrich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oproct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oprocta</text:p>
          </table:table-cell>
          <table:table-cell office:value-type="string" calcext:value-type="string">
            <text:p>binomial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oprocta</text:p>
          </table:table-cell>
          <table:table-cell office:value-type="string" calcext:value-type="string">
            <text:p>species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oprocta</text:p>
          </table:table-cell>
          <table:table-cell office:value-type="string" calcext:value-type="string">
            <text:p>synonym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oprocta</text:p>
          </table:table-cell>
          <table:table-cell office:value-type="string" calcext:value-type="string">
            <text:p>name</text:p>
          </table:table-cell>
          <table:table-cell office:value-type="float" office:value="0.0666666701436043" calcext:value-type="float">
            <text:p>0.06666667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oprocta</text:p>
          </table:table-cell>
          <table:table-cell office:value-type="string" calcext:value-type="string">
            <text:p>synonyms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puncula</text:p>
          </table:table-cell>
          <table:table-cell office:value-type="string" calcext:value-type="string">
            <text:p>subdivision</text:p>
          </table:table-cell>
          <table:table-cell office:value-type="float" office:value="0.119999997317791" calcext:value-type="float">
            <text:p>0.11999999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puncula</text:p>
          </table:table-cell>
          <table:table-cell office:value-type="string" calcext:value-type="string">
            <text:p>phylum</text:p>
          </table:table-cell>
          <table:table-cell office:value-type="float" office:value="0.450549468398094" calcext:value-type="float">
            <text:p>0.45054946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apulid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lusc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lusca</text:p>
          </table:table-cell>
          <table:table-cell office:value-type="string" calcext:value-type="string">
            <text:p>phylum</text:p>
          </table:table-cell>
          <table:table-cell office:value-type="float" office:value="1727.32502184249" calcext:value-type="float">
            <text:p>1727.32502184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lusca</text:p>
          </table:table-cell>
          <table:table-cell office:value-type="string" calcext:value-type="string">
            <text:p>division</text:p>
          </table:table-cell>
          <table:table-cell office:value-type="float" office:value="0.220394007861614" calcext:value-type="float">
            <text:p>0.22039400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lusca</text:p>
          </table:table-cell>
          <table:table-cell office:value-type="string" calcext:value-type="string">
            <text:p>imageCaption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lusca</text:p>
          </table:table-cell>
          <table:table-cell office:value-type="string" calcext:value-type="string">
            <text:p>diversityLink</text:p>
          </table:table-cell>
          <table:table-cell office:value-type="float" office:value="0.0344827584922314" calcext:value-type="float">
            <text:p>0.03448275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lusca</text:p>
          </table:table-cell>
          <table:table-cell office:value-type="string" calcext:value-type="string">
            <text:p>divisio</text:p>
          </table:table-cell>
          <table:table-cell office:value-type="float" office:value="0.220394007861614" calcext:value-type="float">
            <text:p>0.22039400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digrada</text:p>
          </table:table-cell>
          <table:table-cell office:value-type="string" calcext:value-type="string">
            <text:p>subdivision</text:p>
          </table:table-cell>
          <table:table-cell office:value-type="float" office:value="0.236923076212406" calcext:value-type="float">
            <text:p>0.23692307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digrada</text:p>
          </table:table-cell>
          <table:table-cell office:value-type="string" calcext:value-type="string">
            <text:p>fossilRange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digrada</text:p>
          </table:table-cell>
          <table:table-cell office:value-type="string" calcext:value-type="string">
            <text:p>imageCapti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digrada</text:p>
          </table:table-cell>
          <table:table-cell office:value-type="string" calcext:value-type="string">
            <text:p>includes</text:p>
          </table:table-cell>
          <table:table-cell office:value-type="float" office:value="0.0370370373129845" calcext:value-type="float">
            <text:p>0.03703703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phylum</text:p>
          </table:table-cell>
          <table:table-cell office:value-type="float" office:value="0.188328918069601" calcext:value-type="float">
            <text:p>0.18832891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name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tax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matod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matoda</text:p>
          </table:table-cell>
          <table:table-cell office:value-type="string" calcext:value-type="string">
            <text:p>phylum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matoda</text:p>
          </table:table-cell>
          <table:table-cell office:value-type="string" calcext:value-type="string">
            <text:p>taxon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etognatha</text:p>
          </table:table-cell>
          <table:table-cell office:value-type="string" calcext:value-type="string">
            <text:p>subdivision</text:p>
          </table:table-cell>
          <table:table-cell office:value-type="float" office:value="0.119999997317791" calcext:value-type="float">
            <text:p>0.11999999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etognatha</text:p>
          </table:table-cell>
          <table:table-cell office:value-type="string" calcext:value-type="string">
            <text:p>phylum</text:p>
          </table:table-cell>
          <table:table-cell office:value-type="float" office:value="0.117037035524845" calcext:value-type="float">
            <text:p>0.11703703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thonectida</text:p>
          </table:table-cell>
          <table:table-cell office:value-type="string" calcext:value-type="string">
            <text:p>subdivision</text:p>
          </table:table-cell>
          <table:table-cell office:value-type="float" office:value="0.15571428462863" calcext:value-type="float">
            <text:p>0.15571428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rdat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rdata</text:p>
          </table:table-cell>
          <table:table-cell office:value-type="string" calcext:value-type="string">
            <text:p>phylum</text:p>
          </table:table-cell>
          <table:table-cell office:value-type="float" office:value="0.55275522172451" calcext:value-type="float">
            <text:p>0.55275522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rdata</text:p>
          </table:table-cell>
          <table:table-cell office:value-type="string" calcext:value-type="string">
            <text:p>binomial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rdata</text:p>
          </table:table-cell>
          <table:table-cell office:value-type="string" calcext:value-type="string">
            <text:p>species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rdata</text:p>
          </table:table-cell>
          <table:table-cell office:value-type="string" calcext:value-type="string">
            <text:p>synonym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rdata</text:p>
          </table:table-cell>
          <table:table-cell office:value-type="string" calcext:value-type="string">
            <text:p>name</text:p>
          </table:table-cell>
          <table:table-cell office:value-type="float" office:value="0.167493794113398" calcext:value-type="float">
            <text:p>0.16749379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rdata</text:p>
          </table:table-cell>
          <table:table-cell office:value-type="string" calcext:value-type="string">
            <text:p>synonyms</text:p>
          </table:table-cell>
          <table:table-cell office:value-type="float" office:value="0.0322580635547638" calcext:value-type="float">
            <text:p>0.03225806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rdata</text:p>
          </table:table-cell>
          <table:table-cell office:value-type="string" calcext:value-type="string">
            <text:p>taxon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icifer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icifera</text:p>
          </table:table-cell>
          <table:table-cell office:value-type="string" calcext:value-type="string">
            <text:p>phylum</text:p>
          </table:table-cell>
          <table:table-cell office:value-type="float" office:value="0.127016127109528" calcext:value-type="float">
            <text:p>0.12701612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rognathozo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merte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mertea</text:p>
          </table:table-cell>
          <table:table-cell office:value-type="string" calcext:value-type="string">
            <text:p>phylum</text:p>
          </table:table-cell>
          <table:table-cell office:value-type="float" office:value="0.943771947175264" calcext:value-type="float">
            <text:p>0.94377194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oronid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oelomorpha</text:p>
          </table:table-cell>
          <table:table-cell office:value-type="string" calcext:value-type="string">
            <text:p>subdivision</text:p>
          </table:table-cell>
          <table:table-cell office:value-type="float" office:value="0.119999997317791" calcext:value-type="float">
            <text:p>0.11999999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oelomorpha</text:p>
          </table:table-cell>
          <table:table-cell office:value-type="string" calcext:value-type="string">
            <text:p>phylum</text:p>
          </table:table-cell>
          <table:table-cell office:value-type="float" office:value="1.64358980581164" calcext:value-type="float">
            <text:p>1.64358980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anthocephal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anthocephala</text:p>
          </table:table-cell>
          <table:table-cell office:value-type="string" calcext:value-type="string">
            <text:p>phylum</text:p>
          </table:table-cell>
          <table:table-cell office:value-type="float" office:value="2.82554636895657" calcext:value-type="float">
            <text:p>2.8255463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anthocephala</text:p>
          </table:table-cell>
          <table:table-cell office:value-type="string" calcext:value-type="string">
            <text:p>binomial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anthocephala</text:p>
          </table:table-cell>
          <table:table-cell office:value-type="string" calcext:value-type="string">
            <text:p>name</text:p>
          </table:table-cell>
          <table:table-cell office:value-type="float" office:value="0.0969697013497353" calcext:value-type="float">
            <text:p>0.0969697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anthocephala</text:p>
          </table:table-cell>
          <table:table-cell office:value-type="string" calcext:value-type="string">
            <text:p>imageCaption</text:p>
          </table:table-cell>
          <table:table-cell office:value-type="float" office:value="0.0333333350718021" calcext:value-type="float">
            <text:p>0.03333333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anthocephala</text:p>
          </table:table-cell>
          <table:table-cell office:value-type="string" calcext:value-type="string">
            <text:p>genus</text:p>
          </table:table-cell>
          <table:table-cell office:value-type="float" office:value="0.0904761925339699" calcext:value-type="float">
            <text:p>0.09047619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cliophor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hropod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hropoda</text:p>
          </table:table-cell>
          <table:table-cell office:value-type="string" calcext:value-type="string">
            <text:p>phylum</text:p>
          </table:table-cell>
          <table:table-cell office:value-type="float" office:value="2503.7745635584" calcext:value-type="float">
            <text:p>2503.7745635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hropoda</text:p>
          </table:table-cell>
          <table:table-cell office:value-type="string" calcext:value-type="string">
            <text:p>stemGroup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hropoda</text:p>
          </table:table-cell>
          <table:table-cell office:value-type="string" calcext:value-type="string">
            <text:p>divisio</text:p>
          </table:table-cell>
          <table:table-cell office:value-type="float" office:value="0.118098456412554" calcext:value-type="float">
            <text:p>0.11809845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enophora</text:p>
          </table:table-cell>
          <table:table-cell office:value-type="string" calcext:value-type="string">
            <text:p>subdivision</text:p>
          </table:table-cell>
          <table:table-cell office:value-type="float" office:value="0.14601731672883" calcext:value-type="float">
            <text:p>0.14601731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enophora</text:p>
          </table:table-cell>
          <table:table-cell office:value-type="string" calcext:value-type="string">
            <text:p>phylum</text:p>
          </table:table-cell>
          <table:table-cell office:value-type="float" office:value="0.747766677290201" calcext:value-type="float">
            <text:p>0.74776667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enophora</text:p>
          </table:table-cell>
          <table:table-cell office:value-type="string" calcext:value-type="string">
            <text:p>typeSpecies</text:p>
          </table:table-cell>
          <table:table-cell office:value-type="float" office:value="0.0285714287310839" calcext:value-type="float">
            <text:p>0.0285714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enophora</text:p>
          </table:table-cell>
          <table:table-cell office:value-type="string" calcext:value-type="string">
            <text:p>binomial</text:p>
          </table:table-cell>
          <table:table-cell office:value-type="float" office:value="0.0625" calcext:value-type="float">
            <text:p>0.06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enophora</text:p>
          </table:table-cell>
          <table:table-cell office:value-type="string" calcext:value-type="string">
            <text:p>species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enophora</text:p>
          </table:table-cell>
          <table:table-cell office:value-type="string" calcext:value-type="string">
            <text:p>name</text:p>
          </table:table-cell>
          <table:table-cell office:value-type="float" office:value="0.185606062412262" calcext:value-type="float">
            <text:p>0.18560606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enophora</text:p>
          </table:table-cell>
          <table:table-cell office:value-type="string" calcext:value-type="string">
            <text:p>imageCaption</text:p>
          </table:table-cell>
          <table:table-cell office:value-type="float" office:value="0.135064940899611" calcext:value-type="float">
            <text:p>0.13506494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enophora</text:p>
          </table:table-cell>
          <table:table-cell office:value-type="string" calcext:value-type="string">
            <text:p>genus</text:p>
          </table:table-cell>
          <table:table-cell office:value-type="float" office:value="0.092803031206131" calcext:value-type="float">
            <text:p>0.09280303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nathostomulida</text:p>
          </table:table-cell>
          <table:table-cell office:value-type="string" calcext:value-type="string">
            <text:p>subdivision</text:p>
          </table:table-cell>
          <table:table-cell office:value-type="float" office:value="0.158461537212133" calcext:value-type="float">
            <text:p>0.15846153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cozoa</text:p>
          </table:table-cell>
          <table:table-cell office:value-type="string" calcext:value-type="string">
            <text:p>subdivision</text:p>
          </table:table-cell>
          <table:table-cell office:value-type="float" office:value="0.114175826311111" calcext:value-type="float">
            <text:p>0.11417582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cozoa</text:p>
          </table:table-cell>
          <table:table-cell office:value-type="string" calcext:value-type="string">
            <text:p>phylum</text:p>
          </table:table-cell>
          <table:table-cell office:value-type="float" office:value="0.0689655169844627" calcext:value-type="float">
            <text:p>0.0689655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nidaria</text:p>
          </table:table-cell>
          <table:table-cell office:value-type="string" calcext:value-type="string">
            <text:p>subdivision</text:p>
          </table:table-cell>
          <table:table-cell office:value-type="float" office:value="0.115714285522699" calcext:value-type="float">
            <text:p>0.11571428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nidaria</text:p>
          </table:table-cell>
          <table:table-cell office:value-type="string" calcext:value-type="string">
            <text:p>phylum</text:p>
          </table:table-cell>
          <table:table-cell office:value-type="float" office:value="43.9781946316361" calcext:value-type="float">
            <text:p>43.97819463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nidaria</text:p>
          </table:table-cell>
          <table:table-cell office:value-type="string" calcext:value-type="string">
            <text:p>division</text:p>
          </table:table-cell>
          <table:table-cell office:value-type="float" office:value="0.151098906993866" calcext:value-type="float">
            <text:p>0.1510989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nidaria</text:p>
          </table:table-cell>
          <table:table-cell office:value-type="string" calcext:value-type="string">
            <text:p>synonym</text:p>
          </table:table-cell>
          <table:table-cell office:value-type="float" office:value="0.0645161271095276" calcext:value-type="float">
            <text:p>0.06451612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nidaria</text:p>
          </table:table-cell>
          <table:table-cell office:value-type="string" calcext:value-type="string">
            <text:p>name</text:p>
          </table:table-cell>
          <table:table-cell office:value-type="float" office:value="0.0740740746259689" calcext:value-type="float">
            <text:p>0.07407407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nidaria</text:p>
          </table:table-cell>
          <table:table-cell office:value-type="string" calcext:value-type="string">
            <text:p>divisio</text:p>
          </table:table-cell>
          <table:table-cell office:value-type="float" office:value="0.151098906993866" calcext:value-type="float">
            <text:p>0.151098907</text:p>
          </table:table-cell>
          <table:table-cell table:number-columns-repeated="1021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ssilRange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5" table:default-cell-style-name="Default"/>
        <table:table-row table:style-name="ro1">
          <table:table-cell table:style-name="ce3" office:value-type="string" calcext:value-type="string">
            <text:p>wikipedia_animals_geological era_List_of_North_American_dinosaurs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redicates</text:p>
          </table:table-cell>
          <table:table-cell table:style-name="ce1" office:value-type="string" calcext:value-type="string">
            <text:p>Score</text:p>
          </table:table-cell>
          <table:table-cell table:style-name="ce1" table:number-columns-repeated="2"/>
          <table:table-cell table:style-name="ce1" office:value-type="string" calcext:value-type="string">
            <text:p>Predicate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Number of values</text:p>
          </table:table-cell>
          <table:table-cell table:style-name="ce1" office:value-type="string" calcext:value-type="string">
            <text:p>Average score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Jurassic</text:p>
          </table:table-cell>
          <table:table-cell office:value-type="string" calcext:value-type="string">
            <text:p>oldestFossil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table:style-name="ce2" office:value-type="string" calcext:value-type="string">
            <text:p>fossilRange</text:p>
          </table:table-cell>
          <table:table-cell office:value-type="string" calcext:value-type="string">
            <text:p>Jurassic; Cretaceous; Triassic; </text:p>
          </table:table-cell>
          <table:table-cell office:value-type="float" office:value="3" calcext:value-type="float">
            <text:p>3</text:p>
          </table:table-cell>
          <table:table-cell office:value-type="float" office:value="19.5038750686993" calcext:value-type="float">
            <text:p>19.50387506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rassic</text:p>
          </table:table-cell>
          <table:table-cell office:value-type="string" calcext:value-type="string">
            <text:p>title</text:p>
          </table:table-cell>
          <table:table-cell office:value-type="float" office:value="0.622243449091911" calcext:value-type="float">
            <text:p>0.6222434491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Jurassic; Cretaceous; Triassic; </text:p>
          </table:table-cell>
          <table:table-cell office:value-type="float" office:value="3" calcext:value-type="float">
            <text:p>3</text:p>
          </table:table-cell>
          <table:table-cell office:value-type="float" office:value="2.46666670342286" calcext:value-type="float">
            <text:p>2.4666667034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urassic</text:p>
          </table:table-cell>
          <table:table-cell office:value-type="string" calcext:value-type="string">
            <text:p>romajititle</text:p>
          </table:table-cell>
          <table:table-cell office:value-type="float" office:value="0.583333343267441" calcext:value-type="float">
            <text:p>0.5833333433</text:p>
          </table:table-cell>
          <table:table-cell table:number-columns-repeated="2"/>
          <table:table-cell office:value-type="string" calcext:value-type="string">
            <text:p>shortsummary</text:p>
          </table:table-cell>
          <table:table-cell office:value-type="string" calcext:value-type="string">
            <text:p>Jurassic; Cretaceous; Triassic; </text:p>
          </table:table-cell>
          <table:table-cell office:value-type="float" office:value="3" calcext:value-type="float">
            <text:p>3</text:p>
          </table:table-cell>
          <table:table-cell office:value-type="float" office:value="1.57302044394116" calcext:value-type="float">
            <text:p>1.573020443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urassic</text:p>
          </table:table-cell>
          <table:table-cell office:value-type="string" calcext:value-type="string">
            <text:p>shortsummary</text:p>
          </table:table-cell>
          <table:table-cell office:value-type="float" office:value="4.10026553086937" calcext:value-type="float">
            <text:p>4.1002655309</text:p>
          </table:table-cell>
          <table:table-cell table:number-columns-repeated="2"/>
          <table:table-cell office:value-type="string" calcext:value-type="string">
            <text:p>englishtitle</text:p>
          </table:table-cell>
          <table:table-cell office:value-type="string" calcext:value-type="string">
            <text:p>Jurassic; </text:p>
          </table:table-cell>
          <table:table-cell office:value-type="float" office:value="1" calcext:value-type="float">
            <text:p>1</text:p>
          </table:table-cell>
          <table:table-cell office:value-type="float" office:value="0.666666686534882" calcext:value-type="float">
            <text:p>0.66666668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rassic</text:p>
          </table:table-cell>
          <table:table-cell office:value-type="string" calcext:value-type="string">
            <text:p>extra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Jurassic; </text:p>
          </table:table-cell>
          <table:table-cell office:value-type="float" office:value="1" calcext:value-type="float">
            <text:p>1</text:p>
          </table:table-cell>
          <table:table-cell office:value-type="float" office:value="0.622243449091911" calcext:value-type="float">
            <text:p>0.622243449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urassic</text:p>
          </table:table-cell>
          <table:table-cell office:value-type="string" calcext:value-type="string">
            <text:p>youngestFossil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2"/>
          <table:table-cell office:value-type="string" calcext:value-type="string">
            <text:p>romajititle</text:p>
          </table:table-cell>
          <table:table-cell office:value-type="string" calcext:value-type="string">
            <text:p>Jurassic; </text:p>
          </table:table-cell>
          <table:table-cell office:value-type="float" office:value="1" calcext:value-type="float">
            <text:p>1</text:p>
          </table:table-cell>
          <table:table-cell office:value-type="float" office:value="0.583333343267441" calcext:value-type="float">
            <text:p>0.583333343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urassic</text:p>
          </table:table-cell>
          <table:table-cell office:value-type="string" calcext:value-type="string">
            <text:p>name</text:p>
          </table:table-cell>
          <table:table-cell office:value-type="float" office:value="0.238461542874575" calcext:value-type="float">
            <text:p>0.2384615429</text:p>
          </table:table-cell>
          <table:table-cell table:number-columns-repeated="2"/>
          <table:table-cell office:value-type="string" calcext:value-type="string">
            <text:p>imageCaption</text:p>
          </table:table-cell>
          <table:table-cell office:value-type="string" calcext:value-type="string">
            <text:p>Jurassic; Cretaceous; Triassic; </text:p>
          </table:table-cell>
          <table:table-cell office:value-type="float" office:value="3" calcext:value-type="float">
            <text:p>3</text:p>
          </table:table-cell>
          <table:table-cell office:value-type="float" office:value="0.464585296188792" calcext:value-type="float">
            <text:p>0.4645852962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urassic</text:p>
          </table:table-cell>
          <table:table-cell office:value-type="string" calcext:value-type="string">
            <text:p>fossilRange</text:p>
          </table:table-cell>
          <table:table-cell office:value-type="float" office:value="16.7675608508289" calcext:value-type="float">
            <text:p>16.7675608508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Cretaceous; </text:p>
          </table:table-cell>
          <table:table-cell office:value-type="float" office:value="1" calcext:value-type="float">
            <text:p>1</text:p>
          </table:table-cell>
          <table:table-cell office:value-type="float" office:value="0.400000005960465" calcext:value-type="float">
            <text:p>0.40000000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urassic</text:p>
          </table:table-cell>
          <table:table-cell office:value-type="string" calcext:value-type="string">
            <text:p>imageCaption</text:p>
          </table:table-cell>
          <table:table-cell office:value-type="float" office:value="0.350583484396338" calcext:value-type="float">
            <text:p>0.3505834844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Jurassic; Cretaceous; Triassic; </text:p>
          </table:table-cell>
          <table:table-cell office:value-type="float" office:value="3" calcext:value-type="float">
            <text:p>3</text:p>
          </table:table-cell>
          <table:table-cell office:value-type="float" office:value="0.120522535095612" calcext:value-type="float">
            <text:p>0.120522535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urassic</text:p>
          </table:table-cell>
          <table:table-cell office:value-type="string" calcext:value-type="string">
            <text:p>englishtitle</text:p>
          </table:table-cell>
          <table:table-cell office:value-type="float" office:value="0.666666686534882" calcext:value-type="float">
            <text:p>0.6666666865</text:p>
          </table:table-cell>
          <table:table-cell table:number-columns-repeated="2"/>
          <table:table-cell office:value-type="string" calcext:value-type="string">
            <text:p>oldestFossil</text:p>
          </table:table-cell>
          <table:table-cell office:value-type="string" calcext:value-type="string">
            <text:p>Jurassic; Cretaceous; </text:p>
          </table:table-cell>
          <table:table-cell office:value-type="float" office:value="2" calcext:value-type="float">
            <text:p>2</text:p>
          </table:table-cell>
          <table:table-cell office:value-type="float" office:value="0.0576923098415136" calcext:value-type="float">
            <text:p>0.057692309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urassic</text:p>
          </table:table-cell>
          <table:table-cell office:value-type="string" calcext:value-type="string">
            <text:p>aux</text:p>
          </table:table-cell>
          <table:table-cell office:value-type="float" office:value="0.03125" calcext:value-type="float">
            <text:p>0.03125</text:p>
          </table:table-cell>
          <table:table-cell table:number-columns-repeated="2"/>
          <table:table-cell office:value-type="string" calcext:value-type="string">
            <text:p>youngestFossil</text:p>
          </table:table-cell>
          <table:table-cell office:value-type="string" calcext:value-type="string">
            <text:p>Jurassic; </text:p>
          </table:table-cell>
          <table:table-cell office:value-type="float" office:value="1" calcext:value-type="float">
            <text:p>1</text:p>
          </table:table-cell>
          <table:table-cell office:value-type="float" office:value="0.0384615398943424" calcext:value-type="float">
            <text:p>0.03846153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rassic</text:p>
          </table:table-cell>
          <table:table-cell office:value-type="string" calcext:value-type="string">
            <text:p>period</text:p>
          </table:table-cell>
          <table:table-cell office:value-type="float" office:value="1.60000002384186" calcext:value-type="float">
            <text:p>1.6000000238</text:p>
          </table:table-cell>
          <table:table-cell table:number-columns-repeated="2"/>
          <table:table-cell office:value-type="string" calcext:value-type="string">
            <text:p>aux</text:p>
          </table:table-cell>
          <table:table-cell office:value-type="string" calcext:value-type="string">
            <text:p>Jurassic; Cretaceous; Triassic; </text:p>
          </table:table-cell>
          <table:table-cell office:value-type="float" office:value="3" calcext:value-type="float">
            <text:p>3</text:p>
          </table:table-cell>
          <table:table-cell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retaceous</text:p>
          </table:table-cell>
          <table:table-cell office:value-type="string" calcext:value-type="string">
            <text:p>oldestFossil</text:p>
          </table:table-cell>
          <table:table-cell office:value-type="float" office:value="0.0769230797886848" calcext:value-type="float">
            <text:p>0.0769230798</text:p>
          </table:table-cell>
          <table:table-cell table:number-columns-repeated="2"/>
          <table:table-cell office:value-type="string" calcext:value-type="string">
            <text:p>extinct</text:p>
          </table:table-cell>
          <table:table-cell office:value-type="string" calcext:value-type="string">
            <text:p>Triassic; </text:p>
          </table:table-cell>
          <table:table-cell office:value-type="float" office:value="1" calcext:value-type="float">
            <text:p>1</text:p>
          </table:table-cell>
          <table:table-cell office:value-type="float" office:value="0.0270270276814699" calcext:value-type="float">
            <text:p>0.0270270277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retaceous</text:p>
          </table:table-cell>
          <table:table-cell office:value-type="string" calcext:value-type="string">
            <text:p>shortsummary</text:p>
          </table:table-cell>
          <table:table-cell office:value-type="float" office:value="0.458974370732904" calcext:value-type="float">
            <text:p>0.4589743707</text:p>
          </table:table-cell>
          <table:table-cell table:number-columns-repeated="2"/>
          <table:table-cell office:value-type="string" calcext:value-type="string">
            <text:p>caption</text:p>
          </table:table-cell>
          <table:table-cell office:value-type="string" calcext:value-type="string">
            <text:p>Cretaceous; </text:p>
          </table:table-cell>
          <table:table-cell office:value-type="float" office:value="1" calcext:value-type="float">
            <text:p>1</text:p>
          </table:table-cell>
          <table:table-cell office:value-type="float" office:value="0.0238095242530108" calcext:value-type="float">
            <text:p>0.02380952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taceous</text:p>
          </table:table-cell>
          <table:table-cell office:value-type="string" calcext:value-type="string">
            <text:p>name</text:p>
          </table:table-cell>
          <table:table-cell office:value-type="float" office:value="0.060606062412262" calcext:value-type="float">
            <text:p>0.0606060624</text:p>
          </table:table-cell>
          <table:table-cell table:number-columns-repeated="2"/>
          <table:table-cell office:value-type="string" calcext:value-type="string">
            <text:p>extra</text:p>
          </table:table-cell>
          <table:table-cell office:value-type="string" calcext:value-type="string">
            <text:p>Jurassic; </text:p>
          </table:table-cell>
          <table:table-cell office:value-type="float" office:value="1" calcext:value-type="float">
            <text:p>1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retaceous</text:p>
          </table:table-cell>
          <table:table-cell office:value-type="string" calcext:value-type="string">
            <text:p>fossilRange</text:p>
          </table:table-cell>
          <table:table-cell office:value-type="float" office:value="26.8303932826966" calcext:value-type="float">
            <text:p>26.8303932827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Triassic; </text:p>
          </table:table-cell>
          <table:table-cell office:value-type="float" office:value="1" calcext:value-type="float">
            <text:p>1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retaceous</text:p>
          </table:table-cell>
          <table:table-cell office:value-type="string" calcext:value-type="string">
            <text:p>imageCaption</text:p>
          </table:table-cell>
          <table:table-cell office:value-type="float" office:value="0.872986827045679" calcext:value-type="float">
            <text:p>0.872986827</text:p>
          </table:table-cell>
          <table:table-cell table:number-columns-repeated="2"/>
          <table:table-cell office:value-type="string" calcext:value-type="string">
            <text:p>dam</text:p>
          </table:table-cell>
          <table:table-cell office:value-type="string" calcext:value-type="string">
            <text:p>Triassic; </text:p>
          </table:table-cell>
          <table:table-cell office:value-type="float" office:value="1" calcext:value-type="float">
            <text:p>1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taceous</text:p>
          </table:table-cell>
          <table:table-cell office:value-type="string" calcext:value-type="string">
            <text:p>caption</text:p>
          </table:table-cell>
          <table:table-cell office:value-type="float" office:value="0.0238095242530108" calcext:value-type="float">
            <text:p>0.02380952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taceous</text:p>
          </table:table-cell>
          <table:table-cell office:value-type="string" calcext:value-type="string">
            <text:p>number</text:p>
          </table:table-cell>
          <table:table-cell office:value-type="float" office:value="0.400000005960465" calcext:value-type="float">
            <text:p>0.400000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taceous</text:p>
          </table:table-cell>
          <table:table-cell office:value-type="string" calcext:value-type="string">
            <text:p>aux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taceous</text:p>
          </table:table-cell>
          <table:table-cell office:value-type="string" calcext:value-type="string">
            <text:p>period</text:p>
          </table:table-cell>
          <table:table-cell office:value-type="float" office:value="5.40000008046627" calcext:value-type="float">
            <text:p>5.40000008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ssic</text:p>
          </table:table-cell>
          <table:table-cell office:value-type="string" calcext:value-type="string">
            <text:p>extinct</text:p>
          </table:table-cell>
          <table:table-cell office:value-type="float" office:value="0.0270270276814699" calcext:value-type="float">
            <text:p>0.02702702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ssic</text:p>
          </table:table-cell>
          <table:table-cell office:value-type="string" calcext:value-type="string">
            <text:p>shortsummary</text:p>
          </table:table-cell>
          <table:table-cell office:value-type="float" office:value="0.1598214302212" calcext:value-type="float">
            <text:p>0.15982143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ssic</text:p>
          </table:table-cell>
          <table:table-cell office:value-type="string" calcext:value-type="string">
            <text:p>name</text:p>
          </table:table-cell>
          <table:table-cell office:value-type="float" office:value="0.0625" calcext:value-type="float">
            <text:p>0.06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ssic</text:p>
          </table:table-cell>
          <table:table-cell office:value-type="string" calcext:value-type="string">
            <text:p>dam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ssic</text:p>
          </table:table-cell>
          <table:table-cell office:value-type="string" calcext:value-type="string">
            <text:p>fossilRange</text:p>
          </table:table-cell>
          <table:table-cell office:value-type="float" office:value="14.9136710725725" calcext:value-type="float">
            <text:p>14.91367107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ssic</text:p>
          </table:table-cell>
          <table:table-cell office:value-type="string" calcext:value-type="string">
            <text:p>imageCaption</text:p>
          </table:table-cell>
          <table:table-cell office:value-type="float" office:value="0.170185577124357" calcext:value-type="float">
            <text:p>0.17018557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ssic</text:p>
          </table:table-cell>
          <table:table-cell office:value-type="string" calcext:value-type="string">
            <text:p>aux</text:p>
          </table:table-cell>
          <table:table-cell office:value-type="float" office:value="0.03125" calcext:value-type="float">
            <text:p>0.03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ssic</text:p>
          </table:table-cell>
          <table:table-cell office:value-type="string" calcext:value-type="string">
            <text:p>m</text:p>
          </table:table-cell>
          <table:table-cell office:value-type="float" office:value="0.0188679248094559" calcext:value-type="float">
            <text:p>0.01886792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assic</text:p>
          </table:table-cell>
          <table:table-cell office:value-type="string" calcext:value-type="string">
            <text:p>period</text:p>
          </table:table-cell>
          <table:table-cell office:value-type="float" office:value="0.400000005960465" calcext:value-type="float">
            <text:p>0.400000006</text:p>
          </table:table-cell>
          <table:table-cell table:number-columns-repeated="1021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ssilRange.F1:fossilRange.I18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distributor.F3:distributor.I1048576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phylum.F3:phylum.I27">
          <table:sort>
            <table:sort-by table:field-number="3" table:order="descending" table:data-type="automatic"/>
          </table:sort>
        </table:database-range>
        <table:database-range table:name="__Anonymous_Sheet_DB__3" table:target-range-address="fossilRange.A3:fossilRange.C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5-12T15:09:37.868529921</meta:creation-date>
    <dc:date>2014-05-12T16:38:08.291480376</dc:date>
    <dc:creator>Brando Preda</dc:creator>
    <meta:editing-duration>PT27M47S</meta:editing-duration>
    <meta:editing-cycles>2</meta:editing-cycles>
    <meta:generator>LibreOffice/4.1.3.2$Linux_X86_64 LibreOffice_project/70feb7d99726f064edab4605a8ab840c50ec57a</meta:generator>
    <meta:document-statistic meta:table-count="4" meta:cell-count="5114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1cm" xlink:href=".." xlink:type="simple" chart:class="chart:bar" chart:style-name="ch1">
        <chart:legend svg:x="6.441cm" svg:y="0.344cm" style:legend-expansion="custom" chartooo:width="2.741cm" chartooo:height="0.598cm" style:legend-expansion-aspect-ratio="4.58361204013378" chart:style-name="ch2"/>
        <chart:plot-area chart:style-name="ch3" table:cell-range-address="party.F3:party.F406 party.I3:party.I406" chart:data-source-has-labels="both" svg:x="0.544cm" svg:y="0.854cm" svg:width="14.943cm" svg:height="7.975cm">
          <chartooo:coordinate-region svg:x="1.444cm" svg:y="1.053cm" svg:width="14.043cm" svg:height="5.356cm"/>
          <chart:axis chart:dimension="x" chart:name="primary-x" chart:style-name="ch4" chartooo:axis-type="auto">
            <chartooo:date-scale/>
            <chart:categories table:cell-range-address="party.F4:party.F40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rty.I4:party.I406" chart:label-cell-address="party.I3:party.I3" chart:class="chart:bar">
            <chart:data-point chart:repeated="4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</text:p>
                <draw:g>
                  <svg:desc>party.I3:party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ty</text:p>
                <draw:g>
                  <svg:desc>party.F4:party.F406</svg:desc>
                </draw:g>
              </table:table-cell>
              <table:table-cell office:value-type="float" office:value="25.1796974277822">
                <text:p>25.1796974277822</text:p>
                <draw:g>
                  <svg:desc>party.I4:party.I406</svg:desc>
                </draw:g>
              </table:table-cell>
            </table:table-row>
            <table:table-row>
              <table:table-cell office:value-type="string">
                <text:p>eligibility</text:p>
              </table:table-cell>
              <table:table-cell office:value-type="float" office:value="8.28571431338787">
                <text:p>8.28571431338787</text:p>
              </table:table-cell>
            </table:table-row>
            <table:table-row>
              <table:table-cell office:value-type="string">
                <text:p>blank2Name</text:p>
              </table:table-cell>
              <table:table-cell office:value-type="float" office:value="6.5966701740399">
                <text:p>6.5966701740399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6.40898024314083">
                <text:p>6.40898024314083</text:p>
              </table:table-cell>
            </table:table-row>
            <table:table-row>
              <table:table-cell office:value-type="string">
                <text:p>title</text:p>
              </table:table-cell>
              <table:table-cell office:value-type="float" office:value="4.03544001989067">
                <text:p>4.03544001989067</text:p>
              </table:table-cell>
            </table:table-row>
            <table:table-row>
              <table:table-cell office:value-type="string">
                <text:p>almaMater</text:p>
              </table:table-cell>
              <table:table-cell office:value-type="float" office:value="3.41290768329054">
                <text:p>3.41290768329054</text:p>
              </table:table-cell>
            </table:table-row>
            <table:table-row>
              <table:table-cell office:value-type="string">
                <text:p>agencyName</text:p>
              </table:table-cell>
              <table:table-cell office:value-type="float" office:value="3.39619008265436">
                <text:p>3.39619008265436</text:p>
              </table:table-cell>
            </table:table-row>
            <table:table-row>
              <table:table-cell office:value-type="string">
                <text:p>legislatureStatus</text:p>
              </table:table-cell>
              <table:table-cell office:value-type="float" office:value="2.56965398415923">
                <text:p>2.56965398415923</text:p>
              </table:table-cell>
            </table:table-row>
            <table:table-row>
              <table:table-cell office:value-type="string">
                <text:p>prefix</text:p>
              </table:table-cell>
              <table:table-cell office:value-type="float" office:value="2.51183916069567">
                <text:p>2.51183916069567</text:p>
              </table:table-cell>
            </table:table-row>
            <table:table-row>
              <table:table-cell office:value-type="string">
                <text:p>governingBody</text:p>
              </table:table-cell>
              <table:table-cell office:value-type="float" office:value="2.51107057463378">
                <text:p>2.51107057463378</text:p>
              </table:table-cell>
            </table:table-row>
            <table:table-row>
              <table:table-cell office:value-type="string">
                <text:p>col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office</text:p>
              </table:table-cell>
              <table:table-cell office:value-type="float" office:value="2.4598343545571">
                <text:p>2.4598343545571</text:p>
              </table:table-cell>
            </table:table-row>
            <table:table-row>
              <table:table-cell office:value-type="string">
                <text:p>jurisdiction</text:p>
              </table:table-cell>
              <table:table-cell office:value-type="float" office:value="2.32761227618903">
                <text:p>2.32761227618903</text:p>
              </table:table-cell>
            </table:table-row>
            <table:table-row>
              <table:table-cell office:value-type="string">
                <text:p>appointer</text:p>
              </table:table-cell>
              <table:table-cell office:value-type="float" office:value="2.10501256585121">
                <text:p>2.10501256585121</text:p>
              </table:table-cell>
            </table:table-row>
            <table:table-row>
              <table:table-cell office:value-type="string">
                <text:p>mpsub</text:p>
              </table:table-cell>
              <table:table-cell office:value-type="float" office:value="1.94549111090601">
                <text:p>1.94549111090601</text:p>
              </table:table-cell>
            </table:table-row>
            <table:table-row>
              <table:table-cell office:value-type="string">
                <text:p>leaderName</text:p>
              </table:table-cell>
              <table:table-cell office:value-type="float" office:value="1.77246540008734">
                <text:p>1.77246540008734</text:p>
              </table:table-cell>
            </table:table-row>
            <table:table-row>
              <table:table-cell office:value-type="string">
                <text:p>logo</text:p>
              </table:table-cell>
              <table:table-cell office:value-type="float" office:value="1.52083757147193">
                <text:p>1.52083757147193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1.46924088615924">
                <text:p>1.46924088615924</text:p>
              </table:table-cell>
            </table:table-row>
            <table:table-row>
              <table:table-cell office:value-type="string">
                <text:p>politicalPartyInLegislature</text:p>
              </table:table-cell>
              <table:table-cell office:value-type="float" office:value="1.23763079829514">
                <text:p>1.23763079829514</text:p>
              </table:table-cell>
            </table:table-row>
            <table:table-row>
              <table:table-cell office:value-type="string">
                <text:p>minister1Party</text:p>
              </table:table-cell>
              <table:table-cell office:value-type="float" office:value="1.21280744392425">
                <text:p>1.21280744392425</text:p>
              </table:table-cell>
            </table:table-row>
            <table:table-row>
              <table:table-cell office:value-type="string">
                <text:p>insigniacaption</text:p>
              </table:table-cell>
              <table:table-cell office:value-type="float" office:value="1.17738097906113">
                <text:p>1.17738097906113</text:p>
              </table:table-cell>
            </table:table-row>
            <table:table-row>
              <table:table-cell office:value-type="string">
                <text:p>agencyname</text:p>
              </table:table-cell>
              <table:table-cell office:value-type="float" office:value="1.00663595087826">
                <text:p>1.00663595087826</text:p>
              </table:table-cell>
            </table:table-row>
            <table:table-row>
              <table:table-cell office:value-type="string">
                <text:p>caption</text:p>
              </table:table-cell>
              <table:table-cell office:value-type="float" office:value="0.895397469168529">
                <text:p>0.895397469168529</text:p>
              </table:table-cell>
            </table:table-row>
            <table:table-row>
              <table:table-cell office:value-type="string">
                <text:p>shortDescription</text:p>
              </table:table-cell>
              <table:table-cell office:value-type="float" office:value="0.87509719398804">
                <text:p>0.87509719398804</text:p>
              </table:table-cell>
            </table:table-row>
            <table:table-row>
              <table:table-cell office:value-type="string">
                <text:p>politicalGroups</text:p>
              </table:table-cell>
              <table:table-cell office:value-type="float" office:value="0.825396355986595">
                <text:p>0.825396355986595</text:p>
              </table:table-cell>
            </table:table-row>
            <table:table-row>
              <table:table-cell office:value-type="string">
                <text:p>membership</text:p>
              </table:table-cell>
              <table:table-cell office:value-type="float" office:value="0.765201576054096">
                <text:p>0.765201576054096</text:p>
              </table:table-cell>
            </table:table-row>
            <table:table-row>
              <table:table-cell office:value-type="string">
                <text:p>leader1Type</text:p>
              </table:table-cell>
              <table:table-cell office:value-type="float" office:value="0.758374011144042">
                <text:p>0.758374011144042</text:p>
              </table:table-cell>
            </table:table-row>
            <table:table-row>
              <table:table-cell office:value-type="string">
                <text:p>before</text:p>
              </table:table-cell>
              <table:table-cell office:value-type="float" office:value="0.755317246541381">
                <text:p>0.755317246541381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0.754785789176822">
                <text:p>0.754785789176822</text:p>
              </table:table-cell>
            </table:table-row>
            <table:table-row>
              <table:table-cell office:value-type="string">
                <text:p>preceding</text:p>
              </table:table-cell>
              <table:table-cell office:value-type="float" office:value="0.737829592699806">
                <text:p>0.737829592699806</text:p>
              </table:table-cell>
            </table:table-row>
            <table:table-row>
              <table:table-cell office:value-type="string">
                <text:p>house</text:p>
              </table:table-cell>
              <table:table-cell office:value-type="float" office:value="0.718675550073385">
                <text:p>0.718675550073385</text:p>
              </table:table-cell>
            </table:table-row>
            <table:table-row>
              <table:table-cell office:value-type="string">
                <text:p>architect</text:p>
              </table:table-cell>
              <table:table-cell office:value-type="float" office:value="0.715932838618755">
                <text:p>0.715932838618755</text:p>
              </table:table-cell>
            </table:table-row>
            <table:table-row>
              <table:table-cell office:value-type="string">
                <text:p>architecturalStyle</text:p>
              </table:table-cell>
              <table:table-cell office:value-type="float" office:value="0.686817353591323">
                <text:p>0.686817353591323</text:p>
              </table:table-cell>
            </table:table-row>
            <table:table-row>
              <table:table-cell office:value-type="string">
                <text:p>data</text:p>
              </table:table-cell>
              <table:table-cell office:value-type="float" office:value="0.68581322254613">
                <text:p>0.68581322254613</text:p>
              </table:table-cell>
            </table:table-row>
            <table:table-row>
              <table:table-cell office:value-type="string">
                <text:p>childOrganisation</text:p>
              </table:table-cell>
              <table:table-cell office:value-type="float" office:value="0.681096700951457">
                <text:p>0.681096700951457</text:p>
              </table:table-cell>
            </table:table-row>
            <table:table-row>
              <table:table-cell office:value-type="string">
                <text:p>parentOrganisation</text:p>
              </table:table-cell>
              <table:table-cell office:value-type="float" office:value="0.679744734118382">
                <text:p>0.679744734118382</text:p>
              </table:table-cell>
            </table:table-row>
            <table:table-row>
              <table:table-cell office:value-type="string">
                <text:p>parentAgency</text:p>
              </table:table-cell>
              <table:table-cell office:value-type="float" office:value="0.654646977782249">
                <text:p>0.654646977782249</text:p>
              </table:table-cell>
            </table:table-row>
            <table:table-row>
              <table:table-cell office:value-type="string">
                <text:p>politicalParty</text:p>
              </table:table-cell>
              <table:table-cell office:value-type="float" office:value="0.647058383561671">
                <text:p>0.647058383561671</text:p>
              </table:table-cell>
            </table:table-row>
            <table:table-row>
              <table:table-cell office:value-type="string">
                <text:p>companyName</text:p>
              </table:table-cell>
              <table:table-cell office:value-type="float" office:value="0.633086049929261">
                <text:p>0.633086049929261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0.624564141655962">
                <text:p>0.624564141655962</text:p>
              </table:table-cell>
            </table:table-row>
            <table:table-row>
              <table:table-cell office:value-type="string">
                <text:p>documentName</text:p>
              </table:table-cell>
              <table:table-cell office:value-type="float" office:value="0.61904764175415">
                <text:p>0.61904764175415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609271366149187">
                <text:p>0.609271366149187</text:p>
              </table:table-cell>
            </table:table-row>
            <table:table-row>
              <table:table-cell office:value-type="string">
                <text:p>termlength</text:p>
              </table:table-cell>
              <table:table-cell office:value-type="float" office:value="0.604458462446928">
                <text:p>0.604458462446928</text:p>
              </table:table-cell>
            </table:table-row>
            <table:table-row>
              <table:table-cell office:value-type="string">
                <text:p>orderInOffice</text:p>
              </table:table-cell>
              <table:table-cell office:value-type="float" office:value="0.578538147499785">
                <text:p>0.578538147499785</text:p>
              </table:table-cell>
            </table:table-row>
            <table:table-row>
              <table:table-cell office:value-type="string">
                <text:p>meetingPlace</text:p>
              </table:table-cell>
              <table:table-cell office:value-type="float" office:value="0.569572573527694">
                <text:p>0.569572573527694</text:p>
              </table:table-cell>
            </table:table-row>
            <table:table-row>
              <table:table-cell office:value-type="string">
                <text:p>purpose</text:p>
              </table:table-cell>
              <table:table-cell office:value-type="float" office:value="0.546571467071772">
                <text:p>0.546571467071772</text:p>
              </table:table-cell>
            </table:table-row>
            <table:table-row>
              <table:table-cell office:value-type="string">
                <text:p>nationality</text:p>
              </table:table-cell>
              <table:table-cell office:value-type="float" office:value="0.539799752645195">
                <text:p>0.539799752645195</text:p>
              </table:table-cell>
            </table:table-row>
            <table:table-row>
              <table:table-cell office:value-type="string">
                <text:p>residence</text:p>
              </table:table-cell>
              <table:table-cell office:value-type="float" office:value="0.533333346247673">
                <text:p>0.533333346247673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0.522096466273069">
                <text:p>0.522096466273069</text:p>
              </table:table-cell>
            </table:table-row>
            <table:table-row>
              <table:table-cell office:value-type="string">
                <text:p>nationalolympiccom</text:p>
              </table:table-cell>
              <table:table-cell office:value-type="float" office:value="0.515685714781284">
                <text:p>0.515685714781284</text:p>
              </table:table-cell>
            </table:table-row>
            <table:table-row>
              <table:table-cell office:value-type="string">
                <text:p>architecture</text:p>
              </table:table-cell>
              <table:table-cell office:value-type="float" office:value="0.512372339144349">
                <text:p>0.512372339144349</text:p>
              </table:table-cell>
            </table:table-row>
            <table:table-row>
              <table:table-cell office:value-type="string">
                <text:p>insignia</text:p>
              </table:table-cell>
              <table:table-cell office:value-type="float" office:value="0.500000007450581">
                <text:p>0.500000007450581</text:p>
              </table:table-cell>
            </table:table-row>
            <table:table-row>
              <table:table-cell office:value-type="string">
                <text:p>motto</text:p>
              </table:table-cell>
              <table:table-cell office:value-type="float" office:value="0.498945636674762">
                <text:p>0.498945636674762</text:p>
              </table:table-cell>
            </table:table-row>
            <table:table-row>
              <table:table-cell office:value-type="string">
                <text:p>legaljuris</text:p>
              </table:table-cell>
              <table:table-cell office:value-type="float" office:value="0.495988741517067">
                <text:p>0.495988741517067</text:p>
              </table:table-cell>
            </table:table-row>
            <table:table-row>
              <table:table-cell office:value-type="string">
                <text:p>oppositionParty</text:p>
              </table:table-cell>
              <table:table-cell office:value-type="float" office:value="0.46361111626029">
                <text:p>0.46361111626029</text:p>
              </table:table-cell>
            </table:table-row>
            <table:table-row>
              <table:table-cell office:value-type="string">
                <text:p>logoCaption</text:p>
              </table:table-cell>
              <table:table-cell office:value-type="float" office:value="0.461991915479302">
                <text:p>0.461991915479302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0.443379083648324">
                <text:p>0.443379083648324</text:p>
              </table:table-cell>
            </table:table-row>
            <table:table-row>
              <table:table-cell office:value-type="string">
                <text:p>honorificSuffix</text:p>
              </table:table-cell>
              <table:table-cell office:value-type="float" office:value="0.441296201199293">
                <text:p>0.441296201199293</text:p>
              </table:table-cell>
            </table:table-row>
            <table:table-row>
              <table:table-cell office:value-type="string">
                <text:p>post</text:p>
              </table:table-cell>
              <table:table-cell office:value-type="float" office:value="0.43809524923563">
                <text:p>0.43809524923563</text:p>
              </table:table-cell>
            </table:table-row>
            <table:table-row>
              <table:table-cell office:value-type="string">
                <text:p>politicalPartyOfLeader</text:p>
              </table:table-cell>
              <table:table-cell office:value-type="float" office:value="0.435408325400203">
                <text:p>0.43540832540020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430303037166595">
                <text:p>0.430303037166595</text:p>
              </table:table-cell>
            </table:table-row>
            <table:table-row>
              <table:table-cell office:value-type="string">
                <text:p>ideology</text:p>
              </table:table-cell>
              <table:table-cell office:value-type="float" office:value="0.412852584694823">
                <text:p>0.412852584694823</text:p>
              </table:table-cell>
            </table:table-row>
            <table:table-row>
              <table:table-cell office:value-type="string">
                <text:p>chief1Position</text:p>
              </table:table-cell>
              <table:table-cell office:value-type="float" office:value="0.410210955888033">
                <text:p>0.410210955888033</text:p>
              </table:table-cell>
            </table:table-row>
            <table:table-row>
              <table:table-cell office:value-type="string">
                <text:p>coaPic</text:p>
              </table:table-cell>
              <table:table-cell office:value-type="float" office:value="0.405882542952895">
                <text:p>0.405882542952895</text:p>
              </table:table-cell>
            </table:table-row>
            <table:table-row>
              <table:table-cell office:value-type="string">
                <text:p>body</text:p>
              </table:table-cell>
              <table:table-cell office:value-type="float" office:value="0.405555557459593">
                <text:p>0.405555557459593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400000005960465">
                <text:p>0.400000005960465</text:p>
              </table:table-cell>
            </table:table-row>
            <table:table-row>
              <table:table-cell office:value-type="string">
                <text:p>moo</text:p>
              </table:table-cell>
              <table:table-cell office:value-type="float" office:value="0.395833343267441">
                <text:p>0.395833343267441</text:p>
              </table:table-cell>
            </table:table-row>
            <table:table-row>
              <table:table-cell office:value-type="string">
                <text:p>comps</text:p>
              </table:table-cell>
              <table:table-cell office:value-type="float" office:value="0.385714299976826">
                <text:p>0.385714299976826</text:p>
              </table:table-cell>
            </table:table-row>
            <table:table-row>
              <table:table-cell office:value-type="string">
                <text:p>minister2Party</text:p>
              </table:table-cell>
              <table:table-cell office:value-type="float" office:value="0.3741883225739">
                <text:p>0.3741883225739</text:p>
              </table:table-cell>
            </table:table-row>
            <table:table-row>
              <table:table-cell office:value-type="string">
                <text:p>organization</text:p>
              </table:table-cell>
              <table:table-cell office:value-type="float" office:value="0.366666674613953">
                <text:p>0.366666674613953</text:p>
              </table:table-cell>
            </table:table-row>
            <table:table-row>
              <table:table-cell office:value-type="string">
                <text:p>imageCaption</text:p>
              </table:table-cell>
              <table:table-cell office:value-type="float" office:value="0.344114292412996">
                <text:p>0.344114292412996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0.343388604000211">
                <text:p>0.343388604000211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0.341732900589705">
                <text:p>0.341732900589705</text:p>
              </table:table-cell>
            </table:table-row>
            <table:table-row>
              <table:table-cell office:value-type="string">
                <text:p>systemType</text:p>
              </table:table-cell>
              <table:table-cell office:value-type="float" office:value="0.340909093618393">
                <text:p>0.340909093618393</text:p>
              </table:table-cell>
            </table:table-row>
            <table:table-row>
              <table:table-cell office:value-type="string">
                <text:p>child1Agency</text:p>
              </table:table-cell>
              <table:table-cell office:value-type="float" office:value="0.333528272186716">
                <text:p>0.33352827218671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333333343267441">
                <text:p>0.333333343267441</text:p>
              </table:table-cell>
            </table:table-row>
            <table:table-row>
              <table:table-cell office:value-type="string">
                <text:p>submittedTo</text:p>
              </table:table-cell>
              <table:table-cell office:value-type="float" office:value="0.33333333581686">
                <text:p>0.33333333581686</text:p>
              </table:table-cell>
            </table:table-row>
            <table:table-row>
              <table:table-cell office:value-type="string">
                <text:p>houses</text:p>
              </table:table-cell>
              <table:table-cell office:value-type="float" office:value="0.333332993090153">
                <text:p>0.333332993090153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0.326269771903753">
                <text:p>0.326269771903753</text:p>
              </table:table-cell>
            </table:table-row>
            <table:table-row>
              <table:table-cell office:value-type="string">
                <text:p>overviewbody</text:p>
              </table:table-cell>
              <table:table-cell office:value-type="float" office:value="0.321794878691435">
                <text:p>0.321794878691435</text:p>
              </table:table-cell>
            </table:table-row>
            <table:table-row>
              <table:table-cell office:value-type="string">
                <text:p>pictureCaption</text:p>
              </table:table-cell>
              <table:table-cell office:value-type="float" office:value="0.309935869649053">
                <text:p>0.309935869649053</text:p>
              </table:table-cell>
            </table:table-row>
            <table:table-row>
              <table:table-cell office:value-type="string">
                <text:p>successor</text:p>
              </table:table-cell>
              <table:table-cell office:value-type="float" office:value="0.301593213652571">
                <text:p>0.301593213652571</text:p>
              </table:table-cell>
            </table:table-row>
            <table:table-row>
              <table:table-cell office:value-type="string">
                <text:p>affiliations</text:p>
              </table:table-cell>
              <table:table-cell office:value-type="float" office:value="0.290015939623117">
                <text:p>0.290015939623117</text:p>
              </table:table-cell>
            </table:table-row>
            <table:table-row>
              <table:table-cell office:value-type="string">
                <text:p>child3Agency</text:p>
              </table:table-cell>
              <table:table-cell office:value-type="float" office:value="0.271249130368233">
                <text:p>0.271249130368233</text:p>
              </table:table-cell>
            </table:table-row>
            <table:table-row>
              <table:table-cell office:value-type="string">
                <text:p>parentagency</text:p>
              </table:table-cell>
              <table:table-cell office:value-type="float" office:value="0.266154194250703">
                <text:p>0.266154194250703</text:p>
              </table:table-cell>
            </table:table-row>
            <table:table-row>
              <table:table-cell office:value-type="string">
                <text:p>nearestCity</text:p>
              </table:table-cell>
              <table:table-cell office:value-type="float" office:value="0.257456429302692">
                <text:p>0.257456429302692</text:p>
              </table:table-cell>
            </table:table-row>
            <table:table-row>
              <table:table-cell office:value-type="string">
                <text:p>partof</text:p>
              </table:table-cell>
              <table:table-cell office:value-type="float" office:value="0.257435869425535">
                <text:p>0.257435869425535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256466211751103">
                <text:p>0.256466211751103</text:p>
              </table:table-cell>
            </table:table-row>
            <table:table-row>
              <table:table-cell office:value-type="string">
                <text:p>enactedBy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governmentType</text:p>
              </table:table-cell>
              <table:table-cell office:value-type="float" office:value="0.247354501858354">
                <text:p>0.247354501858354</text:p>
              </table:table-cell>
            </table:table-row>
            <table:table-row>
              <table:table-cell office:value-type="string">
                <text:p>superseding</text:p>
              </table:table-cell>
              <table:table-cell office:value-type="float" office:value="0.244192616082728">
                <text:p>0.244192616082728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0.243678070604801">
                <text:p>0.243678070604801</text:p>
              </table:table-cell>
            </table:table-row>
            <table:table-row>
              <table:table-cell office:value-type="string">
                <text:p>replaced</text:p>
              </table:table-cell>
              <table:table-cell office:value-type="float" office:value="0.23989899456501">
                <text:p>0.23989899456501</text:p>
              </table:table-cell>
            </table:table-row>
            <table:table-row>
              <table:table-cell office:value-type="string">
                <text:p>legislativePeriodName</text:p>
              </table:table-cell>
              <table:table-cell office:value-type="float" office:value="0.236666668206453">
                <text:p>0.236666668206453</text:p>
              </table:table-cell>
            </table:table-row>
            <table:table-row>
              <table:table-cell office:value-type="string">
                <text:p>text</text:p>
              </table:table-cell>
              <table:table-cell office:value-type="float" office:value="0.230472355149686">
                <text:p>0.230472355149686</text:p>
              </table:table-cell>
            </table:table-row>
            <table:table-row>
              <table:table-cell office:value-type="string">
                <text:p>longTitle</text:p>
              </table:table-cell>
              <table:table-cell office:value-type="float" office:value="0.230332173407078">
                <text:p>0.230332173407078</text:p>
              </table:table-cell>
            </table:table-row>
            <table:table-row>
              <table:table-cell office:value-type="string">
                <text:p>winner</text:p>
              </table:table-cell>
              <table:table-cell office:value-type="float" office:value="0.223809527233243">
                <text:p>0.223809527233243</text:p>
              </table:table-cell>
            </table:table-row>
            <table:table-row>
              <table:table-cell office:value-type="string">
                <text:p>child2Agency</text:p>
              </table:table-cell>
              <table:table-cell office:value-type="float" office:value="0.21485111862421">
                <text:p>0.21485111862421</text:p>
              </table:table-cell>
            </table:table-row>
            <table:table-row>
              <table:table-cell office:value-type="string">
                <text:p>assocname</text:p>
              </table:table-cell>
              <table:table-cell office:value-type="float" office:value="0.214285723865032">
                <text:p>0.214285723865032</text:p>
              </table:table-cell>
            </table:table-row>
            <table:table-row>
              <table:table-cell office:value-type="string">
                <text:p>minister1Pfo</text:p>
              </table:table-cell>
              <table:table-cell office:value-type="float" office:value="0.212862504646182">
                <text:p>0.212862504646182</text:p>
              </table:table-cell>
            </table:table-row>
            <table:table-row>
              <table:table-cell office:value-type="string">
                <text:p>otherParty</text:p>
              </table:table-cell>
              <table:table-cell office:value-type="float" office:value="0.208599000237882">
                <text:p>0.208599000237882</text:p>
              </table:table-cell>
            </table:table-row>
            <table:table-row>
              <table:table-cell office:value-type="string">
                <text:p>otherparty</text:p>
              </table:table-cell>
              <table:table-cell office:value-type="float" office:value="0.207986780069768">
                <text:p>0.207986780069768</text:p>
              </table:table-cell>
            </table:table-row>
            <table:table-row>
              <table:table-cell office:value-type="string">
                <text:p>conventionalLongName</text:p>
              </table:table-cell>
              <table:table-cell office:value-type="float" office:value="0.207653757184744">
                <text:p>0.207653757184744</text:p>
              </table:table-cell>
            </table:table-row>
            <table:table-row>
              <table:table-cell office:value-type="string">
                <text:p>branches</text:p>
              </table:table-cell>
              <table:table-cell office:value-type="float" office:value="0.206666670739651">
                <text:p>0.206666670739651</text:p>
              </table:table-cell>
            </table:table-row>
            <table:table-row>
              <table:table-cell office:value-type="string">
                <text:p>ribbon</text:p>
              </table:table-cell>
              <table:table-cell office:value-type="float" office:value="0.206255401484668">
                <text:p>0.206255401484668</text:p>
              </table:table-cell>
            </table:table-row>
            <table:table-row>
              <table:table-cell office:value-type="string">
                <text:p>citizenship</text:p>
              </table:table-cell>
              <table:table-cell office:value-type="float" office:value="0.205847926437855">
                <text:p>0.205847926437855</text:p>
              </table:table-cell>
            </table:table-row>
            <table:table-row>
              <table:table-cell office:value-type="string">
                <text:p>succeededBy</text:p>
              </table:table-cell>
              <table:table-cell office:value-type="float" office:value="0.205216933041811">
                <text:p>0.205216933041811</text:p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0.201480394229293">
                <text:p>0.201480394229293</text:p>
              </table:table-cell>
            </table:table-row>
            <table:table-row>
              <table:table-cell office:value-type="string">
                <text:p>reason</text:p>
              </table:table-cell>
              <table:table-cell office:value-type="float" office:value="0.200000002980232">
                <text:p>0.200000002980232</text:p>
              </table:table-cell>
            </table:table-row>
            <table:table-row>
              <table:table-cell office:value-type="string">
                <text:p>legislature</text:p>
              </table:table-cell>
              <table:table-cell office:value-type="float" office:value="0.190048469230533">
                <text:p>0.190048469230533</text:p>
              </table:table-cell>
            </table:table-row>
            <table:table-row>
              <table:table-cell office:value-type="string">
                <text:p>commands</text:p>
              </table:table-cell>
              <table:table-cell office:value-type="float" office:value="0.188070428557694">
                <text:p>0.188070428557694</text:p>
              </table:table-cell>
            </table:table-row>
            <table:table-row>
              <table:table-cell office:value-type="string">
                <text:p>companySlogan</text:p>
              </table:table-cell>
              <table:table-cell office:value-type="float" office:value="0.186386585235596">
                <text:p>0.186386585235596</text:p>
              </table:table-cell>
            </table:table-row>
            <table:table-row>
              <table:table-cell office:value-type="string">
                <text:p>child5Agency</text:p>
              </table:table-cell>
              <table:table-cell office:value-type="float" office:value="0.185098633170128">
                <text:p>0.185098633170128</text:p>
              </table:table-cell>
            </table:table-row>
            <table:table-row>
              <table:table-cell office:value-type="string">
                <text:p>constituencyMp</text:p>
              </table:table-cell>
              <table:table-cell office:value-type="float" office:value="0.184682070277631">
                <text:p>0.184682070277631</text:p>
              </table:table-cell>
            </table:table-row>
            <table:table-row>
              <table:table-cell office:value-type="string">
                <text:p>minister1pfo</text:p>
              </table:table-cell>
              <table:table-cell office:value-type="float" office:value="0.183823529630899">
                <text:p>0.183823529630899</text:p>
              </table:table-cell>
            </table:table-row>
            <table:table-row>
              <table:table-cell office:value-type="string">
                <text:p>affiliation</text:p>
              </table:table-cell>
              <table:table-cell office:value-type="float" office:value="0.177656505722553">
                <text:p>0.177656505722553</text:p>
              </table:table-cell>
            </table:table-row>
            <table:table-row>
              <table:table-cell office:value-type="string">
                <text:p>header</text:p>
              </table:table-cell>
              <table:table-cell office:value-type="float" office:value="0.177304969169199">
                <text:p>0.177304969169199</text:p>
              </table:table-cell>
            </table:table-row>
            <table:table-row>
              <table:table-cell office:value-type="string">
                <text:p>as</text:p>
              </table:table-cell>
              <table:table-cell office:value-type="float" office:value="0.175266501028091">
                <text:p>0.175266501028091</text:p>
              </table:table-cell>
            </table:table-row>
            <table:table-row>
              <table:table-cell office:value-type="string">
                <text:p>available</text:p>
              </table:table-cell>
              <table:table-cell office:value-type="float" office:value="0.172345872968435">
                <text:p>0.172345872968435</text:p>
              </table:table-cell>
            </table:table-row>
            <table:table-row>
              <table:table-cell office:value-type="string">
                <text:p>knownFor</text:p>
              </table:table-cell>
              <table:table-cell office:value-type="float" office:value="0.172211600467563">
                <text:p>0.172211600467563</text:p>
              </table:table-cell>
            </table:table-row>
            <table:table-row>
              <table:table-cell office:value-type="string">
                <text:p>occupation</text:p>
              </table:table-cell>
              <table:table-cell office:value-type="float" office:value="0.171814570669085">
                <text:p>0.171814570669085</text:p>
              </table:table-cell>
            </table:table-row>
            <table:table-row>
              <table:table-cell office:value-type="string">
                <text:p>quote</text:p>
              </table:table-cell>
              <table:table-cell office:value-type="float" office:value="0.167239541498323">
                <text:p>0.167239541498323</text:p>
              </table:table-cell>
            </table:table-row>
            <table:table-row>
              <table:table-cell office:value-type="string">
                <text:p>documentType</text:p>
              </table:table-cell>
              <table:table-cell office:value-type="float" office:value="0.16666667163372">
                <text:p>0.16666667163372</text:p>
              </table:table-cell>
            </table:table-row>
            <table:table-row>
              <table:table-cell office:value-type="string">
                <text:p>awards</text:p>
              </table:table-cell>
              <table:table-cell office:value-type="float" office:value="0.16590127395466">
                <text:p>0.16590127395466</text:p>
              </table:table-cell>
            </table:table-row>
            <table:table-row>
              <table:table-cell office:value-type="string">
                <text:p>leader</text:p>
              </table:table-cell>
              <table:table-cell office:value-type="float" office:value="0.163686721585691">
                <text:p>0.163686721585691</text:p>
              </table:table-cell>
            </table:table-row>
            <table:table-row>
              <table:table-cell office:value-type="string">
                <text:p>inaugural</text:p>
              </table:table-cell>
              <table:table-cell office:value-type="float" office:value="0.163095243275166">
                <text:p>0.163095243275166</text:p>
              </table:table-cell>
            </table:table-row>
            <table:table-row>
              <table:table-cell office:value-type="string">
                <text:p>east</text:p>
              </table:table-cell>
              <table:table-cell office:value-type="float" office:value="0.162464993074536">
                <text:p>0.162464993074536</text:p>
              </table:table-cell>
            </table:table-row>
            <table:table-row>
              <table:table-cell office:value-type="string">
                <text:p>seal</text:p>
              </table:table-cell>
              <table:table-cell office:value-type="float" office:value="0.162397058680654">
                <text:p>0.162397058680654</text:p>
              </table:table-cell>
            </table:table-row>
            <table:table-row>
              <table:table-cell office:value-type="string">
                <text:p>imageTitle</text:p>
              </table:table-cell>
              <table:table-cell office:value-type="float" office:value="0.15656565874815">
                <text:p>0.15656565874815</text:p>
              </table:table-cell>
            </table:table-row>
            <table:table-row>
              <table:table-cell office:value-type="string">
                <text:p>minister1name</text:p>
              </table:table-cell>
              <table:table-cell office:value-type="float" office:value="0.153896108269692">
                <text:p>0.153896108269692</text:p>
              </table:table-cell>
            </table:table-row>
            <table:table-row>
              <table:table-cell office:value-type="string">
                <text:p>headquarter</text:p>
              </table:table-cell>
              <table:table-cell office:value-type="float" office:value="0.153147885575891">
                <text:p>0.153147885575891</text:p>
              </table:table-cell>
            </table:table-row>
            <table:table-row>
              <table:table-cell office:value-type="string">
                <text:p>pGroups</text:p>
              </table:table-cell>
              <table:table-cell office:value-type="float" office:value="0.151268118992448">
                <text:p>0.151268118992448</text:p>
              </table:table-cell>
            </table:table-row>
            <table:table-row>
              <table:table-cell office:value-type="string">
                <text:p>nationalteam</text:p>
              </table:table-cell>
              <table:table-cell office:value-type="float" office:value="0.149787581525743">
                <text:p>0.149787581525743</text:p>
              </table:table-cell>
            </table:table-row>
            <table:table-row>
              <table:table-cell office:value-type="string">
                <text:p>slogan</text:p>
              </table:table-cell>
              <table:table-cell office:value-type="float" office:value="0.147459778934717">
                <text:p>0.147459778934717</text:p>
              </table:table-cell>
            </table:table-row>
            <table:table-row>
              <table:table-cell office:value-type="string">
                <text:p>nativeName</text:p>
              </table:table-cell>
              <table:table-cell office:value-type="float" office:value="0.147234082221985">
                <text:p>0.147234082221985</text:p>
              </table:table-cell>
            </table:table-row>
            <table:table-row>
              <table:table-cell office:value-type="string">
                <text:p>leader2Type</text:p>
              </table:table-cell>
              <table:table-cell office:value-type="float" office:value="0.145425826311111">
                <text:p>0.145425826311111</text:p>
              </table:table-cell>
            </table:table-row>
            <table:table-row>
              <table:table-cell office:value-type="string">
                <text:p>child6Agency</text:p>
              </table:table-cell>
              <table:table-cell office:value-type="float" office:value="0.144436463713646">
                <text:p>0.144436463713646</text:p>
              </table:table-cell>
            </table:table-row>
            <table:table-row>
              <table:table-cell office:value-type="string">
                <text:p>formerName</text:p>
              </table:table-cell>
              <table:table-cell office:value-type="float" office:value="0.144230769947171">
                <text:p>0.144230769947171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0.143703417852521">
                <text:p>0.143703417852521</text:p>
              </table:table-cell>
            </table:table-row>
            <table:table-row>
              <table:table-cell office:value-type="string">
                <text:p>sponsor</text:p>
              </table:table-cell>
              <table:table-cell office:value-type="float" office:value="0.142857149243355">
                <text:p>0.142857149243355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0.142857149243355">
                <text:p>0.142857149243355</text:p>
              </table:table-cell>
            </table:table-row>
            <table:table-row>
              <table:table-cell office:value-type="string">
                <text:p>with</text:p>
              </table:table-cell>
              <table:table-cell office:value-type="float" office:value="0.142857149243355">
                <text:p>0.142857149243355</text:p>
              </table:table-cell>
            </table:table-row>
            <table:table-row>
              <table:table-cell office:value-type="string">
                <text:p>workplaces</text:p>
              </table:table-cell>
              <table:table-cell office:value-type="float" office:value="0.141561858355999">
                <text:p>0.141561858355999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0.138513521291316">
                <text:p>0.138513521291316</text:p>
              </table:table-cell>
            </table:table-row>
            <table:table-row>
              <table:table-cell office:value-type="string">
                <text:p>agency</text:p>
              </table:table-cell>
              <table:table-cell office:value-type="float" office:value="0.136446891352534">
                <text:p>0.136446891352534</text:p>
              </table:table-cell>
            </table:table-row>
            <table:table-row>
              <table:table-cell office:value-type="string">
                <text:p>logocaption</text:p>
              </table:table-cell>
              <table:table-cell office:value-type="float" office:value="0.128787882626057">
                <text:p>0.128787882626057</text:p>
              </table:table-cell>
            </table:table-row>
            <table:table-row>
              <table:table-cell office:value-type="string">
                <text:p>ministerTitle</text:p>
              </table:table-cell>
              <table:table-cell office:value-type="float" office:value="0.126811597496271">
                <text:p>0.126811597496271</text:p>
              </table:table-cell>
            </table:table-row>
            <table:table-row>
              <table:table-cell office:value-type="string">
                <text:p>laterwork</text:p>
              </table:table-cell>
              <table:table-cell office:value-type="float" office:value="0.125555256381631">
                <text:p>0.125555256381631</text:p>
              </table:table-cell>
            </table:table-row>
            <table:table-row>
              <table:table-cell office:value-type="string">
                <text:p>role</text:p>
              </table:table-cell>
              <table:table-cell office:value-type="float" office:value="0.12512218952179">
                <text:p>0.12512218952179</text:p>
              </table:table-cell>
            </table:table-row>
            <table:table-row>
              <table:table-cell office:value-type="string">
                <text:p>alliance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personquoted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issuer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eligible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unionname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mapCaption</text:p>
              </table:table-cell>
              <table:table-cell office:value-type="float" office:value="0.124958325177431">
                <text:p>0.124958325177431</text:p>
              </table:table-cell>
            </table:table-row>
            <table:table-row>
              <table:table-cell office:value-type="string">
                <text:p>branch</text:p>
              </table:table-cell>
              <table:table-cell office:value-type="float" office:value="0.123894135467708">
                <text:p>0.123894135467708</text:p>
              </table:table-cell>
            </table:table-row>
            <table:table-row>
              <table:table-cell office:value-type="string">
                <text:p>militaryBranch</text:p>
              </table:table-cell>
              <table:table-cell office:value-type="float" office:value="0.123894135467708">
                <text:p>0.123894135467708</text:p>
              </table:table-cell>
            </table:table-row>
            <table:table-row>
              <table:table-cell office:value-type="string">
                <text:p>parentCompany</text:p>
              </table:table-cell>
              <table:table-cell office:value-type="float" office:value="0.120964854955673">
                <text:p>0.120964854955673</text:p>
              </table:table-cell>
            </table:table-row>
            <table:table-row>
              <table:table-cell office:value-type="string">
                <text:p>militaryCommand</text:p>
              </table:table-cell>
              <table:table-cell office:value-type="float" office:value="0.120313730556518">
                <text:p>0.120313730556518</text:p>
              </table:table-cell>
            </table:table-row>
            <table:table-row>
              <table:table-cell office:value-type="string">
                <text:p>child4Agency</text:p>
              </table:table-cell>
              <table:table-cell office:value-type="float" office:value="0.116799085711439">
                <text:p>0.116799085711439</text:p>
              </table:table-cell>
            </table:table-row>
            <table:table-row>
              <table:table-cell office:value-type="string">
                <text:p>libraryName</text:p>
              </table:table-cell>
              <table:table-cell office:value-type="float" office:value="0.116545571014285">
                <text:p>0.116545571014285</text:p>
              </table:table-cell>
            </table:table-row>
            <table:table-row>
              <table:table-cell office:value-type="string">
                <text:p>sealCaption</text:p>
              </table:table-cell>
              <table:table-cell office:value-type="float" office:value="0.116239195689559">
                <text:p>0.116239195689559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0.112945694476366">
                <text:p>0.112945694476366</text:p>
              </table:table-cell>
            </table:table-row>
            <table:table-row>
              <table:table-cell office:value-type="string">
                <text:p>constituencyAm</text:p>
              </table:table-cell>
              <table:table-cell office:value-type="float" office:value="0.11167623847723">
                <text:p>0.11167623847723</text:p>
              </table:table-cell>
            </table:table-row>
            <table:table-row>
              <table:table-cell office:value-type="string">
                <text:p>footnotes</text:p>
              </table:table-cell>
              <table:table-cell office:value-type="float" office:value="0.111183576285839">
                <text:p>0.111183576285839</text:p>
              </table:table-cell>
            </table:table-row>
            <table:table-row>
              <table:table-cell office:value-type="string">
                <text:p>homeStadium</text:p>
              </table:table-cell>
              <table:table-cell office:value-type="float" office:value="0.111111111938953">
                <text:p>0.111111111938953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0.111111111938953">
                <text:p>0.111111111938953</text:p>
              </table:table-cell>
            </table:table-row>
            <table:table-row>
              <table:table-cell office:value-type="string">
                <text:p>bankName</text:p>
              </table:table-cell>
              <table:table-cell office:value-type="float" office:value="0.111111111938953">
                <text:p>0.111111111938953</text:p>
              </table:table-cell>
            </table:table-row>
            <table:table-row>
              <table:table-cell office:value-type="string">
                <text:p>divtype</text:p>
              </table:table-cell>
              <table:table-cell office:value-type="float" office:value="0.111111111938953">
                <text:p>0.111111111938953</text:p>
              </table:table-cell>
            </table:table-row>
            <table:table-row>
              <table:table-cell office:value-type="string">
                <text:p>keydocument</text:p>
              </table:table-cell>
              <table:table-cell office:value-type="float" office:value="0.106867354984085">
                <text:p>0.106867354984085</text:p>
              </table:table-cell>
            </table:table-row>
            <table:table-row>
              <table:table-cell office:value-type="string">
                <text:p>structure1Alt</text:p>
              </table:table-cell>
              <table:table-cell office:value-type="float" office:value="0.103894522413611">
                <text:p>0.103894522413611</text:p>
              </table:table-cell>
            </table:table-row>
            <table:table-row>
              <table:table-cell office:value-type="string">
                <text:p>logoImage</text:p>
              </table:table-cell>
              <table:table-cell office:value-type="float" office:value="0.100000001490116">
                <text:p>0.100000001490116</text:p>
              </table:table-cell>
            </table:table-row>
            <table:table-row>
              <table:table-cell office:value-type="string">
                <text:p>mottotranslated</text:p>
              </table:table-cell>
              <table:table-cell office:value-type="float" office:value="0.100000001490116">
                <text:p>0.100000001490116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0994491521269083">
                <text:p>0.0994491521269083</text:p>
              </table:table-cell>
            </table:table-row>
            <table:table-row>
              <table:table-cell office:value-type="string">
                <text:p>chief2Position</text:p>
              </table:table-cell>
              <table:table-cell office:value-type="float" office:value="0.0957557844618956">
                <text:p>0.0957557844618956</text:p>
              </table:table-cell>
            </table:table-row>
            <table:table-row>
              <table:table-cell office:value-type="string">
                <text:p>blankName</text:p>
              </table:table-cell>
              <table:table-cell office:value-type="float" office:value="0.0928400754928589">
                <text:p>0.0928400754928589</text:p>
              </table:table-cell>
            </table:table-row>
            <table:table-row>
              <table:table-cell office:value-type="string">
                <text:p>agencyType</text:p>
              </table:table-cell>
              <table:table-cell office:value-type="float" office:value="0.0920833330601454">
                <text:p>0.0920833330601454</text:p>
              </table:table-cell>
            </table:table-row>
            <table:table-row>
              <table:table-cell office:value-type="string">
                <text:p>nonProfitType</text:p>
              </table:table-cell>
              <table:table-cell office:value-type="float" office:value="0.0910973101854325">
                <text:p>0.0910973101854325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0.0909090936183929">
                <text:p>0.0909090936183929</text:p>
              </table:table-cell>
            </table:table-row>
            <table:table-row>
              <table:table-cell office:value-type="string">
                <text:p>formerly</text:p>
              </table:table-cell>
              <table:table-cell office:value-type="float" office:value="0.0909090936183929">
                <text:p>0.0909090936183929</text:p>
              </table:table-cell>
            </table:table-row>
            <table:table-row>
              <table:table-cell office:value-type="string">
                <text:p>leaguename</text:p>
              </table:table-cell>
              <table:table-cell office:value-type="float" office:value="0.0909090936183929">
                <text:p>0.0909090936183929</text:p>
              </table:table-cell>
            </table:table-row>
            <table:table-row>
              <table:table-cell office:value-type="string">
                <text:p>nameEn</text:p>
              </table:table-cell>
              <table:table-cell office:value-type="float" office:value="0.0900844670832157">
                <text:p>0.0900844670832157</text:p>
              </table:table-cell>
            </table:table-row>
            <table:table-row>
              <table:table-cell office:value-type="string">
                <text:p>seats2Title</text:p>
              </table:table-cell>
              <table:table-cell office:value-type="float" office:value="0.089541731402278">
                <text:p>0.089541731402278</text:p>
              </table:table-cell>
            </table:table-row>
            <table:table-row>
              <table:table-cell office:value-type="string">
                <text:p>leaderTitle</text:p>
              </table:table-cell>
              <table:table-cell office:value-type="float" office:value="0.0881793657317758">
                <text:p>0.0881793657317758</text:p>
              </table:table-cell>
            </table:table-row>
            <table:table-row>
              <table:table-cell office:value-type="string">
                <text:p>date1Name</text:p>
              </table:table-cell>
              <table:table-cell office:value-type="float" office:value="0.0881381407380104">
                <text:p>0.0881381407380104</text:p>
              </table:table-cell>
            </table:table-row>
            <table:table-row>
              <table:table-cell office:value-type="string">
                <text:p>child7Agency</text:p>
              </table:table-cell>
              <table:table-cell office:value-type="float" office:value="0.0847573503851891">
                <text:p>0.0847573503851891</text:p>
              </table:table-cell>
            </table:table-row>
            <table:table-row>
              <table:table-cell office:value-type="string">
                <text:p>subsid</text:p>
              </table:table-cell>
              <table:table-cell office:value-type="float" office:value="0.0838618762791157">
                <text:p>0.0838618762791157</text:p>
              </table:table-cell>
            </table:table-row>
            <table:table-row>
              <table:table-cell office:value-type="string">
                <text:p>constitution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keystaff1position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linkingName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aff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freeText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incumbent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candidate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head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offices</text:p>
              </table:table-cell>
              <table:table-cell office:value-type="float" office:value="0.0833333358168602">
                <text:p>0.0833333358168602</text:p>
              </table:table-cell>
            </table:table-row>
            <table:table-row>
              <table:table-cell office:value-type="string">
                <text:p>symbol</text:p>
              </table:table-cell>
              <table:table-cell office:value-type="float" office:value="0.0815508030354977">
                <text:p>0.0815508030354977</text:p>
              </table:table-cell>
            </table:table-row>
            <table:table-row>
              <table:table-cell office:value-type="string">
                <text:p>minister</text:p>
              </table:table-cell>
              <table:table-cell office:value-type="float" office:value="0.0813811253756285">
                <text:p>0.0813811253756285</text:p>
              </table:table-cell>
            </table:table-row>
            <table:table-row>
              <table:table-cell office:value-type="string">
                <text:p>address</text:p>
              </table:table-cell>
              <table:table-cell office:value-type="float" office:value="0.080289039760828">
                <text:p>0.080289039760828</text:p>
              </table:table-cell>
            </table:table-row>
            <table:table-row>
              <table:table-cell office:value-type="string">
                <text:p>institution</text:p>
              </table:table-cell>
              <table:table-cell office:value-type="float" office:value="0.0799999982118607">
                <text:p>0.0799999982118607</text:p>
              </table:table-cell>
            </table:table-row>
            <table:table-row>
              <table:table-cell office:value-type="string">
                <text:p>managerclubs</text:p>
              </table:table-cell>
              <table:table-cell office:value-type="float" office:value="0.0788018414750695">
                <text:p>0.0788018414750695</text:p>
              </table:table-cell>
            </table:table-row>
            <table:table-row>
              <table:table-cell office:value-type="string">
                <text:p>managerClub</text:p>
              </table:table-cell>
              <table:table-cell office:value-type="float" office:value="0.0788018414750695">
                <text:p>0.0788018414750695</text:p>
              </table:table-cell>
            </table:table-row>
            <table:table-row>
              <table:table-cell office:value-type="string">
                <text:p>battles</text:p>
              </table:table-cell>
              <table:table-cell office:value-type="float" office:value="0.0770909373338024">
                <text:p>0.0770909373338024</text:p>
              </table:table-cell>
            </table:table-row>
            <table:table-row>
              <table:table-cell office:value-type="string">
                <text:p>officialName</text:p>
              </table:table-cell>
              <table:table-cell office:value-type="float" office:value="0.0770370364189148">
                <text:p>0.0770370364189148</text:p>
              </table:table-cell>
            </table:table-row>
            <table:table-row>
              <table:table-cell office:value-type="string">
                <text:p>nationalparalympiccom</text:p>
              </table:table-cell>
              <table:table-cell office:value-type="float" office:value="0.0769230797886848">
                <text:p>0.0769230797886848</text:p>
              </table:table-cell>
            </table:table-row>
            <table:table-row>
              <table:table-cell office:value-type="string">
                <text:p>amendments</text:p>
              </table:table-cell>
              <table:table-cell office:value-type="float" office:value="0.0769230797886848">
                <text:p>0.0769230797886848</text:p>
              </table:table-cell>
            </table:table-row>
            <table:table-row>
              <table:table-cell office:value-type="string">
                <text:p>note</text:p>
              </table:table-cell>
              <table:table-cell office:value-type="float" office:value="0.0769230797886848">
                <text:p>0.0769230797886848</text:p>
              </table:table-cell>
            </table:table-row>
            <table:table-row>
              <table:table-cell office:value-type="string">
                <text:p>keypoints</text:p>
              </table:table-cell>
              <table:table-cell office:value-type="float" office:value="0.0769230797886848">
                <text:p>0.0769230797886848</text:p>
              </table:table-cell>
            </table:table-row>
            <table:table-row>
              <table:table-cell office:value-type="string">
                <text:p>allegiance</text:p>
              </table:table-cell>
              <table:table-cell office:value-type="float" office:value="0.0755555555224419">
                <text:p>0.0755555555224419</text:p>
              </table:table-cell>
            </table:table-row>
            <table:table-row>
              <table:table-cell office:value-type="string">
                <text:p>predecessor</text:p>
              </table:table-cell>
              <table:table-cell office:value-type="float" office:value="0.0725207948125899">
                <text:p>0.0725207948125899</text:p>
              </table:table-cell>
            </table:table-row>
            <table:table-row>
              <table:table-cell office:value-type="string">
                <text:p>broadcastArea</text:p>
              </table:table-cell>
              <table:table-cell office:value-type="float" office:value="0.0719826277345419">
                <text:p>0.0719826277345419</text:p>
              </table:table-cell>
            </table:table-row>
            <table:table-row>
              <table:table-cell office:value-type="string">
                <text:p>ownership</text:p>
              </table:table-cell>
              <table:table-cell office:value-type="float" office:value="0.0718568842858076">
                <text:p>0.0718568842858076</text:p>
              </table:table-cell>
            </table:table-row>
            <table:table-row>
              <table:table-cell office:value-type="string">
                <text:p>leader3Type</text:p>
              </table:table-cell>
              <table:table-cell office:value-type="float" office:value="0.0717948749661446">
                <text:p>0.0717948749661446</text:p>
              </table:table-cell>
            </table:table-row>
            <table:table-row>
              <table:table-cell office:value-type="string">
                <text:p>minister3Party</text:p>
              </table:table-cell>
              <table:table-cell office:value-type="float" office:value="0.0714285746216774">
                <text:p>0.0714285746216774</text:p>
              </table:table-cell>
            </table:table-row>
            <table:table-row>
              <table:table-cell office:value-type="string">
                <text:p>speciality</text:p>
              </table:table-cell>
              <table:table-cell office:value-type="float" office:value="0.0714285746216774">
                <text:p>0.0714285746216774</text:p>
              </table:table-cell>
            </table:table-row>
            <table:table-row>
              <table:table-cell office:value-type="string">
                <text:p>child2agency</text:p>
              </table:table-cell>
              <table:table-cell office:value-type="float" office:value="0.0710784327238798">
                <text:p>0.0710784327238798</text:p>
              </table:table-cell>
            </table:table-row>
            <table:table-row>
              <table:table-cell office:value-type="string">
                <text:p>child1agency</text:p>
              </table:table-cell>
              <table:table-cell office:value-type="float" office:value="0.0710784327238798">
                <text:p>0.0710784327238798</text:p>
              </table:table-cell>
            </table:table-row>
            <table:table-row>
              <table:table-cell office:value-type="string">
                <text:p>parentDepartment</text:p>
              </table:table-cell>
              <table:table-cell office:value-type="float" office:value="0.06941176392138">
                <text:p>0.06941176392138</text:p>
              </table:table-cell>
            </table:table-row>
            <table:table-row>
              <table:table-cell office:value-type="string">
                <text:p>allies</text:p>
              </table:table-cell>
              <table:table-cell office:value-type="float" office:value="0.0689655169844627">
                <text:p>0.0689655169844627</text:p>
              </table:table-cell>
            </table:table-row>
            <table:table-row>
              <table:table-cell office:value-type="string">
                <text:p>abbreviation</text:p>
              </table:table-cell>
              <table:table-cell office:value-type="float" office:value="0.0689655169844627">
                <text:p>0.0689655169844627</text:p>
              </table:table-cell>
            </table:table-row>
            <table:table-row>
              <table:table-cell office:value-type="string">
                <text:p>sessionRoom</text:p>
              </table:table-cell>
              <table:table-cell office:value-type="float" office:value="0.0689655169844627">
                <text:p>0.0689655169844627</text:p>
              </table:table-cell>
            </table:table-row>
            <table:table-row>
              <table:table-cell office:value-type="string">
                <text:p>seats1Title</text:p>
              </table:table-cell>
              <table:table-cell office:value-type="float" office:value="0.0689537469297648">
                <text:p>0.0689537469297648</text:p>
              </table:table-cell>
            </table:table-row>
            <table:table-row>
              <table:table-cell office:value-type="string">
                <text:p>centre</text:p>
              </table:table-cell>
              <table:table-cell office:value-type="float" office:value="0.0679723508656025">
                <text:p>0.0679723508656025</text:p>
              </table:table-cell>
            </table:table-row>
            <table:table-row>
              <table:table-cell office:value-type="string">
                <text:p>seats3Title</text:p>
              </table:table-cell>
              <table:table-cell office:value-type="float" office:value="0.0679723508656025">
                <text:p>0.0679723508656025</text:p>
              </table:table-cell>
            </table:table-row>
            <table:table-row>
              <table:table-cell office:value-type="string">
                <text:p>chambers</text:p>
              </table:table-cell>
              <table:table-cell office:value-type="float" office:value="0.0669642873108387">
                <text:p>0.0669642873108387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0.0666666701436043">
                <text:p>0.0666666701436043</text:p>
              </table:table-cell>
            </table:table-row>
            <table:table-row>
              <table:table-cell office:value-type="string">
                <text:p>battle</text:p>
              </table:table-cell>
              <table:table-cell office:value-type="float" office:value="0.0663382494822145">
                <text:p>0.0663382494822145</text:p>
              </table:table-cell>
            </table:table-row>
            <table:table-row>
              <table:table-cell office:value-type="string">
                <text:p>architectOrBuilder</text:p>
              </table:table-cell>
              <table:table-cell office:value-type="float" office:value="0.0663031153380871">
                <text:p>0.0663031153380871</text:p>
              </table:table-cell>
            </table:table-row>
            <table:table-row>
              <table:table-cell office:value-type="string">
                <text:p>label</text:p>
              </table:table-cell>
              <table:table-cell office:value-type="float" office:value="0.0661855442449451">
                <text:p>0.0661855442449451</text:p>
              </table:table-cell>
            </table:table-row>
            <table:table-row>
              <table:table-cell office:value-type="string">
                <text:p>blank3Name</text:p>
              </table:table-cell>
              <table:table-cell office:value-type="float" office:value="0.066025641746819">
                <text:p>0.066025641746819</text:p>
              </table:table-cell>
            </table:table-row>
            <table:table-row>
              <table:table-cell office:value-type="string">
                <text:p>designation</text:p>
              </table:table-cell>
              <table:table-cell office:value-type="float" office:value="0.0655913986265659">
                <text:p>0.0655913986265659</text:p>
              </table:table-cell>
            </table:table-row>
            <table:table-row>
              <table:table-cell office:value-type="string">
                <text:p>leader1Name</text:p>
              </table:table-cell>
              <table:table-cell office:value-type="float" office:value="0.0645161271095276">
                <text:p>0.0645161271095276</text:p>
              </table:table-cell>
            </table:table-row>
            <table:table-row>
              <table:table-cell office:value-type="string">
                <text:p>landlord</text:p>
              </table:table-cell>
              <table:table-cell office:value-type="float" office:value="0.0639868527650833">
                <text:p>0.0639868527650833</text:p>
              </table:table-cell>
            </table:table-row>
            <table:table-row>
              <table:table-cell office:value-type="string">
                <text:p>nominatedBy</text:p>
              </table:table-cell>
              <table:table-cell office:value-type="float" office:value="0.0638888906687498">
                <text:p>0.0638888906687498</text:p>
              </table:table-cell>
            </table:table-row>
            <table:table-row>
              <table:table-cell office:value-type="string">
                <text:p>longtype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nonProfitName</text:p>
              </table:table-cell>
              <table:table-cell office:value-type="float" office:value="0.0614450136199594">
                <text:p>0.0614450136199594</text:p>
              </table:table-cell>
            </table:table-row>
            <table:table-row>
              <table:table-cell office:value-type="string">
                <text:p>longName</text:p>
              </table:table-cell>
              <table:table-cell office:value-type="float" office:value="0.0607985481619835">
                <text:p>0.0607985481619835</text:p>
              </table:table-cell>
            </table:table-row>
            <table:table-row>
              <table:table-cell office:value-type="string">
                <text:p>beforeParty</text:p>
              </table:table-cell>
              <table:table-cell office:value-type="float" office:value="0.0606617648154497">
                <text:p>0.0606617648154497</text:p>
              </table:table-cell>
            </table:table-row>
            <table:table-row>
              <table:table-cell office:value-type="string">
                <text:p>afterParty</text:p>
              </table:table-cell>
              <table:table-cell office:value-type="float" office:value="0.0606617648154497">
                <text:p>0.0606617648154497</text:p>
              </table:table-cell>
            </table:table-row>
            <table:table-row>
              <table:table-cell office:value-type="string">
                <text:p>imageSkyline</text:p>
              </table:table-cell>
              <table:table-cell office:value-type="float" office:value="0.0600358415395022">
                <text:p>0.0600358415395022</text:p>
              </table:table-cell>
            </table:table-row>
            <table:table-row>
              <table:table-cell office:value-type="string">
                <text:p>zooName</text:p>
              </table:table-cell>
              <table:table-cell office:value-type="float" office:value="0.0588235296308994">
                <text:p>0.0588235296308994</text:p>
              </table:table-cell>
            </table:table-row>
            <table:table-row>
              <table:table-cell office:value-type="string">
                <text:p>afterColour</text:p>
              </table:table-cell>
              <table:table-cell office:value-type="float" office:value="0.0588235296308994">
                <text:p>0.0588235296308994</text:p>
              </table:table-cell>
            </table:table-row>
            <table:table-row>
              <table:table-cell office:value-type="string">
                <text:p>beforeColour</text:p>
              </table:table-cell>
              <table:table-cell office:value-type="float" office:value="0.0588235296308994">
                <text:p>0.0588235296308994</text:p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0.0581285922477643">
                <text:p>0.0581285922477643</text:p>
              </table:table-cell>
            </table:table-row>
            <table:table-row>
              <table:table-cell office:value-type="string">
                <text:p>formerBroadcastNetwork</text:p>
              </table:table-cell>
              <table:table-cell office:value-type="float" office:value="0.0566612100228667">
                <text:p>0.0566612100228667</text:p>
              </table:table-cell>
            </table:table-row>
            <table:table-row>
              <table:table-cell office:value-type="string">
                <text:p>symbolType</text:p>
              </table:table-cell>
              <table:table-cell office:value-type="float" office:value="0.0555984564125538">
                <text:p>0.0555984564125538</text:p>
              </table:table-cell>
            </table:table-row>
            <table:table-row>
              <table:table-cell office:value-type="string">
                <text:p>combatant</text:p>
              </table:table-cell>
              <table:table-cell office:value-type="float" office:value="0.0555555559694767">
                <text:p>0.0555555559694767</text:p>
              </table:table-cell>
            </table:table-row>
            <table:table-row>
              <table:table-cell office:value-type="string">
                <text:p>strength</text:p>
              </table:table-cell>
              <table:table-cell office:value-type="float" office:value="0.0555555559694767">
                <text:p>0.0555555559694767</text:p>
              </table:table-cell>
            </table:table-row>
            <table:table-row>
              <table:table-cell office:value-type="string">
                <text:p>visitors</text:p>
              </table:table-cell>
              <table:table-cell office:value-type="float" office:value="0.0547499349340797">
                <text:p>0.0547499349340797</text:p>
              </table:table-cell>
            </table:table-row>
            <table:table-row>
              <table:table-cell office:value-type="string">
                <text:p>garrison</text:p>
              </table:table-cell>
              <table:table-cell office:value-type="float" office:value="0.0530303046107292">
                <text:p>0.0530303046107292</text:p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0.0526315793395042">
                <text:p>0.0526315793395042</text:p>
              </table:table-cell>
            </table:table-row>
            <table:table-row>
              <table:table-cell office:value-type="string">
                <text:p>nameEnglish</text:p>
              </table:table-cell>
              <table:table-cell office:value-type="float" office:value="0.0524926697835326">
                <text:p>0.0524926697835326</text:p>
              </table:table-cell>
            </table:table-row>
            <table:table-row>
              <table:table-cell office:value-type="string">
                <text:p>publisher</text:p>
              </table:table-cell>
              <table:table-cell office:value-type="float" office:value="0.0512820519506931">
                <text:p>0.0512820519506931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0508578438311815">
                <text:p>0.0508578438311815</text:p>
              </table:table-cell>
            </table:table-row>
            <table:table-row>
              <table:table-cell office:value-type="string">
                <text:p>status</text:p>
              </table:table-cell>
              <table:table-cell office:value-type="float" office:value="0.0502873575314879">
                <text:p>0.0502873575314879</text:p>
              </table:table-cell>
            </table:table-row>
            <table:table-row>
              <table:table-cell office:value-type="string">
                <text:p>products</text:p>
              </table:table-cell>
              <table:table-cell office:value-type="float" office:value="0.0501831518486142">
                <text:p>0.0501831518486142</text:p>
              </table:table-cell>
            </table:table-row>
            <table:table-row>
              <table:table-cell office:value-type="string">
                <text:p>perps</text:p>
              </table:table-cell>
              <table:table-cell office:value-type="float" office:value="0.0500000007450581">
                <text:p>0.0500000007450581</text:p>
              </table:table-cell>
            </table:table-row>
            <table:table-row>
              <table:table-cell office:value-type="string">
                <text:p>restingPlace</text:p>
              </table:table-cell>
              <table:table-cell office:value-type="float" office:value="0.049888608045876">
                <text:p>0.049888608045876</text:p>
              </table:table-cell>
            </table:table-row>
            <table:table-row>
              <table:table-cell office:value-type="string">
                <text:p>placeofburial</text:p>
              </table:table-cell>
              <table:table-cell office:value-type="float" office:value="0.049888608045876">
                <text:p>0.049888608045876</text:p>
              </table:table-cell>
            </table:table-row>
            <table:table-row>
              <table:table-cell office:value-type="string">
                <text:p>blank1Name</text:p>
              </table:table-cell>
              <table:table-cell office:value-type="float" office:value="0.0498019233345985">
                <text:p>0.049801923334598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483682993799448">
                <text:p>0.0483682993799448</text:p>
              </table:table-cell>
            </table:table-row>
            <table:table-row>
              <table:table-cell office:value-type="string">
                <text:p>eventEnd</text:p>
              </table:table-cell>
              <table:table-cell office:value-type="float" office:value="0.0483682993799448">
                <text:p>0.0483682993799448</text:p>
              </table:table-cell>
            </table:table-row>
            <table:table-row>
              <table:table-cell office:value-type="string">
                <text:p>airline</text:p>
              </table:table-cell>
              <table:table-cell office:value-type="float" office:value="0.0481997672468424">
                <text:p>0.0481997672468424</text:p>
              </table:table-cell>
            </table:table-row>
            <table:table-row>
              <table:table-cell office:value-type="string">
                <text:p>mission</text:p>
              </table:table-cell>
              <table:table-cell office:value-type="float" office:value="0.0476190485060215">
                <text:p>0.0476190485060215</text:p>
              </table:table-cell>
            </table:table-row>
            <table:table-row>
              <table:table-cell office:value-type="string">
                <text:p>mcaption</text:p>
              </table:table-cell>
              <table:table-cell office:value-type="float" office:value="0.0476190485060215">
                <text:p>0.0476190485060215</text:p>
              </table:table-cell>
            </table:table-row>
            <table:table-row>
              <table:table-cell office:value-type="string">
                <text:p>parentOrganization</text:p>
              </table:table-cell>
              <table:table-cell office:value-type="float" office:value="0.0476190485060215">
                <text:p>0.0476190485060215</text:p>
              </table:table-cell>
            </table:table-row>
            <table:table-row>
              <table:table-cell office:value-type="string">
                <text:p>partyName</text:p>
              </table:table-cell>
              <table:table-cell office:value-type="float" office:value="0.0470270272344351">
                <text:p>0.0470270272344351</text:p>
              </table:table-cell>
            </table:table-row>
            <table:table-row>
              <table:table-cell office:value-type="string">
                <text:p>succession</text:p>
              </table:table-cell>
              <table:table-cell office:value-type="float" office:value="0.0466124657541513">
                <text:p>0.0466124657541513</text:p>
              </table:table-cell>
            </table:table-row>
            <table:table-row>
              <table:table-cell office:value-type="string">
                <text:p>1blankname</text:p>
              </table:table-cell>
              <table:table-cell office:value-type="float" office:value="0.0465116277337074">
                <text:p>0.0465116277337074</text:p>
              </table:table-cell>
            </table:table-row>
            <table:table-row>
              <table:table-cell office:value-type="string">
                <text:p>charge</text:p>
              </table:table-cell>
              <table:table-cell office:value-type="float" office:value="0.0456882733851671">
                <text:p>0.0456882733851671</text:p>
              </table:table-cell>
            </table:table-row>
            <table:table-row>
              <table:table-cell office:value-type="string">
                <text:p>result</text:p>
              </table:table-cell>
              <table:table-cell office:value-type="float" office:value="0.0454545468091965">
                <text:p>0.0454545468091965</text:p>
              </table:table-cell>
            </table:table-row>
            <table:table-row>
              <table:table-cell office:value-type="string">
                <text:p>tenant</text:p>
              </table:table-cell>
              <table:table-cell office:value-type="float" office:value="0.0439613536000252">
                <text:p>0.0439613536000252</text:p>
              </table:table-cell>
            </table:table-row>
            <table:table-row>
              <table:table-cell office:value-type="string">
                <text:p>currentTenants</text:p>
              </table:table-cell>
              <table:table-cell office:value-type="float" office:value="0.0439613536000252">
                <text:p>0.0439613536000252</text:p>
              </table:table-cell>
            </table:table-row>
            <table:table-row>
              <table:table-cell office:value-type="string">
                <text:p>minister4Party</text:p>
              </table:table-cell>
              <table:table-cell office:value-type="float" office:value="0.0434782616794109">
                <text:p>0.0434782616794109</text:p>
              </table:table-cell>
            </table:table-row>
            <table:table-row>
              <table:table-cell office:value-type="string">
                <text:p>child9Agency</text:p>
              </table:table-cell>
              <table:table-cell office:value-type="float" office:value="0.0434782616794109">
                <text:p>0.0434782616794109</text:p>
              </table:table-cell>
            </table:table-row>
            <table:table-row>
              <table:table-cell office:value-type="string">
                <text:p>child10Agency</text:p>
              </table:table-cell>
              <table:table-cell office:value-type="float" office:value="0.0434782616794109">
                <text:p>0.0434782616794109</text:p>
              </table:table-cell>
            </table:table-row>
            <table:table-row>
              <table:table-cell office:value-type="string">
                <text:p>child11Agency</text:p>
              </table:table-cell>
              <table:table-cell office:value-type="float" office:value="0.0434782616794109">
                <text:p>0.0434782616794109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0.0434782616794109">
                <text:p>0.0434782616794109</text:p>
              </table:table-cell>
            </table:table-row>
            <table:table-row>
              <table:table-cell office:value-type="string">
                <text:p>builder</text:p>
              </table:table-cell>
              <table:table-cell office:value-type="float" office:value="0.0429789358749986">
                <text:p>0.0429789358749986</text:p>
              </table:table-cell>
            </table:table-row>
            <table:table-row>
              <table:table-cell office:value-type="string">
                <text:p>chief1position</text:p>
              </table:table-cell>
              <table:table-cell office:value-type="float" office:value="0.0416666679084301">
                <text:p>0.0416666679084301</text:p>
              </table:table-cell>
            </table:table-row>
            <table:table-row>
              <table:table-cell office:value-type="string">
                <text:p>formerAffiliations</text:p>
              </table:table-cell>
              <table:table-cell office:value-type="float" office:value="0.0412765946239233">
                <text:p>0.0412765946239233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0.041013584472239">
                <text:p>0.041013584472239</text:p>
              </table:table-cell>
            </table:table-row>
            <table:table-row>
              <table:table-cell office:value-type="string">
                <text:p>child8Agency</text:p>
              </table:table-cell>
              <table:table-cell office:value-type="float" office:value="0.0409699007868767">
                <text:p>0.0409699007868767</text:p>
              </table:table-cell>
            </table:table-row>
            <table:table-row>
              <table:table-cell office:value-type="string">
                <text:p>leaderParty</text:p>
              </table:table-cell>
              <table:table-cell office:value-type="float" office:value="0.0400641039013863">
                <text:p>0.0400641039013863</text:p>
              </table:table-cell>
            </table:table-row>
            <table:table-row>
              <table:table-cell office:value-type="string">
                <text:p>house1Type</text:p>
              </table:table-cell>
              <table:table-cell office:value-type="float" office:value="0.0399999991059303">
                <text:p>0.0399999991059303</text:p>
              </table:table-cell>
            </table:table-row>
            <table:table-row>
              <table:table-cell office:value-type="string">
                <text:p>sessionAlt</text:p>
              </table:table-cell>
              <table:table-cell office:value-type="float" office:value="0.0399999991059303">
                <text:p>0.0399999991059303</text:p>
              </table:table-cell>
            </table:table-row>
            <table:table-row>
              <table:table-cell office:value-type="string">
                <text:p>stateOfOrigin</text:p>
              </table:table-cell>
              <table:table-cell office:value-type="float" office:value="0.0397571492940187">
                <text:p>0.0397571492940187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0.0384615398943424">
                <text:p>0.0384615398943424</text:p>
              </table:table-cell>
            </table:table-row>
            <table:table-row>
              <table:table-cell office:value-type="string">
                <text:p>history</text:p>
              </table:table-cell>
              <table:table-cell office:value-type="float" office:value="0.0384615398943424">
                <text:p>0.0384615398943424</text:p>
              </table:table-cell>
            </table:table-row>
            <table:table-row>
              <table:table-cell office:value-type="string">
                <text:p>pushpinMapCaption</text:p>
              </table:table-cell>
              <table:table-cell office:value-type="float" office:value="0.0384615398943424">
                <text:p>0.0384615398943424</text:p>
              </table:table-cell>
            </table:table-row>
            <table:table-row>
              <table:table-cell office:value-type="string">
                <text:p>seats4Title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chief1Name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1stparty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2ndparty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child15Agency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subdivisionType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responsibilities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3rdparty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companyType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junction</text:p>
              </table:table-cell>
              <table:table-cell office:value-type="float" office:value="0.036363635212183">
                <text:p>0.036363635212183</text:p>
              </table:table-cell>
            </table:table-row>
            <table:table-row>
              <table:table-cell office:value-type="string">
                <text:p>routeJunction</text:p>
              </table:table-cell>
              <table:table-cell office:value-type="float" office:value="0.036363635212183">
                <text:p>0.036363635212183</text:p>
              </table:table-cell>
            </table:table-row>
            <table:table-row>
              <table:table-cell office:value-type="string">
                <text:p>government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areaServed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relegation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logoWidth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attachedAgencies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staticImage2Caption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regionServed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isPartOf</text:p>
              </table:table-cell>
              <table:table-cell office:value-type="float" office:value="0.0349924592301249">
                <text:p>0.0349924592301249</text:p>
              </table:table-cell>
            </table:table-row>
            <table:table-row>
              <table:table-cell office:value-type="string">
                <text:p>refLegalMandate</text:p>
              </table:table-cell>
              <table:table-cell office:value-type="float" office:value="0.0348722683265805">
                <text:p>0.0348722683265805</text:p>
              </table:table-cell>
            </table:table-row>
            <table:table-row>
              <table:table-cell office:value-type="string">
                <text:p>railroadName</text:p>
              </table:table-cell>
              <table:table-cell office:value-type="float" office:value="0.0344173442572355">
                <text:p>0.0344173442572355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internationalAffiliation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staticImageCaption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international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minister2Name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quotetext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domestCup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opponents</text:p>
              </table:table-cell>
              <table:table-cell office:value-type="float" office:value="0.0329307274272045">
                <text:p>0.0329307274272045</text:p>
              </table:table-cell>
            </table:table-row>
            <table:table-row>
              <table:table-cell office:value-type="string">
                <text:p>remarks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formed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designation1Offname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deputyminister1Pfo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pushpinLabel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west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nativename</text:p>
              </table:table-cell>
              <table:table-cell office:value-type="float" office:value="0.0319472616538405">
                <text:p>0.0319472616538405</text:p>
              </table:table-cell>
            </table:table-row>
            <table:table-row>
              <table:table-cell office:value-type="string">
                <text:p>blank</text:p>
              </table:table-cell>
              <table:table-cell office:value-type="float" office:value="0.0318518523126841">
                <text:p>0.0318518523126841</text:p>
              </table:table-cell>
            </table:table-row>
            <table:table-row>
              <table:table-cell office:value-type="string">
                <text:p>nationalAnthem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anthem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political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eventStart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chief3Position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unitName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minister1Name</text:p>
              </table:table-cell>
              <table:table-cell office:value-type="float" office:value="0.0305555565282702">
                <text:p>0.0305555565282702</text:p>
              </table:table-cell>
            </table:table-row>
            <table:table-row>
              <table:table-cell office:value-type="string">
                <text:p>badgecaption</text:p>
              </table:table-cell>
              <table:table-cell office:value-type="float" office:value="0.030303031206131">
                <text:p>0.030303031206131</text:p>
              </table:table-cell>
            </table:table-row>
            <table:table-row>
              <table:table-cell office:value-type="string">
                <text:p>club</text:p>
              </table:table-cell>
              <table:table-cell office:value-type="float" office:value="0.030303031206131">
                <text:p>0.030303031206131</text:p>
              </table:table-cell>
            </table:table-row>
            <table:table-row>
              <table:table-cell office:value-type="string">
                <text:p>chief5Position</text:p>
              </table:table-cell>
              <table:table-cell office:value-type="float" office:value="0.030303031206131">
                <text:p>0.030303031206131</text:p>
              </table:table-cell>
            </table:table-row>
            <table:table-row>
              <table:table-cell office:value-type="string">
                <text:p>era</text:p>
              </table:table-cell>
              <table:table-cell office:value-type="float" office:value="0.0294117648154497">
                <text:p>0.0294117648154497</text:p>
              </table:table-cell>
            </table:table-row>
            <table:table-row>
              <table:table-cell office:value-type="string">
                <text:p>nonProfitSlogan</text:p>
              </table:table-cell>
              <table:table-cell office:value-type="float" office:value="0.0294117648154497">
                <text:p>0.0294117648154497</text:p>
              </table:table-cell>
            </table:table-row>
            <table:table-row>
              <table:table-cell office:value-type="string">
                <text:p>flagType</text:p>
              </table:table-cell>
              <table:table-cell office:value-type="float" office:value="0.0294117648154497">
                <text:p>0.0294117648154497</text:p>
              </table:table-cell>
            </table:table-row>
            <table:table-row>
              <table:table-cell office:value-type="string">
                <text:p>precededBy</text:p>
              </table:table-cell>
              <table:table-cell office:value-type="float" office:value="0.0285714287310839">
                <text:p>0.0285714287310839</text:p>
              </table:table-cell>
            </table:table-row>
            <table:table-row>
              <table:table-cell office:value-type="string">
                <text:p>coaCaption</text:p>
              </table:table-cell>
              <table:table-cell office:value-type="float" office:value="0.0285714287310839">
                <text:p>0.0285714287310839</text:p>
              </table:table-cell>
            </table:table-row>
            <table:table-row>
              <table:table-cell office:value-type="string">
                <text:p>keyPerson</text:p>
              </table:table-cell>
              <table:table-cell office:value-type="float" office:value="0.0277777779847384">
                <text:p>0.0277777779847384</text:p>
              </table:table-cell>
            </table:table-row>
            <table:table-row>
              <table:table-cell office:value-type="string">
                <text:p>abbr</text:p>
              </table:table-cell>
              <table:table-cell office:value-type="float" office:value="0.0277777779847384">
                <text:p>0.0277777779847384</text:p>
              </table:table-cell>
            </table:table-row>
            <table:table-row>
              <table:table-cell office:value-type="string">
                <text:p>keyPeople</text:p>
              </table:table-cell>
              <table:table-cell office:value-type="float" office:value="0.0277777779847384">
                <text:p>0.0277777779847384</text:p>
              </table:table-cell>
            </table:table-row>
            <table:table-row>
              <table:table-cell office:value-type="string">
                <text:p>lowerHouse</text:p>
              </table:table-cell>
              <table:table-cell office:value-type="float" office:value="0.0270270276814699">
                <text:p>0.0270270276814699</text:p>
              </table:table-cell>
            </table:table-row>
            <table:table-row>
              <table:table-cell office:value-type="string">
                <text:p>mps</text:p>
              </table:table-cell>
              <table:table-cell office:value-type="float" office:value="0.0270270276814699">
                <text:p>0.0270270276814699</text:p>
              </table:table-cell>
            </table:table-row>
            <table:table-row>
              <table:table-cell office:value-type="string">
                <text:p>succeding</text:p>
              </table:table-cell>
              <table:table-cell office:value-type="float" office:value="0.0270270276814699">
                <text:p>0.0270270276814699</text:p>
              </table:table-cell>
            </table:table-row>
            <table:table-row>
              <table:table-cell office:value-type="string">
                <text:p>partyColour</text:p>
              </table:table-cell>
              <table:table-cell office:value-type="float" office:value="0.0267631703366836">
                <text:p>0.0267631703366836</text:p>
              </table:table-cell>
            </table:table-row>
            <table:table-row>
              <table:table-cell office:value-type="string">
                <text:p>militaryData</text:p>
              </table:table-cell>
              <table:table-cell office:value-type="float" office:value="0.0263157896697521">
                <text:p>0.0263157896697521</text:p>
              </table:table-cell>
            </table:table-row>
            <table:table-row>
              <table:table-cell office:value-type="string">
                <text:p>imageCoat</text:p>
              </table:table-cell>
              <table:table-cell office:value-type="float" office:value="0.0263157896697521">
                <text:p>0.0263157896697521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0.0256410259753466">
                <text:p>0.0256410259753466</text:p>
              </table:table-cell>
            </table:table-row>
            <table:table-row>
              <table:table-cell office:value-type="string">
                <text:p>credits</text:p>
              </table:table-cell>
              <table:table-cell office:value-type="float" office:value="0.0256410259753466">
                <text:p>0.0256410259753466</text:p>
              </table:table-cell>
            </table:table-row>
            <table:table-row>
              <table:table-cell office:value-type="string">
                <text:p>cause</text:p>
              </table:table-cell>
              <table:table-cell office:value-type="float" office:value="0.0256410259753466">
                <text:p>0.0256410259753466</text:p>
              </table:table-cell>
            </table:table-row>
            <table:table-row>
              <table:table-cell office:value-type="string">
                <text:p>function</text:p>
              </table:table-cell>
              <table:table-cell office:value-type="float" office:value="0.0256410259753466">
                <text:p>0.0256410259753466</text:p>
              </table:table-cell>
            </table:table-row>
            <table:table-row>
              <table:table-cell office:value-type="string">
                <text:p>owningOrganisation</text:p>
              </table:table-cell>
              <table:table-cell office:value-type="float" office:value="0.025000000372529">
                <text:p>0.025000000372529</text:p>
              </table:table-cell>
            </table:table-row>
            <table:table-row>
              <table:table-cell office:value-type="string">
                <text:p>cabinet</text:p>
              </table:table-cell>
              <table:table-cell office:value-type="float" office:value="0.0243902429938316">
                <text:p>0.0243902429938316</text:p>
              </table:table-cell>
            </table:table-row>
            <table:table-row>
              <table:table-cell office:value-type="string">
                <text:p>callsign</text:p>
              </table:table-cell>
              <table:table-cell office:value-type="float" office:value="0.0238095242530108">
                <text:p>0.0238095242530108</text:p>
              </table:table-cell>
            </table:table-row>
            <table:table-row>
              <table:table-cell office:value-type="string">
                <text:p>loser</text:p>
              </table:table-cell>
              <table:table-cell office:value-type="float" office:value="0.0238095242530108">
                <text:p>0.0238095242530108</text:p>
              </table:table-cell>
            </table:table-row>
            <table:table-row>
              <table:table-cell office:value-type="string">
                <text:p>free</text:p>
              </table:table-cell>
              <table:table-cell office:value-type="float" office:value="0.0232558138668537">
                <text:p>0.0232558138668537</text:p>
              </table:table-cell>
            </table:table-row>
            <table:table-row>
              <table:table-cell office:value-type="string">
                <text:p>subsidiary</text:p>
              </table:table-cell>
              <table:table-cell office:value-type="float" office:value="0.0232558138668537">
                <text:p>0.0232558138668537</text:p>
              </table:table-cell>
            </table:table-row>
            <table:table-row>
              <table:table-cell office:value-type="string">
                <text:p>designation2Offname</text:p>
              </table:table-cell>
              <table:table-cell office:value-type="float" office:value="0.0232558138668537">
                <text:p>0.0232558138668537</text:p>
              </table:table-cell>
            </table:table-row>
            <table:table-row>
              <table:table-cell office:value-type="string">
                <text:p>designation3Offname</text:p>
              </table:table-cell>
              <table:table-cell office:value-type="float" office:value="0.0232558138668537">
                <text:p>0.0232558138668537</text:p>
              </table:table-cell>
            </table:table-row>
            <table:table-row>
              <table:table-cell office:value-type="string">
                <text:p>successorLine</text:p>
              </table:table-cell>
              <table:table-cell office:value-type="float" office:value="0.0227272734045982">
                <text:p>0.0227272734045982</text:p>
              </table:table-cell>
            </table:table-row>
            <table:table-row>
              <table:table-cell office:value-type="string">
                <text:p>casus</text:p>
              </table:table-cell>
              <table:table-cell office:value-type="float" office:value="0.0227272734045982">
                <text:p>0.0227272734045982</text:p>
              </table:table-cell>
            </table:table-row>
            <table:table-row>
              <table:table-cell office:value-type="string">
                <text:p>logoFilename</text:p>
              </table:table-cell>
              <table:table-cell office:value-type="float" office:value="0.0222222227603197">
                <text:p>0.0222222227603197</text:p>
              </table:table-cell>
            </table:table-row>
            <table:table-row>
              <table:table-cell office:value-type="string">
                <text:p>managedBy</text:p>
              </table:table-cell>
              <table:table-cell office:value-type="float" office:value="0.0222222227603197">
                <text:p>0.0222222227603197</text:p>
              </table:table-cell>
            </table:table-row>
            <table:table-row>
              <table:table-cell office:value-type="string">
                <text:p>officialSchoolColour</text:p>
              </table:table-cell>
              <table:table-cell office:value-type="float" office:value="0.0222222227603197">
                <text:p>0.0222222227603197</text:p>
              </table:table-cell>
            </table:table-row>
            <table:table-row>
              <table:table-cell office:value-type="string">
                <text:p>militaryBlank</text:p>
              </table:table-cell>
              <table:table-cell office:value-type="float" office:value="0.0222222227603197">
                <text:p>0.0222222227603197</text:p>
              </table:table-cell>
            </table:table-row>
            <table:table-row>
              <table:table-cell office:value-type="string">
                <text:p>colours</text:p>
              </table:table-cell>
              <table:table-cell office:value-type="float" office:value="0.0222222227603197">
                <text:p>0.022222222760319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0.0217391308397055">
                <text:p>0.0217391308397055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0.0215053763240576">
                <text:p>0.0215053763240576</text:p>
              </table:table-cell>
            </table:table-row>
            <table:table-row>
              <table:table-cell office:value-type="string">
                <text:p>style</text:p>
              </table:table-cell>
              <table:table-cell office:value-type="float" office:value="0.0212765950709581">
                <text:p>0.0212765950709581</text:p>
              </table:table-cell>
            </table:table-row>
            <table:table-row>
              <table:table-cell office:value-type="string">
                <text:p>hubAirport</text:p>
              </table:table-cell>
              <table:table-cell office:value-type="float" office:value="0.0212765950709581">
                <text:p>0.0212765950709581</text:p>
              </table:table-cell>
            </table:table-row>
            <table:table-row>
              <table:table-cell office:value-type="string">
                <text:p>hubs</text:p>
              </table:table-cell>
              <table:table-cell office:value-type="float" office:value="0.0212765950709581">
                <text:p>0.0212765950709581</text:p>
              </table:table-cell>
            </table:table-row>
            <table:table-row>
              <table:table-cell office:value-type="string">
                <text:p>alternateNames</text:p>
              </table:table-cell>
              <table:table-cell office:value-type="float" office:value="0.0212765950709581">
                <text:p>0.0212765950709581</text:p>
              </table:table-cell>
            </table:table-row>
            <table:table-row>
              <table:table-cell office:value-type="string">
                <text:p>designation2Partof</text:p>
              </table:table-cell>
              <table:table-cell office:value-type="float" office:value="0.0212765950709581">
                <text:p>0.0212765950709581</text:p>
              </table:table-cell>
            </table:table-row>
            <table:table-row>
              <table:table-cell office:value-type="string">
                <text:p>nationalMotto</text:p>
              </table:table-cell>
              <table:table-cell office:value-type="float" office:value="0.0208333339542151">
                <text:p>0.0208333339542151</text:p>
              </table:table-cell>
            </table:table-row>
            <table:table-row>
              <table:table-cell office:value-type="string">
                <text:p>pastNames</text:p>
              </table:table-cell>
              <table:table-cell office:value-type="float" office:value="0.0204081628471613">
                <text:p>0.0204081628471613</text:p>
              </table:table-cell>
            </table:table-row>
            <table:table-row>
              <table:table-cell office:value-type="string">
                <text:p>ruNationalteam</text:p>
              </table:table-cell>
              <table:table-cell office:value-type="float" office:value="0.0199999995529652">
                <text:p>0.0199999995529652</text:p>
              </table:table-cell>
            </table:table-row>
            <table:table-row>
              <table:table-cell office:value-type="string">
                <text:p>healthcare</text:p>
              </table:table-cell>
              <table:table-cell office:value-type="float" office:value="0.0199999995529652">
                <text:p>0.0199999995529652</text:p>
              </table:table-cell>
            </table:table-row>
            <table:table-row>
              <table:table-cell office:value-type="string">
                <text:p>buildingType</text:p>
              </table:table-cell>
              <table:table-cell office:value-type="float" office:value="0.0196078438311815">
                <text:p>0.0196078438311815</text:p>
              </table:table-cell>
            </table:table-row>
            <table:table-row>
              <table:table-cell office:value-type="string">
                <text:p>employer</text:p>
              </table:table-cell>
              <table:table-cell office:value-type="float" office:value="0.0196078438311815">
                <text:p>0.0196078438311815</text:p>
              </table:table-cell>
            </table:table-row>
            <table:table-row>
              <table:table-cell office:value-type="string">
                <text:p>controlledby</text:p>
              </table:table-cell>
              <table:table-cell office:value-type="float" office:value="0.0196078438311815">
                <text:p>0.0196078438311815</text:p>
              </table:table-cell>
            </table:table-row>
            <table:table-row>
              <table:table-cell office:value-type="string">
                <text:p>formerNames</text:p>
              </table:table-cell>
              <table:table-cell office:value-type="float" office:value="0.0192307699471712">
                <text:p>0.0192307699471712</text:p>
              </table:table-cell>
            </table:table-row>
            <table:table-row>
              <table:table-cell office:value-type="string">
                <text:p>leader3Title</text:p>
              </table:table-cell>
              <table:table-cell office:value-type="float" office:value="0.0192307699471712">
                <text:p>0.0192307699471712</text:p>
              </table:table-cell>
            </table:table-row>
            <table:table-row>
              <table:table-cell office:value-type="string">
                <text:p>cityServed</text:p>
              </table:table-cell>
              <table:table-cell office:value-type="float" office:value="0.0185185186564922">
                <text:p>0.0185185186564922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0.0185185186564922">
                <text:p>0.0185185186564922</text:p>
              </table:table-cell>
            </table:table-row>
            <table:table-row>
              <table:table-cell office:value-type="string">
                <text:p>ahn</text:p>
              </table:table-cell>
              <table:table-cell office:value-type="float" office:value="0.0181818176060915">
                <text:p>0.0181818176060915</text:p>
              </table:table-cell>
            </table:table-row>
            <table:table-row>
              <table:table-cell office:value-type="string">
                <text:p>maint</text:p>
              </table:table-cell>
              <table:table-cell office:value-type="float" office:value="0.0181818176060915">
                <text:p>0.0181818176060915</text:p>
              </table:table-cell>
            </table:table-row>
            <table:table-row>
              <table:table-cell office:value-type="string">
                <text:p>placeOfDeath</text:p>
              </table:table-cell>
              <table:table-cell office:value-type="float" office:value="0.0178571436554194">
                <text:p>0.0178571436554194</text:p>
              </table:table-cell>
            </table:table-row>
            <table:table-row>
              <table:table-cell office:value-type="string">
                <text:p>constituency</text:p>
              </table:table-cell>
              <table:table-cell office:value-type="float" office:value="0.0166712971404195">
                <text:p>0.0166712971404195</text:p>
              </table:table-cell>
            </table:table-row>
            <table:table-row>
              <table:table-cell office:value-type="string">
                <text:p>notableIdeas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notableIdea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dipstyle</text:p>
              </table:table-cell>
              <table:table-cell office:value-type="float" office:value="0.014492753893137">
                <text:p>0.014492753893137</text:p>
              </table:table-cell>
            </table:table-row>
            <table:table-row>
              <table:table-cell office:value-type="string">
                <text:p>offstyle</text:p>
              </table:table-cell>
              <table:table-cell office:value-type="float" office:value="0.014492753893137">
                <text:p>0.014492753893137</text:p>
              </table:table-cell>
            </table:table-row>
            <table:table-row>
              <table:table-cell office:value-type="string">
                <text:p>militaryUnit</text:p>
              </table:table-cell>
              <table:table-cell office:value-type="float" office:value="0.0142857143655419">
                <text:p>0.0142857143655419</text:p>
              </table:table-cell>
            </table:table-row>
            <table:table-row>
              <table:table-cell office:value-type="string">
                <text:p>formerTeam</text:p>
              </table:table-cell>
              <table:table-cell office:value-type="float" office:value="0.0138888889923692">
                <text:p>0.0138888889923692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0.0123456791043282">
                <text:p>0.0123456791043282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0.0103092780336738">
                <text:p>0.0103092780336738</text:p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0.00775193795561791">
                <text:p>0.007751937955617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bar" chart:style-name="ch1">
        <chart:legend svg:x="5.896cm" svg:y="0.279cm" style:legend-expansion="custom" chartooo:width="2.742cm" chartooo:height="0.598cm" style:legend-expansion-aspect-ratio="4.58528428093646" chart:style-name="ch2"/>
        <chart:plot-area chart:style-name="ch3" table:cell-range-address="distributor.F3:distributor.F93 distributor.I3:distributor.I93" chart:data-source-has-labels="both" svg:x="0.79cm" svg:y="0.854cm" svg:width="14.812cm" svg:height="8.035cm">
          <chartooo:coordinate-region svg:x="1.923cm" svg:y="1.053cm" svg:width="13.679cm" svg:height="5.547cm"/>
          <chart:axis chart:dimension="x" chart:name="primary-x" chart:style-name="ch4" chartooo:axis-type="auto">
            <chartooo:date-scale/>
            <chart:categories table:cell-range-address="distributor.F4:distributor.F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tributor.I4:distributor.I93" chart:label-cell-address="distributor.I3:distributor.I3" chart:class="chart:bar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</text:p>
                <draw:g>
                  <svg:desc>distributor.I3:distributor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ributor</text:p>
                <draw:g>
                  <svg:desc>distributor.F4:distributor.F93</svg:desc>
                </draw:g>
              </table:table-cell>
              <table:table-cell office:value-type="float" office:value="54.9266607069617">
                <text:p>54.9266607069617</text:p>
                <draw:g>
                  <svg:desc>distributor.I4:distributor.I93</svg:desc>
                </draw:g>
              </table:table-cell>
            </table:table-row>
            <table:table-row>
              <table:table-cell office:value-type="string">
                <text:p>studio</text:p>
              </table:table-cell>
              <table:table-cell office:value-type="float" office:value="3.531132285121">
                <text:p>3.531132285121</text:p>
              </table:table-cell>
            </table:table-row>
            <table:table-row>
              <table:table-cell office:value-type="string">
                <text:p>producer</text:p>
              </table:table-cell>
              <table:table-cell office:value-type="float" office:value="1.98407991013179">
                <text:p>1.98407991013179</text:p>
              </table:table-cell>
            </table:table-row>
            <table:table-row>
              <table:table-cell office:value-type="string">
                <text:p>writer</text:p>
              </table:table-cell>
              <table:table-cell office:value-type="float" office:value="1.30280160469313">
                <text:p>1.30280160469313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0.950843747705221">
                <text:p>0.950843747705221</text:p>
              </table:table-cell>
            </table:table-row>
            <table:table-row>
              <table:table-cell office:value-type="string">
                <text:p>name</text:p>
              </table:table-cell>
              <table:table-cell office:value-type="float" office:value="0.78517828406766">
                <text:p>0.78517828406766</text:p>
              </table:table-cell>
            </table:table-row>
            <table:table-row>
              <table:table-cell office:value-type="string">
                <text:p>title</text:p>
              </table:table-cell>
              <table:table-cell office:value-type="float" office:value="0.651541707623336">
                <text:p>0.651541707623336</text:p>
              </table:table-cell>
            </table:table-row>
            <table:table-row>
              <table:table-cell office:value-type="string">
                <text:p>viewfinder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tarring</text:p>
              </table:table-cell>
              <table:table-cell office:value-type="float" office:value="0.493626042455435">
                <text:p>0.493626042455435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0.446443527316054">
                <text:p>0.446443527316054</text:p>
              </table:table-cell>
            </table:table-row>
            <table:table-row>
              <table:table-cell office:value-type="string">
                <text:p>label</text:p>
              </table:table-cell>
              <table:table-cell office:value-type="float" office:value="0.401665061966262">
                <text:p>0.401665061966262</text:p>
              </table:table-cell>
            </table:table-row>
            <table:table-row>
              <table:table-cell office:value-type="string">
                <text:p>chronology</text:p>
              </table:table-cell>
              <table:table-cell office:value-type="float" office:value="0.287038499489427">
                <text:p>0.287038499489427</text:p>
              </table:table-cell>
            </table:table-row>
            <table:table-row>
              <table:table-cell office:value-type="string">
                <text:p>almaMater</text:p>
              </table:table-cell>
              <table:table-cell office:value-type="float" office:value="0.223345845937729">
                <text:p>0.223345845937729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0.206915379501879">
                <text:p>0.206915379501879</text:p>
              </table:table-cell>
            </table:table-row>
            <table:table-row>
              <table:table-cell office:value-type="string">
                <text:p>funding</text:p>
              </table:table-cell>
              <table:table-cell office:value-type="float" office:value="0.200000010430813">
                <text:p>0.200000010430813</text:p>
              </table:table-cell>
            </table:table-row>
            <table:table-row>
              <table:table-cell office:value-type="string">
                <text:p>aka</text:p>
              </table:table-cell>
              <table:table-cell office:value-type="float" office:value="0.192156869918108">
                <text:p>0.192156869918108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0.192047111069163">
                <text:p>0.192047111069163</text:p>
              </table:table-cell>
            </table:table-row>
            <table:table-row>
              <table:table-cell office:value-type="string">
                <text:p>basedOn</text:p>
              </table:table-cell>
              <table:table-cell office:value-type="float" office:value="0.155290983617306">
                <text:p>0.155290983617306</text:p>
              </table:table-cell>
            </table:table-row>
            <table:table-row>
              <table:table-cell office:value-type="string">
                <text:p>shortsummary</text:p>
              </table:table-cell>
              <table:table-cell office:value-type="float" office:value="0.153035989031196">
                <text:p>0.153035989031196</text:p>
              </table:table-cell>
            </table:table-row>
            <table:table-row>
              <table:table-cell office:value-type="string">
                <text:p>cinematography</text:p>
              </table:table-cell>
              <table:table-cell office:value-type="float" office:value="0.141897082328796">
                <text:p>0.141897082328796</text:p>
              </table:table-cell>
            </table:table-row>
            <table:table-row>
              <table:table-cell office:value-type="string">
                <text:p>movieSeries</text:p>
              </table:table-cell>
              <table:table-cell office:value-type="float" office:value="0.135431241244078">
                <text:p>0.135431241244078</text:p>
              </table:table-cell>
            </table:table-row>
            <table:table-row>
              <table:table-cell office:value-type="string">
                <text:p>cast</text:p>
              </table:table-cell>
              <table:table-cell office:value-type="float" office:value="0.133333340287209">
                <text:p>0.133333340287209</text:p>
              </table:table-cell>
            </table:table-row>
            <table:table-row>
              <table:table-cell office:value-type="string">
                <text:p>publisher</text:p>
              </table:table-cell>
              <table:table-cell office:value-type="float" office:value="0.128017723560333">
                <text:p>0.128017723560333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0.120818169166644">
                <text:p>0.120818169166644</text:p>
              </table:table-cell>
            </table:table-row>
            <table:table-row>
              <table:table-cell office:value-type="string">
                <text:p>caption</text:p>
              </table:table-cell>
              <table:table-cell office:value-type="float" office:value="0.110844557587471">
                <text:p>0.110844557587471</text:p>
              </table:table-cell>
            </table:table-row>
            <table:table-row>
              <table:table-cell office:value-type="string">
                <text:p>sttudio</text:p>
              </table:table-cell>
              <table:table-cell office:value-type="float" office:value="0.108823530375958">
                <text:p>0.108823530375958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.0967741906642914">
                <text:p>0.0967741906642914</text:p>
              </table:table-cell>
            </table:table-row>
            <table:table-row>
              <table:table-cell office:value-type="string">
                <text:p>lastAlbum</text:p>
              </table:table-cell>
              <table:table-cell office:value-type="float" office:value="0.0876190476119518">
                <text:p>0.0876190476119518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0.0873955208808184">
                <text:p>0.0873955208808184</text:p>
              </table:table-cell>
            </table:table-row>
            <table:table-row>
              <table:table-cell office:value-type="string">
                <text:p>narrator</text:p>
              </table:table-cell>
              <table:table-cell office:value-type="float" office:value="0.0821018069982529">
                <text:p>0.0821018069982529</text:p>
              </table:table-cell>
            </table:table-row>
            <table:table-row>
              <table:table-cell office:value-type="string">
                <text:p>musicComposer</text:p>
              </table:table-cell>
              <table:table-cell office:value-type="float" office:value="0.0814413440724214">
                <text:p>0.0814413440724214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0.0706963930279017">
                <text:p>0.0706963930279017</text:p>
              </table:table-cell>
            </table:table-row>
            <table:table-row>
              <table:table-cell office:value-type="string">
                <text:p>alt</text:p>
              </table:table-cell>
              <table:table-cell office:value-type="float" office:value="0.0616043604910374">
                <text:p>0.0616043604910374</text:p>
              </table:table-cell>
            </table:table-row>
            <table:table-row>
              <table:table-cell office:value-type="string">
                <text:p>productionCompany</text:p>
              </table:table-cell>
              <table:table-cell office:value-type="float" office:value="0.0605097854776042">
                <text:p>0.0605097854776042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0556194875389338">
                <text:p>0.0556194875389338</text:p>
              </table:table-cell>
            </table:table-row>
            <table:table-row>
              <table:table-cell office:value-type="string">
                <text:p>distributedBy</text:p>
              </table:table-cell>
              <table:table-cell office:value-type="float" office:value="0.0517502799630165">
                <text:p>0.0517502799630165</text:p>
              </table:table-cell>
            </table:table-row>
            <table:table-row>
              <table:table-cell office:value-type="string">
                <text:p>thisAlbum</text:p>
              </table:table-cell>
              <table:table-cell office:value-type="float" office:value="0.0501253139227629">
                <text:p>0.0501253139227629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0.0493901794155439">
                <text:p>0.0493901794155439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0476190494373441">
                <text:p>0.0476190494373441</text:p>
              </table:table-cell>
            </table:table-row>
            <table:table-row>
              <table:table-cell office:value-type="string">
                <text:p>audio</text:p>
              </table:table-cell>
              <table:table-cell office:value-type="float" office:value="0.0476190485060215">
                <text:p>0.0476190485060215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0.0454545468091965">
                <text:p>0.0454545468091965</text:p>
              </table:table-cell>
            </table:table-row>
            <table:table-row>
              <table:table-cell office:value-type="string">
                <text:p>episodeList</text:p>
              </table:table-cell>
              <table:table-cell office:value-type="float" office:value="0.0454545468091965">
                <text:p>0.045454546809196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34782616794109">
                <text:p>0.0434782616794109</text:p>
              </table:table-cell>
            </table:table-row>
            <table:table-row>
              <table:table-cell office:value-type="string">
                <text:p>distributionCompany</text:p>
              </table:table-cell>
              <table:table-cell office:value-type="float" office:value="0.0434782616794109">
                <text:p>0.0434782616794109</text:p>
              </table:table-cell>
            </table:table-row>
            <table:table-row>
              <table:table-cell office:value-type="string">
                <text:p>quote</text:p>
              </table:table-cell>
              <table:table-cell office:value-type="float" office:value="0.0431303874190365">
                <text:p>0.0431303874190365</text:p>
              </table:table-cell>
            </table:table-row>
            <table:table-row>
              <table:table-cell office:value-type="string">
                <text:p>creator</text:p>
              </table:table-cell>
              <table:table-cell office:value-type="float" office:value="0.0429292935878038">
                <text:p>0.0429292935878038</text:p>
              </table:table-cell>
            </table:table-row>
            <table:table-row>
              <table:table-cell office:value-type="string">
                <text:p>owningCompany</text:p>
              </table:table-cell>
              <table:table-cell office:value-type="float" office:value="0.042804547585547">
                <text:p>0.042804547585547</text:p>
              </table:table-cell>
            </table:table-row>
            <table:table-row>
              <table:table-cell office:value-type="string">
                <text:p>reissueDistributor</text:p>
              </table:table-cell>
              <table:table-cell office:value-type="float" office:value="0.0416666679084301">
                <text:p>0.0416666679084301</text:p>
              </table:table-cell>
            </table:table-row>
            <table:table-row>
              <table:table-cell office:value-type="string">
                <text:p>before</text:p>
              </table:table-cell>
              <table:table-cell office:value-type="float" office:value="0.0413725497201085">
                <text:p>0.0413725497201085</text:p>
              </table:table-cell>
            </table:table-row>
            <table:table-row>
              <table:table-cell office:value-type="string">
                <text:p>cover</text:p>
              </table:table-cell>
              <table:table-cell office:value-type="float" office:value="0.0399999991059303">
                <text:p>0.0399999991059303</text:p>
              </table:table-cell>
            </table:table-row>
            <table:table-row>
              <table:table-cell office:value-type="string">
                <text:p>releasedBy</text:p>
              </table:table-cell>
              <table:table-cell office:value-type="float" office:value="0.0399999991059303">
                <text:p>0.0399999991059303</text:p>
              </table:table-cell>
            </table:table-row>
            <table:table-row>
              <table:table-cell office:value-type="string">
                <text:p>screenplay</text:p>
              </table:table-cell>
              <table:table-cell office:value-type="float" office:value="0.0395566243678331">
                <text:p>0.0395566243678331</text:p>
              </table:table-cell>
            </table:table-row>
            <table:table-row>
              <table:table-cell office:value-type="string">
                <text:p>songs</text:p>
              </table:table-cell>
              <table:table-cell office:value-type="float" office:value="0.0384615398943424">
                <text:p>0.0384615398943424</text:p>
              </table:table-cell>
            </table:table-row>
            <table:table-row>
              <table:table-cell office:value-type="string">
                <text:p>governingBody</text:p>
              </table:table-cell>
              <table:table-cell office:value-type="float" office:value="0.037971551840504">
                <text:p>0.037971551840504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0.0377358496189117">
                <text:p>0.0377358496189117</text:p>
              </table:table-cell>
            </table:table-row>
            <table:table-row>
              <table:table-cell office:value-type="string">
                <text:p>col</text:p>
              </table:table-cell>
              <table:table-cell office:value-type="float" office:value="0.0370370373129845">
                <text:p>0.0370370373129845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released</text:p>
              </table:table-cell>
              <table:table-cell office:value-type="float" office:value="0.0357142873108387">
                <text:p>0.0357142873108387</text:p>
              </table:table-cell>
            </table:table-row>
            <table:table-row>
              <table:table-cell office:value-type="string">
                <text:p>officialName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text</text:p>
              </table:table-cell>
              <table:table-cell office:value-type="float" office:value="0.0333333350718021">
                <text:p>0.0333333350718021</text:p>
              </table:table-cell>
            </table:table-row>
            <table:table-row>
              <table:table-cell office:value-type="string">
                <text:p>distributors</text:p>
              </table:table-cell>
              <table:table-cell office:value-type="float" office:value="0.0327332249532143">
                <text:p>0.0327332249532143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0.0324999997392297">
                <text:p>0.0324999997392297</text:p>
              </table:table-cell>
            </table:table-row>
            <table:table-row>
              <table:table-cell office:value-type="string">
                <text:p>distriburtor</text:p>
              </table:table-cell>
              <table:table-cell office:value-type="float" office:value="0.0322580635547638">
                <text:p>0.0322580635547638</text:p>
              </table:table-cell>
            </table:table-row>
            <table:table-row>
              <table:table-cell office:value-type="string">
                <text:p>after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parentCompany</text:p>
              </table:table-cell>
              <table:table-cell office:value-type="float" office:value="0.030303031206131">
                <text:p>0.030303031206131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030303031206131">
                <text:p>0.030303031206131</text:p>
              </table:table-cell>
            </table:table-row>
            <table:table-row>
              <table:table-cell office:value-type="string">
                <text:p>nextAlbum</text:p>
              </table:table-cell>
              <table:table-cell office:value-type="float" office:value="0.030303031206131">
                <text:p>0.030303031206131</text:p>
              </table:table-cell>
            </table:table-row>
            <table:table-row>
              <table:table-cell office:value-type="string">
                <text:p>headline</text:p>
              </table:table-cell>
              <table:table-cell office:value-type="float" office:value="0.0298436051234603">
                <text:p>0.0298436051234603</text:p>
              </table:table-cell>
            </table:table-row>
            <table:table-row>
              <table:table-cell office:value-type="string">
                <text:p>recorded</text:p>
              </table:table-cell>
              <table:table-cell office:value-type="float" office:value="0.0294117648154497">
                <text:p>0.0294117648154497</text:p>
              </table:table-cell>
            </table:table-row>
            <table:table-row>
              <table:table-cell office:value-type="string">
                <text:p>executiveProducer</text:p>
              </table:table-cell>
              <table:table-cell office:value-type="float" office:value="0.0285714287310839">
                <text:p>0.0285714287310839</text:p>
              </table:table-cell>
            </table:table-row>
            <table:table-row>
              <table:table-cell office:value-type="string">
                <text:p>extra</text:p>
              </table:table-cell>
              <table:table-cell office:value-type="float" office:value="0.0277777779847384">
                <text:p>0.0277777779847384</text:p>
              </table:table-cell>
            </table:table-row>
            <table:table-row>
              <table:table-cell office:value-type="string">
                <text:p>section</text:p>
              </table:table-cell>
              <table:table-cell office:value-type="float" office:value="0.027492668479681">
                <text:p>0.027492668479681</text:p>
              </table:table-cell>
            </table:table-row>
            <table:table-row>
              <table:table-cell office:value-type="string">
                <text:p>years</text:p>
              </table:table-cell>
              <table:table-cell office:value-type="float" office:value="0.0263157896697521">
                <text:p>0.0263157896697521</text:p>
              </table:table-cell>
            </table:table-row>
            <table:table-row>
              <table:table-cell office:value-type="string">
                <text:p>atudio</text:p>
              </table:table-cell>
              <table:table-cell office:value-type="float" office:value="0.0256410259753466">
                <text:p>0.0256410259753466</text:p>
              </table:table-cell>
            </table:table-row>
            <table:table-row>
              <table:table-cell office:value-type="string">
                <text:p>distribution</text:p>
              </table:table-cell>
              <table:table-cell office:value-type="float" office:value="0.025000000372529">
                <text:p>0.025000000372529</text:p>
              </table:table-cell>
            </table:table-row>
            <table:table-row>
              <table:table-cell office:value-type="string">
                <text:p>aux</text:p>
              </table:table-cell>
              <table:table-cell office:value-type="float" office:value="0.0243902429938316">
                <text:p>0.0243902429938316</text:p>
              </table:table-cell>
            </table:table-row>
            <table:table-row>
              <table:table-cell office:value-type="string">
                <text:p>virtualQueueImage</text:p>
              </table:table-cell>
              <table:table-cell office:value-type="float" office:value="0.0227272734045982">
                <text:p>0.0227272734045982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0.0227272734045982">
                <text:p>0.0227272734045982</text:p>
              </table:table-cell>
            </table:table-row>
            <table:table-row>
              <table:table-cell office:value-type="string">
                <text:p>virtualQueueName</text:p>
              </table:table-cell>
              <table:table-cell office:value-type="float" office:value="0.0227272734045982">
                <text:p>0.0227272734045982</text:p>
              </table:table-cell>
            </table:table-row>
            <table:table-row>
              <table:table-cell office:value-type="string">
                <text:p>headquarter</text:p>
              </table:table-cell>
              <table:table-cell office:value-type="float" office:value="0.0208333339542151">
                <text:p>0.0208333339542151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0.0208333339542151">
                <text:p>0.0208333339542151</text:p>
              </table:table-cell>
            </table:table-row>
            <table:table-row>
              <table:table-cell office:value-type="string">
                <text:p>onlineServ</text:p>
              </table:table-cell>
              <table:table-cell office:value-type="float" office:value="0.0188679248094559">
                <text:p>0.0188679248094559</text:p>
              </table:table-cell>
            </table:table-row>
            <table:table-row>
              <table:table-cell office:value-type="string">
                <text:p>cableChan</text:p>
              </table:table-cell>
              <table:table-cell office:value-type="float" office:value="0.0188679248094559">
                <text:p>0.0188679248094559</text:p>
              </table:table-cell>
            </table:table-row>
            <table:table-row>
              <table:table-cell office:value-type="string">
                <text:p>formerName</text:p>
              </table:table-cell>
              <table:table-cell office:value-type="float" office:value="0.0181818176060915">
                <text:p>0.0181818176060915</text:p>
              </table:table-cell>
            </table:table-row>
            <table:table-row>
              <table:table-cell office:value-type="string">
                <text:p>othernames</text:p>
              </table:table-cell>
              <table:table-cell office:value-type="float" office:value="0.0181818176060915">
                <text:p>0.0181818176060915</text:p>
              </table:table-cell>
            </table:table-row>
            <table:table-row>
              <table:table-cell office:value-type="string">
                <text:p>address</text:p>
              </table:table-cell>
              <table:table-cell office:value-type="float" office:value="0.0181818176060915">
                <text:p>0.0181818176060915</text:p>
              </table:table-cell>
            </table:table-row>
            <table:table-row>
              <table:table-cell office:value-type="string">
                <text:p>formerNames</text:p>
              </table:table-cell>
              <table:table-cell office:value-type="float" office:value="0.0178684378042817">
                <text:p>0.0178684378042817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0.013513513840735">
                <text:p>0.013513513840735</text:p>
              </table:table-cell>
            </table:table-row>
            <table:table-row>
              <table:table-cell office:value-type="string">
                <text:p>label(s)_</text:p>
              </table:table-cell>
              <table:table-cell office:value-type="float" office:value="0.0119047621265054">
                <text:p>0.0119047621265054</text:p>
              </table:table-cell>
            </table:table-row>
            <table:table-row>
              <table:table-cell office:value-type="string">
                <text:p>recordLabel</text:p>
              </table:table-cell>
              <table:table-cell office:value-type="float" office:value="0.0101896692067385">
                <text:p>0.01018966920673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